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7.361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4.5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9.784cm"/>
    </style:style>
    <style:style style:name="co16" style:family="table-column">
      <style:table-column-properties fo:break-before="auto" style:column-width="4.283cm"/>
    </style:style>
    <style:style style:name="co17" style:family="table-column">
      <style:table-column-properties fo:break-before="auto" style:column-width="4.256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4.665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175cm"/>
    </style:style>
    <style:style style:name="co22" style:family="table-column">
      <style:table-column-properties fo:break-before="auto" style:column-width="3.902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/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5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ectricity dem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ther renewables excluding bioenergy (TWh)</text:p>
          </table:table-cell>
          <table:table-cell office:value-type="string" calcext:value-type="string">
            <text:p>Electricity from bioenergy (TWh)</text:p>
          </table:table-cell>
          <table:table-cell office:value-type="string" calcext:value-type="string">
            <text:p>Electricity from solar (TWh)</text:p>
          </table:table-cell>
          <table:table-cell office:value-type="string" calcext:value-type="string">
            <text:p>Electricity from wind (TWh)</text:p>
          </table:table-cell>
          <table:table-cell office:value-type="string" calcext:value-type="string">
            <text:p>Electricity from hydro (TWh)</text:p>
          </table:table-cell>
          <table:table-cell office:value-type="string" calcext:value-type="string">
            <text:p>Electricity from nuclear (TWh)</text:p>
          </table:table-cell>
          <table:table-cell office:value-type="string" calcext:value-type="string">
            <text:p>Electricity from oil (TWh)</text:p>
          </table:table-cell>
          <table:table-cell office:value-type="string" calcext:value-type="string">
            <text:p>Electricity from gas (TWh)</text:p>
          </table:table-cell>
          <table:table-cell office:value-type="string" calcext:value-type="string">
            <text:p>Electricity from coal (TWh)</text:p>
          </table:table-cell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7" calcext:value-type="float">
            <text:p>198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0.38834995" calcext:value-type="float">
            <text:p>0.38834995</text:p>
          </table:table-cell>
          <table:table-cell office:value-type="float" office:value="3.6324706" calcext:value-type="float">
            <text:p>3.6324706</text:p>
          </table:table-cell>
          <table:table-cell office:value-type="float" office:value="2158.854" calcext:value-type="float">
            <text:p>2158.854</text:p>
          </table:table-cell>
          <table:table-cell office:value-type="float" office:value="2000.596" calcext:value-type="float">
            <text:p>2000.596</text:p>
          </table:table-cell>
          <table:table-cell office:value-type="float" office:value="1364.6844" calcext:value-type="float">
            <text:p>1364.6844</text:p>
          </table:table-cell>
          <table:table-cell office:value-type="float" office:value="1789.7031" calcext:value-type="float">
            <text:p>1789.7031</text:p>
          </table:table-cell>
          <table:table-cell office:value-type="float" office:value="4460.2417" calcext:value-type="float">
            <text:p>4460.241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0.5053229" calcext:value-type="float">
            <text:p>0.5053229</text:p>
          </table:table-cell>
          <table:table-cell office:value-type="float" office:value="4.086107" calcext:value-type="float">
            <text:p>4.086107</text:p>
          </table:table-cell>
          <table:table-cell office:value-type="float" office:value="2208.702" calcext:value-type="float">
            <text:p>2208.702</text:p>
          </table:table-cell>
          <table:table-cell office:value-type="float" office:value="2096.3098" calcext:value-type="float">
            <text:p>2096.3098</text:p>
          </table:table-cell>
          <table:table-cell office:value-type="float" office:value="1349.9071" calcext:value-type="float">
            <text:p>1349.9071</text:p>
          </table:table-cell>
          <table:table-cell office:value-type="float" office:value="1815.2444" calcext:value-type="float">
            <text:p>1815.2444</text:p>
          </table:table-cell>
          <table:table-cell office:value-type="float" office:value="4557.0664" calcext:value-type="float">
            <text:p>4557.066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0.4666791" calcext:value-type="float">
            <text:p>0.4666791</text:p>
          </table:table-cell>
          <table:table-cell office:value-type="float" office:value="4.732812" calcext:value-type="float">
            <text:p>4.732812</text:p>
          </table:table-cell>
          <table:table-cell office:value-type="float" office:value="2208.4592" calcext:value-type="float">
            <text:p>2208.4592</text:p>
          </table:table-cell>
          <table:table-cell office:value-type="float" office:value="2112.223" calcext:value-type="float">
            <text:p>2112.223</text:p>
          </table:table-cell>
          <table:table-cell office:value-type="float" office:value="1328.2163" calcext:value-type="float">
            <text:p>1328.2163</text:p>
          </table:table-cell>
          <table:table-cell office:value-type="float" office:value="1829.3868" calcext:value-type="float">
            <text:p>1829.3868</text:p>
          </table:table-cell>
          <table:table-cell office:value-type="float" office:value="4649.9165" calcext:value-type="float">
            <text:p>4649.916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0.5566775" calcext:value-type="float">
            <text:p>0.5566775</text:p>
          </table:table-cell>
          <table:table-cell office:value-type="float" office:value="5.704169" calcext:value-type="float">
            <text:p>5.704169</text:p>
          </table:table-cell>
          <table:table-cell office:value-type="float" office:value="2341.4597" calcext:value-type="float">
            <text:p>2341.4597</text:p>
          </table:table-cell>
          <table:table-cell office:value-type="float" office:value="2184.9646" calcext:value-type="float">
            <text:p>2184.9646</text:p>
          </table:table-cell>
          <table:table-cell office:value-type="float" office:value="1266.6155" calcext:value-type="float">
            <text:p>1266.6155</text:p>
          </table:table-cell>
          <table:table-cell office:value-type="float" office:value="1863.8153" calcext:value-type="float">
            <text:p>1863.8153</text:p>
          </table:table-cell>
          <table:table-cell office:value-type="float" office:value="4727.899" calcext:value-type="float">
            <text:p>4727.89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0.5969829" calcext:value-type="float">
            <text:p>0.5969829</text:p>
          </table:table-cell>
          <table:table-cell office:value-type="float" office:value="7.13173" calcext:value-type="float">
            <text:p>7.13173</text:p>
          </table:table-cell>
          <table:table-cell office:value-type="float" office:value="2356.203" calcext:value-type="float">
            <text:p>2356.203</text:p>
          </table:table-cell>
          <table:table-cell office:value-type="float" office:value="2225.9788" calcext:value-type="float">
            <text:p>2225.9788</text:p>
          </table:table-cell>
          <table:table-cell office:value-type="float" office:value="1302.1187" calcext:value-type="float">
            <text:p>1302.1187</text:p>
          </table:table-cell>
          <table:table-cell office:value-type="float" office:value="1925.1002" calcext:value-type="float">
            <text:p>1925.1002</text:p>
          </table:table-cell>
          <table:table-cell office:value-type="float" office:value="4891.904" calcext:value-type="float">
            <text:p>4891.90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0.63888276" calcext:value-type="float">
            <text:p>0.63888276</text:p>
          </table:table-cell>
          <table:table-cell office:value-type="float" office:value="8.272123" calcext:value-type="float">
            <text:p>8.272123</text:p>
          </table:table-cell>
          <table:table-cell office:value-type="float" office:value="2483.6868" calcext:value-type="float">
            <text:p>2483.6868</text:p>
          </table:table-cell>
          <table:table-cell office:value-type="float" office:value="2322.5298" calcext:value-type="float">
            <text:p>2322.5298</text:p>
          </table:table-cell>
          <table:table-cell office:value-type="float" office:value="1259.9452" calcext:value-type="float">
            <text:p>1259.9452</text:p>
          </table:table-cell>
          <table:table-cell office:value-type="float" office:value="2036.3821" calcext:value-type="float">
            <text:p>2036.3821</text:p>
          </table:table-cell>
          <table:table-cell office:value-type="float" office:value="5038.9316" calcext:value-type="float">
            <text:p>5038.931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.69922996" calcext:value-type="float">
            <text:p>0.69922996</text:p>
          </table:table-cell>
          <table:table-cell office:value-type="float" office:value="9.215601" calcext:value-type="float">
            <text:p>9.215601</text:p>
          </table:table-cell>
          <table:table-cell office:value-type="float" office:value="2517.03" calcext:value-type="float">
            <text:p>2517.03</text:p>
          </table:table-cell>
          <table:table-cell office:value-type="float" office:value="2406.615" calcext:value-type="float">
            <text:p>2406.615</text:p>
          </table:table-cell>
          <table:table-cell office:value-type="float" office:value="1245.6957" calcext:value-type="float">
            <text:p>1245.6957</text:p>
          </table:table-cell>
          <table:table-cell office:value-type="float" office:value="2101.594" calcext:value-type="float">
            <text:p>2101.594</text:p>
          </table:table-cell>
          <table:table-cell office:value-type="float" office:value="5279.661" calcext:value-type="float">
            <text:p>5279.66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.7496558" calcext:value-type="float">
            <text:p>0.7496558</text:p>
          </table:table-cell>
          <table:table-cell office:value-type="float" office:value="12.028216" calcext:value-type="float">
            <text:p>12.028216</text:p>
          </table:table-cell>
          <table:table-cell office:value-type="float" office:value="2561.359" calcext:value-type="float">
            <text:p>2561.359</text:p>
          </table:table-cell>
          <table:table-cell office:value-type="float" office:value="2390.0642" calcext:value-type="float">
            <text:p>2390.0642</text:p>
          </table:table-cell>
          <table:table-cell office:value-type="float" office:value="1244.647" calcext:value-type="float">
            <text:p>1244.647</text:p>
          </table:table-cell>
          <table:table-cell office:value-type="float" office:value="2271.0615" calcext:value-type="float">
            <text:p>2271.0615</text:p>
          </table:table-cell>
          <table:table-cell office:value-type="float" office:value="5395.626" calcext:value-type="float">
            <text:p>5395.62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.811852" calcext:value-type="float">
            <text:p>0.811852</text:p>
          </table:table-cell>
          <table:table-cell office:value-type="float" office:value="15.92926" calcext:value-type="float">
            <text:p>15.92926</text:p>
          </table:table-cell>
          <table:table-cell office:value-type="float" office:value="2581.1204" calcext:value-type="float">
            <text:p>2581.1204</text:p>
          </table:table-cell>
          <table:table-cell office:value-type="float" office:value="2431.1948" calcext:value-type="float">
            <text:p>2431.1948</text:p>
          </table:table-cell>
          <table:table-cell office:value-type="float" office:value="1294.6146" calcext:value-type="float">
            <text:p>1294.6146</text:p>
          </table:table-cell>
          <table:table-cell office:value-type="float" office:value="2408.5476" calcext:value-type="float">
            <text:p>2408.5476</text:p>
          </table:table-cell>
          <table:table-cell office:value-type="float" office:value="5511.2935" calcext:value-type="float">
            <text:p>5511.29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.9052879" calcext:value-type="float">
            <text:p>0.9052879</text:p>
          </table:table-cell>
          <table:table-cell office:value-type="float" office:value="21.226898" calcext:value-type="float">
            <text:p>21.226898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523.7056" calcext:value-type="float">
            <text:p>2523.7056</text:p>
          </table:table-cell>
          <table:table-cell office:value-type="float" office:value="1266.6599" calcext:value-type="float">
            <text:p>1266.6599</text:p>
          </table:table-cell>
          <table:table-cell office:value-type="float" office:value="2600.75" calcext:value-type="float">
            <text:p>2600.75</text:p>
          </table:table-cell>
          <table:table-cell office:value-type="float" office:value="5630.859" calcext:value-type="float">
            <text:p>5630.85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0" calcext:value-type="float">
            <text:p>2000</text:p>
          </table:table-cell>
          <table:table-cell office:value-type="float" office:value="52.37" calcext:value-type="float">
            <text:p>52.37</text:p>
          </table:table-cell>
          <table:table-cell office:value-type="float" office:value="148.65" calcext:value-type="float">
            <text:p>148.65</text:p>
          </table:table-cell>
          <table:table-cell office:value-type="float" office:value="1.08" calcext:value-type="float">
            <text:p>1.08</text:p>
          </table:table-cell>
          <table:table-cell office:value-type="float" office:value="31.16" calcext:value-type="float">
            <text:p>31.16</text:p>
          </table:table-cell>
          <table:table-cell office:value-type="float" office:value="2621.36" calcext:value-type="float">
            <text:p>2621.36</text:p>
          </table:table-cell>
          <table:table-cell office:value-type="float" office:value="2507.43" calcext:value-type="float">
            <text:p>2507.43</text:p>
          </table:table-cell>
          <table:table-cell office:value-type="float" office:value="1209.51" calcext:value-type="float">
            <text:p>1209.51</text:p>
          </table:table-cell>
          <table:table-cell office:value-type="float" office:value="2681.11" calcext:value-type="float">
            <text:p>2681.11</text:p>
          </table:table-cell>
          <table:table-cell office:value-type="float" office:value="5719.12" calcext:value-type="float">
            <text:p>5719.1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1" calcext:value-type="float">
            <text:p>2001</text:p>
          </table:table-cell>
          <table:table-cell office:value-type="float" office:value="52.6" calcext:value-type="float">
            <text:p>52.6</text:p>
          </table:table-cell>
          <table:table-cell office:value-type="float" office:value="143.1" calcext:value-type="float">
            <text:p>143.1</text:p>
          </table:table-cell>
          <table:table-cell office:value-type="float" office:value="1.35" calcext:value-type="float">
            <text:p>1.35</text:p>
          </table:table-cell>
          <table:table-cell office:value-type="float" office:value="38.16" calcext:value-type="float">
            <text:p>38.16</text:p>
          </table:table-cell>
          <table:table-cell office:value-type="float" office:value="2561.04" calcext:value-type="float">
            <text:p>2561.04</text:p>
          </table:table-cell>
          <table:table-cell office:value-type="float" office:value="2573.71" calcext:value-type="float">
            <text:p>2573.71</text:p>
          </table:table-cell>
          <table:table-cell office:value-type="float" office:value="1197.6" calcext:value-type="float">
            <text:p>1197.6</text:p>
          </table:table-cell>
          <table:table-cell office:value-type="float" office:value="2827.65" calcext:value-type="float">
            <text:p>2827.65</text:p>
          </table:table-cell>
          <table:table-cell office:value-type="float" office:value="5801.14" calcext:value-type="float">
            <text:p>5801.1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2" calcext:value-type="float">
            <text:p>2002</text:p>
          </table:table-cell>
          <table:table-cell office:value-type="float" office:value="54.08" calcext:value-type="float">
            <text:p>54.08</text:p>
          </table:table-cell>
          <table:table-cell office:value-type="float" office:value="156.61" calcext:value-type="float">
            <text:p>156.61</text:p>
          </table:table-cell>
          <table:table-cell office:value-type="float" office:value="1.69" calcext:value-type="float">
            <text:p>1.69</text:p>
          </table:table-cell>
          <table:table-cell office:value-type="float" office:value="52.04" calcext:value-type="float">
            <text:p>52.04</text:p>
          </table:table-cell>
          <table:table-cell office:value-type="float" office:value="2601.39" calcext:value-type="float">
            <text:p>2601.39</text:p>
          </table:table-cell>
          <table:table-cell office:value-type="float" office:value="2601.89" calcext:value-type="float">
            <text:p>2601.89</text:p>
          </table:table-cell>
          <table:table-cell office:value-type="float" office:value="1175.58" calcext:value-type="float">
            <text:p>1175.58</text:p>
          </table:table-cell>
          <table:table-cell office:value-type="float" office:value="3033.78" calcext:value-type="float">
            <text:p>3033.78</text:p>
          </table:table-cell>
          <table:table-cell office:value-type="float" office:value="6056.12" calcext:value-type="float">
            <text:p>6056.1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3" calcext:value-type="float">
            <text:p>2003</text:p>
          </table:table-cell>
          <table:table-cell office:value-type="float" office:value="56.07" calcext:value-type="float">
            <text:p>56.07</text:p>
          </table:table-cell>
          <table:table-cell office:value-type="float" office:value="167.91" calcext:value-type="float">
            <text:p>167.91</text:p>
          </table:table-cell>
          <table:table-cell office:value-type="float" office:value="2.07" calcext:value-type="float">
            <text:p>2.07</text:p>
          </table:table-cell>
          <table:table-cell office:value-type="float" office:value="63.43" calcext:value-type="float">
            <text:p>63.43</text:p>
          </table:table-cell>
          <table:table-cell office:value-type="float" office:value="2602.33" calcext:value-type="float">
            <text:p>2602.33</text:p>
          </table:table-cell>
          <table:table-cell office:value-type="float" office:value="2577.71" calcext:value-type="float">
            <text:p>2577.71</text:p>
          </table:table-cell>
          <table:table-cell office:value-type="float" office:value="1198.2" calcext:value-type="float">
            <text:p>1198.2</text:p>
          </table:table-cell>
          <table:table-cell office:value-type="float" office:value="3165.78" calcext:value-type="float">
            <text:p>3165.78</text:p>
          </table:table-cell>
          <table:table-cell office:value-type="float" office:value="6458.61" calcext:value-type="float">
            <text:p>6458.6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4" calcext:value-type="float">
            <text:p>2004</text:p>
          </table:table-cell>
          <table:table-cell office:value-type="float" office:value="57.94" calcext:value-type="float">
            <text:p>57.94</text:p>
          </table:table-cell>
          <table:table-cell office:value-type="float" office:value="184.54" calcext:value-type="float">
            <text:p>184.54</text:p>
          </table:table-cell>
          <table:table-cell office:value-type="float" office:value="2.71" calcext:value-type="float">
            <text:p>2.71</text:p>
          </table:table-cell>
          <table:table-cell office:value-type="float" office:value="85.26" calcext:value-type="float">
            <text:p>85.26</text:p>
          </table:table-cell>
          <table:table-cell office:value-type="float" office:value="2796.69" calcext:value-type="float">
            <text:p>2796.69</text:p>
          </table:table-cell>
          <table:table-cell office:value-type="float" office:value="2682.73" calcext:value-type="float">
            <text:p>2682.73</text:p>
          </table:table-cell>
          <table:table-cell office:value-type="float" office:value="1177.47" calcext:value-type="float">
            <text:p>1177.47</text:p>
          </table:table-cell>
          <table:table-cell office:value-type="float" office:value="3408.19" calcext:value-type="float">
            <text:p>3408.19</text:p>
          </table:table-cell>
          <table:table-cell office:value-type="float" office:value="6697.61" calcext:value-type="float">
            <text:p>6697.6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5" calcext:value-type="float">
            <text:p>2005</text:p>
          </table:table-cell>
          <table:table-cell office:value-type="float" office:value="58.74" calcext:value-type="float">
            <text:p>58.74</text:p>
          </table:table-cell>
          <table:table-cell office:value-type="float" office:value="208.44" calcext:value-type="float">
            <text:p>208.44</text:p>
          </table:table-cell>
          <table:table-cell office:value-type="float" office:value="3.78" calcext:value-type="float">
            <text:p>3.78</text:p>
          </table:table-cell>
          <table:table-cell office:value-type="float" office:value="103.89" calcext:value-type="float">
            <text:p>103.89</text:p>
          </table:table-cell>
          <table:table-cell office:value-type="float" office:value="2895.17" calcext:value-type="float">
            <text:p>2895.17</text:p>
          </table:table-cell>
          <table:table-cell office:value-type="float" office:value="2686.95" calcext:value-type="float">
            <text:p>2686.95</text:p>
          </table:table-cell>
          <table:table-cell office:value-type="float" office:value="1186.13" calcext:value-type="float">
            <text:p>1186.13</text:p>
          </table:table-cell>
          <table:table-cell office:value-type="float" office:value="3579.99" calcext:value-type="float">
            <text:p>3579.99</text:p>
          </table:table-cell>
          <table:table-cell office:value-type="float" office:value="7040.85" calcext:value-type="float">
            <text:p>7040.8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6" calcext:value-type="float">
            <text:p>2006</text:p>
          </table:table-cell>
          <table:table-cell office:value-type="float" office:value="60.11" calcext:value-type="float">
            <text:p>60.11</text:p>
          </table:table-cell>
          <table:table-cell office:value-type="float" office:value="220.96" calcext:value-type="float">
            <text:p>220.96</text:p>
          </table:table-cell>
          <table:table-cell office:value-type="float" office:value="5.11" calcext:value-type="float">
            <text:p>5.11</text:p>
          </table:table-cell>
          <table:table-cell office:value-type="float" office:value="132.79" calcext:value-type="float">
            <text:p>132.79</text:p>
          </table:table-cell>
          <table:table-cell office:value-type="float" office:value="3001.53" calcext:value-type="float">
            <text:p>3001.53</text:p>
          </table:table-cell>
          <table:table-cell office:value-type="float" office:value="2721.42" calcext:value-type="float">
            <text:p>2721.42</text:p>
          </table:table-cell>
          <table:table-cell office:value-type="float" office:value="1097.06" calcext:value-type="float">
            <text:p>1097.06</text:p>
          </table:table-cell>
          <table:table-cell office:value-type="float" office:value="3792.38" calcext:value-type="float">
            <text:p>3792.38</text:p>
          </table:table-cell>
          <table:table-cell office:value-type="float" office:value="7439.88" calcext:value-type="float">
            <text:p>7439.8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7" calcext:value-type="float">
            <text:p>2007</text:p>
          </table:table-cell>
          <table:table-cell office:value-type="float" office:value="62.87" calcext:value-type="float">
            <text:p>62.87</text:p>
          </table:table-cell>
          <table:table-cell office:value-type="float" office:value="243.14" calcext:value-type="float">
            <text:p>243.14</text:p>
          </table:table-cell>
          <table:table-cell office:value-type="float" office:value="6.92" calcext:value-type="float">
            <text:p>6.92</text:p>
          </table:table-cell>
          <table:table-cell office:value-type="float" office:value="170.91" calcext:value-type="float">
            <text:p>170.91</text:p>
          </table:table-cell>
          <table:table-cell office:value-type="float" office:value="3046.18" calcext:value-type="float">
            <text:p>3046.18</text:p>
          </table:table-cell>
          <table:table-cell office:value-type="float" office:value="2666.92" calcext:value-type="float">
            <text:p>2666.92</text:p>
          </table:table-cell>
          <table:table-cell office:value-type="float" office:value="1119.39" calcext:value-type="float">
            <text:p>1119.39</text:p>
          </table:table-cell>
          <table:table-cell office:value-type="float" office:value="4109.47" calcext:value-type="float">
            <text:p>4109.47</text:p>
          </table:table-cell>
          <table:table-cell office:value-type="float" office:value="7931.82" calcext:value-type="float">
            <text:p>7931.8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8" calcext:value-type="float">
            <text:p>2008</text:p>
          </table:table-cell>
          <table:table-cell office:value-type="float" office:value="65.97" calcext:value-type="float">
            <text:p>65.97</text:p>
          </table:table-cell>
          <table:table-cell office:value-type="float" office:value="258.44" calcext:value-type="float">
            <text:p>258.44</text:p>
          </table:table-cell>
          <table:table-cell office:value-type="float" office:value="11.36" calcext:value-type="float">
            <text:p>11.36</text:p>
          </table:table-cell>
          <table:table-cell office:value-type="float" office:value="220.07" calcext:value-type="float">
            <text:p>220.07</text:p>
          </table:table-cell>
          <table:table-cell office:value-type="float" office:value="3231.07" calcext:value-type="float">
            <text:p>3231.07</text:p>
          </table:table-cell>
          <table:table-cell office:value-type="float" office:value="2656.04" calcext:value-type="float">
            <text:p>2656.04</text:p>
          </table:table-cell>
          <table:table-cell office:value-type="float" office:value="1078.99" calcext:value-type="float">
            <text:p>1078.99</text:p>
          </table:table-cell>
          <table:table-cell office:value-type="float" office:value="4210.51" calcext:value-type="float">
            <text:p>4210.51</text:p>
          </table:table-cell>
          <table:table-cell office:value-type="float" office:value="7927.59" calcext:value-type="float">
            <text:p>7927.5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9" calcext:value-type="float">
            <text:p>2009</text:p>
          </table:table-cell>
          <table:table-cell office:value-type="float" office:value="68.02" calcext:value-type="float">
            <text:p>68.02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.19" calcext:value-type="float">
            <text:p>19.19</text:p>
          </table:table-cell>
          <table:table-cell office:value-type="float" office:value="275.88" calcext:value-type="float">
            <text:p>275.88</text:p>
          </table:table-cell>
          <table:table-cell office:value-type="float" office:value="3229.55" calcext:value-type="float">
            <text:p>3229.55</text:p>
          </table:table-cell>
          <table:table-cell office:value-type="float" office:value="2619" calcext:value-type="float">
            <text:p>2619</text:p>
          </table:table-cell>
          <table:table-cell office:value-type="float" office:value="1005.12" calcext:value-type="float">
            <text:p>1005.12</text:p>
          </table:table-cell>
          <table:table-cell office:value-type="float" office:value="4247.72" calcext:value-type="float">
            <text:p>4247.72</text:p>
          </table:table-cell>
          <table:table-cell office:value-type="float" office:value="7817.32" calcext:value-type="float">
            <text:p>7817.3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0" calcext:value-type="float">
            <text:p>2010</text:p>
          </table:table-cell>
          <table:table-cell office:value-type="float" office:value="68.38" calcext:value-type="float">
            <text:p>68.38</text:p>
          </table:table-cell>
          <table:table-cell office:value-type="float" office:value="322.22" calcext:value-type="float">
            <text:p>322.22</text:p>
          </table:table-cell>
          <table:table-cell office:value-type="float" office:value="31.05" calcext:value-type="float">
            <text:p>31.05</text:p>
          </table:table-cell>
          <table:table-cell office:value-type="float" office:value="345.99" calcext:value-type="float">
            <text:p>345.99</text:p>
          </table:table-cell>
          <table:table-cell office:value-type="float" office:value="3412.33" calcext:value-type="float">
            <text:p>3412.33</text:p>
          </table:table-cell>
          <table:table-cell office:value-type="float" office:value="2686.44" calcext:value-type="float">
            <text:p>2686.44</text:p>
          </table:table-cell>
          <table:table-cell office:value-type="float" office:value="1011.78" calcext:value-type="float">
            <text:p>1011.78</text:p>
          </table:table-cell>
          <table:table-cell office:value-type="float" office:value="4701.27" calcext:value-type="float">
            <text:p>4701.27</text:p>
          </table:table-cell>
          <table:table-cell office:value-type="float" office:value="8358.6" calcext:value-type="float">
            <text:p>8358.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1" calcext:value-type="float">
            <text:p>2011</text:p>
          </table:table-cell>
          <table:table-cell office:value-type="float" office:value="69.67" calcext:value-type="float">
            <text:p>69.67</text:p>
          </table:table-cell>
          <table:table-cell office:value-type="float" office:value="342.44" calcext:value-type="float">
            <text:p>342.44</text:p>
          </table:table-cell>
          <table:table-cell office:value-type="float" office:value="61.85" calcext:value-type="float">
            <text:p>61.85</text:p>
          </table:table-cell>
          <table:table-cell office:value-type="float" office:value="440.39" calcext:value-type="float">
            <text:p>440.39</text:p>
          </table:table-cell>
          <table:table-cell office:value-type="float" office:value="3479.25" calcext:value-type="float">
            <text:p>3479.25</text:p>
          </table:table-cell>
          <table:table-cell office:value-type="float" office:value="2575.35" calcext:value-type="float">
            <text:p>2575.35</text:p>
          </table:table-cell>
          <table:table-cell office:value-type="float" office:value="1103.87" calcext:value-type="float">
            <text:p>1103.87</text:p>
          </table:table-cell>
          <table:table-cell office:value-type="float" office:value="4767.24" calcext:value-type="float">
            <text:p>4767.24</text:p>
          </table:table-cell>
          <table:table-cell office:value-type="float" office:value="8814.17" calcext:value-type="float">
            <text:p>8814.1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2" calcext:value-type="float">
            <text:p>2012</text:p>
          </table:table-cell>
          <table:table-cell office:value-type="float" office:value="70.88" calcext:value-type="float">
            <text:p>70.88</text:p>
          </table:table-cell>
          <table:table-cell office:value-type="float" office:value="370.87" calcext:value-type="float">
            <text:p>370.87</text:p>
          </table:table-cell>
          <table:table-cell office:value-type="float" office:value="95.18" calcext:value-type="float">
            <text:p>95.18</text:p>
          </table:table-cell>
          <table:table-cell office:value-type="float" office:value="529.11" calcext:value-type="float">
            <text:p>529.11</text:p>
          </table:table-cell>
          <table:table-cell office:value-type="float" office:value="3645.02" calcext:value-type="float">
            <text:p>3645.02</text:p>
          </table:table-cell>
          <table:table-cell office:value-type="float" office:value="2403.21" calcext:value-type="float">
            <text:p>2403.21</text:p>
          </table:table-cell>
          <table:table-cell office:value-type="float" office:value="1157.13" calcext:value-type="float">
            <text:p>1157.13</text:p>
          </table:table-cell>
          <table:table-cell office:value-type="float" office:value="5042.66" calcext:value-type="float">
            <text:p>5042.66</text:p>
          </table:table-cell>
          <table:table-cell office:value-type="float" office:value="8855.83" calcext:value-type="float">
            <text:p>8855.8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3" calcext:value-type="float">
            <text:p>2013</text:p>
          </table:table-cell>
          <table:table-cell office:value-type="float" office:value="72.58" calcext:value-type="float">
            <text:p>72.58</text:p>
          </table:table-cell>
          <table:table-cell office:value-type="float" office:value="402.92" calcext:value-type="float">
            <text:p>402.92</text:p>
          </table:table-cell>
          <table:table-cell office:value-type="float" office:value="131.42" calcext:value-type="float">
            <text:p>131.42</text:p>
          </table:table-cell>
          <table:table-cell office:value-type="float" office:value="641.17" calcext:value-type="float">
            <text:p>641.17</text:p>
          </table:table-cell>
          <table:table-cell office:value-type="float" office:value="3776.88" calcext:value-type="float">
            <text:p>3776.88</text:p>
          </table:table-cell>
          <table:table-cell office:value-type="float" office:value="2418.44" calcext:value-type="float">
            <text:p>2418.44</text:p>
          </table:table-cell>
          <table:table-cell office:value-type="float" office:value="1118.61" calcext:value-type="float">
            <text:p>1118.61</text:p>
          </table:table-cell>
          <table:table-cell office:value-type="float" office:value="4939.52" calcext:value-type="float">
            <text:p>4939.52</text:p>
          </table:table-cell>
          <table:table-cell office:value-type="float" office:value="9306.75" calcext:value-type="float">
            <text:p>9306.7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4" calcext:value-type="float">
            <text:p>2014</text:p>
          </table:table-cell>
          <table:table-cell office:value-type="float" office:value="77.68" calcext:value-type="float">
            <text:p>77.68</text:p>
          </table:table-cell>
          <table:table-cell office:value-type="float" office:value="438.47" calcext:value-type="float">
            <text:p>438.47</text:p>
          </table:table-cell>
          <table:table-cell office:value-type="float" office:value="196.46" calcext:value-type="float">
            <text:p>196.46</text:p>
          </table:table-cell>
          <table:table-cell office:value-type="float" office:value="716.51" calcext:value-type="float">
            <text:p>716.51</text:p>
          </table:table-cell>
          <table:table-cell office:value-type="float" office:value="3865.63" calcext:value-type="float">
            <text:p>3865.63</text:p>
          </table:table-cell>
          <table:table-cell office:value-type="float" office:value="2472.7" calcext:value-type="float">
            <text:p>2472.7</text:p>
          </table:table-cell>
          <table:table-cell office:value-type="float" office:value="1063.74" calcext:value-type="float">
            <text:p>1063.74</text:p>
          </table:table-cell>
          <table:table-cell office:value-type="float" office:value="5096.07" calcext:value-type="float">
            <text:p>5096.07</text:p>
          </table:table-cell>
          <table:table-cell office:value-type="float" office:value="9495.57" calcext:value-type="float">
            <text:p>9495.5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5" calcext:value-type="float">
            <text:p>2015</text:p>
          </table:table-cell>
          <table:table-cell office:value-type="float" office:value="81.57" calcext:value-type="float">
            <text:p>81.57</text:p>
          </table:table-cell>
          <table:table-cell office:value-type="float" office:value="475.79" calcext:value-type="float">
            <text:p>475.79</text:p>
          </table:table-cell>
          <table:table-cell office:value-type="float" office:value="254.87" calcext:value-type="float">
            <text:p>254.87</text:p>
          </table:table-cell>
          <table:table-cell office:value-type="float" office:value="828.37" calcext:value-type="float">
            <text:p>828.37</text:p>
          </table:table-cell>
          <table:table-cell office:value-type="float" office:value="3870.04" calcext:value-type="float">
            <text:p>3870.04</text:p>
          </table:table-cell>
          <table:table-cell office:value-type="float" office:value="2502.45" calcext:value-type="float">
            <text:p>2502.45</text:p>
          </table:table-cell>
          <table:table-cell office:value-type="float" office:value="1068.09" calcext:value-type="float">
            <text:p>1068.09</text:p>
          </table:table-cell>
          <table:table-cell office:value-type="float" office:value="5418.55" calcext:value-type="float">
            <text:p>5418.55</text:p>
          </table:table-cell>
          <table:table-cell office:value-type="float" office:value="9160.63" calcext:value-type="float">
            <text:p>9160.6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6" calcext:value-type="float">
            <text:p>2016</text:p>
          </table:table-cell>
          <table:table-cell office:value-type="float" office:value="83.91" calcext:value-type="float">
            <text:p>83.91</text:p>
          </table:table-cell>
          <table:table-cell office:value-type="float" office:value="483.77" calcext:value-type="float">
            <text:p>483.77</text:p>
          </table:table-cell>
          <table:table-cell office:value-type="float" office:value="329.15" calcext:value-type="float">
            <text:p>329.15</text:p>
          </table:table-cell>
          <table:table-cell office:value-type="float" office:value="959.65" calcext:value-type="float">
            <text:p>959.65</text:p>
          </table:table-cell>
          <table:table-cell office:value-type="float" office:value="3996.54" calcext:value-type="float">
            <text:p>3996.54</text:p>
          </table:table-cell>
          <table:table-cell office:value-type="float" office:value="2540.48" calcext:value-type="float">
            <text:p>2540.48</text:p>
          </table:table-cell>
          <table:table-cell office:value-type="float" office:value="1004.96" calcext:value-type="float">
            <text:p>1004.96</text:p>
          </table:table-cell>
          <table:table-cell office:value-type="float" office:value="5669.08" calcext:value-type="float">
            <text:p>5669.08</text:p>
          </table:table-cell>
          <table:table-cell office:value-type="float" office:value="9226.85" calcext:value-type="float">
            <text:p>9226.8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7" calcext:value-type="float">
            <text:p>2017</text:p>
          </table:table-cell>
          <table:table-cell office:value-type="float" office:value="86.39" calcext:value-type="float">
            <text:p>86.39</text:p>
          </table:table-cell>
          <table:table-cell office:value-type="float" office:value="515.07" calcext:value-type="float">
            <text:p>515.07</text:p>
          </table:table-cell>
          <table:table-cell office:value-type="float" office:value="444.54" calcext:value-type="float">
            <text:p>444.54</text:p>
          </table:table-cell>
          <table:table-cell office:value-type="float" office:value="1136.41" calcext:value-type="float">
            <text:p>1136.41</text:p>
          </table:table-cell>
          <table:table-cell office:value-type="float" office:value="4053.96" calcext:value-type="float">
            <text:p>4053.96</text:p>
          </table:table-cell>
          <table:table-cell office:value-type="float" office:value="2566.22" calcext:value-type="float">
            <text:p>2566.22</text:p>
          </table:table-cell>
          <table:table-cell office:value-type="float" office:value="913.07" calcext:value-type="float">
            <text:p>913.07</text:p>
          </table:table-cell>
          <table:table-cell office:value-type="float" office:value="5791.83" calcext:value-type="float">
            <text:p>5791.83</text:p>
          </table:table-cell>
          <table:table-cell office:value-type="float" office:value="9518.91" calcext:value-type="float">
            <text:p>9518.9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8" calcext:value-type="float">
            <text:p>2018</text:p>
          </table:table-cell>
          <table:table-cell office:value-type="float" office:value="89.54" calcext:value-type="float">
            <text:p>89.54</text:p>
          </table:table-cell>
          <table:table-cell office:value-type="float" office:value="546.21" calcext:value-type="float">
            <text:p>546.21</text:p>
          </table:table-cell>
          <table:table-cell office:value-type="float" office:value="570.57" calcext:value-type="float">
            <text:p>570.57</text:p>
          </table:table-cell>
          <table:table-cell office:value-type="float" office:value="1265.29" calcext:value-type="float">
            <text:p>1265.29</text:p>
          </table:table-cell>
          <table:table-cell office:value-type="float" office:value="4174.81" calcext:value-type="float">
            <text:p>4174.81</text:p>
          </table:table-cell>
          <table:table-cell office:value-type="float" office:value="2619.57" calcext:value-type="float">
            <text:p>2619.57</text:p>
          </table:table-cell>
          <table:table-cell office:value-type="float" office:value="841.34" calcext:value-type="float">
            <text:p>841.34</text:p>
          </table:table-cell>
          <table:table-cell office:value-type="float" office:value="6015.24" calcext:value-type="float">
            <text:p>6015.24</text:p>
          </table:table-cell>
          <table:table-cell office:value-type="float" office:value="9899.44" calcext:value-type="float">
            <text:p>9899.4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9" calcext:value-type="float">
            <text:p>2019</text:p>
          </table:table-cell>
          <table:table-cell office:value-type="float" office:value="91.15" calcext:value-type="float">
            <text:p>91.15</text:p>
          </table:table-cell>
          <table:table-cell office:value-type="float" office:value="575.5" calcext:value-type="float">
            <text:p>575.5</text:p>
          </table:table-cell>
          <table:table-cell office:value-type="float" office:value="701.19" calcext:value-type="float">
            <text:p>701.19</text:p>
          </table:table-cell>
          <table:table-cell office:value-type="float" office:value="1419.51" calcext:value-type="float">
            <text:p>1419.51</text:p>
          </table:table-cell>
          <table:table-cell office:value-type="float" office:value="4220.11" calcext:value-type="float">
            <text:p>4220.11</text:p>
          </table:table-cell>
          <table:table-cell office:value-type="float" office:value="2724.08" calcext:value-type="float">
            <text:p>2724.08</text:p>
          </table:table-cell>
          <table:table-cell office:value-type="float" office:value="776.78" calcext:value-type="float">
            <text:p>776.78</text:p>
          </table:table-cell>
          <table:table-cell office:value-type="float" office:value="6176.34" calcext:value-type="float">
            <text:p>6176.34</text:p>
          </table:table-cell>
          <table:table-cell office:value-type="float" office:value="9680.92" calcext:value-type="float">
            <text:p>9680.9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0" calcext:value-type="float">
            <text:p>2020</text:p>
          </table:table-cell>
          <table:table-cell office:value-type="float" office:value="94.16" calcext:value-type="float">
            <text:p>94.16</text:p>
          </table:table-cell>
          <table:table-cell office:value-type="float" office:value="602.57" calcext:value-type="float">
            <text:p>602.57</text:p>
          </table:table-cell>
          <table:table-cell office:value-type="float" office:value="850.89" calcext:value-type="float">
            <text:p>850.89</text:p>
          </table:table-cell>
          <table:table-cell office:value-type="float" office:value="1587.13" calcext:value-type="float">
            <text:p>1587.13</text:p>
          </table:table-cell>
          <table:table-cell office:value-type="float" office:value="4341.1" calcext:value-type="float">
            <text:p>4341.1</text:p>
          </table:table-cell>
          <table:table-cell office:value-type="float" office:value="2634.69" calcext:value-type="float">
            <text:p>2634.69</text:p>
          </table:table-cell>
          <table:table-cell office:value-type="float" office:value="741" calcext:value-type="float">
            <text:p>741</text:p>
          </table:table-cell>
          <table:table-cell office:value-type="float" office:value="6132.47" calcext:value-type="float">
            <text:p>6132.47</text:p>
          </table:table-cell>
          <table:table-cell office:value-type="float" office:value="9292.9" calcext:value-type="float">
            <text:p>9292.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1" calcext:value-type="float">
            <text:p>2021</text:p>
          </table:table-cell>
          <table:table-cell office:value-type="float" office:value="95" calcext:value-type="float">
            <text:p>95</text:p>
          </table:table-cell>
          <table:table-cell office:value-type="float" office:value="663.78" calcext:value-type="float">
            <text:p>663.78</text:p>
          </table:table-cell>
          <table:table-cell office:value-type="float" office:value="1040.06" calcext:value-type="float">
            <text:p>1040.06</text:p>
          </table:table-cell>
          <table:table-cell office:value-type="float" office:value="1849.4" calcext:value-type="float">
            <text:p>1849.4</text:p>
          </table:table-cell>
          <table:table-cell office:value-type="float" office:value="4244.57" calcext:value-type="float">
            <text:p>4244.57</text:p>
          </table:table-cell>
          <table:table-cell office:value-type="float" office:value="2740.78" calcext:value-type="float">
            <text:p>2740.78</text:p>
          </table:table-cell>
          <table:table-cell office:value-type="float" office:value="793.53" calcext:value-type="float">
            <text:p>793.53</text:p>
          </table:table-cell>
          <table:table-cell office:value-type="float" office:value="6326" calcext:value-type="float">
            <text:p>6326</text:p>
          </table:table-cell>
          <table:table-cell office:value-type="float" office:value="10081.8" calcext:value-type="float">
            <text:p>10081.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2" calcext:value-type="float">
            <text:p>2022</text:p>
          </table:table-cell>
          <table:table-cell office:value-type="float" office:value="99.74" calcext:value-type="float">
            <text:p>99.74</text:p>
          </table:table-cell>
          <table:table-cell office:value-type="float" office:value="677.57" calcext:value-type="float">
            <text:p>677.57</text:p>
          </table:table-cell>
          <table:table-cell office:value-type="float" office:value="1289.27" calcext:value-type="float">
            <text:p>1289.27</text:p>
          </table:table-cell>
          <table:table-cell office:value-type="float" office:value="2139.23" calcext:value-type="float">
            <text:p>2139.23</text:p>
          </table:table-cell>
          <table:table-cell office:value-type="float" office:value="4326.76" calcext:value-type="float">
            <text:p>4326.76</text:p>
          </table:table-cell>
          <table:table-cell office:value-type="float" office:value="2610.04" calcext:value-type="float">
            <text:p>2610.04</text:p>
          </table:table-cell>
          <table:table-cell office:value-type="float" office:value="884.98" calcext:value-type="float">
            <text:p>884.98</text:p>
          </table:table-cell>
          <table:table-cell office:value-type="float" office:value="6309.46" calcext:value-type="float">
            <text:p>6309.46</text:p>
          </table:table-cell>
          <table:table-cell office:value-type="float" office:value="10190.71" calcext:value-type="float">
            <text:p>10190.71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ttps://ourworldindata.org/grapher/electricity-prod-source-stacked</text:p>
          </table:table-cell>
          <table:table-cell table:number-columns-repeated="11"/>
        </table:table-row>
      </table:table>
      <table:table table:name="energy consumption" table:style-name="ta1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ther renewables (including geothermal and biomass) - TWh</text:p>
          </table:table-cell>
          <table:table-cell office:value-type="string" calcext:value-type="string">
            <text:p>Biofuels consumption - TWh</text:p>
          </table:table-cell>
          <table:table-cell office:value-type="string" calcext:value-type="string">
            <text:p>Solar consumption - TWh</text:p>
          </table:table-cell>
          <table:table-cell office:value-type="string" calcext:value-type="string">
            <text:p>Wind consumption - TWh</text:p>
          </table:table-cell>
          <table:table-cell office:value-type="string" calcext:value-type="string">
            <text:p>Hydro consumption - TWh</text:p>
          </table:table-cell>
          <table:table-cell office:value-type="string" calcext:value-type="string">
            <text:p>Nuclear Consumption anti conversion</text:p>
          </table:table-cell>
          <table:table-cell office:value-type="string" calcext:value-type="string">
            <text:p>Nuclear consumption - TWh</text:p>
          </table:table-cell>
          <table:table-cell office:value-type="string" calcext:value-type="string">
            <text:p>Gas consumption - TWh</text:p>
          </table:table-cell>
          <table:table-cell office:value-type="string" calcext:value-type="string">
            <text:p>Coal consumption - TWh</text:p>
          </table:table-cell>
          <table:table-cell office:value-type="string" calcext:value-type="string">
            <text:p>Oil consumption - TWh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0" calcext:value-type="float">
            <text:p>1980</text:p>
          </table:table-cell>
          <table:table-cell office:value-type="float" office:value="153.78857" calcext:value-type="float">
            <text:p>153.78857</text:p>
          </table:table-cell>
          <table:table-cell office:value-type="float" office:value="32.78612" calcext:value-type="float">
            <text:p>32.78612</text:p>
          </table:table-cell>
          <table:table-cell office:value-type="float" office:value="0" calcext:value-type="float">
            <text:p>0</text:p>
          </table:table-cell>
          <table:table-cell office:value-type="float" office:value="0.031048333" calcext:value-type="float">
            <text:p>0.031048333</text:p>
          </table:table-cell>
          <table:table-cell office:value-type="float" office:value="5120.4688" calcext:value-type="float">
            <text:p>5120.4688</text:p>
          </table:table-cell>
          <table:table-cell table:formula="of:=[.J2]*0.38" office:value-type="float" office:value="767.636328" calcext:value-type="float">
            <text:p>767.636328</text:p>
          </table:table-cell>
          <table:table-cell office:value-type="float" office:value="2020.0956" calcext:value-type="float">
            <text:p>2020.0956</text:p>
          </table:table-cell>
          <table:table-cell office:value-type="float" office:value="14236.961" calcext:value-type="float">
            <text:p>14236.961</text:p>
          </table:table-cell>
          <table:table-cell office:value-type="float" office:value="20857.61" calcext:value-type="float">
            <text:p>20857.61</text:p>
          </table:table-cell>
          <table:table-cell office:value-type="float" office:value="35525.133" calcext:value-type="float">
            <text:p>35525.13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1" calcext:value-type="float">
            <text:p>1981</text:p>
          </table:table-cell>
          <table:table-cell office:value-type="float" office:value="164.9076" calcext:value-type="float">
            <text:p>164.9076</text:p>
          </table:table-cell>
          <table:table-cell office:value-type="float" office:value="29.747923" calcext:value-type="float">
            <text:p>29.747923</text:p>
          </table:table-cell>
          <table:table-cell office:value-type="float" office:value="0" calcext:value-type="float">
            <text:p>0</text:p>
          </table:table-cell>
          <table:table-cell office:value-type="float" office:value="0.031048333" calcext:value-type="float">
            <text:p>0.031048333</text:p>
          </table:table-cell>
          <table:table-cell office:value-type="float" office:value="5230.6284" calcext:value-type="float">
            <text:p>5230.6284</text:p>
          </table:table-cell>
          <table:table-cell table:formula="of:=[.J3]*0.38" office:value-type="float" office:value="906.544264" calcext:value-type="float">
            <text:p>906.544264</text:p>
          </table:table-cell>
          <table:table-cell office:value-type="float" office:value="2385.6428" calcext:value-type="float">
            <text:p>2385.6428</text:p>
          </table:table-cell>
          <table:table-cell office:value-type="float" office:value="14395.873" calcext:value-type="float">
            <text:p>14395.873</text:p>
          </table:table-cell>
          <table:table-cell office:value-type="float" office:value="21149.68" calcext:value-type="float">
            <text:p>21149.68</text:p>
          </table:table-cell>
          <table:table-cell office:value-type="float" office:value="34268.04" calcext:value-type="float">
            <text:p>34268.0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2" calcext:value-type="float">
            <text:p>1982</text:p>
          </table:table-cell>
          <table:table-cell office:value-type="float" office:value="191.2329" calcext:value-type="float">
            <text:p>191.2329</text:p>
          </table:table-cell>
          <table:table-cell office:value-type="float" office:value="37.556244" calcext:value-type="float">
            <text:p>37.556244</text:p>
          </table:table-cell>
          <table:table-cell office:value-type="float" office:value="0" calcext:value-type="float">
            <text:p>0</text:p>
          </table:table-cell>
          <table:table-cell office:value-type="float" office:value="0.054704163" calcext:value-type="float">
            <text:p>0.054704163</text:p>
          </table:table-cell>
          <table:table-cell office:value-type="float" office:value="5325.2656" calcext:value-type="float">
            <text:p>5325.2656</text:p>
          </table:table-cell>
          <table:table-cell table:formula="of:=[.J4]*0.38" office:value-type="float" office:value="983.560612" calcext:value-type="float">
            <text:p>983.560612</text:p>
          </table:table-cell>
          <table:table-cell office:value-type="float" office:value="2588.3174" calcext:value-type="float">
            <text:p>2588.3174</text:p>
          </table:table-cell>
          <table:table-cell office:value-type="float" office:value="14469.734" calcext:value-type="float">
            <text:p>14469.734</text:p>
          </table:table-cell>
          <table:table-cell office:value-type="float" office:value="21385.451" calcext:value-type="float">
            <text:p>21385.451</text:p>
          </table:table-cell>
          <table:table-cell office:value-type="float" office:value="33208.07" calcext:value-type="float">
            <text:p>33208.0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3" calcext:value-type="float">
            <text:p>1983</text:p>
          </table:table-cell>
          <table:table-cell office:value-type="float" office:value="211.77058" calcext:value-type="float">
            <text:p>211.77058</text:p>
          </table:table-cell>
          <table:table-cell office:value-type="float" office:value="49.01924" calcext:value-type="float">
            <text:p>49.01924</text:p>
          </table:table-cell>
          <table:table-cell office:value-type="float" office:value="0.008870971" calcext:value-type="float">
            <text:p>0.008870971</text:p>
          </table:table-cell>
          <table:table-cell office:value-type="float" office:value="0.09697445" calcext:value-type="float">
            <text:p>0.09697445</text:p>
          </table:table-cell>
          <table:table-cell office:value-type="float" office:value="5552.5425" calcext:value-type="float">
            <text:p>5552.5425</text:p>
          </table:table-cell>
          <table:table-cell table:formula="of:=[.J5]*0.38" office:value-type="float" office:value="1114.71442" calcext:value-type="float">
            <text:p>1114.71442</text:p>
          </table:table-cell>
          <table:table-cell office:value-type="float" office:value="2933.459" calcext:value-type="float">
            <text:p>2933.459</text:p>
          </table:table-cell>
          <table:table-cell office:value-type="float" office:value="14703.833" calcext:value-type="float">
            <text:p>14703.833</text:p>
          </table:table-cell>
          <table:table-cell office:value-type="float" office:value="22046.346" calcext:value-type="float">
            <text:p>22046.346</text:p>
          </table:table-cell>
          <table:table-cell office:value-type="float" office:value="32956.613" calcext:value-type="float">
            <text:p>32956.61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4" calcext:value-type="float">
            <text:p>1984</text:p>
          </table:table-cell>
          <table:table-cell office:value-type="float" office:value="236.32065" calcext:value-type="float">
            <text:p>236.32065</text:p>
          </table:table-cell>
          <table:table-cell office:value-type="float" office:value="57.806423" calcext:value-type="float">
            <text:p>57.806423</text:p>
          </table:table-cell>
          <table:table-cell office:value-type="float" office:value="0.018661888" calcext:value-type="float">
            <text:p>0.018661888</text:p>
          </table:table-cell>
          <table:table-cell office:value-type="float" office:value="0.13234167" calcext:value-type="float">
            <text:p>0.13234167</text:p>
          </table:table-cell>
          <table:table-cell office:value-type="float" office:value="5740.62" calcext:value-type="float">
            <text:p>5740.62</text:p>
          </table:table-cell>
          <table:table-cell table:formula="of:=[.J6]*0.38" office:value-type="float" office:value="1352.745546" calcext:value-type="float">
            <text:p>1352.745546</text:p>
          </table:table-cell>
          <table:table-cell office:value-type="float" office:value="3559.8567" calcext:value-type="float">
            <text:p>3559.8567</text:p>
          </table:table-cell>
          <table:table-cell office:value-type="float" office:value="15902.68" calcext:value-type="float">
            <text:p>15902.68</text:p>
          </table:table-cell>
          <table:table-cell office:value-type="float" office:value="23001.078" calcext:value-type="float">
            <text:p>23001.078</text:p>
          </table:table-cell>
          <table:table-cell office:value-type="float" office:value="33680.13" calcext:value-type="float">
            <text:p>33680.1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5" calcext:value-type="float">
            <text:p>1985</text:p>
          </table:table-cell>
          <table:table-cell office:value-type="float" office:value="243.15495" calcext:value-type="float">
            <text:p>243.15495</text:p>
          </table:table-cell>
          <table:table-cell office:value-type="float" office:value="68.41009" calcext:value-type="float">
            <text:p>68.41009</text:p>
          </table:table-cell>
          <table:table-cell office:value-type="float" office:value="0.03473722" calcext:value-type="float">
            <text:p>0.03473722</text:p>
          </table:table-cell>
          <table:table-cell office:value-type="float" office:value="0.18989833" calcext:value-type="float">
            <text:p>0.18989833</text:p>
          </table:table-cell>
          <table:table-cell office:value-type="float" office:value="5852.605" calcext:value-type="float">
            <text:p>5852.605</text:p>
          </table:table-cell>
          <table:table-cell table:formula="of:=[.J7]*0.38" office:value-type="float" office:value="1605.438212" calcext:value-type="float">
            <text:p>1605.438212</text:p>
          </table:table-cell>
          <table:table-cell office:value-type="float" office:value="4224.8374" calcext:value-type="float">
            <text:p>4224.8374</text:p>
          </table:table-cell>
          <table:table-cell office:value-type="float" office:value="16262.222" calcext:value-type="float">
            <text:p>16262.222</text:p>
          </table:table-cell>
          <table:table-cell office:value-type="float" office:value="23987.826" calcext:value-type="float">
            <text:p>23987.826</text:p>
          </table:table-cell>
          <table:table-cell office:value-type="float" office:value="33667.098" calcext:value-type="float">
            <text:p>33667.09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6" calcext:value-type="float">
            <text:p>1986</text:p>
          </table:table-cell>
          <table:table-cell office:value-type="float" office:value="263.68542" calcext:value-type="float">
            <text:p>263.68542</text:p>
          </table:table-cell>
          <table:table-cell office:value-type="float" office:value="84.20299" calcext:value-type="float">
            <text:p>84.20299</text:p>
          </table:table-cell>
          <table:table-cell office:value-type="float" office:value="0.04489833" calcext:value-type="float">
            <text:p>0.04489833</text:p>
          </table:table-cell>
          <table:table-cell office:value-type="float" office:value="0.4105228" calcext:value-type="float">
            <text:p>0.4105228</text:p>
          </table:table-cell>
          <table:table-cell office:value-type="float" office:value="5931.9126" calcext:value-type="float">
            <text:p>5931.9126</text:p>
          </table:table-cell>
          <table:table-cell table:formula="of:=[.J8]*0.38" office:value-type="float" office:value="1719.532832" calcext:value-type="float">
            <text:p>1719.532832</text:p>
          </table:table-cell>
          <table:table-cell office:value-type="float" office:value="4525.0864" calcext:value-type="float">
            <text:p>4525.0864</text:p>
          </table:table-cell>
          <table:table-cell office:value-type="float" office:value="16421.11" calcext:value-type="float">
            <text:p>16421.11</text:p>
          </table:table-cell>
          <table:table-cell office:value-type="float" office:value="24258.035" calcext:value-type="float">
            <text:p>24258.035</text:p>
          </table:table-cell>
          <table:table-cell office:value-type="float" office:value="34712.902" calcext:value-type="float">
            <text:p>34712.90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7" calcext:value-type="float">
            <text:p>1987</text:p>
          </table:table-cell>
          <table:table-cell office:value-type="float" office:value="282.4433" calcext:value-type="float">
            <text:p>282.4433</text:p>
          </table:table-cell>
          <table:table-cell office:value-type="float" office:value="85.33012" calcext:value-type="float">
            <text:p>85.33012</text:p>
          </table:table-cell>
          <table:table-cell office:value-type="float" office:value="0.031353053" calcext:value-type="float">
            <text:p>0.031353053</text:p>
          </table:table-cell>
          <table:table-cell office:value-type="float" office:value="0.57772696" calcext:value-type="float">
            <text:p>0.57772696</text:p>
          </table:table-cell>
          <table:table-cell office:value-type="float" office:value="6012.1157" calcext:value-type="float">
            <text:p>6012.1157</text:p>
          </table:table-cell>
          <table:table-cell table:formula="of:=[.J9]*0.38" office:value-type="float" office:value="1870.48578" calcext:value-type="float">
            <text:p>1870.48578</text:p>
          </table:table-cell>
          <table:table-cell office:value-type="float" office:value="4922.331" calcext:value-type="float">
            <text:p>4922.331</text:p>
          </table:table-cell>
          <table:table-cell office:value-type="float" office:value="17281.895" calcext:value-type="float">
            <text:p>17281.895</text:p>
          </table:table-cell>
          <table:table-cell office:value-type="float" office:value="25212.426" calcext:value-type="float">
            <text:p>25212.426</text:p>
          </table:table-cell>
          <table:table-cell office:value-type="float" office:value="35404.36" calcext:value-type="float">
            <text:p>35404.3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8" calcext:value-type="float">
            <text:p>1988</text:p>
          </table:table-cell>
          <table:table-cell office:value-type="float" office:value="290.86093" calcext:value-type="float">
            <text:p>290.86093</text:p>
          </table:table-cell>
          <table:table-cell office:value-type="float" office:value="89.560196" calcext:value-type="float">
            <text:p>89.560196</text:p>
          </table:table-cell>
          <table:table-cell office:value-type="float" office:value="0.030149443" calcext:value-type="float">
            <text:p>0.030149443</text:p>
          </table:table-cell>
          <table:table-cell office:value-type="float" office:value="0.980478" calcext:value-type="float">
            <text:p>0.980478</text:p>
          </table:table-cell>
          <table:table-cell office:value-type="float" office:value="6204.8037" calcext:value-type="float">
            <text:p>6204.8037</text:p>
          </table:table-cell>
          <table:table-cell table:formula="of:=[.J10]*0.38" office:value-type="float" office:value="2039.25024" calcext:value-type="float">
            <text:p>2039.25024</text:p>
          </table:table-cell>
          <table:table-cell office:value-type="float" office:value="5366.448" calcext:value-type="float">
            <text:p>5366.448</text:p>
          </table:table-cell>
          <table:table-cell office:value-type="float" office:value="18088.848" calcext:value-type="float">
            <text:p>18088.848</text:p>
          </table:table-cell>
          <table:table-cell office:value-type="float" office:value="25967.129" calcext:value-type="float">
            <text:p>25967.129</text:p>
          </table:table-cell>
          <table:table-cell office:value-type="float" office:value="36551.46" calcext:value-type="float">
            <text:p>36551.4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9" calcext:value-type="float">
            <text:p>1989</text:p>
          </table:table-cell>
          <table:table-cell office:value-type="float" office:value="322.35043" calcext:value-type="float">
            <text:p>322.35043</text:p>
          </table:table-cell>
          <table:table-cell office:value-type="float" office:value="95.68924" calcext:value-type="float">
            <text:p>95.68924</text:p>
          </table:table-cell>
          <table:table-cell office:value-type="float" office:value="0.77539134" calcext:value-type="float">
            <text:p>0.77539134</text:p>
          </table:table-cell>
          <table:table-cell office:value-type="float" office:value="7.835361" calcext:value-type="float">
            <text:p>7.835361</text:p>
          </table:table-cell>
          <table:table-cell office:value-type="float" office:value="6172.975" calcext:value-type="float">
            <text:p>6172.975</text:p>
          </table:table-cell>
          <table:table-cell table:formula="of:=[.J11]*0.38" office:value-type="float" office:value="2097.21848" calcext:value-type="float">
            <text:p>2097.21848</text:p>
          </table:table-cell>
          <table:table-cell office:value-type="float" office:value="5518.996" calcext:value-type="float">
            <text:p>5518.996</text:p>
          </table:table-cell>
          <table:table-cell office:value-type="float" office:value="18888.676" calcext:value-type="float">
            <text:p>18888.676</text:p>
          </table:table-cell>
          <table:table-cell office:value-type="float" office:value="26215.674" calcext:value-type="float">
            <text:p>26215.674</text:p>
          </table:table-cell>
          <table:table-cell office:value-type="float" office:value="37164.043" calcext:value-type="float">
            <text:p>37164.0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0" calcext:value-type="float">
            <text:p>1990</text:p>
          </table:table-cell>
          <table:table-cell office:value-type="float" office:value="361.19138" calcext:value-type="float">
            <text:p>361.19138</text:p>
          </table:table-cell>
          <table:table-cell office:value-type="float" office:value="106.64288" calcext:value-type="float">
            <text:p>106.64288</text:p>
          </table:table-cell>
          <table:table-cell office:value-type="float" office:value="1.1483465" calcext:value-type="float">
            <text:p>1.1483465</text:p>
          </table:table-cell>
          <table:table-cell office:value-type="float" office:value="10.741176" calcext:value-type="float">
            <text:p>10.741176</text:p>
          </table:table-cell>
          <table:table-cell office:value-type="float" office:value="6383.708" calcext:value-type="float">
            <text:p>6383.708</text:p>
          </table:table-cell>
          <table:table-cell table:formula="of:=[.J12]*0.38" office:value-type="float" office:value="2157.153866" calcext:value-type="float">
            <text:p>2157.153866</text:p>
          </table:table-cell>
          <table:table-cell office:value-type="float" office:value="5676.7207" calcext:value-type="float">
            <text:p>5676.7207</text:p>
          </table:table-cell>
          <table:table-cell office:value-type="float" office:value="19481.125" calcext:value-type="float">
            <text:p>19481.125</text:p>
          </table:table-cell>
          <table:table-cell office:value-type="float" office:value="25906.625" calcext:value-type="float">
            <text:p>25906.625</text:p>
          </table:table-cell>
          <table:table-cell office:value-type="float" office:value="37676.57" calcext:value-type="float">
            <text:p>37676.5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1" calcext:value-type="float">
            <text:p>1991</text:p>
          </table:table-cell>
          <table:table-cell office:value-type="float" office:value="376.81265" calcext:value-type="float">
            <text:p>376.81265</text:p>
          </table:table-cell>
          <table:table-cell office:value-type="float" office:value="110.728714" calcext:value-type="float">
            <text:p>110.728714</text:p>
          </table:table-cell>
          <table:table-cell office:value-type="float" office:value="1.4942344" calcext:value-type="float">
            <text:p>1.4942344</text:p>
          </table:table-cell>
          <table:table-cell office:value-type="float" office:value="12.082573" calcext:value-type="float">
            <text:p>12.082573</text:p>
          </table:table-cell>
          <table:table-cell office:value-type="float" office:value="6531.108" calcext:value-type="float">
            <text:p>6531.108</text:p>
          </table:table-cell>
          <table:table-cell table:formula="of:=[.J13]*0.38" office:value-type="float" office:value="2260.35818" calcext:value-type="float">
            <text:p>2260.35818</text:p>
          </table:table-cell>
          <table:table-cell office:value-type="float" office:value="5948.311" calcext:value-type="float">
            <text:p>5948.311</text:p>
          </table:table-cell>
          <table:table-cell office:value-type="float" office:value="19972.84" calcext:value-type="float">
            <text:p>19972.84</text:p>
          </table:table-cell>
          <table:table-cell office:value-type="float" office:value="25658.182" calcext:value-type="float">
            <text:p>25658.182</text:p>
          </table:table-cell>
          <table:table-cell office:value-type="float" office:value="37663.043" calcext:value-type="float">
            <text:p>37663.0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2" calcext:value-type="float">
            <text:p>1992</text:p>
          </table:table-cell>
          <table:table-cell office:value-type="float" office:value="404.78116" calcext:value-type="float">
            <text:p>404.78116</text:p>
          </table:table-cell>
          <table:table-cell office:value-type="float" office:value="108.79633" calcext:value-type="float">
            <text:p>108.79633</text:p>
          </table:table-cell>
          <table:table-cell office:value-type="float" office:value="1.379965" calcext:value-type="float">
            <text:p>1.379965</text:p>
          </table:table-cell>
          <table:table-cell office:value-type="float" office:value="13.994874" calcext:value-type="float">
            <text:p>13.994874</text:p>
          </table:table-cell>
          <table:table-cell office:value-type="float" office:value="6530.39" calcext:value-type="float">
            <text:p>6530.39</text:p>
          </table:table-cell>
          <table:table-cell table:formula="of:=[.J14]*0.38" office:value-type="float" office:value="2277.516092" calcext:value-type="float">
            <text:p>2277.516092</text:p>
          </table:table-cell>
          <table:table-cell office:value-type="float" office:value="5993.4634" calcext:value-type="float">
            <text:p>5993.4634</text:p>
          </table:table-cell>
          <table:table-cell office:value-type="float" office:value="20063.484" calcext:value-type="float">
            <text:p>20063.484</text:p>
          </table:table-cell>
          <table:table-cell office:value-type="float" office:value="25558.422" calcext:value-type="float">
            <text:p>25558.422</text:p>
          </table:table-cell>
          <table:table-cell office:value-type="float" office:value="38147.168" calcext:value-type="float">
            <text:p>38147.16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3" calcext:value-type="float">
            <text:p>1993</text:p>
          </table:table-cell>
          <table:table-cell office:value-type="float" office:value="418.23853" calcext:value-type="float">
            <text:p>418.23853</text:p>
          </table:table-cell>
          <table:table-cell office:value-type="float" office:value="114.44431" calcext:value-type="float">
            <text:p>114.44431</text:p>
          </table:table-cell>
          <table:table-cell office:value-type="float" office:value="1.6460894" calcext:value-type="float">
            <text:p>1.6460894</text:p>
          </table:table-cell>
          <table:table-cell office:value-type="float" office:value="16.867165" calcext:value-type="float">
            <text:p>16.867165</text:p>
          </table:table-cell>
          <table:table-cell office:value-type="float" office:value="6923.671" calcext:value-type="float">
            <text:p>6923.671</text:p>
          </table:table-cell>
          <table:table-cell table:formula="of:=[.J15]*0.38" office:value-type="float" office:value="2355.950448" calcext:value-type="float">
            <text:p>2355.950448</text:p>
          </table:table-cell>
          <table:table-cell office:value-type="float" office:value="6199.8696" calcext:value-type="float">
            <text:p>6199.8696</text:p>
          </table:table-cell>
          <table:table-cell office:value-type="float" office:value="20265.482" calcext:value-type="float">
            <text:p>20265.482</text:p>
          </table:table-cell>
          <table:table-cell office:value-type="float" office:value="25688.932" calcext:value-type="float">
            <text:p>25688.932</text:p>
          </table:table-cell>
          <table:table-cell office:value-type="float" office:value="37961.344" calcext:value-type="float">
            <text:p>37961.34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4" calcext:value-type="float">
            <text:p>1994</text:p>
          </table:table-cell>
          <table:table-cell office:value-type="float" office:value="434.65265" calcext:value-type="float">
            <text:p>434.65265</text:p>
          </table:table-cell>
          <table:table-cell office:value-type="float" office:value="124.175285" calcext:value-type="float">
            <text:p>124.175285</text:p>
          </table:table-cell>
          <table:table-cell office:value-type="float" office:value="1.7652723" calcext:value-type="float">
            <text:p>1.7652723</text:p>
          </table:table-cell>
          <table:table-cell office:value-type="float" office:value="21.088448" calcext:value-type="float">
            <text:p>21.088448</text:p>
          </table:table-cell>
          <table:table-cell office:value-type="float" office:value="6967.2666" calcext:value-type="float">
            <text:p>6967.2666</text:p>
          </table:table-cell>
          <table:table-cell table:formula="of:=[.J16]*0.38" office:value-type="float" office:value="2400.17424" calcext:value-type="float">
            <text:p>2400.17424</text:p>
          </table:table-cell>
          <table:table-cell office:value-type="float" office:value="6316.248" calcext:value-type="float">
            <text:p>6316.248</text:p>
          </table:table-cell>
          <table:table-cell office:value-type="float" office:value="20389.613" calcext:value-type="float">
            <text:p>20389.613</text:p>
          </table:table-cell>
          <table:table-cell office:value-type="float" office:value="25788.928" calcext:value-type="float">
            <text:p>25788.928</text:p>
          </table:table-cell>
          <table:table-cell office:value-type="float" office:value="38782.055" calcext:value-type="float">
            <text:p>38782.05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5" calcext:value-type="float">
            <text:p>1995</text:p>
          </table:table-cell>
          <table:table-cell office:value-type="float" office:value="454.25476" calcext:value-type="float">
            <text:p>454.25476</text:p>
          </table:table-cell>
          <table:table-cell office:value-type="float" office:value="131.20163" calcext:value-type="float">
            <text:p>131.20163</text:p>
          </table:table-cell>
          <table:table-cell office:value-type="float" office:value="1.8891695" calcext:value-type="float">
            <text:p>1.8891695</text:p>
          </table:table-cell>
          <table:table-cell office:value-type="float" office:value="24.46058" calcext:value-type="float">
            <text:p>24.46058</text:p>
          </table:table-cell>
          <table:table-cell office:value-type="float" office:value="7344.2354" calcext:value-type="float">
            <text:p>7344.2354</text:p>
          </table:table-cell>
          <table:table-cell table:formula="of:=[.J17]*0.38" office:value-type="float" office:value="2504.28094" calcext:value-type="float">
            <text:p>2504.28094</text:p>
          </table:table-cell>
          <table:table-cell office:value-type="float" office:value="6590.213" calcext:value-type="float">
            <text:p>6590.213</text:p>
          </table:table-cell>
          <table:table-cell office:value-type="float" office:value="21104.494" calcext:value-type="float">
            <text:p>21104.494</text:p>
          </table:table-cell>
          <table:table-cell office:value-type="float" office:value="25966.357" calcext:value-type="float">
            <text:p>25966.357</text:p>
          </table:table-cell>
          <table:table-cell office:value-type="float" office:value="39460.77" calcext:value-type="float">
            <text:p>39460.7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6" calcext:value-type="float">
            <text:p>1996</text:p>
          </table:table-cell>
          <table:table-cell office:value-type="float" office:value="466.32935" calcext:value-type="float">
            <text:p>466.32935</text:p>
          </table:table-cell>
          <table:table-cell office:value-type="float" office:value="125.91322" calcext:value-type="float">
            <text:p>125.91322</text:p>
          </table:table-cell>
          <table:table-cell office:value-type="float" office:value="2.0676155" calcext:value-type="float">
            <text:p>2.0676155</text:p>
          </table:table-cell>
          <table:table-cell office:value-type="float" office:value="27.250431" calcext:value-type="float">
            <text:p>27.250431</text:p>
          </table:table-cell>
          <table:table-cell office:value-type="float" office:value="7442.8306" calcext:value-type="float">
            <text:p>7442.8306</text:p>
          </table:table-cell>
          <table:table-cell table:formula="of:=[.J18]*0.38" office:value-type="float" office:value="2594.946166" calcext:value-type="float">
            <text:p>2594.946166</text:p>
          </table:table-cell>
          <table:table-cell office:value-type="float" office:value="6828.8057" calcext:value-type="float">
            <text:p>6828.8057</text:p>
          </table:table-cell>
          <table:table-cell office:value-type="float" office:value="22159.256" calcext:value-type="float">
            <text:p>22159.256</text:p>
          </table:table-cell>
          <table:table-cell office:value-type="float" office:value="26584.988" calcext:value-type="float">
            <text:p>26584.988</text:p>
          </table:table-cell>
          <table:table-cell office:value-type="float" office:value="40334.64" calcext:value-type="float">
            <text:p>40334.6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7" calcext:value-type="float">
            <text:p>1997</text:p>
          </table:table-cell>
          <table:table-cell office:value-type="float" office:value="499.9418" calcext:value-type="float">
            <text:p>499.9418</text:p>
          </table:table-cell>
          <table:table-cell office:value-type="float" office:value="130.18306" calcext:value-type="float">
            <text:p>130.18306</text:p>
          </table:table-cell>
          <table:table-cell office:value-type="float" office:value="2.2167242" calcext:value-type="float">
            <text:p>2.2167242</text:p>
          </table:table-cell>
          <table:table-cell office:value-type="float" office:value="35.567307" calcext:value-type="float">
            <text:p>35.567307</text:p>
          </table:table-cell>
          <table:table-cell office:value-type="float" office:value="7573.9106" calcext:value-type="float">
            <text:p>7573.9106</text:p>
          </table:table-cell>
          <table:table-cell table:formula="of:=[.J19]*0.38" office:value-type="float" office:value="2577.10034" calcext:value-type="float">
            <text:p>2577.10034</text:p>
          </table:table-cell>
          <table:table-cell office:value-type="float" office:value="6781.843" calcext:value-type="float">
            <text:p>6781.843</text:p>
          </table:table-cell>
          <table:table-cell office:value-type="float" office:value="22030.393" calcext:value-type="float">
            <text:p>22030.393</text:p>
          </table:table-cell>
          <table:table-cell office:value-type="float" office:value="26540.139" calcext:value-type="float">
            <text:p>26540.139</text:p>
          </table:table-cell>
          <table:table-cell office:value-type="float" office:value="41453.445" calcext:value-type="float">
            <text:p>41453.4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8" calcext:value-type="float">
            <text:p>1998</text:p>
          </table:table-cell>
          <table:table-cell office:value-type="float" office:value="520.55" calcext:value-type="float">
            <text:p>520.55</text:p>
          </table:table-cell>
          <table:table-cell office:value-type="float" office:value="133.53989" calcext:value-type="float">
            <text:p>133.53989</text:p>
          </table:table-cell>
          <table:table-cell office:value-type="float" office:value="2.4006376" calcext:value-type="float">
            <text:p>2.4006376</text:p>
          </table:table-cell>
          <table:table-cell office:value-type="float" office:value="47.10265" calcext:value-type="float">
            <text:p>47.10265</text:p>
          </table:table-cell>
          <table:table-cell office:value-type="float" office:value="7632.345" calcext:value-type="float">
            <text:p>7632.345</text:p>
          </table:table-cell>
          <table:table-cell table:formula="of:=[.J20]*0.38" office:value-type="float" office:value="2621.44976" calcext:value-type="float">
            <text:p>2621.44976</text:p>
          </table:table-cell>
          <table:table-cell office:value-type="float" office:value="6898.552" calcext:value-type="float">
            <text:p>6898.552</text:p>
          </table:table-cell>
          <table:table-cell office:value-type="float" office:value="22433.998" calcext:value-type="float">
            <text:p>22433.998</text:p>
          </table:table-cell>
          <table:table-cell office:value-type="float" office:value="26372.479" calcext:value-type="float">
            <text:p>26372.479</text:p>
          </table:table-cell>
          <table:table-cell office:value-type="float" office:value="41670.18" calcext:value-type="float">
            <text:p>41670.1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9" calcext:value-type="float">
            <text:p>1999</text:p>
          </table:table-cell>
          <table:table-cell office:value-type="float" office:value="546.14624" calcext:value-type="float">
            <text:p>546.14624</text:p>
          </table:table-cell>
          <table:table-cell office:value-type="float" office:value="135.43088" calcext:value-type="float">
            <text:p>135.43088</text:p>
          </table:table-cell>
          <table:table-cell office:value-type="float" office:value="2.6769266" calcext:value-type="float">
            <text:p>2.6769266</text:p>
          </table:table-cell>
          <table:table-cell office:value-type="float" office:value="62.767708" calcext:value-type="float">
            <text:p>62.767708</text:p>
          </table:table-cell>
          <table:table-cell office:value-type="float" office:value="7690.094" calcext:value-type="float">
            <text:p>7690.094</text:p>
          </table:table-cell>
          <table:table-cell table:formula="of:=[.J21]*0.38" office:value-type="float" office:value="2721.199836" calcext:value-type="float">
            <text:p>2721.199836</text:p>
          </table:table-cell>
          <table:table-cell office:value-type="float" office:value="7161.0522" calcext:value-type="float">
            <text:p>7161.0522</text:p>
          </table:table-cell>
          <table:table-cell office:value-type="float" office:value="23071.902" calcext:value-type="float">
            <text:p>23071.902</text:p>
          </table:table-cell>
          <table:table-cell office:value-type="float" office:value="26485.373" calcext:value-type="float">
            <text:p>26485.373</text:p>
          </table:table-cell>
          <table:table-cell office:value-type="float" office:value="42383.22" calcext:value-type="float">
            <text:p>42383.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0" calcext:value-type="float">
            <text:p>2000</text:p>
          </table:table-cell>
          <table:table-cell office:value-type="float" office:value="571.651" calcext:value-type="float">
            <text:p>571.651</text:p>
          </table:table-cell>
          <table:table-cell office:value-type="float" office:value="132.91783" calcext:value-type="float">
            <text:p>132.91783</text:p>
          </table:table-cell>
          <table:table-cell office:value-type="float" office:value="3.1327264" calcext:value-type="float">
            <text:p>3.1327264</text:p>
          </table:table-cell>
          <table:table-cell office:value-type="float" office:value="92.87796" calcext:value-type="float">
            <text:p>92.87796</text:p>
          </table:table-cell>
          <table:table-cell office:value-type="float" office:value="7826.347" calcext:value-type="float">
            <text:p>7826.347</text:p>
          </table:table-cell>
          <table:table-cell table:formula="of:=[.J22]*0.38" office:value-type="float" office:value="2782.619388" calcext:value-type="float">
            <text:p>2782.619388</text:p>
          </table:table-cell>
          <table:table-cell office:value-type="float" office:value="7322.6826" calcext:value-type="float">
            <text:p>7322.6826</text:p>
          </table:table-cell>
          <table:table-cell office:value-type="float" office:value="23994.258" calcext:value-type="float">
            <text:p>23994.258</text:p>
          </table:table-cell>
          <table:table-cell office:value-type="float" office:value="27434.627" calcext:value-type="float">
            <text:p>27434.627</text:p>
          </table:table-cell>
          <table:table-cell office:value-type="float" office:value="42978.04" calcext:value-type="float">
            <text:p>42978.0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1" calcext:value-type="float">
            <text:p>2001</text:p>
          </table:table-cell>
          <table:table-cell office:value-type="float" office:value="593.69916" calcext:value-type="float">
            <text:p>593.69916</text:p>
          </table:table-cell>
          <table:table-cell office:value-type="float" office:value="131.35425" calcext:value-type="float">
            <text:p>131.35425</text:p>
          </table:table-cell>
          <table:table-cell office:value-type="float" office:value="4.1827884" calcext:value-type="float">
            <text:p>4.1827884</text:p>
          </table:table-cell>
          <table:table-cell office:value-type="float" office:value="112.75258" calcext:value-type="float">
            <text:p>112.75258</text:p>
          </table:table-cell>
          <table:table-cell office:value-type="float" office:value="7575.7827" calcext:value-type="float">
            <text:p>7575.7827</text:p>
          </table:table-cell>
          <table:table-cell table:formula="of:=[.J23]*0.38" office:value-type="float" office:value="2842.61166" calcext:value-type="float">
            <text:p>2842.61166</text:p>
          </table:table-cell>
          <table:table-cell office:value-type="float" office:value="7480.557" calcext:value-type="float">
            <text:p>7480.557</text:p>
          </table:table-cell>
          <table:table-cell office:value-type="float" office:value="24316.832" calcext:value-type="float">
            <text:p>24316.832</text:p>
          </table:table-cell>
          <table:table-cell office:value-type="float" office:value="27864.945" calcext:value-type="float">
            <text:p>27864.945</text:p>
          </table:table-cell>
          <table:table-cell office:value-type="float" office:value="43377.22" calcext:value-type="float">
            <text:p>43377.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2" calcext:value-type="float">
            <text:p>2002</text:p>
          </table:table-cell>
          <table:table-cell office:value-type="float" office:value="639.19446" calcext:value-type="float">
            <text:p>639.19446</text:p>
          </table:table-cell>
          <table:table-cell office:value-type="float" office:value="159.00194" calcext:value-type="float">
            <text:p>159.00194</text:p>
          </table:table-cell>
          <table:table-cell office:value-type="float" office:value="5.252374" calcext:value-type="float">
            <text:p>5.252374</text:p>
          </table:table-cell>
          <table:table-cell office:value-type="float" office:value="152.89404" calcext:value-type="float">
            <text:p>152.89404</text:p>
          </table:table-cell>
          <table:table-cell office:value-type="float" office:value="7665.752" calcext:value-type="float">
            <text:p>7665.752</text:p>
          </table:table-cell>
          <table:table-cell table:formula="of:=[.J24]*0.38" office:value-type="float" office:value="2869.409146" calcext:value-type="float">
            <text:p>2869.409146</text:p>
          </table:table-cell>
          <table:table-cell office:value-type="float" office:value="7551.0767" calcext:value-type="float">
            <text:p>7551.0767</text:p>
          </table:table-cell>
          <table:table-cell office:value-type="float" office:value="25030.172" calcext:value-type="float">
            <text:p>25030.172</text:p>
          </table:table-cell>
          <table:table-cell office:value-type="float" office:value="28962.951" calcext:value-type="float">
            <text:p>28962.951</text:p>
          </table:table-cell>
          <table:table-cell office:value-type="float" office:value="43676.043" calcext:value-type="float">
            <text:p>43676.0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3" calcext:value-type="float">
            <text:p>2003</text:p>
          </table:table-cell>
          <table:table-cell office:value-type="float" office:value="674.7783" calcext:value-type="float">
            <text:p>674.7783</text:p>
          </table:table-cell>
          <table:table-cell office:value-type="float" office:value="178.32689" calcext:value-type="float">
            <text:p>178.32689</text:p>
          </table:table-cell>
          <table:table-cell office:value-type="float" office:value="6.541638" calcext:value-type="float">
            <text:p>6.541638</text:p>
          </table:table-cell>
          <table:table-cell office:value-type="float" office:value="183.53348" calcext:value-type="float">
            <text:p>183.53348</text:p>
          </table:table-cell>
          <table:table-cell office:value-type="float" office:value="7607.18" calcext:value-type="float">
            <text:p>7607.18</text:p>
          </table:table-cell>
          <table:table-cell table:formula="of:=[.J25]*0.38" office:value-type="float" office:value="2793.249356" calcext:value-type="float">
            <text:p>2793.249356</text:p>
          </table:table-cell>
          <table:table-cell office:value-type="float" office:value="7350.6562" calcext:value-type="float">
            <text:p>7350.6562</text:p>
          </table:table-cell>
          <table:table-cell office:value-type="float" office:value="25729.617" calcext:value-type="float">
            <text:p>25729.617</text:p>
          </table:table-cell>
          <table:table-cell office:value-type="float" office:value="31506.16" calcext:value-type="float">
            <text:p>31506.16</text:p>
          </table:table-cell>
          <table:table-cell office:value-type="float" office:value="44652.22" calcext:value-type="float">
            <text:p>44652.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4" calcext:value-type="float">
            <text:p>2004</text:p>
          </table:table-cell>
          <table:table-cell office:value-type="float" office:value="729.37866" calcext:value-type="float">
            <text:p>729.37866</text:p>
          </table:table-cell>
          <table:table-cell office:value-type="float" office:value="210.21715" calcext:value-type="float">
            <text:p>210.21715</text:p>
          </table:table-cell>
          <table:table-cell office:value-type="float" office:value="8.563793" calcext:value-type="float">
            <text:p>8.563793</text:p>
          </table:table-cell>
          <table:table-cell office:value-type="float" office:value="246.72266" calcext:value-type="float">
            <text:p>246.72266</text:p>
          </table:table-cell>
          <table:table-cell office:value-type="float" office:value="8116.5034" calcext:value-type="float">
            <text:p>8116.5034</text:p>
          </table:table-cell>
          <table:table-cell table:formula="of:=[.J26]*0.38" office:value-type="float" office:value="2901.59241" calcext:value-type="float">
            <text:p>2901.59241</text:p>
          </table:table-cell>
          <table:table-cell office:value-type="float" office:value="7635.7695" calcext:value-type="float">
            <text:p>7635.7695</text:p>
          </table:table-cell>
          <table:table-cell office:value-type="float" office:value="26721.139" calcext:value-type="float">
            <text:p>26721.139</text:p>
          </table:table-cell>
          <table:table-cell office:value-type="float" office:value="33685.52" calcext:value-type="float">
            <text:p>33685.52</text:p>
          </table:table-cell>
          <table:table-cell office:value-type="float" office:value="46387.812" calcext:value-type="float">
            <text:p>46387.81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5" calcext:value-type="float">
            <text:p>2005</text:p>
          </table:table-cell>
          <table:table-cell office:value-type="float" office:value="789.99854" calcext:value-type="float">
            <text:p>789.99854</text:p>
          </table:table-cell>
          <table:table-cell office:value-type="float" office:value="246.52557" calcext:value-type="float">
            <text:p>246.52557</text:p>
          </table:table-cell>
          <table:table-cell office:value-type="float" office:value="11.99108" calcext:value-type="float">
            <text:p>11.99108</text:p>
          </table:table-cell>
          <table:table-cell office:value-type="float" office:value="299.59247" calcext:value-type="float">
            <text:p>299.59247</text:p>
          </table:table-cell>
          <table:table-cell office:value-type="float" office:value="8336.344" calcext:value-type="float">
            <text:p>8336.344</text:p>
          </table:table-cell>
          <table:table-cell table:formula="of:=[.J27]*0.38" office:value-type="float" office:value="2890.79433" calcext:value-type="float">
            <text:p>2890.79433</text:p>
          </table:table-cell>
          <table:table-cell office:value-type="float" office:value="7607.3535" calcext:value-type="float">
            <text:p>7607.3535</text:p>
          </table:table-cell>
          <table:table-cell office:value-type="float" office:value="27438.281" calcext:value-type="float">
            <text:p>27438.281</text:p>
          </table:table-cell>
          <table:table-cell office:value-type="float" office:value="36183.348" calcext:value-type="float">
            <text:p>36183.348</text:p>
          </table:table-cell>
          <table:table-cell office:value-type="float" office:value="46887.754" calcext:value-type="float">
            <text:p>46887.7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6" calcext:value-type="float">
            <text:p>2006</text:p>
          </table:table-cell>
          <table:table-cell office:value-type="float" office:value="841.28894" calcext:value-type="float">
            <text:p>841.28894</text:p>
          </table:table-cell>
          <table:table-cell office:value-type="float" office:value="306.51932" calcext:value-type="float">
            <text:p>306.51932</text:p>
          </table:table-cell>
          <table:table-cell office:value-type="float" office:value="16.39757" calcext:value-type="float">
            <text:p>16.39757</text:p>
          </table:table-cell>
          <table:table-cell office:value-type="float" office:value="379.86954" calcext:value-type="float">
            <text:p>379.86954</text:p>
          </table:table-cell>
          <table:table-cell office:value-type="float" office:value="8599.518" calcext:value-type="float">
            <text:p>8599.518</text:p>
          </table:table-cell>
          <table:table-cell table:formula="of:=[.J28]*0.38" office:value-type="float" office:value="2908.414246" calcext:value-type="float">
            <text:p>2908.414246</text:p>
          </table:table-cell>
          <table:table-cell office:value-type="float" office:value="7653.7217" calcext:value-type="float">
            <text:p>7653.7217</text:p>
          </table:table-cell>
          <table:table-cell office:value-type="float" office:value="28161.41" calcext:value-type="float">
            <text:p>28161.41</text:p>
          </table:table-cell>
          <table:table-cell office:value-type="float" office:value="38068.867" calcext:value-type="float">
            <text:p>38068.867</text:p>
          </table:table-cell>
          <table:table-cell office:value-type="float" office:value="47388.004" calcext:value-type="float">
            <text:p>47388.00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7" calcext:value-type="float">
            <text:p>2007</text:p>
          </table:table-cell>
          <table:table-cell office:value-type="float" office:value="913.1756" calcext:value-type="float">
            <text:p>913.1756</text:p>
          </table:table-cell>
          <table:table-cell office:value-type="float" office:value="397.3358" calcext:value-type="float">
            <text:p>397.3358</text:p>
          </table:table-cell>
          <table:table-cell office:value-type="float" office:value="22.108496" calcext:value-type="float">
            <text:p>22.108496</text:p>
          </table:table-cell>
          <table:table-cell office:value-type="float" office:value="484.96048" calcext:value-type="float">
            <text:p>484.96048</text:p>
          </table:table-cell>
          <table:table-cell office:value-type="float" office:value="8687.896" calcext:value-type="float">
            <text:p>8687.896</text:p>
          </table:table-cell>
          <table:table-cell table:formula="of:=[.J29]*0.38" office:value-type="float" office:value="2831.31768" calcext:value-type="float">
            <text:p>2831.31768</text:p>
          </table:table-cell>
          <table:table-cell office:value-type="float" office:value="7450.836" calcext:value-type="float">
            <text:p>7450.836</text:p>
          </table:table-cell>
          <table:table-cell office:value-type="float" office:value="29315.736" calcext:value-type="float">
            <text:p>29315.736</text:p>
          </table:table-cell>
          <table:table-cell office:value-type="float" office:value="40231.242" calcext:value-type="float">
            <text:p>40231.242</text:p>
          </table:table-cell>
          <table:table-cell office:value-type="float" office:value="47942.97" calcext:value-type="float">
            <text:p>47942.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8" calcext:value-type="float">
            <text:p>2008</text:p>
          </table:table-cell>
          <table:table-cell office:value-type="float" office:value="976.6638" calcext:value-type="float">
            <text:p>976.6638</text:p>
          </table:table-cell>
          <table:table-cell office:value-type="float" office:value="538.46704" calcext:value-type="float">
            <text:p>538.46704</text:p>
          </table:table-cell>
          <table:table-cell office:value-type="float" office:value="35.682663" calcext:value-type="float">
            <text:p>35.682663</text:p>
          </table:table-cell>
          <table:table-cell office:value-type="float" office:value="622.1905" calcext:value-type="float">
            <text:p>622.1905</text:p>
          </table:table-cell>
          <table:table-cell office:value-type="float" office:value="9137.472" calcext:value-type="float">
            <text:p>9137.472</text:p>
          </table:table-cell>
          <table:table-cell table:formula="of:=[.J30]*0.38" office:value-type="float" office:value="2805.008608" calcext:value-type="float">
            <text:p>2805.008608</text:p>
          </table:table-cell>
          <table:table-cell office:value-type="float" office:value="7381.6016" calcext:value-type="float">
            <text:p>7381.6016</text:p>
          </table:table-cell>
          <table:table-cell office:value-type="float" office:value="30026.16" calcext:value-type="float">
            <text:p>30026.16</text:p>
          </table:table-cell>
          <table:table-cell office:value-type="float" office:value="40780.08" calcext:value-type="float">
            <text:p>40780.08</text:p>
          </table:table-cell>
          <table:table-cell office:value-type="float" office:value="47537.797" calcext:value-type="float">
            <text:p>47537.7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9" calcext:value-type="float">
            <text:p>2009</text:p>
          </table:table-cell>
          <table:table-cell office:value-type="float" office:value="1049.1632" calcext:value-type="float">
            <text:p>1049.1632</text:p>
          </table:table-cell>
          <table:table-cell office:value-type="float" office:value="610.6535" calcext:value-type="float">
            <text:p>610.6535</text:p>
          </table:table-cell>
          <table:table-cell office:value-type="float" office:value="58.852226" calcext:value-type="float">
            <text:p>58.852226</text:p>
          </table:table-cell>
          <table:table-cell office:value-type="float" office:value="773.0175" calcext:value-type="float">
            <text:p>773.0175</text:p>
          </table:table-cell>
          <table:table-cell office:value-type="float" office:value="9066.387" calcext:value-type="float">
            <text:p>9066.387</text:p>
          </table:table-cell>
          <table:table-cell table:formula="of:=[.J31]*0.38" office:value-type="float" office:value="2748.2474" calcext:value-type="float">
            <text:p>2748.2474</text:p>
          </table:table-cell>
          <table:table-cell office:value-type="float" office:value="7232.23" calcext:value-type="float">
            <text:p>7232.23</text:p>
          </table:table-cell>
          <table:table-cell office:value-type="float" office:value="29405.35" calcext:value-type="float">
            <text:p>29405.35</text:p>
          </table:table-cell>
          <table:table-cell office:value-type="float" office:value="40144.2" calcext:value-type="float">
            <text:p>40144.2</text:p>
          </table:table-cell>
          <table:table-cell office:value-type="float" office:value="46489.17" calcext:value-type="float">
            <text:p>46489.1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0" calcext:value-type="float">
            <text:p>2010</text:p>
          </table:table-cell>
          <table:table-cell office:value-type="float" office:value="1173.9039" calcext:value-type="float">
            <text:p>1173.9039</text:p>
          </table:table-cell>
          <table:table-cell office:value-type="float" office:value="699.7631" calcext:value-type="float">
            <text:p>699.7631</text:p>
          </table:table-cell>
          <table:table-cell office:value-type="float" office:value="94.12616" calcext:value-type="float">
            <text:p>94.12616</text:p>
          </table:table-cell>
          <table:table-cell office:value-type="float" office:value="961.486" calcext:value-type="float">
            <text:p>961.486</text:p>
          </table:table-cell>
          <table:table-cell office:value-type="float" office:value="9520.602" calcext:value-type="float">
            <text:p>9520.602</text:p>
          </table:table-cell>
          <table:table-cell table:formula="of:=[.J32]*0.38" office:value-type="float" office:value="2801.77458" calcext:value-type="float">
            <text:p>2801.77458</text:p>
          </table:table-cell>
          <table:table-cell office:value-type="float" office:value="7373.091" calcext:value-type="float">
            <text:p>7373.091</text:p>
          </table:table-cell>
          <table:table-cell office:value-type="float" office:value="31593.695" calcext:value-type="float">
            <text:p>31593.695</text:p>
          </table:table-cell>
          <table:table-cell office:value-type="float" office:value="41937.48" calcext:value-type="float">
            <text:p>41937.48</text:p>
          </table:table-cell>
          <table:table-cell office:value-type="float" office:value="47971.41" calcext:value-type="float">
            <text:p>47971.4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1" calcext:value-type="float">
            <text:p>2011</text:p>
          </table:table-cell>
          <table:table-cell office:value-type="float" office:value="1232.3865" calcext:value-type="float">
            <text:p>1232.3865</text:p>
          </table:table-cell>
          <table:table-cell office:value-type="float" office:value="735.38153" calcext:value-type="float">
            <text:p>735.38153</text:p>
          </table:table-cell>
          <table:table-cell office:value-type="float" office:value="181.10184" calcext:value-type="float">
            <text:p>181.10184</text:p>
          </table:table-cell>
          <table:table-cell office:value-type="float" office:value="1215.6783" calcext:value-type="float">
            <text:p>1215.6783</text:p>
          </table:table-cell>
          <table:table-cell office:value-type="float" office:value="9635.082" calcext:value-type="float">
            <text:p>9635.082</text:p>
          </table:table-cell>
          <table:table-cell table:formula="of:=[.J33]*0.38" office:value-type="float" office:value="2668.164794" calcext:value-type="float">
            <text:p>2668.164794</text:p>
          </table:table-cell>
          <table:table-cell office:value-type="float" office:value="7021.4863" calcext:value-type="float">
            <text:p>7021.4863</text:p>
          </table:table-cell>
          <table:table-cell office:value-type="float" office:value="32349.238" calcext:value-type="float">
            <text:p>32349.238</text:p>
          </table:table-cell>
          <table:table-cell office:value-type="float" office:value="43895.938" calcext:value-type="float">
            <text:p>43895.938</text:p>
          </table:table-cell>
          <table:table-cell office:value-type="float" office:value="48312.62" calcext:value-type="float">
            <text:p>48312.6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2" calcext:value-type="float">
            <text:p>2012</text:p>
          </table:table-cell>
          <table:table-cell office:value-type="float" office:value="1334.975" calcext:value-type="float">
            <text:p>1334.975</text:p>
          </table:table-cell>
          <table:table-cell office:value-type="float" office:value="762.47174" calcext:value-type="float">
            <text:p>762.47174</text:p>
          </table:table-cell>
          <table:table-cell office:value-type="float" office:value="278.36545" calcext:value-type="float">
            <text:p>278.36545</text:p>
          </table:table-cell>
          <table:table-cell office:value-type="float" office:value="1454.6062" calcext:value-type="float">
            <text:p>1454.6062</text:p>
          </table:table-cell>
          <table:table-cell office:value-type="float" office:value="9985.715" calcext:value-type="float">
            <text:p>9985.715</text:p>
          </table:table-cell>
          <table:table-cell table:formula="of:=[.J34]*0.38" office:value-type="float" office:value="2470.140106" calcext:value-type="float">
            <text:p>2470.140106</text:p>
          </table:table-cell>
          <table:table-cell office:value-type="float" office:value="6500.3687" calcext:value-type="float">
            <text:p>6500.3687</text:p>
          </table:table-cell>
          <table:table-cell office:value-type="float" office:value="33203.004" calcext:value-type="float">
            <text:p>33203.004</text:p>
          </table:table-cell>
          <table:table-cell office:value-type="float" office:value="44022.523" calcext:value-type="float">
            <text:p>44022.523</text:p>
          </table:table-cell>
          <table:table-cell office:value-type="float" office:value="49113.688" calcext:value-type="float">
            <text:p>49113.68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3" calcext:value-type="float">
            <text:p>2013</text:p>
          </table:table-cell>
          <table:table-cell office:value-type="float" office:value="1442.059" calcext:value-type="float">
            <text:p>1442.059</text:p>
          </table:table-cell>
          <table:table-cell office:value-type="float" office:value="828.65063" calcext:value-type="float">
            <text:p>828.65063</text:p>
          </table:table-cell>
          <table:table-cell office:value-type="float" office:value="377.72363" calcext:value-type="float">
            <text:p>377.72363</text:p>
          </table:table-cell>
          <table:table-cell office:value-type="float" office:value="1732.0238" calcext:value-type="float">
            <text:p>1732.0238</text:p>
          </table:table-cell>
          <table:table-cell office:value-type="float" office:value="10324.202" calcext:value-type="float">
            <text:p>10324.202</text:p>
          </table:table-cell>
          <table:table-cell table:formula="of:=[.J35]*0.38" office:value-type="float" office:value="2474.866508" calcext:value-type="float">
            <text:p>2474.866508</text:p>
          </table:table-cell>
          <table:table-cell office:value-type="float" office:value="6512.8066" calcext:value-type="float">
            <text:p>6512.8066</text:p>
          </table:table-cell>
          <table:table-cell office:value-type="float" office:value="33741.91" calcext:value-type="float">
            <text:p>33741.91</text:p>
          </table:table-cell>
          <table:table-cell office:value-type="float" office:value="44670.625" calcext:value-type="float">
            <text:p>44670.625</text:p>
          </table:table-cell>
          <table:table-cell office:value-type="float" office:value="49590.31" calcext:value-type="float">
            <text:p>49590.3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4" calcext:value-type="float">
            <text:p>2014</text:p>
          </table:table-cell>
          <table:table-cell office:value-type="float" office:value="1560.9077" calcext:value-type="float">
            <text:p>1560.9077</text:p>
          </table:table-cell>
          <table:table-cell office:value-type="float" office:value="878.8694" calcext:value-type="float">
            <text:p>878.8694</text:p>
          </table:table-cell>
          <table:table-cell office:value-type="float" office:value="534.40076" calcext:value-type="float">
            <text:p>534.40076</text:p>
          </table:table-cell>
          <table:table-cell office:value-type="float" office:value="1912.321" calcext:value-type="float">
            <text:p>1912.321</text:p>
          </table:table-cell>
          <table:table-cell office:value-type="float" office:value="10535.74" calcext:value-type="float">
            <text:p>10535.74</text:p>
          </table:table-cell>
          <table:table-cell table:formula="of:=[.J36]*0.38" office:value-type="float" office:value="2510.28304" calcext:value-type="float">
            <text:p>2510.28304</text:p>
          </table:table-cell>
          <table:table-cell office:value-type="float" office:value="6606.008" calcext:value-type="float">
            <text:p>6606.008</text:p>
          </table:table-cell>
          <table:table-cell office:value-type="float" office:value="33977.36" calcext:value-type="float">
            <text:p>33977.36</text:p>
          </table:table-cell>
          <table:table-cell office:value-type="float" office:value="44858.12" calcext:value-type="float">
            <text:p>44858.12</text:p>
          </table:table-cell>
          <table:table-cell office:value-type="float" office:value="49934.684" calcext:value-type="float">
            <text:p>49934.68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5" calcext:value-type="float">
            <text:p>2015</text:p>
          </table:table-cell>
          <table:table-cell office:value-type="float" office:value="1688.6459" calcext:value-type="float">
            <text:p>1688.6459</text:p>
          </table:table-cell>
          <table:table-cell office:value-type="float" office:value="912.97784" calcext:value-type="float">
            <text:p>912.97784</text:p>
          </table:table-cell>
          <table:table-cell office:value-type="float" office:value="689.34564" calcext:value-type="float">
            <text:p>689.34564</text:p>
          </table:table-cell>
          <table:table-cell office:value-type="float" office:value="2238.8726" calcext:value-type="float">
            <text:p>2238.8726</text:p>
          </table:table-cell>
          <table:table-cell office:value-type="float" office:value="10447.261" calcext:value-type="float">
            <text:p>10447.261</text:p>
          </table:table-cell>
          <table:table-cell table:formula="of:=[.J37]*0.38" office:value-type="float" office:value="2528.94028" calcext:value-type="float">
            <text:p>2528.94028</text:p>
          </table:table-cell>
          <table:table-cell office:value-type="float" office:value="6655.106" calcext:value-type="float">
            <text:p>6655.106</text:p>
          </table:table-cell>
          <table:table-cell office:value-type="float" office:value="34788.023" calcext:value-type="float">
            <text:p>34788.023</text:p>
          </table:table-cell>
          <table:table-cell office:value-type="float" office:value="43669.83" calcext:value-type="float">
            <text:p>43669.83</text:p>
          </table:table-cell>
          <table:table-cell office:value-type="float" office:value="50964.02" calcext:value-type="float">
            <text:p>50964.0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6" calcext:value-type="float">
            <text:p>2016</text:p>
          </table:table-cell>
          <table:table-cell office:value-type="float" office:value="1714.8402" calcext:value-type="float">
            <text:p>1714.8402</text:p>
          </table:table-cell>
          <table:table-cell office:value-type="float" office:value="953.7291" calcext:value-type="float">
            <text:p>953.7291</text:p>
          </table:table-cell>
          <table:table-cell office:value-type="float" office:value="879.17914" calcext:value-type="float">
            <text:p>879.17914</text:p>
          </table:table-cell>
          <table:table-cell office:value-type="float" office:value="2575.6694" calcext:value-type="float">
            <text:p>2575.6694</text:p>
          </table:table-cell>
          <table:table-cell office:value-type="float" office:value="10746.731" calcext:value-type="float">
            <text:p>10746.731</text:p>
          </table:table-cell>
          <table:table-cell table:formula="of:=[.J38]*0.38" office:value-type="float" office:value="2551.3789" calcext:value-type="float">
            <text:p>2551.3789</text:p>
          </table:table-cell>
          <table:table-cell office:value-type="float" office:value="6714.155" calcext:value-type="float">
            <text:p>6714.155</text:p>
          </table:table-cell>
          <table:table-cell office:value-type="float" office:value="35592.57" calcext:value-type="float">
            <text:p>35592.57</text:p>
          </table:table-cell>
          <table:table-cell office:value-type="float" office:value="42715.14" calcext:value-type="float">
            <text:p>42715.14</text:p>
          </table:table-cell>
          <table:table-cell office:value-type="float" office:value="51992.56" calcext:value-type="float">
            <text:p>51992.5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7" calcext:value-type="float">
            <text:p>2017</text:p>
          </table:table-cell>
          <table:table-cell office:value-type="float" office:value="1826.1881" calcext:value-type="float">
            <text:p>1826.1881</text:p>
          </table:table-cell>
          <table:table-cell office:value-type="float" office:value="974.0694" calcext:value-type="float">
            <text:p>974.0694</text:p>
          </table:table-cell>
          <table:table-cell office:value-type="float" office:value="1185.5515" calcext:value-type="float">
            <text:p>1185.5515</text:p>
          </table:table-cell>
          <table:table-cell office:value-type="float" office:value="3037.927" calcext:value-type="float">
            <text:p>3037.927</text:p>
          </table:table-cell>
          <table:table-cell office:value-type="float" office:value="10834.706" calcext:value-type="float">
            <text:p>10834.706</text:p>
          </table:table-cell>
          <table:table-cell table:formula="of:=[.J39]*0.38" office:value-type="float" office:value="2559.02602" calcext:value-type="float">
            <text:p>2559.02602</text:p>
          </table:table-cell>
          <table:table-cell office:value-type="float" office:value="6734.279" calcext:value-type="float">
            <text:p>6734.279</text:p>
          </table:table-cell>
          <table:table-cell office:value-type="float" office:value="36521.11" calcext:value-type="float">
            <text:p>36521.11</text:p>
          </table:table-cell>
          <table:table-cell office:value-type="float" office:value="43129.867" calcext:value-type="float">
            <text:p>43129.867</text:p>
          </table:table-cell>
          <table:table-cell office:value-type="float" office:value="52866.46" calcext:value-type="float">
            <text:p>52866.4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8" calcext:value-type="float">
            <text:p>2018</text:p>
          </table:table-cell>
          <table:table-cell office:value-type="float" office:value="1973.996" calcext:value-type="float">
            <text:p>1973.996</text:p>
          </table:table-cell>
          <table:table-cell office:value-type="float" office:value="1049.8936" calcext:value-type="float">
            <text:p>1049.8936</text:p>
          </table:table-cell>
          <table:table-cell office:value-type="float" office:value="1523.3044" calcext:value-type="float">
            <text:p>1523.3044</text:p>
          </table:table-cell>
          <table:table-cell office:value-type="float" office:value="3358.8267" calcext:value-type="float">
            <text:p>3358.8267</text:p>
          </table:table-cell>
          <table:table-cell office:value-type="float" office:value="11084.954" calcext:value-type="float">
            <text:p>11084.954</text:p>
          </table:table-cell>
          <table:table-cell table:formula="of:=[.J40]*0.38" office:value-type="float" office:value="2605.05504" calcext:value-type="float">
            <text:p>2605.05504</text:p>
          </table:table-cell>
          <table:table-cell office:value-type="float" office:value="6855.408" calcext:value-type="float">
            <text:p>6855.408</text:p>
          </table:table-cell>
          <table:table-cell office:value-type="float" office:value="38355.83" calcext:value-type="float">
            <text:p>38355.83</text:p>
          </table:table-cell>
          <table:table-cell office:value-type="float" office:value="43795.4" calcext:value-type="float">
            <text:p>43795.4</text:p>
          </table:table-cell>
          <table:table-cell office:value-type="float" office:value="53405.137" calcext:value-type="float">
            <text:p>53405.13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9" calcext:value-type="float">
            <text:p>2019</text:p>
          </table:table-cell>
          <table:table-cell office:value-type="float" office:value="2072.3691" calcext:value-type="float">
            <text:p>2072.3691</text:p>
          </table:table-cell>
          <table:table-cell office:value-type="float" office:value="1124.6016" calcext:value-type="float">
            <text:p>1124.6016</text:p>
          </table:table-cell>
          <table:table-cell office:value-type="float" office:value="1858.954" calcext:value-type="float">
            <text:p>1858.954</text:p>
          </table:table-cell>
          <table:table-cell office:value-type="float" office:value="3744.7256" calcext:value-type="float">
            <text:p>3744.7256</text:p>
          </table:table-cell>
          <table:table-cell office:value-type="float" office:value="11185.189" calcext:value-type="float">
            <text:p>11185.189</text:p>
          </table:table-cell>
          <table:table-cell table:formula="of:=[.J41]*0.38" office:value-type="float" office:value="2687.277046" calcext:value-type="float">
            <text:p>2687.277046</text:p>
          </table:table-cell>
          <table:table-cell office:value-type="float" office:value="7071.7817" calcext:value-type="float">
            <text:p>7071.7817</text:p>
          </table:table-cell>
          <table:table-cell office:value-type="float" office:value="39058.266" calcext:value-type="float">
            <text:p>39058.266</text:p>
          </table:table-cell>
          <table:table-cell office:value-type="float" office:value="43534.613" calcext:value-type="float">
            <text:p>43534.613</text:p>
          </table:table-cell>
          <table:table-cell office:value-type="float" office:value="53512.844" calcext:value-type="float">
            <text:p>53512.84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0" calcext:value-type="float">
            <text:p>2020</text:p>
          </table:table-cell>
          <table:table-cell office:value-type="float" office:value="2182.6973" calcext:value-type="float">
            <text:p>2182.6973</text:p>
          </table:table-cell>
          <table:table-cell office:value-type="float" office:value="1073.7583" calcext:value-type="float">
            <text:p>1073.7583</text:p>
          </table:table-cell>
          <table:table-cell office:value-type="float" office:value="2243.835" calcext:value-type="float">
            <text:p>2243.835</text:p>
          </table:table-cell>
          <table:table-cell office:value-type="float" office:value="4186.181" calcext:value-type="float">
            <text:p>4186.181</text:p>
          </table:table-cell>
          <table:table-cell office:value-type="float" office:value="11448.027" calcext:value-type="float">
            <text:p>11448.027</text:p>
          </table:table-cell>
          <table:table-cell table:formula="of:=[.J42]*0.38" office:value-type="float" office:value="2575.20908" calcext:value-type="float">
            <text:p>2575.20908</text:p>
          </table:table-cell>
          <table:table-cell office:value-type="float" office:value="6776.866" calcext:value-type="float">
            <text:p>6776.866</text:p>
          </table:table-cell>
          <table:table-cell office:value-type="float" office:value="38603.406" calcext:value-type="float">
            <text:p>38603.406</text:p>
          </table:table-cell>
          <table:table-cell office:value-type="float" office:value="42233.39" calcext:value-type="float">
            <text:p>42233.39</text:p>
          </table:table-cell>
          <table:table-cell office:value-type="float" office:value="48609.645" calcext:value-type="float">
            <text:p>48609.6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1" calcext:value-type="float">
            <text:p>2021</text:p>
          </table:table-cell>
          <table:table-cell office:value-type="float" office:value="2335.3115" calcext:value-type="float">
            <text:p>2335.3115</text:p>
          </table:table-cell>
          <table:table-cell office:value-type="float" office:value="1142.8717" calcext:value-type="float">
            <text:p>1142.8717</text:p>
          </table:table-cell>
          <table:table-cell office:value-type="float" office:value="2771.829" calcext:value-type="float">
            <text:p>2771.829</text:p>
          </table:table-cell>
          <table:table-cell office:value-type="float" office:value="4851.594" calcext:value-type="float">
            <text:p>4851.594</text:p>
          </table:table-cell>
          <table:table-cell office:value-type="float" office:value="11222.36" calcext:value-type="float">
            <text:p>11222.36</text:p>
          </table:table-cell>
          <table:table-cell table:formula="of:=[.J43]*0.38" office:value-type="float" office:value="2674.08622" calcext:value-type="float">
            <text:p>2674.08622</text:p>
          </table:table-cell>
          <table:table-cell office:value-type="float" office:value="7037.069" calcext:value-type="float">
            <text:p>7037.069</text:p>
          </table:table-cell>
          <table:table-cell office:value-type="float" office:value="40670.66" calcext:value-type="float">
            <text:p>40670.66</text:p>
          </table:table-cell>
          <table:table-cell office:value-type="float" office:value="44564.812" calcext:value-type="float">
            <text:p>44564.812</text:p>
          </table:table-cell>
          <table:table-cell office:value-type="float" office:value="51349.656" calcext:value-type="float">
            <text:p>51349.65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2" calcext:value-type="float">
            <text:p>2022</text:p>
          </table:table-cell>
          <table:table-cell office:value-type="float" office:value="2413.8076" calcext:value-type="float">
            <text:p>2413.8076</text:p>
          </table:table-cell>
          <table:table-cell office:value-type="float" office:value="1199.2067" calcext:value-type="float">
            <text:p>1199.2067</text:p>
          </table:table-cell>
          <table:table-cell office:value-type="float" office:value="3448.2373" calcext:value-type="float">
            <text:p>3448.2373</text:p>
          </table:table-cell>
          <table:table-cell office:value-type="float" office:value="5487.6" calcext:value-type="float">
            <text:p>5487.6</text:p>
          </table:table-cell>
          <table:table-cell office:value-type="float" office:value="11299.816" calcext:value-type="float">
            <text:p>11299.816</text:p>
          </table:table-cell>
          <table:table-cell table:formula="of:=[.J44]*0.38" office:value-type="float" office:value="2546.888972" calcext:value-type="float">
            <text:p>2546.888972</text:p>
          </table:table-cell>
          <table:table-cell office:value-type="float" office:value="6702.3394" calcext:value-type="float">
            <text:p>6702.3394</text:p>
          </table:table-cell>
          <table:table-cell office:value-type="float" office:value="39413.043" calcext:value-type="float">
            <text:p>39413.043</text:p>
          </table:table-cell>
          <table:table-cell office:value-type="float" office:value="44854.035" calcext:value-type="float">
            <text:p>44854.035</text:p>
          </table:table-cell>
          <table:table-cell office:value-type="float" office:value="52969.59" calcext:value-type="float">
            <text:p>52969.59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EJ</text:p>
          </table:table-cell>
          <table:table-cell office:value-type="string" calcext:value-type="string">
            <text:p>TWh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([.H51]*10^6)/3600" office:value-type="float" office:value="277.777777777778" calcext:value-type="float">
            <text:p>277.777777777778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1/[.I51]"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float" office:value="24.13" calcext:value-type="float">
            <text:p>24.13</text:p>
          </table:table-cell>
          <table:table-cell table:formula="of:=[.H54]*[.I51]" office:value-type="float" office:value="6702.77777777778" calcext:value-type="float">
            <text:p>6702.77777777778</text:p>
          </table:table-cell>
          <table:table-cell table:number-columns-repeated="4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https://ourworldindata.org/grapher/energy-consumption-by-source-and-country?stackMode=absolute</text:p>
          </table:table-cell>
          <table:table-cell table:number-columns-repeated="12"/>
        </table:table-row>
      </table:table>
      <table:table table:name="energy consumption anti conversion" table:style-name="ta1">
        <table:table-column table:style-name="co13" table:number-columns-repeated="16384" table:default-cell-style-name="Default"/>
        <table:table-row table:style-name="ro2"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Other renewables (including geothermal and biomass) - TWh</text:p>
          </table:table-cell>
          <table:table-cell table:style-name="ce1" office:value-type="string" calcext:value-type="string">
            <text:p>Biofuels consumption - TWh</text:p>
          </table:table-cell>
          <table:table-cell table:style-name="ce1" office:value-type="string" calcext:value-type="string">
            <text:p>Solar consumption - TWh</text:p>
          </table:table-cell>
          <table:table-cell table:style-name="ce1" office:value-type="string" calcext:value-type="string">
            <text:p>Wind consumption - TWh</text:p>
          </table:table-cell>
          <table:table-cell table:style-name="ce1" office:value-type="string" calcext:value-type="string">
            <text:p>Hydro consumption - TWh</text:p>
          </table:table-cell>
          <table:table-cell table:style-name="ce1" office:value-type="string" calcext:value-type="string">
            <text:p>Nuclear consumption - TWh</text:p>
          </table:table-cell>
          <table:table-cell table:style-name="ce1" office:value-type="string" calcext:value-type="string">
            <text:p>Gas consumption - TWh</text:p>
          </table:table-cell>
          <table:table-cell table:style-name="ce1" office:value-type="string" calcext:value-type="string">
            <text:p>Coal consumption - TWh</text:p>
          </table:table-cell>
          <table:table-cell table:style-name="ce1" office:value-type="string" calcext:value-type="string">
            <text:p>Oil consumption - TWh</text:p>
          </table:table-cell>
          <table:table-cell table:style-name="ce1" office:value-type="string" calcext:value-type="string">
            <text:p>solar &amp; wind</text:p>
          </table:table-cell>
          <table:table-cell table:style-name="ce1" office:value-type="string" calcext:value-type="string">
            <text:p>fossil</text:p>
          </table:table-cell>
          <table:table-cell table:style-name="ce1" office:value-type="string" calcext:value-type="string">
            <text:p>renewables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0" calcext:value-type="float">
            <text:p>1980</text:p>
          </table:table-cell>
          <table:table-cell table:formula="of:=[$'energy consumption'.D2]*[.$B66]" office:value-type="float" office:value="55.3638852" calcext:value-type="float">
            <text:p>55.3638852</text:p>
          </table:table-cell>
          <table:table-cell table:formula="of:=[$'energy consumption'.E2]*[.$B66]" office:value-type="float" office:value="11.8030032" calcext:value-type="float">
            <text:p>11.8030032</text:p>
          </table:table-cell>
          <table:table-cell table:formula="of:=[$'energy consumption'.F2]*[.$B66]" office:value-type="float" office:value="0" calcext:value-type="float">
            <text:p>0</text:p>
          </table:table-cell>
          <table:table-cell table:formula="of:=[$'energy consumption'.G2]*[.$B66]" office:value-type="float" office:value="0.01117739988" calcext:value-type="float">
            <text:p>0.01117739988</text:p>
          </table:table-cell>
          <table:table-cell table:formula="of:=[$'energy consumption'.H2]*[.$B66]" office:value-type="float" office:value="1843.368768" calcext:value-type="float">
            <text:p>1843.368768</text:p>
          </table:table-cell>
          <table:table-cell table:formula="of:=[$'energy consumption'.J2]*[.$B66]" office:value-type="float" office:value="727.234416" calcext:value-type="float">
            <text:p>727.234416</text:p>
          </table:table-cell>
          <table:table-cell table:formula="of:=[$'energy consumption'.K2]*[.$B66]" office:value-type="float" office:value="5125.30596" calcext:value-type="float">
            <text:p>5125.30596</text:p>
          </table:table-cell>
          <table:table-cell table:formula="of:=[$'energy consumption'.L2]*[.$B66]" office:value-type="float" office:value="7508.7396" calcext:value-type="float">
            <text:p>7508.7396</text:p>
          </table:table-cell>
          <table:table-cell table:formula="of:=[$'energy consumption'.M2]*[.$B66]" office:value-type="float" office:value="12789.04788" calcext:value-type="float">
            <text:p>12789.04788</text:p>
          </table:table-cell>
          <table:table-cell table:formula="of:=SUM([.F2:.G2])" office:value-type="float" office:value="0.01117739988" calcext:value-type="float">
            <text:p>0.01117739988</text:p>
          </table:table-cell>
          <table:table-cell table:formula="of:=SUM([.J2:.L2])" office:value-type="float" office:value="25423.09344" calcext:value-type="float">
            <text:p>25423.09344</text:p>
          </table:table-cell>
          <table:table-cell table:formula="of:=SUM([.D2];[.F2];[.G2];[.H2])" office:value-type="float" office:value="1898.74383059988" calcext:value-type="float">
            <text:p>1898.743830599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1" calcext:value-type="float">
            <text:p>1981</text:p>
          </table:table-cell>
          <table:table-cell table:formula="of:=[$'energy consumption'.D3]*[.$B67]" office:value-type="float" office:value="59.366736" calcext:value-type="float">
            <text:p>59.366736</text:p>
          </table:table-cell>
          <table:table-cell table:formula="of:=[$'energy consumption'.E3]*[.$B67]" office:value-type="float" office:value="10.70925228" calcext:value-type="float">
            <text:p>10.70925228</text:p>
          </table:table-cell>
          <table:table-cell table:formula="of:=[$'energy consumption'.F3]*[.$B67]" office:value-type="float" office:value="0" calcext:value-type="float">
            <text:p>0</text:p>
          </table:table-cell>
          <table:table-cell table:formula="of:=[$'energy consumption'.G3]*[.$B67]" office:value-type="float" office:value="0.01117739988" calcext:value-type="float">
            <text:p>0.01117739988</text:p>
          </table:table-cell>
          <table:table-cell table:formula="of:=[$'energy consumption'.H3]*[.$B67]" office:value-type="float" office:value="1883.026224" calcext:value-type="float">
            <text:p>1883.026224</text:p>
          </table:table-cell>
          <table:table-cell table:formula="of:=[$'energy consumption'.J3]*[.$B67]" office:value-type="float" office:value="858.831408" calcext:value-type="float">
            <text:p>858.831408</text:p>
          </table:table-cell>
          <table:table-cell table:formula="of:=[$'energy consumption'.K3]*[.$B67]" office:value-type="float" office:value="5182.51428" calcext:value-type="float">
            <text:p>5182.51428</text:p>
          </table:table-cell>
          <table:table-cell table:formula="of:=[$'energy consumption'.L3]*[.$B67]" office:value-type="float" office:value="7613.8848" calcext:value-type="float">
            <text:p>7613.8848</text:p>
          </table:table-cell>
          <table:table-cell table:formula="of:=[$'energy consumption'.M3]*[.$B67]" office:value-type="float" office:value="12336.4944" calcext:value-type="float">
            <text:p>12336.4944</text:p>
          </table:table-cell>
          <table:table-cell table:formula="of:=SUM([.F3:.G3])" office:value-type="float" office:value="0.01117739988" calcext:value-type="float">
            <text:p>0.01117739988</text:p>
          </table:table-cell>
          <table:table-cell table:formula="of:=SUM([.J3:.L3])" office:value-type="float" office:value="25132.89348" calcext:value-type="float">
            <text:p>25132.89348</text:p>
          </table:table-cell>
          <table:table-cell table:formula="of:=SUM([.D3];[.F3];[.G3];[.H3])" office:value-type="float" office:value="1942.40413739988" calcext:value-type="float">
            <text:p>1942.404137399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2" calcext:value-type="float">
            <text:p>1982</text:p>
          </table:table-cell>
          <table:table-cell table:formula="of:=[$'energy consumption'.D4]*[.$B68]" office:value-type="float" office:value="68.843844" calcext:value-type="float">
            <text:p>68.843844</text:p>
          </table:table-cell>
          <table:table-cell table:formula="of:=[$'energy consumption'.E4]*[.$B68]" office:value-type="float" office:value="13.52024784" calcext:value-type="float">
            <text:p>13.52024784</text:p>
          </table:table-cell>
          <table:table-cell table:formula="of:=[$'energy consumption'.F4]*[.$B68]" office:value-type="float" office:value="0" calcext:value-type="float">
            <text:p>0</text:p>
          </table:table-cell>
          <table:table-cell table:formula="of:=[$'energy consumption'.G4]*[.$B68]" office:value-type="float" office:value="0.01969349868" calcext:value-type="float">
            <text:p>0.01969349868</text:p>
          </table:table-cell>
          <table:table-cell table:formula="of:=[$'energy consumption'.H4]*[.$B68]" office:value-type="float" office:value="1917.095616" calcext:value-type="float">
            <text:p>1917.095616</text:p>
          </table:table-cell>
          <table:table-cell table:formula="of:=[$'energy consumption'.J4]*[.$B68]" office:value-type="float" office:value="931.794264" calcext:value-type="float">
            <text:p>931.794264</text:p>
          </table:table-cell>
          <table:table-cell table:formula="of:=[$'energy consumption'.K4]*[.$B68]" office:value-type="float" office:value="5209.10424" calcext:value-type="float">
            <text:p>5209.10424</text:p>
          </table:table-cell>
          <table:table-cell table:formula="of:=[$'energy consumption'.L4]*[.$B68]" office:value-type="float" office:value="7698.76236" calcext:value-type="float">
            <text:p>7698.76236</text:p>
          </table:table-cell>
          <table:table-cell table:formula="of:=[$'energy consumption'.M4]*[.$B68]" office:value-type="float" office:value="11954.9052" calcext:value-type="float">
            <text:p>11954.9052</text:p>
          </table:table-cell>
          <table:table-cell table:formula="of:=SUM([.F4:.G4])" office:value-type="float" office:value="0.01969349868" calcext:value-type="float">
            <text:p>0.01969349868</text:p>
          </table:table-cell>
          <table:table-cell table:formula="of:=SUM([.J4:.L4])" office:value-type="float" office:value="24862.7718" calcext:value-type="float">
            <text:p>24862.7718</text:p>
          </table:table-cell>
          <table:table-cell table:formula="of:=SUM([.D4];[.F4];[.G4];[.H4])" office:value-type="float" office:value="1985.95915349868" calcext:value-type="float">
            <text:p>1985.959153498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3" calcext:value-type="float">
            <text:p>1983</text:p>
          </table:table-cell>
          <table:table-cell table:formula="of:=[$'energy consumption'.D5]*[.$B69]" office:value-type="float" office:value="76.2374088" calcext:value-type="float">
            <text:p>76.2374088</text:p>
          </table:table-cell>
          <table:table-cell table:formula="of:=[$'energy consumption'.E5]*[.$B69]" office:value-type="float" office:value="17.6469264" calcext:value-type="float">
            <text:p>17.6469264</text:p>
          </table:table-cell>
          <table:table-cell table:formula="of:=[$'energy consumption'.F5]*[.$B69]" office:value-type="float" office:value="0.00319354956" calcext:value-type="float">
            <text:p>0.00319354956</text:p>
          </table:table-cell>
          <table:table-cell table:formula="of:=[$'energy consumption'.G5]*[.$B69]" office:value-type="float" office:value="0.034910802" calcext:value-type="float">
            <text:p>0.034910802</text:p>
          </table:table-cell>
          <table:table-cell table:formula="of:=[$'energy consumption'.H5]*[.$B69]" office:value-type="float" office:value="1998.9153" calcext:value-type="float">
            <text:p>1998.9153</text:p>
          </table:table-cell>
          <table:table-cell table:formula="of:=[$'energy consumption'.J5]*[.$B69]" office:value-type="float" office:value="1056.04524" calcext:value-type="float">
            <text:p>1056.04524</text:p>
          </table:table-cell>
          <table:table-cell table:formula="of:=[$'energy consumption'.K5]*[.$B69]" office:value-type="float" office:value="5293.37988" calcext:value-type="float">
            <text:p>5293.37988</text:p>
          </table:table-cell>
          <table:table-cell table:formula="of:=[$'energy consumption'.L5]*[.$B69]" office:value-type="float" office:value="7936.68456" calcext:value-type="float">
            <text:p>7936.68456</text:p>
          </table:table-cell>
          <table:table-cell table:formula="of:=[$'energy consumption'.M5]*[.$B69]" office:value-type="float" office:value="11864.38068" calcext:value-type="float">
            <text:p>11864.38068</text:p>
          </table:table-cell>
          <table:table-cell table:formula="of:=SUM([.F5:.G5])" office:value-type="float" office:value="0.03810435156" calcext:value-type="float">
            <text:p>0.03810435156</text:p>
          </table:table-cell>
          <table:table-cell table:formula="of:=SUM([.J5:.L5])" office:value-type="float" office:value="25094.44512" calcext:value-type="float">
            <text:p>25094.44512</text:p>
          </table:table-cell>
          <table:table-cell table:formula="of:=SUM([.D5];[.F5];[.G5];[.H5])" office:value-type="float" office:value="2075.19081315156" calcext:value-type="float">
            <text:p>2075.190813151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4" calcext:value-type="float">
            <text:p>1984</text:p>
          </table:table-cell>
          <table:table-cell table:formula="of:=[$'energy consumption'.D6]*[.$B70]" office:value-type="float" office:value="85.075434" calcext:value-type="float">
            <text:p>85.075434</text:p>
          </table:table-cell>
          <table:table-cell table:formula="of:=[$'energy consumption'.E6]*[.$B70]" office:value-type="float" office:value="20.81031228" calcext:value-type="float">
            <text:p>20.81031228</text:p>
          </table:table-cell>
          <table:table-cell table:formula="of:=[$'energy consumption'.F6]*[.$B70]" office:value-type="float" office:value="0.00671827968" calcext:value-type="float">
            <text:p>0.00671827968</text:p>
          </table:table-cell>
          <table:table-cell table:formula="of:=[$'energy consumption'.G6]*[.$B70]" office:value-type="float" office:value="0.0476430012" calcext:value-type="float">
            <text:p>0.0476430012</text:p>
          </table:table-cell>
          <table:table-cell table:formula="of:=[$'energy consumption'.H6]*[.$B70]" office:value-type="float" office:value="2066.6232" calcext:value-type="float">
            <text:p>2066.6232</text:p>
          </table:table-cell>
          <table:table-cell table:formula="of:=[$'energy consumption'.J6]*[.$B70]" office:value-type="float" office:value="1281.548412" calcext:value-type="float">
            <text:p>1281.548412</text:p>
          </table:table-cell>
          <table:table-cell table:formula="of:=[$'energy consumption'.K6]*[.$B70]" office:value-type="float" office:value="5724.9648" calcext:value-type="float">
            <text:p>5724.9648</text:p>
          </table:table-cell>
          <table:table-cell table:formula="of:=[$'energy consumption'.L6]*[.$B70]" office:value-type="float" office:value="8280.38808" calcext:value-type="float">
            <text:p>8280.38808</text:p>
          </table:table-cell>
          <table:table-cell table:formula="of:=[$'energy consumption'.M6]*[.$B70]" office:value-type="float" office:value="12124.8468" calcext:value-type="float">
            <text:p>12124.8468</text:p>
          </table:table-cell>
          <table:table-cell table:formula="of:=SUM([.F6:.G6])" office:value-type="float" office:value="0.05436128088" calcext:value-type="float">
            <text:p>0.05436128088</text:p>
          </table:table-cell>
          <table:table-cell table:formula="of:=SUM([.J6:.L6])" office:value-type="float" office:value="26130.19968" calcext:value-type="float">
            <text:p>26130.19968</text:p>
          </table:table-cell>
          <table:table-cell table:formula="of:=SUM([.D6];[.F6];[.G6];[.H6])" office:value-type="float" office:value="2151.75299528088" calcext:value-type="float">
            <text:p>2151.752995280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5" calcext:value-type="float">
            <text:p>1985</text:p>
          </table:table-cell>
          <table:table-cell table:formula="of:=[$'energy consumption'.D7]*[.$B71]" office:value-type="float" office:value="87.535782" calcext:value-type="float">
            <text:p>87.535782</text:p>
          </table:table-cell>
          <table:table-cell table:formula="of:=[$'energy consumption'.E7]*[.$B71]" office:value-type="float" office:value="24.6276324" calcext:value-type="float">
            <text:p>24.6276324</text:p>
          </table:table-cell>
          <table:table-cell table:formula="of:=[$'energy consumption'.F7]*[.$B71]" office:value-type="float" office:value="0.0125053992" calcext:value-type="float">
            <text:p>0.0125053992</text:p>
          </table:table-cell>
          <table:table-cell table:formula="of:=[$'energy consumption'.G7]*[.$B71]" office:value-type="float" office:value="0.0683633988" calcext:value-type="float">
            <text:p>0.0683633988</text:p>
          </table:table-cell>
          <table:table-cell table:formula="of:=[$'energy consumption'.H7]*[.$B71]" office:value-type="float" office:value="2106.9378" calcext:value-type="float">
            <text:p>2106.9378</text:p>
          </table:table-cell>
          <table:table-cell table:formula="of:=[$'energy consumption'.J7]*[.$B71]" office:value-type="float" office:value="1520.941464" calcext:value-type="float">
            <text:p>1520.941464</text:p>
          </table:table-cell>
          <table:table-cell table:formula="of:=[$'energy consumption'.K7]*[.$B71]" office:value-type="float" office:value="5854.39992" calcext:value-type="float">
            <text:p>5854.39992</text:p>
          </table:table-cell>
          <table:table-cell table:formula="of:=[$'energy consumption'.L7]*[.$B71]" office:value-type="float" office:value="8635.61736" calcext:value-type="float">
            <text:p>8635.61736</text:p>
          </table:table-cell>
          <table:table-cell table:formula="of:=[$'energy consumption'.M7]*[.$B71]" office:value-type="float" office:value="12120.15528" calcext:value-type="float">
            <text:p>12120.15528</text:p>
          </table:table-cell>
          <table:table-cell table:formula="of:=SUM([.F7:.G7])" office:value-type="float" office:value="0.080868798" calcext:value-type="float">
            <text:p>0.080868798</text:p>
          </table:table-cell>
          <table:table-cell table:formula="of:=SUM([.J7:.L7])" office:value-type="float" office:value="26610.17256" calcext:value-type="float">
            <text:p>26610.17256</text:p>
          </table:table-cell>
          <table:table-cell table:formula="of:=SUM([.D7];[.F7];[.G7];[.H7])" office:value-type="float" office:value="2194.554450798" calcext:value-type="float">
            <text:p>2194.5544507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6" calcext:value-type="float">
            <text:p>1986</text:p>
          </table:table-cell>
          <table:table-cell table:formula="of:=[$'energy consumption'.D8]*[.$B72]" office:value-type="float" office:value="94.9267512" calcext:value-type="float">
            <text:p>94.9267512</text:p>
          </table:table-cell>
          <table:table-cell table:formula="of:=[$'energy consumption'.E8]*[.$B72]" office:value-type="float" office:value="30.3130764" calcext:value-type="float">
            <text:p>30.3130764</text:p>
          </table:table-cell>
          <table:table-cell table:formula="of:=[$'energy consumption'.F8]*[.$B72]" office:value-type="float" office:value="0.0161633988" calcext:value-type="float">
            <text:p>0.0161633988</text:p>
          </table:table-cell>
          <table:table-cell table:formula="of:=[$'energy consumption'.G8]*[.$B72]" office:value-type="float" office:value="0.147788208" calcext:value-type="float">
            <text:p>0.147788208</text:p>
          </table:table-cell>
          <table:table-cell table:formula="of:=[$'energy consumption'.H8]*[.$B72]" office:value-type="float" office:value="2135.488536" calcext:value-type="float">
            <text:p>2135.488536</text:p>
          </table:table-cell>
          <table:table-cell table:formula="of:=[$'energy consumption'.J8]*[.$B72]" office:value-type="float" office:value="1629.031104" calcext:value-type="float">
            <text:p>1629.031104</text:p>
          </table:table-cell>
          <table:table-cell table:formula="of:=[$'energy consumption'.K8]*[.$B72]" office:value-type="float" office:value="5911.5996" calcext:value-type="float">
            <text:p>5911.5996</text:p>
          </table:table-cell>
          <table:table-cell table:formula="of:=[$'energy consumption'.L8]*[.$B72]" office:value-type="float" office:value="8732.8926" calcext:value-type="float">
            <text:p>8732.8926</text:p>
          </table:table-cell>
          <table:table-cell table:formula="of:=[$'energy consumption'.M8]*[.$B72]" office:value-type="float" office:value="12496.64472" calcext:value-type="float">
            <text:p>12496.64472</text:p>
          </table:table-cell>
          <table:table-cell table:formula="of:=SUM([.F8:.G8])" office:value-type="float" office:value="0.1639516068" calcext:value-type="float">
            <text:p>0.1639516068</text:p>
          </table:table-cell>
          <table:table-cell table:formula="of:=SUM([.J8:.L8])" office:value-type="float" office:value="27141.13692" calcext:value-type="float">
            <text:p>27141.13692</text:p>
          </table:table-cell>
          <table:table-cell table:formula="of:=SUM([.D8];[.F8];[.G8];[.H8])" office:value-type="float" office:value="2230.5792388068" calcext:value-type="float">
            <text:p>2230.57923880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7" calcext:value-type="float">
            <text:p>1987</text:p>
          </table:table-cell>
          <table:table-cell table:formula="of:=[$'energy consumption'.D9]*[.$B73]" office:value-type="float" office:value="101.679588" calcext:value-type="float">
            <text:p>101.679588</text:p>
          </table:table-cell>
          <table:table-cell table:formula="of:=[$'energy consumption'.E9]*[.$B73]" office:value-type="float" office:value="30.7188432" calcext:value-type="float">
            <text:p>30.7188432</text:p>
          </table:table-cell>
          <table:table-cell table:formula="of:=[$'energy consumption'.F9]*[.$B73]" office:value-type="float" office:value="0.01128709908" calcext:value-type="float">
            <text:p>0.01128709908</text:p>
          </table:table-cell>
          <table:table-cell table:formula="of:=[$'energy consumption'.G9]*[.$B73]" office:value-type="float" office:value="0.2079817056" calcext:value-type="float">
            <text:p>0.2079817056</text:p>
          </table:table-cell>
          <table:table-cell table:formula="of:=[$'energy consumption'.H9]*[.$B73]" office:value-type="float" office:value="2164.361652" calcext:value-type="float">
            <text:p>2164.361652</text:p>
          </table:table-cell>
          <table:table-cell table:formula="of:=[$'energy consumption'.J9]*[.$B73]" office:value-type="float" office:value="1772.03916" calcext:value-type="float">
            <text:p>1772.03916</text:p>
          </table:table-cell>
          <table:table-cell table:formula="of:=[$'energy consumption'.K9]*[.$B73]" office:value-type="float" office:value="6221.4822" calcext:value-type="float">
            <text:p>6221.4822</text:p>
          </table:table-cell>
          <table:table-cell table:formula="of:=[$'energy consumption'.L9]*[.$B73]" office:value-type="float" office:value="9076.47336" calcext:value-type="float">
            <text:p>9076.47336</text:p>
          </table:table-cell>
          <table:table-cell table:formula="of:=[$'energy consumption'.M9]*[.$B73]" office:value-type="float" office:value="12745.5696" calcext:value-type="float">
            <text:p>12745.5696</text:p>
          </table:table-cell>
          <table:table-cell table:formula="of:=SUM([.F9:.G9])" office:value-type="float" office:value="0.21926880468" calcext:value-type="float">
            <text:p>0.21926880468</text:p>
          </table:table-cell>
          <table:table-cell table:formula="of:=SUM([.J9:.L9])" office:value-type="float" office:value="28043.52516" calcext:value-type="float">
            <text:p>28043.52516</text:p>
          </table:table-cell>
          <table:table-cell table:formula="of:=SUM([.D9];[.F9];[.G9];[.H9])" office:value-type="float" office:value="2266.26050880468" calcext:value-type="float">
            <text:p>2266.26050880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8" calcext:value-type="float">
            <text:p>1988</text:p>
          </table:table-cell>
          <table:table-cell table:formula="of:=[$'energy consumption'.D10]*[.$B74]" office:value-type="float" office:value="104.7099348" calcext:value-type="float">
            <text:p>104.7099348</text:p>
          </table:table-cell>
          <table:table-cell table:formula="of:=[$'energy consumption'.E10]*[.$B74]" office:value-type="float" office:value="32.24167056" calcext:value-type="float">
            <text:p>32.24167056</text:p>
          </table:table-cell>
          <table:table-cell table:formula="of:=[$'energy consumption'.F10]*[.$B74]" office:value-type="float" office:value="0.01085379948" calcext:value-type="float">
            <text:p>0.01085379948</text:p>
          </table:table-cell>
          <table:table-cell table:formula="of:=[$'energy consumption'.G10]*[.$B74]" office:value-type="float" office:value="0.35297208" calcext:value-type="float">
            <text:p>0.35297208</text:p>
          </table:table-cell>
          <table:table-cell table:formula="of:=[$'energy consumption'.H10]*[.$B74]" office:value-type="float" office:value="2233.729332" calcext:value-type="float">
            <text:p>2233.729332</text:p>
          </table:table-cell>
          <table:table-cell table:formula="of:=[$'energy consumption'.J10]*[.$B74]" office:value-type="float" office:value="1931.92128" calcext:value-type="float">
            <text:p>1931.92128</text:p>
          </table:table-cell>
          <table:table-cell table:formula="of:=[$'energy consumption'.K10]*[.$B74]" office:value-type="float" office:value="6511.98528" calcext:value-type="float">
            <text:p>6511.98528</text:p>
          </table:table-cell>
          <table:table-cell table:formula="of:=[$'energy consumption'.L10]*[.$B74]" office:value-type="float" office:value="9348.16644" calcext:value-type="float">
            <text:p>9348.16644</text:p>
          </table:table-cell>
          <table:table-cell table:formula="of:=[$'energy consumption'.M10]*[.$B74]" office:value-type="float" office:value="13158.5256" calcext:value-type="float">
            <text:p>13158.5256</text:p>
          </table:table-cell>
          <table:table-cell table:formula="of:=SUM([.F10:.G10])" office:value-type="float" office:value="0.36382587948" calcext:value-type="float">
            <text:p>0.36382587948</text:p>
          </table:table-cell>
          <table:table-cell table:formula="of:=SUM([.J10:.L10])" office:value-type="float" office:value="29018.67732" calcext:value-type="float">
            <text:p>29018.67732</text:p>
          </table:table-cell>
          <table:table-cell table:formula="of:=SUM([.D10];[.F10];[.G10];[.H10])" office:value-type="float" office:value="2338.80309267948" calcext:value-type="float">
            <text:p>2338.8030926794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89" calcext:value-type="float">
            <text:p>1989</text:p>
          </table:table-cell>
          <table:table-cell table:formula="of:=[$'energy consumption'.D11]*[.$B75]" office:value-type="float" office:value="116.0461548" calcext:value-type="float">
            <text:p>116.0461548</text:p>
          </table:table-cell>
          <table:table-cell table:formula="of:=[$'energy consumption'.E11]*[.$B75]" office:value-type="float" office:value="34.4481264" calcext:value-type="float">
            <text:p>34.4481264</text:p>
          </table:table-cell>
          <table:table-cell table:formula="of:=[$'energy consumption'.F11]*[.$B75]" office:value-type="float" office:value="0.2791408824" calcext:value-type="float">
            <text:p>0.2791408824</text:p>
          </table:table-cell>
          <table:table-cell table:formula="of:=[$'energy consumption'.G11]*[.$B75]" office:value-type="float" office:value="2.82072996" calcext:value-type="float">
            <text:p>2.82072996</text:p>
          </table:table-cell>
          <table:table-cell table:formula="of:=[$'energy consumption'.H11]*[.$B75]" office:value-type="float" office:value="2222.271" calcext:value-type="float">
            <text:p>2222.271</text:p>
          </table:table-cell>
          <table:table-cell table:formula="of:=[$'energy consumption'.J11]*[.$B75]" office:value-type="float" office:value="1986.83856" calcext:value-type="float">
            <text:p>1986.83856</text:p>
          </table:table-cell>
          <table:table-cell table:formula="of:=[$'energy consumption'.K11]*[.$B75]" office:value-type="float" office:value="6799.92336" calcext:value-type="float">
            <text:p>6799.92336</text:p>
          </table:table-cell>
          <table:table-cell table:formula="of:=[$'energy consumption'.L11]*[.$B75]" office:value-type="float" office:value="9437.64264" calcext:value-type="float">
            <text:p>9437.64264</text:p>
          </table:table-cell>
          <table:table-cell table:formula="of:=[$'energy consumption'.M11]*[.$B75]" office:value-type="float" office:value="13379.05548" calcext:value-type="float">
            <text:p>13379.05548</text:p>
          </table:table-cell>
          <table:table-cell table:formula="of:=SUM([.F11:.G11])" office:value-type="float" office:value="3.0998708424" calcext:value-type="float">
            <text:p>3.0998708424</text:p>
          </table:table-cell>
          <table:table-cell table:formula="of:=SUM([.J11:.L11])" office:value-type="float" office:value="29616.62148" calcext:value-type="float">
            <text:p>29616.62148</text:p>
          </table:table-cell>
          <table:table-cell table:formula="of:=SUM([.D11];[.F11];[.G11];[.H11])" office:value-type="float" office:value="2341.4170256424" calcext:value-type="float">
            <text:p>2341.41702564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0" calcext:value-type="float">
            <text:p>1990</text:p>
          </table:table-cell>
          <table:table-cell table:formula="of:=[$'energy consumption'.D12]*[.$B76]" office:value-type="float" office:value="130.0288968" calcext:value-type="float">
            <text:p>130.0288968</text:p>
          </table:table-cell>
          <table:table-cell table:formula="of:=[$'energy consumption'.E12]*[.$B76]" office:value-type="float" office:value="38.3914368" calcext:value-type="float">
            <text:p>38.3914368</text:p>
          </table:table-cell>
          <table:table-cell table:formula="of:=[$'energy consumption'.F12]*[.$B76]" office:value-type="float" office:value="0.41340474" calcext:value-type="float">
            <text:p>0.41340474</text:p>
          </table:table-cell>
          <table:table-cell table:formula="of:=[$'energy consumption'.G12]*[.$B76]" office:value-type="float" office:value="3.86682336" calcext:value-type="float">
            <text:p>3.86682336</text:p>
          </table:table-cell>
          <table:table-cell table:formula="of:=[$'energy consumption'.H12]*[.$B76]" office:value-type="float" office:value="2298.13488" calcext:value-type="float">
            <text:p>2298.13488</text:p>
          </table:table-cell>
          <table:table-cell table:formula="of:=[$'energy consumption'.J12]*[.$B76]" office:value-type="float" office:value="2043.619452" calcext:value-type="float">
            <text:p>2043.619452</text:p>
          </table:table-cell>
          <table:table-cell table:formula="of:=[$'energy consumption'.K12]*[.$B76]" office:value-type="float" office:value="7013.205" calcext:value-type="float">
            <text:p>7013.205</text:p>
          </table:table-cell>
          <table:table-cell table:formula="of:=[$'energy consumption'.L12]*[.$B76]" office:value-type="float" office:value="9326.385" calcext:value-type="float">
            <text:p>9326.385</text:p>
          </table:table-cell>
          <table:table-cell table:formula="of:=[$'energy consumption'.M12]*[.$B76]" office:value-type="float" office:value="13563.5652" calcext:value-type="float">
            <text:p>13563.5652</text:p>
          </table:table-cell>
          <table:table-cell table:formula="of:=SUM([.F12:.G12])" office:value-type="float" office:value="4.2802281" calcext:value-type="float">
            <text:p>4.2802281</text:p>
          </table:table-cell>
          <table:table-cell table:formula="of:=SUM([.J12:.L12])" office:value-type="float" office:value="29903.1552" calcext:value-type="float">
            <text:p>29903.1552</text:p>
          </table:table-cell>
          <table:table-cell table:formula="of:=SUM([.D12];[.F12];[.G12];[.H12])" office:value-type="float" office:value="2432.4440049" calcext:value-type="float">
            <text:p>2432.444004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1" calcext:value-type="float">
            <text:p>1991</text:p>
          </table:table-cell>
          <table:table-cell table:formula="of:=[$'energy consumption'.D13]*[.$B77]" office:value-type="float" office:value="135.652554" calcext:value-type="float">
            <text:p>135.652554</text:p>
          </table:table-cell>
          <table:table-cell table:formula="of:=[$'energy consumption'.E13]*[.$B77]" office:value-type="float" office:value="39.86233704" calcext:value-type="float">
            <text:p>39.86233704</text:p>
          </table:table-cell>
          <table:table-cell table:formula="of:=[$'energy consumption'.F13]*[.$B77]" office:value-type="float" office:value="0.537924384" calcext:value-type="float">
            <text:p>0.537924384</text:p>
          </table:table-cell>
          <table:table-cell table:formula="of:=[$'energy consumption'.G13]*[.$B77]" office:value-type="float" office:value="4.34972628" calcext:value-type="float">
            <text:p>4.34972628</text:p>
          </table:table-cell>
          <table:table-cell table:formula="of:=[$'energy consumption'.H13]*[.$B77]" office:value-type="float" office:value="2351.19888" calcext:value-type="float">
            <text:p>2351.19888</text:p>
          </table:table-cell>
          <table:table-cell table:formula="of:=[$'energy consumption'.J13]*[.$B77]" office:value-type="float" office:value="2141.39196" calcext:value-type="float">
            <text:p>2141.39196</text:p>
          </table:table-cell>
          <table:table-cell table:formula="of:=[$'energy consumption'.K13]*[.$B77]" office:value-type="float" office:value="7190.2224" calcext:value-type="float">
            <text:p>7190.2224</text:p>
          </table:table-cell>
          <table:table-cell table:formula="of:=[$'energy consumption'.L13]*[.$B77]" office:value-type="float" office:value="9236.94552" calcext:value-type="float">
            <text:p>9236.94552</text:p>
          </table:table-cell>
          <table:table-cell table:formula="of:=[$'energy consumption'.M13]*[.$B77]" office:value-type="float" office:value="13558.69548" calcext:value-type="float">
            <text:p>13558.69548</text:p>
          </table:table-cell>
          <table:table-cell table:formula="of:=SUM([.F13:.G13])" office:value-type="float" office:value="4.887650664" calcext:value-type="float">
            <text:p>4.887650664</text:p>
          </table:table-cell>
          <table:table-cell table:formula="of:=SUM([.J13:.L13])" office:value-type="float" office:value="29985.8634" calcext:value-type="float">
            <text:p>29985.8634</text:p>
          </table:table-cell>
          <table:table-cell table:formula="of:=SUM([.D13];[.F13];[.G13];[.H13])" office:value-type="float" office:value="2491.739084664" calcext:value-type="float">
            <text:p>2491.7390846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2" calcext:value-type="float">
            <text:p>1992</text:p>
          </table:table-cell>
          <table:table-cell table:formula="of:=[$'energy consumption'.D14]*[.$B78]" office:value-type="float" office:value="145.7212176" calcext:value-type="float">
            <text:p>145.7212176</text:p>
          </table:table-cell>
          <table:table-cell table:formula="of:=[$'energy consumption'.E14]*[.$B78]" office:value-type="float" office:value="39.1666788" calcext:value-type="float">
            <text:p>39.1666788</text:p>
          </table:table-cell>
          <table:table-cell table:formula="of:=[$'energy consumption'.F14]*[.$B78]" office:value-type="float" office:value="0.4967874" calcext:value-type="float">
            <text:p>0.4967874</text:p>
          </table:table-cell>
          <table:table-cell table:formula="of:=[$'energy consumption'.G14]*[.$B78]" office:value-type="float" office:value="5.03815464" calcext:value-type="float">
            <text:p>5.03815464</text:p>
          </table:table-cell>
          <table:table-cell table:formula="of:=[$'energy consumption'.H14]*[.$B78]" office:value-type="float" office:value="2350.9404" calcext:value-type="float">
            <text:p>2350.9404</text:p>
          </table:table-cell>
          <table:table-cell table:formula="of:=[$'energy consumption'.J14]*[.$B78]" office:value-type="float" office:value="2157.646824" calcext:value-type="float">
            <text:p>2157.646824</text:p>
          </table:table-cell>
          <table:table-cell table:formula="of:=[$'energy consumption'.K14]*[.$B78]" office:value-type="float" office:value="7222.85424" calcext:value-type="float">
            <text:p>7222.85424</text:p>
          </table:table-cell>
          <table:table-cell table:formula="of:=[$'energy consumption'.L14]*[.$B78]" office:value-type="float" office:value="9201.03192" calcext:value-type="float">
            <text:p>9201.03192</text:p>
          </table:table-cell>
          <table:table-cell table:formula="of:=[$'energy consumption'.M14]*[.$B78]" office:value-type="float" office:value="13732.98048" calcext:value-type="float">
            <text:p>13732.98048</text:p>
          </table:table-cell>
          <table:table-cell table:formula="of:=SUM([.F14:.G14])" office:value-type="float" office:value="5.53494204" calcext:value-type="float">
            <text:p>5.53494204</text:p>
          </table:table-cell>
          <table:table-cell table:formula="of:=SUM([.J14:.L14])" office:value-type="float" office:value="30156.86664" calcext:value-type="float">
            <text:p>30156.86664</text:p>
          </table:table-cell>
          <table:table-cell table:formula="of:=SUM([.D14];[.F14];[.G14];[.H14])" office:value-type="float" office:value="2502.19655964" calcext:value-type="float">
            <text:p>2502.1965596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3" calcext:value-type="float">
            <text:p>1993</text:p>
          </table:table-cell>
          <table:table-cell table:formula="of:=[$'energy consumption'.D15]*[.$B79]" office:value-type="float" office:value="150.5658708" calcext:value-type="float">
            <text:p>150.5658708</text:p>
          </table:table-cell>
          <table:table-cell table:formula="of:=[$'energy consumption'.E15]*[.$B79]" office:value-type="float" office:value="41.1999516" calcext:value-type="float">
            <text:p>41.1999516</text:p>
          </table:table-cell>
          <table:table-cell table:formula="of:=[$'energy consumption'.F15]*[.$B79]" office:value-type="float" office:value="0.592592184" calcext:value-type="float">
            <text:p>0.592592184</text:p>
          </table:table-cell>
          <table:table-cell table:formula="of:=[$'energy consumption'.G15]*[.$B79]" office:value-type="float" office:value="6.0721794" calcext:value-type="float">
            <text:p>6.0721794</text:p>
          </table:table-cell>
          <table:table-cell table:formula="of:=[$'energy consumption'.H15]*[.$B79]" office:value-type="float" office:value="2492.52156" calcext:value-type="float">
            <text:p>2492.52156</text:p>
          </table:table-cell>
          <table:table-cell table:formula="of:=[$'energy consumption'.J15]*[.$B79]" office:value-type="float" office:value="2231.953056" calcext:value-type="float">
            <text:p>2231.953056</text:p>
          </table:table-cell>
          <table:table-cell table:formula="of:=[$'energy consumption'.K15]*[.$B79]" office:value-type="float" office:value="7295.57352" calcext:value-type="float">
            <text:p>7295.57352</text:p>
          </table:table-cell>
          <table:table-cell table:formula="of:=[$'energy consumption'.L15]*[.$B79]" office:value-type="float" office:value="9248.01552" calcext:value-type="float">
            <text:p>9248.01552</text:p>
          </table:table-cell>
          <table:table-cell table:formula="of:=[$'energy consumption'.M15]*[.$B79]" office:value-type="float" office:value="13666.08384" calcext:value-type="float">
            <text:p>13666.08384</text:p>
          </table:table-cell>
          <table:table-cell table:formula="of:=SUM([.F15:.G15])" office:value-type="float" office:value="6.664771584" calcext:value-type="float">
            <text:p>6.664771584</text:p>
          </table:table-cell>
          <table:table-cell table:formula="of:=SUM([.J15:.L15])" office:value-type="float" office:value="30209.67288" calcext:value-type="float">
            <text:p>30209.67288</text:p>
          </table:table-cell>
          <table:table-cell table:formula="of:=SUM([.D15];[.F15];[.G15];[.H15])" office:value-type="float" office:value="2649.752202384" calcext:value-type="float">
            <text:p>2649.7522023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4" calcext:value-type="float">
            <text:p>1994</text:p>
          </table:table-cell>
          <table:table-cell table:formula="of:=[$'energy consumption'.D16]*[.$B80]" office:value-type="float" office:value="156.474954" calcext:value-type="float">
            <text:p>156.474954</text:p>
          </table:table-cell>
          <table:table-cell table:formula="of:=[$'energy consumption'.E16]*[.$B80]" office:value-type="float" office:value="44.7031026" calcext:value-type="float">
            <text:p>44.7031026</text:p>
          </table:table-cell>
          <table:table-cell table:formula="of:=[$'energy consumption'.F16]*[.$B80]" office:value-type="float" office:value="0.635498028" calcext:value-type="float">
            <text:p>0.635498028</text:p>
          </table:table-cell>
          <table:table-cell table:formula="of:=[$'energy consumption'.G16]*[.$B80]" office:value-type="float" office:value="7.59184128" calcext:value-type="float">
            <text:p>7.59184128</text:p>
          </table:table-cell>
          <table:table-cell table:formula="of:=[$'energy consumption'.H16]*[.$B80]" office:value-type="float" office:value="2508.215976" calcext:value-type="float">
            <text:p>2508.215976</text:p>
          </table:table-cell>
          <table:table-cell table:formula="of:=[$'energy consumption'.J16]*[.$B80]" office:value-type="float" office:value="2273.84928" calcext:value-type="float">
            <text:p>2273.84928</text:p>
          </table:table-cell>
          <table:table-cell table:formula="of:=[$'energy consumption'.K16]*[.$B80]" office:value-type="float" office:value="7340.26068" calcext:value-type="float">
            <text:p>7340.26068</text:p>
          </table:table-cell>
          <table:table-cell table:formula="of:=[$'energy consumption'.L16]*[.$B80]" office:value-type="float" office:value="9284.01408" calcext:value-type="float">
            <text:p>9284.01408</text:p>
          </table:table-cell>
          <table:table-cell table:formula="of:=[$'energy consumption'.M16]*[.$B80]" office:value-type="float" office:value="13961.5398" calcext:value-type="float">
            <text:p>13961.5398</text:p>
          </table:table-cell>
          <table:table-cell table:formula="of:=SUM([.F16:.G16])" office:value-type="float" office:value="8.227339308" calcext:value-type="float">
            <text:p>8.227339308</text:p>
          </table:table-cell>
          <table:table-cell table:formula="of:=SUM([.J16:.L16])" office:value-type="float" office:value="30585.81456" calcext:value-type="float">
            <text:p>30585.81456</text:p>
          </table:table-cell>
          <table:table-cell table:formula="of:=SUM([.D16];[.F16];[.G16];[.H16])" office:value-type="float" office:value="2672.918269308" calcext:value-type="float">
            <text:p>2672.9182693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5" calcext:value-type="float">
            <text:p>1995</text:p>
          </table:table-cell>
          <table:table-cell table:formula="of:=[$'energy consumption'.D17]*[.$B81]" office:value-type="float" office:value="163.5317136" calcext:value-type="float">
            <text:p>163.5317136</text:p>
          </table:table-cell>
          <table:table-cell table:formula="of:=[$'energy consumption'.E17]*[.$B81]" office:value-type="float" office:value="47.2325868" calcext:value-type="float">
            <text:p>47.2325868</text:p>
          </table:table-cell>
          <table:table-cell table:formula="of:=[$'energy consumption'.F17]*[.$B81]" office:value-type="float" office:value="0.68010102" calcext:value-type="float">
            <text:p>0.68010102</text:p>
          </table:table-cell>
          <table:table-cell table:formula="of:=[$'energy consumption'.G17]*[.$B81]" office:value-type="float" office:value="8.8058088" calcext:value-type="float">
            <text:p>8.8058088</text:p>
          </table:table-cell>
          <table:table-cell table:formula="of:=[$'energy consumption'.H17]*[.$B81]" office:value-type="float" office:value="2643.924744" calcext:value-type="float">
            <text:p>2643.924744</text:p>
          </table:table-cell>
          <table:table-cell table:formula="of:=[$'energy consumption'.J17]*[.$B81]" office:value-type="float" office:value="2372.47668" calcext:value-type="float">
            <text:p>2372.47668</text:p>
          </table:table-cell>
          <table:table-cell table:formula="of:=[$'energy consumption'.K17]*[.$B81]" office:value-type="float" office:value="7597.61784" calcext:value-type="float">
            <text:p>7597.61784</text:p>
          </table:table-cell>
          <table:table-cell table:formula="of:=[$'energy consumption'.L17]*[.$B81]" office:value-type="float" office:value="9347.88852" calcext:value-type="float">
            <text:p>9347.88852</text:p>
          </table:table-cell>
          <table:table-cell table:formula="of:=[$'energy consumption'.M17]*[.$B81]" office:value-type="float" office:value="14205.8772" calcext:value-type="float">
            <text:p>14205.8772</text:p>
          </table:table-cell>
          <table:table-cell table:formula="of:=SUM([.F17:.G17])" office:value-type="float" office:value="9.48590982" calcext:value-type="float">
            <text:p>9.48590982</text:p>
          </table:table-cell>
          <table:table-cell table:formula="of:=SUM([.J17:.L17])" office:value-type="float" office:value="31151.38356" calcext:value-type="float">
            <text:p>31151.38356</text:p>
          </table:table-cell>
          <table:table-cell table:formula="of:=SUM([.D17];[.F17];[.G17];[.H17])" office:value-type="float" office:value="2816.94236742" calcext:value-type="float">
            <text:p>2816.942367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6" calcext:value-type="float">
            <text:p>1996</text:p>
          </table:table-cell>
          <table:table-cell table:formula="of:=[$'energy consumption'.D18]*[.$B82]" office:value-type="float" office:value="167.878566" calcext:value-type="float">
            <text:p>167.878566</text:p>
          </table:table-cell>
          <table:table-cell table:formula="of:=[$'energy consumption'.E18]*[.$B82]" office:value-type="float" office:value="45.3287592" calcext:value-type="float">
            <text:p>45.3287592</text:p>
          </table:table-cell>
          <table:table-cell table:formula="of:=[$'energy consumption'.F18]*[.$B82]" office:value-type="float" office:value="0.74434158" calcext:value-type="float">
            <text:p>0.74434158</text:p>
          </table:table-cell>
          <table:table-cell table:formula="of:=[$'energy consumption'.G18]*[.$B82]" office:value-type="float" office:value="9.81015516" calcext:value-type="float">
            <text:p>9.81015516</text:p>
          </table:table-cell>
          <table:table-cell table:formula="of:=[$'energy consumption'.H18]*[.$B82]" office:value-type="float" office:value="2679.419016" calcext:value-type="float">
            <text:p>2679.419016</text:p>
          </table:table-cell>
          <table:table-cell table:formula="of:=[$'energy consumption'.J18]*[.$B82]" office:value-type="float" office:value="2458.370052" calcext:value-type="float">
            <text:p>2458.370052</text:p>
          </table:table-cell>
          <table:table-cell table:formula="of:=[$'energy consumption'.K18]*[.$B82]" office:value-type="float" office:value="7977.33216" calcext:value-type="float">
            <text:p>7977.33216</text:p>
          </table:table-cell>
          <table:table-cell table:formula="of:=[$'energy consumption'.L18]*[.$B82]" office:value-type="float" office:value="9570.59568" calcext:value-type="float">
            <text:p>9570.59568</text:p>
          </table:table-cell>
          <table:table-cell table:formula="of:=[$'energy consumption'.M18]*[.$B82]" office:value-type="float" office:value="14520.4704" calcext:value-type="float">
            <text:p>14520.4704</text:p>
          </table:table-cell>
          <table:table-cell table:formula="of:=SUM([.F18:.G18])" office:value-type="float" office:value="10.55449674" calcext:value-type="float">
            <text:p>10.55449674</text:p>
          </table:table-cell>
          <table:table-cell table:formula="of:=SUM([.J18:.L18])" office:value-type="float" office:value="32068.39824" calcext:value-type="float">
            <text:p>32068.39824</text:p>
          </table:table-cell>
          <table:table-cell table:formula="of:=SUM([.D18];[.F18];[.G18];[.H18])" office:value-type="float" office:value="2857.85207874" calcext:value-type="float">
            <text:p>2857.852078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7" calcext:value-type="float">
            <text:p>1997</text:p>
          </table:table-cell>
          <table:table-cell table:formula="of:=[$'energy consumption'.D19]*[.$B83]" office:value-type="float" office:value="179.979048" calcext:value-type="float">
            <text:p>179.979048</text:p>
          </table:table-cell>
          <table:table-cell table:formula="of:=[$'energy consumption'.E19]*[.$B83]" office:value-type="float" office:value="46.8659016" calcext:value-type="float">
            <text:p>46.8659016</text:p>
          </table:table-cell>
          <table:table-cell table:formula="of:=[$'energy consumption'.F19]*[.$B83]" office:value-type="float" office:value="0.798020712" calcext:value-type="float">
            <text:p>0.798020712</text:p>
          </table:table-cell>
          <table:table-cell table:formula="of:=[$'energy consumption'.G19]*[.$B83]" office:value-type="float" office:value="12.80423052" calcext:value-type="float">
            <text:p>12.80423052</text:p>
          </table:table-cell>
          <table:table-cell table:formula="of:=[$'energy consumption'.H19]*[.$B83]" office:value-type="float" office:value="2726.607816" calcext:value-type="float">
            <text:p>2726.607816</text:p>
          </table:table-cell>
          <table:table-cell table:formula="of:=[$'energy consumption'.J19]*[.$B83]" office:value-type="float" office:value="2441.46348" calcext:value-type="float">
            <text:p>2441.46348</text:p>
          </table:table-cell>
          <table:table-cell table:formula="of:=[$'energy consumption'.K19]*[.$B83]" office:value-type="float" office:value="7930.94148" calcext:value-type="float">
            <text:p>7930.94148</text:p>
          </table:table-cell>
          <table:table-cell table:formula="of:=[$'energy consumption'.L19]*[.$B83]" office:value-type="float" office:value="9554.45004" calcext:value-type="float">
            <text:p>9554.45004</text:p>
          </table:table-cell>
          <table:table-cell table:formula="of:=[$'energy consumption'.M19]*[.$B83]" office:value-type="float" office:value="14923.2402" calcext:value-type="float">
            <text:p>14923.2402</text:p>
          </table:table-cell>
          <table:table-cell table:formula="of:=SUM([.F19:.G19])" office:value-type="float" office:value="13.602251232" calcext:value-type="float">
            <text:p>13.602251232</text:p>
          </table:table-cell>
          <table:table-cell table:formula="of:=SUM([.J19:.L19])" office:value-type="float" office:value="32408.63172" calcext:value-type="float">
            <text:p>32408.63172</text:p>
          </table:table-cell>
          <table:table-cell table:formula="of:=SUM([.D19];[.F19];[.G19];[.H19])" office:value-type="float" office:value="2920.189115232" calcext:value-type="float">
            <text:p>2920.189115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8" calcext:value-type="float">
            <text:p>1998</text:p>
          </table:table-cell>
          <table:table-cell table:formula="of:=[$'energy consumption'.D20]*[.$B84]" office:value-type="float" office:value="187.398" calcext:value-type="float">
            <text:p>187.398</text:p>
          </table:table-cell>
          <table:table-cell table:formula="of:=[$'energy consumption'.E20]*[.$B84]" office:value-type="float" office:value="48.0743604" calcext:value-type="float">
            <text:p>48.0743604</text:p>
          </table:table-cell>
          <table:table-cell table:formula="of:=[$'energy consumption'.F20]*[.$B84]" office:value-type="float" office:value="0.864229536" calcext:value-type="float">
            <text:p>0.864229536</text:p>
          </table:table-cell>
          <table:table-cell table:formula="of:=[$'energy consumption'.G20]*[.$B84]" office:value-type="float" office:value="16.956954" calcext:value-type="float">
            <text:p>16.956954</text:p>
          </table:table-cell>
          <table:table-cell table:formula="of:=[$'energy consumption'.H20]*[.$B84]" office:value-type="float" office:value="2747.6442" calcext:value-type="float">
            <text:p>2747.6442</text:p>
          </table:table-cell>
          <table:table-cell table:formula="of:=[$'energy consumption'.J20]*[.$B84]" office:value-type="float" office:value="2483.47872" calcext:value-type="float">
            <text:p>2483.47872</text:p>
          </table:table-cell>
          <table:table-cell table:formula="of:=[$'energy consumption'.K20]*[.$B84]" office:value-type="float" office:value="8076.23928" calcext:value-type="float">
            <text:p>8076.23928</text:p>
          </table:table-cell>
          <table:table-cell table:formula="of:=[$'energy consumption'.L20]*[.$B84]" office:value-type="float" office:value="9494.09244" calcext:value-type="float">
            <text:p>9494.09244</text:p>
          </table:table-cell>
          <table:table-cell table:formula="of:=[$'energy consumption'.M20]*[.$B84]" office:value-type="float" office:value="15001.2648" calcext:value-type="float">
            <text:p>15001.2648</text:p>
          </table:table-cell>
          <table:table-cell table:formula="of:=SUM([.F20:.G20])" office:value-type="float" office:value="17.821183536" calcext:value-type="float">
            <text:p>17.821183536</text:p>
          </table:table-cell>
          <table:table-cell table:formula="of:=SUM([.J20:.L20])" office:value-type="float" office:value="32571.59652" calcext:value-type="float">
            <text:p>32571.59652</text:p>
          </table:table-cell>
          <table:table-cell table:formula="of:=SUM([.D20];[.F20];[.G20];[.H20])" office:value-type="float" office:value="2952.863383536" calcext:value-type="float">
            <text:p>2952.8633835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1999" calcext:value-type="float">
            <text:p>1999</text:p>
          </table:table-cell>
          <table:table-cell table:formula="of:=[$'energy consumption'.D21]*[.$B85]" office:value-type="float" office:value="196.6126464" calcext:value-type="float">
            <text:p>196.6126464</text:p>
          </table:table-cell>
          <table:table-cell table:formula="of:=[$'energy consumption'.E21]*[.$B85]" office:value-type="float" office:value="48.7551168" calcext:value-type="float">
            <text:p>48.7551168</text:p>
          </table:table-cell>
          <table:table-cell table:formula="of:=[$'energy consumption'.F21]*[.$B85]" office:value-type="float" office:value="0.963693576" calcext:value-type="float">
            <text:p>0.963693576</text:p>
          </table:table-cell>
          <table:table-cell table:formula="of:=[$'energy consumption'.G21]*[.$B85]" office:value-type="float" office:value="22.59637488" calcext:value-type="float">
            <text:p>22.59637488</text:p>
          </table:table-cell>
          <table:table-cell table:formula="of:=[$'energy consumption'.H21]*[.$B85]" office:value-type="float" office:value="2768.43384" calcext:value-type="float">
            <text:p>2768.43384</text:p>
          </table:table-cell>
          <table:table-cell table:formula="of:=[$'energy consumption'.J21]*[.$B85]" office:value-type="float" office:value="2577.978792" calcext:value-type="float">
            <text:p>2577.978792</text:p>
          </table:table-cell>
          <table:table-cell table:formula="of:=[$'energy consumption'.K21]*[.$B85]" office:value-type="float" office:value="8305.88472" calcext:value-type="float">
            <text:p>8305.88472</text:p>
          </table:table-cell>
          <table:table-cell table:formula="of:=[$'energy consumption'.L21]*[.$B85]" office:value-type="float" office:value="9534.73428" calcext:value-type="float">
            <text:p>9534.73428</text:p>
          </table:table-cell>
          <table:table-cell table:formula="of:=[$'energy consumption'.M21]*[.$B85]" office:value-type="float" office:value="15257.9592" calcext:value-type="float">
            <text:p>15257.9592</text:p>
          </table:table-cell>
          <table:table-cell table:formula="of:=SUM([.F21:.G21])" office:value-type="float" office:value="23.560068456" calcext:value-type="float">
            <text:p>23.560068456</text:p>
          </table:table-cell>
          <table:table-cell table:formula="of:=SUM([.J21:.L21])" office:value-type="float" office:value="33098.5782" calcext:value-type="float">
            <text:p>33098.5782</text:p>
          </table:table-cell>
          <table:table-cell table:formula="of:=SUM([.D21];[.F21];[.G21];[.H21])" office:value-type="float" office:value="2988.606554856" calcext:value-type="float">
            <text:p>2988.606554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0" calcext:value-type="float">
            <text:p>2000</text:p>
          </table:table-cell>
          <table:table-cell table:formula="of:=[$'energy consumption'.D22]*[.$B86]" office:value-type="float" office:value="205.79436" calcext:value-type="float">
            <text:p>205.79436</text:p>
          </table:table-cell>
          <table:table-cell table:formula="of:=[$'energy consumption'.E22]*[.$B86]" office:value-type="float" office:value="47.8504188" calcext:value-type="float">
            <text:p>47.8504188</text:p>
          </table:table-cell>
          <table:table-cell table:formula="of:=[$'energy consumption'.F22]*[.$B86]" office:value-type="float" office:value="1.127781504" calcext:value-type="float">
            <text:p>1.127781504</text:p>
          </table:table-cell>
          <table:table-cell table:formula="of:=[$'energy consumption'.G22]*[.$B86]" office:value-type="float" office:value="33.4360656" calcext:value-type="float">
            <text:p>33.4360656</text:p>
          </table:table-cell>
          <table:table-cell table:formula="of:=[$'energy consumption'.H22]*[.$B86]" office:value-type="float" office:value="2817.48492" calcext:value-type="float">
            <text:p>2817.48492</text:p>
          </table:table-cell>
          <table:table-cell table:formula="of:=[$'energy consumption'.J22]*[.$B86]" office:value-type="float" office:value="2636.165736" calcext:value-type="float">
            <text:p>2636.165736</text:p>
          </table:table-cell>
          <table:table-cell table:formula="of:=[$'energy consumption'.K22]*[.$B86]" office:value-type="float" office:value="8637.93288" calcext:value-type="float">
            <text:p>8637.93288</text:p>
          </table:table-cell>
          <table:table-cell table:formula="of:=[$'energy consumption'.L22]*[.$B86]" office:value-type="float" office:value="9876.46572" calcext:value-type="float">
            <text:p>9876.46572</text:p>
          </table:table-cell>
          <table:table-cell table:formula="of:=[$'energy consumption'.M22]*[.$B86]" office:value-type="float" office:value="15472.0944" calcext:value-type="float">
            <text:p>15472.0944</text:p>
          </table:table-cell>
          <table:table-cell table:formula="of:=SUM([.F22:.G22])" office:value-type="float" office:value="34.563847104" calcext:value-type="float">
            <text:p>34.563847104</text:p>
          </table:table-cell>
          <table:table-cell table:formula="of:=SUM([.J22:.L22])" office:value-type="float" office:value="33986.493" calcext:value-type="float">
            <text:p>33986.493</text:p>
          </table:table-cell>
          <table:table-cell table:formula="of:=SUM([.D22];[.F22];[.G22];[.H22])" office:value-type="float" office:value="3057.843127104" calcext:value-type="float">
            <text:p>3057.8431271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1" calcext:value-type="float">
            <text:p>2001</text:p>
          </table:table-cell>
          <table:table-cell table:formula="of:=[$'energy consumption'.D23]*[.$B87]" office:value-type="float" office:value="215.1286368" calcext:value-type="float">
            <text:p>215.1286368</text:p>
          </table:table-cell>
          <table:table-cell table:formula="of:=[$'energy consumption'.E23]*[.$B87]" office:value-type="float" office:value="47.5965988235294" calcext:value-type="float">
            <text:p>47.5965988235294</text:p>
          </table:table-cell>
          <table:table-cell table:formula="of:=[$'energy consumption'.F23]*[.$B87]" office:value-type="float" office:value="1.51564567905882" calcext:value-type="float">
            <text:p>1.51564567905882</text:p>
          </table:table-cell>
          <table:table-cell table:formula="of:=[$'energy consumption'.G23]*[.$B87]" office:value-type="float" office:value="40.8562289882353" calcext:value-type="float">
            <text:p>40.8562289882353</text:p>
          </table:table-cell>
          <table:table-cell table:formula="of:=[$'energy consumption'.H23]*[.$B87]" office:value-type="float" office:value="2745.10714305882" calcext:value-type="float">
            <text:p>2745.10714305882</text:p>
          </table:table-cell>
          <table:table-cell table:formula="of:=[$'energy consumption'.J23]*[.$B87]" office:value-type="float" office:value="2710.60183058824" calcext:value-type="float">
            <text:p>2710.60183058824</text:p>
          </table:table-cell>
          <table:table-cell table:formula="of:=[$'energy consumption'.K23]*[.$B87]" office:value-type="float" office:value="8811.27559529412" calcext:value-type="float">
            <text:p>8811.27559529412</text:p>
          </table:table-cell>
          <table:table-cell table:formula="of:=[$'energy consumption'.L23]*[.$B87]" office:value-type="float" office:value="10096.9447764706" calcext:value-type="float">
            <text:p>10096.9447764706</text:p>
          </table:table-cell>
          <table:table-cell table:formula="of:=[$'energy consumption'.M23]*[.$B87]" office:value-type="float" office:value="15717.8632470588" calcext:value-type="float">
            <text:p>15717.8632470588</text:p>
          </table:table-cell>
          <table:table-cell table:formula="of:=SUM([.F23:.G23])" office:value-type="float" office:value="42.3718746672941" calcext:value-type="float">
            <text:p>42.3718746672941</text:p>
          </table:table-cell>
          <table:table-cell table:formula="of:=SUM([.J23:.L23])" office:value-type="float" office:value="34626.0836188235" calcext:value-type="float">
            <text:p>34626.0836188235</text:p>
          </table:table-cell>
          <table:table-cell table:formula="of:=SUM([.D23];[.F23];[.G23];[.H23])" office:value-type="float" office:value="3002.60765452612" calcext:value-type="float">
            <text:p>3002.607654526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2" calcext:value-type="float">
            <text:p>2002</text:p>
          </table:table-cell>
          <table:table-cell table:formula="of:=[$'energy consumption'.D24]*[.$B88]" office:value-type="float" office:value="233.117979529412" calcext:value-type="float">
            <text:p>233.117979529412</text:p>
          </table:table-cell>
          <table:table-cell table:formula="of:=[$'energy consumption'.E24]*[.$B88]" office:value-type="float" office:value="57.9889428235294" calcext:value-type="float">
            <text:p>57.9889428235294</text:p>
          </table:table-cell>
          <table:table-cell table:formula="of:=[$'energy consumption'.F24]*[.$B88]" office:value-type="float" office:value="1.91557169411765" calcext:value-type="float">
            <text:p>1.91557169411765</text:p>
          </table:table-cell>
          <table:table-cell table:formula="of:=[$'energy consumption'.G24]*[.$B88]" office:value-type="float" office:value="55.7613557647059" calcext:value-type="float">
            <text:p>55.7613557647059</text:p>
          </table:table-cell>
          <table:table-cell table:formula="of:=[$'energy consumption'.H24]*[.$B88]" office:value-type="float" office:value="2795.74484705882" calcext:value-type="float">
            <text:p>2795.74484705882</text:p>
          </table:table-cell>
          <table:table-cell table:formula="of:=[$'energy consumption'.J24]*[.$B88]" office:value-type="float" office:value="2753.92209058824" calcext:value-type="float">
            <text:p>2753.92209058824</text:p>
          </table:table-cell>
          <table:table-cell table:formula="of:=[$'energy consumption'.K24]*[.$B88]" office:value-type="float" office:value="9128.65096470588" calcext:value-type="float">
            <text:p>9128.65096470588</text:p>
          </table:table-cell>
          <table:table-cell table:formula="of:=[$'energy consumption'.L24]*[.$B88]" office:value-type="float" office:value="10562.9586" calcext:value-type="float">
            <text:p>10562.9586</text:p>
          </table:table-cell>
          <table:table-cell table:formula="of:=[$'energy consumption'.M24]*[.$B88]" office:value-type="float" office:value="15928.9098" calcext:value-type="float">
            <text:p>15928.9098</text:p>
          </table:table-cell>
          <table:table-cell table:formula="of:=SUM([.F24:.G24])" office:value-type="float" office:value="57.6769274588235" calcext:value-type="float">
            <text:p>57.6769274588235</text:p>
          </table:table-cell>
          <table:table-cell table:formula="of:=SUM([.J24:.L24])" office:value-type="float" office:value="35620.5193647059" calcext:value-type="float">
            <text:p>35620.5193647059</text:p>
          </table:table-cell>
          <table:table-cell table:formula="of:=SUM([.D24];[.F24];[.G24];[.H24])" office:value-type="float" office:value="3086.53975404706" calcext:value-type="float">
            <text:p>3086.539754047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3" calcext:value-type="float">
            <text:p>2003</text:p>
          </table:table-cell>
          <table:table-cell table:formula="of:=[$'energy consumption'.D25]*[.$B89]" office:value-type="float" office:value="247.683328941176" calcext:value-type="float">
            <text:p>247.683328941176</text:p>
          </table:table-cell>
          <table:table-cell table:formula="of:=[$'energy consumption'.E25]*[.$B89]" office:value-type="float" office:value="65.4564584470588" calcext:value-type="float">
            <text:p>65.4564584470588</text:p>
          </table:table-cell>
          <table:table-cell table:formula="of:=[$'energy consumption'.F25]*[.$B89]" office:value-type="float" office:value="2.40116594823529" calcext:value-type="float">
            <text:p>2.40116594823529</text:p>
          </table:table-cell>
          <table:table-cell table:formula="of:=[$'energy consumption'.G25]*[.$B89]" office:value-type="float" office:value="67.3675832470588" calcext:value-type="float">
            <text:p>67.3675832470588</text:p>
          </table:table-cell>
          <table:table-cell table:formula="of:=[$'energy consumption'.H25]*[.$B89]" office:value-type="float" office:value="2792.28254117647" calcext:value-type="float">
            <text:p>2792.28254117647</text:p>
          </table:table-cell>
          <table:table-cell table:formula="of:=[$'energy consumption'.J25]*[.$B89]" office:value-type="float" office:value="2698.12321694118" calcext:value-type="float">
            <text:p>2698.12321694118</text:p>
          </table:table-cell>
          <table:table-cell table:formula="of:=[$'energy consumption'.K25]*[.$B89]" office:value-type="float" office:value="9444.28294588235" calcext:value-type="float">
            <text:p>9444.28294588235</text:p>
          </table:table-cell>
          <table:table-cell table:formula="of:=[$'energy consumption'.L25]*[.$B89]" office:value-type="float" office:value="11564.6140235294" calcext:value-type="float">
            <text:p>11564.6140235294</text:p>
          </table:table-cell>
          <table:table-cell table:formula="of:=[$'energy consumption'.M25]*[.$B89]" office:value-type="float" office:value="16389.9913411765" calcext:value-type="float">
            <text:p>16389.9913411765</text:p>
          </table:table-cell>
          <table:table-cell table:formula="of:=SUM([.F25:.G25])" office:value-type="float" office:value="69.7687491952941" calcext:value-type="float">
            <text:p>69.7687491952941</text:p>
          </table:table-cell>
          <table:table-cell table:formula="of:=SUM([.J25:.L25])" office:value-type="float" office:value="37398.8883105882" calcext:value-type="float">
            <text:p>37398.8883105882</text:p>
          </table:table-cell>
          <table:table-cell table:formula="of:=SUM([.D25];[.F25];[.G25];[.H25])" office:value-type="float" office:value="3109.73461931294" calcext:value-type="float">
            <text:p>3109.734619312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4" calcext:value-type="float">
            <text:p>2004</text:p>
          </table:table-cell>
          <table:table-cell table:formula="of:=[$'energy consumption'.D26]*[.$B90]" office:value-type="float" office:value="269.441057929412" calcext:value-type="float">
            <text:p>269.441057929412</text:p>
          </table:table-cell>
          <table:table-cell table:formula="of:=[$'energy consumption'.E26]*[.$B90]" office:value-type="float" office:value="77.6566883529412" calcext:value-type="float">
            <text:p>77.6566883529412</text:p>
          </table:table-cell>
          <table:table-cell table:formula="of:=[$'energy consumption'.F26]*[.$B90]" office:value-type="float" office:value="3.16356588470588" calcext:value-type="float">
            <text:p>3.16356588470588</text:p>
          </table:table-cell>
          <table:table-cell table:formula="of:=[$'energy consumption'.G26]*[.$B90]" office:value-type="float" office:value="91.1422532235294" calcext:value-type="float">
            <text:p>91.1422532235294</text:p>
          </table:table-cell>
          <table:table-cell table:formula="of:=[$'energy consumption'.H26]*[.$B90]" office:value-type="float" office:value="2998.33184423529" calcext:value-type="float">
            <text:p>2998.33184423529</text:p>
          </table:table-cell>
          <table:table-cell table:formula="of:=[$'energy consumption'.J26]*[.$B90]" office:value-type="float" office:value="2820.74308588235" calcext:value-type="float">
            <text:p>2820.74308588235</text:p>
          </table:table-cell>
          <table:table-cell table:formula="of:=[$'energy consumption'.K26]*[.$B90]" office:value-type="float" office:value="9871.10311294118" calcext:value-type="float">
            <text:p>9871.10311294118</text:p>
          </table:table-cell>
          <table:table-cell table:formula="of:=[$'energy consumption'.L26]*[.$B90]" office:value-type="float" office:value="12443.8273882353" calcext:value-type="float">
            <text:p>12443.8273882353</text:p>
          </table:table-cell>
          <table:table-cell table:formula="of:=[$'energy consumption'.M26]*[.$B90]" office:value-type="float" office:value="17136.2034917647" calcext:value-type="float">
            <text:p>17136.2034917647</text:p>
          </table:table-cell>
          <table:table-cell table:formula="of:=SUM([.F26:.G26])" office:value-type="float" office:value="94.3058191082353" calcext:value-type="float">
            <text:p>94.3058191082353</text:p>
          </table:table-cell>
          <table:table-cell table:formula="of:=SUM([.J26:.L26])" office:value-type="float" office:value="39451.1339929412" calcext:value-type="float">
            <text:p>39451.1339929412</text:p>
          </table:table-cell>
          <table:table-cell table:formula="of:=SUM([.D26];[.F26];[.G26];[.H26])" office:value-type="float" office:value="3362.07872127294" calcext:value-type="float">
            <text:p>3362.078721272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5" calcext:value-type="float">
            <text:p>2005</text:p>
          </table:table-cell>
          <table:table-cell table:formula="of:=[$'energy consumption'.D27]*[.$B91]" office:value-type="float" office:value="293.693574870588" calcext:value-type="float">
            <text:p>293.693574870588</text:p>
          </table:table-cell>
          <table:table-cell table:formula="of:=[$'energy consumption'.E27]*[.$B91]" office:value-type="float" office:value="91.6495060235294" calcext:value-type="float">
            <text:p>91.6495060235294</text:p>
          </table:table-cell>
          <table:table-cell table:formula="of:=[$'energy consumption'.F27]*[.$B91]" office:value-type="float" office:value="4.45786032941177" calcext:value-type="float">
            <text:p>4.45786032941177</text:p>
          </table:table-cell>
          <table:table-cell table:formula="of:=[$'energy consumption'.G27]*[.$B91]" office:value-type="float" office:value="111.377906494118" calcext:value-type="float">
            <text:p>111.377906494118</text:p>
          </table:table-cell>
          <table:table-cell table:formula="of:=[$'energy consumption'.H27]*[.$B91]" office:value-type="float" office:value="3099.15847529412" calcext:value-type="float">
            <text:p>3099.15847529412</text:p>
          </table:table-cell>
          <table:table-cell table:formula="of:=[$'energy consumption'.J27]*[.$B91]" office:value-type="float" office:value="2828.14553647059" calcext:value-type="float">
            <text:p>2828.14553647059</text:p>
          </table:table-cell>
          <table:table-cell table:formula="of:=[$'energy consumption'.K27]*[.$B91]" office:value-type="float" office:value="10200.5844658824" calcext:value-type="float">
            <text:p>10200.5844658824</text:p>
          </table:table-cell>
          <table:table-cell table:formula="of:=[$'energy consumption'.L27]*[.$B91]" office:value-type="float" office:value="13451.6917270588" calcext:value-type="float">
            <text:p>13451.6917270588</text:p>
          </table:table-cell>
          <table:table-cell table:formula="of:=[$'energy consumption'.M27]*[.$B91]" office:value-type="float" office:value="17431.2120752941" calcext:value-type="float">
            <text:p>17431.2120752941</text:p>
          </table:table-cell>
          <table:table-cell table:formula="of:=SUM([.F27:.G27])" office:value-type="float" office:value="115.835766823529" calcext:value-type="float">
            <text:p>115.835766823529</text:p>
          </table:table-cell>
          <table:table-cell table:formula="of:=SUM([.J27:.L27])" office:value-type="float" office:value="41083.4882682353" calcext:value-type="float">
            <text:p>41083.4882682353</text:p>
          </table:table-cell>
          <table:table-cell table:formula="of:=SUM([.D27];[.F27];[.G27];[.H27])" office:value-type="float" office:value="3508.68781698823" calcext:value-type="float">
            <text:p>3508.68781698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6" calcext:value-type="float">
            <text:p>2006</text:p>
          </table:table-cell>
          <table:table-cell table:formula="of:=[$'energy consumption'.D28]*[.$B92]" office:value-type="float" office:value="314.741038729412" calcext:value-type="float">
            <text:p>314.741038729412</text:p>
          </table:table-cell>
          <table:table-cell table:formula="of:=[$'energy consumption'.E28]*[.$B92]" office:value-type="float" office:value="114.674286776471" calcext:value-type="float">
            <text:p>114.674286776471</text:p>
          </table:table-cell>
          <table:table-cell table:formula="of:=[$'energy consumption'.F28]*[.$B92]" office:value-type="float" office:value="6.13462030588235" calcext:value-type="float">
            <text:p>6.13462030588235</text:p>
          </table:table-cell>
          <table:table-cell table:formula="of:=[$'energy consumption'.G28]*[.$B92]" office:value-type="float" office:value="142.115898494118" calcext:value-type="float">
            <text:p>142.115898494118</text:p>
          </table:table-cell>
          <table:table-cell table:formula="of:=[$'energy consumption'.H28]*[.$B92]" office:value-type="float" office:value="3217.23144" calcext:value-type="float">
            <text:p>3217.23144</text:p>
          </table:table-cell>
          <table:table-cell table:formula="of:=[$'energy consumption'.J28]*[.$B92]" office:value-type="float" office:value="2863.39235364706" calcext:value-type="float">
            <text:p>2863.39235364706</text:p>
          </table:table-cell>
          <table:table-cell table:formula="of:=[$'energy consumption'.K28]*[.$B92]" office:value-type="float" office:value="10535.6804470588" calcext:value-type="float">
            <text:p>10535.6804470588</text:p>
          </table:table-cell>
          <table:table-cell table:formula="of:=[$'energy consumption'.L28]*[.$B92]" office:value-type="float" office:value="14242.2349482353" calcext:value-type="float">
            <text:p>14242.2349482353</text:p>
          </table:table-cell>
          <table:table-cell table:formula="of:=[$'energy consumption'.M28]*[.$B92]" office:value-type="float" office:value="17728.6885552941" calcext:value-type="float">
            <text:p>17728.6885552941</text:p>
          </table:table-cell>
          <table:table-cell table:formula="of:=SUM([.F28:.G28])" office:value-type="float" office:value="148.2505188" calcext:value-type="float">
            <text:p>148.2505188</text:p>
          </table:table-cell>
          <table:table-cell table:formula="of:=SUM([.J28:.L28])" office:value-type="float" office:value="42506.6039505882" calcext:value-type="float">
            <text:p>42506.6039505882</text:p>
          </table:table-cell>
          <table:table-cell table:formula="of:=SUM([.D28];[.F28];[.G28];[.H28])" office:value-type="float" office:value="3680.22299752941" calcext:value-type="float">
            <text:p>3680.222997529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7" calcext:value-type="float">
            <text:p>2007</text:p>
          </table:table-cell>
          <table:table-cell table:formula="of:=[$'energy consumption'.D29]*[.$B93]" office:value-type="float" office:value="343.783755294118" calcext:value-type="float">
            <text:p>343.783755294118</text:p>
          </table:table-cell>
          <table:table-cell table:formula="of:=[$'energy consumption'.E29]*[.$B93]" office:value-type="float" office:value="149.585242352941" calcext:value-type="float">
            <text:p>149.585242352941</text:p>
          </table:table-cell>
          <table:table-cell table:formula="of:=[$'energy consumption'.F29]*[.$B93]" office:value-type="float" office:value="8.32319849411765" calcext:value-type="float">
            <text:p>8.32319849411765</text:p>
          </table:table-cell>
          <table:table-cell table:formula="of:=[$'energy consumption'.G29]*[.$B93]" office:value-type="float" office:value="182.573357176471" calcext:value-type="float">
            <text:p>182.573357176471</text:p>
          </table:table-cell>
          <table:table-cell table:formula="of:=[$'energy consumption'.H29]*[.$B93]" office:value-type="float" office:value="3270.73731764706" calcext:value-type="float">
            <text:p>3270.73731764706</text:p>
          </table:table-cell>
          <table:table-cell table:formula="of:=[$'energy consumption'.J29]*[.$B93]" office:value-type="float" office:value="2805.02061176471" calcext:value-type="float">
            <text:p>2805.02061176471</text:p>
          </table:table-cell>
          <table:table-cell table:formula="of:=[$'energy consumption'.K29]*[.$B93]" office:value-type="float" office:value="11036.5123764706" calcext:value-type="float">
            <text:p>11036.5123764706</text:p>
          </table:table-cell>
          <table:table-cell table:formula="of:=[$'energy consumption'.L29]*[.$B93]" office:value-type="float" office:value="15145.8793411765" calcext:value-type="float">
            <text:p>15145.8793411765</text:p>
          </table:table-cell>
          <table:table-cell table:formula="of:=[$'energy consumption'.M29]*[.$B93]" office:value-type="float" office:value="18049.1181176471" calcext:value-type="float">
            <text:p>18049.1181176471</text:p>
          </table:table-cell>
          <table:table-cell table:formula="of:=SUM([.F29:.G29])" office:value-type="float" office:value="190.896555670588" calcext:value-type="float">
            <text:p>190.896555670588</text:p>
          </table:table-cell>
          <table:table-cell table:formula="of:=SUM([.J29:.L29])" office:value-type="float" office:value="44231.5098352941" calcext:value-type="float">
            <text:p>44231.5098352941</text:p>
          </table:table-cell>
          <table:table-cell table:formula="of:=SUM([.D29];[.F29];[.G29];[.H29])" office:value-type="float" office:value="3805.41762861177" calcext:value-type="float">
            <text:p>3805.417628611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8" calcext:value-type="float">
            <text:p>2008</text:p>
          </table:table-cell>
          <table:table-cell table:formula="of:=[$'energy consumption'.D30]*[.$B94]" office:value-type="float" office:value="369.983227764706" calcext:value-type="float">
            <text:p>369.983227764706</text:p>
          </table:table-cell>
          <table:table-cell table:formula="of:=[$'energy consumption'.E30]*[.$B94]" office:value-type="float" office:value="203.983984564706" calcext:value-type="float">
            <text:p>203.983984564706</text:p>
          </table:table-cell>
          <table:table-cell table:formula="of:=[$'energy consumption'.F30]*[.$B94]" office:value-type="float" office:value="13.5174323364706" calcext:value-type="float">
            <text:p>13.5174323364706</text:p>
          </table:table-cell>
          <table:table-cell table:formula="of:=[$'energy consumption'.G30]*[.$B94]" office:value-type="float" office:value="235.700401176471" calcext:value-type="float">
            <text:p>235.700401176471</text:p>
          </table:table-cell>
          <table:table-cell table:formula="of:=[$'energy consumption'.H30]*[.$B94]" office:value-type="float" office:value="3461.48939294118" calcext:value-type="float">
            <text:p>3461.48939294118</text:p>
          </table:table-cell>
          <table:table-cell table:formula="of:=[$'energy consumption'.J30]*[.$B94]" office:value-type="float" office:value="2796.32437082353" calcext:value-type="float">
            <text:p>2796.32437082353</text:p>
          </table:table-cell>
          <table:table-cell table:formula="of:=[$'energy consumption'.K30]*[.$B94]" office:value-type="float" office:value="11374.6159058824" calcext:value-type="float">
            <text:p>11374.6159058824</text:p>
          </table:table-cell>
          <table:table-cell table:formula="of:=[$'energy consumption'.L30]*[.$B94]" office:value-type="float" office:value="15448.4538352941" calcext:value-type="float">
            <text:p>15448.4538352941</text:p>
          </table:table-cell>
          <table:table-cell table:formula="of:=[$'energy consumption'.M30]*[.$B94]" office:value-type="float" office:value="18008.43604" calcext:value-type="float">
            <text:p>18008.43604</text:p>
          </table:table-cell>
          <table:table-cell table:formula="of:=SUM([.F30:.G30])" office:value-type="float" office:value="249.217833512941" calcext:value-type="float">
            <text:p>249.217833512941</text:p>
          </table:table-cell>
          <table:table-cell table:formula="of:=SUM([.J30:.L30])" office:value-type="float" office:value="44831.5057811765" calcext:value-type="float">
            <text:p>44831.5057811765</text:p>
          </table:table-cell>
          <table:table-cell table:formula="of:=SUM([.D30];[.F30];[.G30];[.H30])" office:value-type="float" office:value="4080.69045421882" calcext:value-type="float">
            <text:p>4080.690454218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09" calcext:value-type="float">
            <text:p>2009</text:p>
          </table:table-cell>
          <table:table-cell table:formula="of:=[$'energy consumption'.D31]*[.$B95]" office:value-type="float" office:value="399.916325647059" calcext:value-type="float">
            <text:p>399.916325647059</text:p>
          </table:table-cell>
          <table:table-cell table:formula="of:=[$'energy consumption'.E31]*[.$B95]" office:value-type="float" office:value="232.766745882353" calcext:value-type="float">
            <text:p>232.766745882353</text:p>
          </table:table-cell>
          <table:table-cell table:formula="of:=[$'energy consumption'.F31]*[.$B95]" office:value-type="float" office:value="22.4330837929412" calcext:value-type="float">
            <text:p>22.4330837929412</text:p>
          </table:table-cell>
          <table:table-cell table:formula="of:=[$'energy consumption'.G31]*[.$B95]" office:value-type="float" office:value="294.656082352941" calcext:value-type="float">
            <text:p>294.656082352941</text:p>
          </table:table-cell>
          <table:table-cell table:formula="of:=[$'energy consumption'.H31]*[.$B95]" office:value-type="float" office:value="3455.89339764706" calcext:value-type="float">
            <text:p>3455.89339764706</text:p>
          </table:table-cell>
          <table:table-cell table:formula="of:=[$'energy consumption'.J31]*[.$B95]" office:value-type="float" office:value="2756.75590588235" calcext:value-type="float">
            <text:p>2756.75590588235</text:p>
          </table:table-cell>
          <table:table-cell table:formula="of:=[$'energy consumption'.K31]*[.$B95]" office:value-type="float" office:value="11208.6275294118" calcext:value-type="float">
            <text:p>11208.6275294118</text:p>
          </table:table-cell>
          <table:table-cell table:formula="of:=[$'energy consumption'.L31]*[.$B95]" office:value-type="float" office:value="15302.0244705882" calcext:value-type="float">
            <text:p>15302.0244705882</text:p>
          </table:table-cell>
          <table:table-cell table:formula="of:=[$'energy consumption'.M31]*[.$B95]" office:value-type="float" office:value="17720.5777411765" calcext:value-type="float">
            <text:p>17720.5777411765</text:p>
          </table:table-cell>
          <table:table-cell table:formula="of:=SUM([.F31:.G31])" office:value-type="float" office:value="317.089166145882" calcext:value-type="float">
            <text:p>317.089166145882</text:p>
          </table:table-cell>
          <table:table-cell table:formula="of:=SUM([.J31:.L31])" office:value-type="float" office:value="44231.2297411765" calcext:value-type="float">
            <text:p>44231.2297411765</text:p>
          </table:table-cell>
          <table:table-cell table:formula="of:=SUM([.D31];[.F31];[.G31];[.H31])" office:value-type="float" office:value="4172.89888944" calcext:value-type="float">
            <text:p>4172.898889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0" calcext:value-type="float">
            <text:p>2010</text:p>
          </table:table-cell>
          <table:table-cell table:formula="of:=[$'energy consumption'.D32]*[.$B96]" office:value-type="float" office:value="450.226672235294" calcext:value-type="float">
            <text:p>450.226672235294</text:p>
          </table:table-cell>
          <table:table-cell table:formula="of:=[$'energy consumption'.E32]*[.$B96]" office:value-type="float" office:value="268.379730117647" calcext:value-type="float">
            <text:p>268.379730117647</text:p>
          </table:table-cell>
          <table:table-cell table:formula="of:=[$'energy consumption'.F32]*[.$B96]" office:value-type="float" office:value="36.1001507764706" calcext:value-type="float">
            <text:p>36.1001507764706</text:p>
          </table:table-cell>
          <table:table-cell table:formula="of:=[$'energy consumption'.G32]*[.$B96]" office:value-type="float" office:value="368.75816" calcext:value-type="float">
            <text:p>368.75816</text:p>
          </table:table-cell>
          <table:table-cell table:formula="of:=[$'energy consumption'.H32]*[.$B96]" office:value-type="float" office:value="3651.43088470588" calcext:value-type="float">
            <text:p>3651.43088470588</text:p>
          </table:table-cell>
          <table:table-cell table:formula="of:=[$'energy consumption'.J32]*[.$B96]" office:value-type="float" office:value="2827.79725411765" calcext:value-type="float">
            <text:p>2827.79725411765</text:p>
          </table:table-cell>
          <table:table-cell table:formula="of:=[$'energy consumption'.K32]*[.$B96]" office:value-type="float" office:value="12117.1112588235" calcext:value-type="float">
            <text:p>12117.1112588235</text:p>
          </table:table-cell>
          <table:table-cell table:formula="of:=[$'energy consumption'.L32]*[.$B96]" office:value-type="float" office:value="16084.2570352941" calcext:value-type="float">
            <text:p>16084.2570352941</text:p>
          </table:table-cell>
          <table:table-cell table:formula="of:=[$'energy consumption'.M32]*[.$B96]" office:value-type="float" office:value="18398.4466588235" calcext:value-type="float">
            <text:p>18398.4466588235</text:p>
          </table:table-cell>
          <table:table-cell table:formula="of:=SUM([.F32:.G32])" office:value-type="float" office:value="404.858310776471" calcext:value-type="float">
            <text:p>404.858310776471</text:p>
          </table:table-cell>
          <table:table-cell table:formula="of:=SUM([.J32:.L32])" office:value-type="float" office:value="46599.8149529412" calcext:value-type="float">
            <text:p>46599.8149529412</text:p>
          </table:table-cell>
          <table:table-cell table:formula="of:=SUM([.D32];[.F32];[.G32];[.H32])" office:value-type="float" office:value="4506.51586771765" calcext:value-type="float">
            <text:p>4506.5158677176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1" calcext:value-type="float">
            <text:p>2011</text:p>
          </table:table-cell>
          <table:table-cell table:formula="of:=[$'energy consumption'.D33]*[.$B97]" office:value-type="float" office:value="475.556202352941" calcext:value-type="float">
            <text:p>475.556202352941</text:p>
          </table:table-cell>
          <table:table-cell table:formula="of:=[$'energy consumption'.E33]*[.$B97]" office:value-type="float" office:value="283.770755105882" calcext:value-type="float">
            <text:p>283.770755105882</text:p>
          </table:table-cell>
          <table:table-cell table:formula="of:=[$'energy consumption'.F33]*[.$B97]" office:value-type="float" office:value="69.8840041411765" calcext:value-type="float">
            <text:p>69.8840041411765</text:p>
          </table:table-cell>
          <table:table-cell table:formula="of:=[$'energy consumption'.G33]*[.$B97]" office:value-type="float" office:value="469.108802823529" calcext:value-type="float">
            <text:p>469.108802823529</text:p>
          </table:table-cell>
          <table:table-cell table:formula="of:=[$'energy consumption'.H33]*[.$B97]" office:value-type="float" office:value="3718.00811294118" calcext:value-type="float">
            <text:p>3718.00811294118</text:p>
          </table:table-cell>
          <table:table-cell table:formula="of:=[$'energy consumption'.J33]*[.$B97]" office:value-type="float" office:value="2709.46765458824" calcext:value-type="float">
            <text:p>2709.46765458824</text:p>
          </table:table-cell>
          <table:table-cell table:formula="of:=[$'energy consumption'.K33]*[.$B97]" office:value-type="float" office:value="12483.0000752941" calcext:value-type="float">
            <text:p>12483.0000752941</text:p>
          </table:table-cell>
          <table:table-cell table:formula="of:=[$'energy consumption'.L33]*[.$B97]" office:value-type="float" office:value="16938.66784" calcext:value-type="float">
            <text:p>16938.66784</text:p>
          </table:table-cell>
          <table:table-cell table:formula="of:=[$'energy consumption'.M33]*[.$B97]" office:value-type="float" office:value="18642.9874823529" calcext:value-type="float">
            <text:p>18642.9874823529</text:p>
          </table:table-cell>
          <table:table-cell table:formula="of:=SUM([.F33:.G33])" office:value-type="float" office:value="538.992806964706" calcext:value-type="float">
            <text:p>538.992806964706</text:p>
          </table:table-cell>
          <table:table-cell table:formula="of:=SUM([.J33:.L33])" office:value-type="float" office:value="48064.6553976471" calcext:value-type="float">
            <text:p>48064.6553976471</text:p>
          </table:table-cell>
          <table:table-cell table:formula="of:=SUM([.D33];[.F33];[.G33];[.H33])" office:value-type="float" office:value="4732.55712225882" calcext:value-type="float">
            <text:p>4732.557122258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2" calcext:value-type="float">
            <text:p>2012</text:p>
          </table:table-cell>
          <table:table-cell table:formula="of:=[$'energy consumption'.D34]*[.$B98]" office:value-type="float" office:value="518.284411764706" calcext:value-type="float">
            <text:p>518.284411764706</text:p>
          </table:table-cell>
          <table:table-cell table:formula="of:=[$'energy consumption'.E34]*[.$B98]" office:value-type="float" office:value="296.018440235294" calcext:value-type="float">
            <text:p>296.018440235294</text:p>
          </table:table-cell>
          <table:table-cell table:formula="of:=[$'energy consumption'.F34]*[.$B98]" office:value-type="float" office:value="108.071292352941" calcext:value-type="float">
            <text:p>108.071292352941</text:p>
          </table:table-cell>
          <table:table-cell table:formula="of:=[$'energy consumption'.G34]*[.$B98]" office:value-type="float" office:value="564.729465882353" calcext:value-type="float">
            <text:p>564.729465882353</text:p>
          </table:table-cell>
          <table:table-cell table:formula="of:=[$'energy consumption'.H34]*[.$B98]" office:value-type="float" office:value="3876.807" calcext:value-type="float">
            <text:p>3876.807</text:p>
          </table:table-cell>
          <table:table-cell table:formula="of:=[$'energy consumption'.J34]*[.$B98]" office:value-type="float" office:value="2523.67255411765" calcext:value-type="float">
            <text:p>2523.67255411765</text:p>
          </table:table-cell>
          <table:table-cell table:formula="of:=[$'energy consumption'.K34]*[.$B98]" office:value-type="float" office:value="12890.5780235294" calcext:value-type="float">
            <text:p>12890.5780235294</text:p>
          </table:table-cell>
          <table:table-cell table:formula="of:=[$'energy consumption'.L34]*[.$B98]" office:value-type="float" office:value="17091.0971647059" calcext:value-type="float">
            <text:p>17091.0971647059</text:p>
          </table:table-cell>
          <table:table-cell table:formula="of:=[$'energy consumption'.M34]*[.$B98]" office:value-type="float" office:value="19067.6671058824" calcext:value-type="float">
            <text:p>19067.6671058824</text:p>
          </table:table-cell>
          <table:table-cell table:formula="of:=SUM([.F34:.G34])" office:value-type="float" office:value="672.800758235294" calcext:value-type="float">
            <text:p>672.800758235294</text:p>
          </table:table-cell>
          <table:table-cell table:formula="of:=SUM([.J34:.L34])" office:value-type="float" office:value="49049.3422941177" calcext:value-type="float">
            <text:p>49049.3422941177</text:p>
          </table:table-cell>
          <table:table-cell table:formula="of:=SUM([.D34];[.F34];[.G34];[.H34])" office:value-type="float" office:value="5067.89217" calcext:value-type="float">
            <text:p>5067.892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3" calcext:value-type="float">
            <text:p>2013</text:p>
          </table:table-cell>
          <table:table-cell table:formula="of:=[$'energy consumption'.D35]*[.$B99]" office:value-type="float" office:value="563.25128" calcext:value-type="float">
            <text:p>563.25128</text:p>
          </table:table-cell>
          <table:table-cell table:formula="of:=[$'energy consumption'.E35]*[.$B99]" office:value-type="float" office:value="323.661187247059" calcext:value-type="float">
            <text:p>323.661187247059</text:p>
          </table:table-cell>
          <table:table-cell table:formula="of:=[$'energy consumption'.F35]*[.$B99]" office:value-type="float" office:value="147.534406070588" calcext:value-type="float">
            <text:p>147.534406070588</text:p>
          </table:table-cell>
          <table:table-cell table:formula="of:=[$'energy consumption'.G35]*[.$B99]" office:value-type="float" office:value="676.508119529412" calcext:value-type="float">
            <text:p>676.508119529412</text:p>
          </table:table-cell>
          <table:table-cell table:formula="of:=[$'energy consumption'.H35]*[.$B99]" office:value-type="float" office:value="4032.51184" calcext:value-type="float">
            <text:p>4032.51184</text:p>
          </table:table-cell>
          <table:table-cell table:formula="of:=[$'energy consumption'.J35]*[.$B99]" office:value-type="float" office:value="2543.82563670588" calcext:value-type="float">
            <text:p>2543.82563670588</text:p>
          </table:table-cell>
          <table:table-cell table:formula="of:=[$'energy consumption'.K35]*[.$B99]" office:value-type="float" office:value="13179.1930823529" calcext:value-type="float">
            <text:p>13179.1930823529</text:p>
          </table:table-cell>
          <table:table-cell table:formula="of:=[$'energy consumption'.L35]*[.$B99]" office:value-type="float" office:value="17447.8205882353" calcext:value-type="float">
            <text:p>17447.8205882353</text:p>
          </table:table-cell>
          <table:table-cell table:formula="of:=[$'energy consumption'.M35]*[.$B99]" office:value-type="float" office:value="19369.3916705882" calcext:value-type="float">
            <text:p>19369.3916705882</text:p>
          </table:table-cell>
          <table:table-cell table:formula="of:=SUM([.F35:.G35])" office:value-type="float" office:value="824.0425256" calcext:value-type="float">
            <text:p>824.0425256</text:p>
          </table:table-cell>
          <table:table-cell table:formula="of:=SUM([.J35:.L35])" office:value-type="float" office:value="49996.4053411765" calcext:value-type="float">
            <text:p>49996.4053411765</text:p>
          </table:table-cell>
          <table:table-cell table:formula="of:=SUM([.D35];[.F35];[.G35];[.H35])" office:value-type="float" office:value="5419.8056456" calcext:value-type="float">
            <text:p>5419.80564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4" calcext:value-type="float">
            <text:p>2014</text:p>
          </table:table-cell>
          <table:table-cell table:formula="of:=[$'energy consumption'.D36]*[.$B100]" office:value-type="float" office:value="613.344908" calcext:value-type="float">
            <text:p>613.344908</text:p>
          </table:table-cell>
          <table:table-cell table:formula="of:=[$'energy consumption'.E36]*[.$B100]" office:value-type="float" office:value="345.343976" calcext:value-type="float">
            <text:p>345.343976</text:p>
          </table:table-cell>
          <table:table-cell table:formula="of:=[$'energy consumption'.F36]*[.$B100]" office:value-type="float" office:value="209.988063341176" calcext:value-type="float">
            <text:p>209.988063341176</text:p>
          </table:table-cell>
          <table:table-cell table:formula="of:=[$'energy consumption'.G36]*[.$B100]" office:value-type="float" office:value="751.429663529412" calcext:value-type="float">
            <text:p>751.429663529412</text:p>
          </table:table-cell>
          <table:table-cell table:formula="of:=[$'energy consumption'.H36]*[.$B100]" office:value-type="float" office:value="4139.92607058824" calcext:value-type="float">
            <text:p>4139.92607058824</text:p>
          </table:table-cell>
          <table:table-cell table:formula="of:=[$'energy consumption'.J36]*[.$B100]" office:value-type="float" office:value="2595.77255529412" calcext:value-type="float">
            <text:p>2595.77255529412</text:p>
          </table:table-cell>
          <table:table-cell table:formula="of:=[$'energy consumption'.K36]*[.$B100]" office:value-type="float" office:value="13351.1038117647" calcext:value-type="float">
            <text:p>13351.1038117647</text:p>
          </table:table-cell>
          <table:table-cell table:formula="of:=[$'energy consumption'.L36]*[.$B100]" office:value-type="float" office:value="17626.6024470588" calcext:value-type="float">
            <text:p>17626.6024470588</text:p>
          </table:table-cell>
          <table:table-cell table:formula="of:=[$'energy consumption'.M36]*[.$B100]" office:value-type="float" office:value="19621.3934776471" calcext:value-type="float">
            <text:p>19621.3934776471</text:p>
          </table:table-cell>
          <table:table-cell table:formula="of:=SUM([.F36:.G36])" office:value-type="float" office:value="961.417726870588" calcext:value-type="float">
            <text:p>961.417726870588</text:p>
          </table:table-cell>
          <table:table-cell table:formula="of:=SUM([.J36:.L36])" office:value-type="float" office:value="50599.0997364706" calcext:value-type="float">
            <text:p>50599.0997364706</text:p>
          </table:table-cell>
          <table:table-cell table:formula="of:=SUM([.D36];[.F36];[.G36];[.H36])" office:value-type="float" office:value="5714.68870545882" calcext:value-type="float">
            <text:p>5714.688705458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5" calcext:value-type="float">
            <text:p>2015</text:p>
          </table:table-cell>
          <table:table-cell table:formula="of:=[$'energy consumption'.D37]*[.$B101]" office:value-type="float" office:value="667.511791058824" calcext:value-type="float">
            <text:p>667.511791058824</text:p>
          </table:table-cell>
          <table:table-cell table:formula="of:=[$'energy consumption'.E37]*[.$B101]" office:value-type="float" office:value="360.894769694118" calcext:value-type="float">
            <text:p>360.894769694118</text:p>
          </table:table-cell>
          <table:table-cell table:formula="of:=[$'energy consumption'.F37]*[.$B101]" office:value-type="float" office:value="272.494276517647" calcext:value-type="float">
            <text:p>272.494276517647</text:p>
          </table:table-cell>
          <table:table-cell table:formula="of:=[$'energy consumption'.G37]*[.$B101]" office:value-type="float" office:value="885.013168941176" calcext:value-type="float">
            <text:p>885.013168941176</text:p>
          </table:table-cell>
          <table:table-cell table:formula="of:=[$'energy consumption'.H37]*[.$B101]" office:value-type="float" office:value="4129.74081882353" calcext:value-type="float">
            <text:p>4129.74081882353</text:p>
          </table:table-cell>
          <table:table-cell table:formula="of:=[$'energy consumption'.J37]*[.$B101]" office:value-type="float" office:value="2630.72425411765" calcext:value-type="float">
            <text:p>2630.72425411765</text:p>
          </table:table-cell>
          <table:table-cell table:formula="of:=[$'energy consumption'.K37]*[.$B101]" office:value-type="float" office:value="13751.5008564706" calcext:value-type="float">
            <text:p>13751.5008564706</text:p>
          </table:table-cell>
          <table:table-cell table:formula="of:=[$'energy consumption'.L37]*[.$B101]" office:value-type="float" office:value="17262.4269176471" calcext:value-type="float">
            <text:p>17262.4269176471</text:p>
          </table:table-cell>
          <table:table-cell table:formula="of:=[$'energy consumption'.M37]*[.$B101]" office:value-type="float" office:value="20145.7773176471" calcext:value-type="float">
            <text:p>20145.7773176471</text:p>
          </table:table-cell>
          <table:table-cell table:formula="of:=SUM([.F37:.G37])" office:value-type="float" office:value="1157.50744545882" calcext:value-type="float">
            <text:p>1157.50744545882</text:p>
          </table:table-cell>
          <table:table-cell table:formula="of:=SUM([.J37:.L37])" office:value-type="float" office:value="51159.7050917647" calcext:value-type="float">
            <text:p>51159.7050917647</text:p>
          </table:table-cell>
          <table:table-cell table:formula="of:=SUM([.D37];[.F37];[.G37];[.H37])" office:value-type="float" office:value="5954.76005534118" calcext:value-type="float">
            <text:p>5954.76005534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6" calcext:value-type="float">
            <text:p>2016</text:p>
          </table:table-cell>
          <table:table-cell table:formula="of:=[$'energy consumption'.D38]*[.$B102]" office:value-type="float" office:value="681.901161882353" calcext:value-type="float">
            <text:p>681.901161882353</text:p>
          </table:table-cell>
          <table:table-cell table:formula="of:=[$'energy consumption'.E38]*[.$B102]" office:value-type="float" office:value="379.247571529412" calcext:value-type="float">
            <text:p>379.247571529412</text:p>
          </table:table-cell>
          <table:table-cell table:formula="of:=[$'energy consumption'.F38]*[.$B102]" office:value-type="float" office:value="349.6029992" calcext:value-type="float">
            <text:p>349.6029992</text:p>
          </table:table-cell>
          <table:table-cell table:formula="of:=[$'energy consumption'.G38]*[.$B102]" office:value-type="float" office:value="1024.20736141176" calcext:value-type="float">
            <text:p>1024.20736141176</text:p>
          </table:table-cell>
          <table:table-cell table:formula="of:=[$'energy consumption'.H38]*[.$B102]" office:value-type="float" office:value="4273.40597411765" calcext:value-type="float">
            <text:p>4273.40597411765</text:p>
          </table:table-cell>
          <table:table-cell table:formula="of:=[$'energy consumption'.J38]*[.$B102]" office:value-type="float" office:value="2669.86398823529" calcext:value-type="float">
            <text:p>2669.86398823529</text:p>
          </table:table-cell>
          <table:table-cell table:formula="of:=[$'energy consumption'.K38]*[.$B102]" office:value-type="float" office:value="14153.2807764706" calcext:value-type="float">
            <text:p>14153.2807764706</text:p>
          </table:table-cell>
          <table:table-cell table:formula="of:=[$'energy consumption'.L38]*[.$B102]" office:value-type="float" office:value="16985.5497882353" calcext:value-type="float">
            <text:p>16985.5497882353</text:p>
          </table:table-cell>
          <table:table-cell table:formula="of:=[$'energy consumption'.M38]*[.$B102]" office:value-type="float" office:value="20674.6885647059" calcext:value-type="float">
            <text:p>20674.6885647059</text:p>
          </table:table-cell>
          <table:table-cell table:formula="of:=SUM([.F38:.G38])" office:value-type="float" office:value="1373.81036061176" calcext:value-type="float">
            <text:p>1373.81036061176</text:p>
          </table:table-cell>
          <table:table-cell table:formula="of:=SUM([.J38:.L38])" office:value-type="float" office:value="51813.5191294118" calcext:value-type="float">
            <text:p>51813.5191294118</text:p>
          </table:table-cell>
          <table:table-cell table:formula="of:=SUM([.D38];[.F38];[.G38];[.H38])" office:value-type="float" office:value="6329.11749661177" calcext:value-type="float">
            <text:p>6329.117496611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7" calcext:value-type="float">
            <text:p>2017</text:p>
          </table:table-cell>
          <table:table-cell table:formula="of:=[$'energy consumption'.D39]*[.$B103]" office:value-type="float" office:value="730.47524" calcext:value-type="float">
            <text:p>730.47524</text:p>
          </table:table-cell>
          <table:table-cell table:formula="of:=[$'energy consumption'.E39]*[.$B103]" office:value-type="float" office:value="389.62776" calcext:value-type="float">
            <text:p>389.62776</text:p>
          </table:table-cell>
          <table:table-cell table:formula="of:=[$'energy consumption'.F39]*[.$B103]" office:value-type="float" office:value="474.2206" calcext:value-type="float">
            <text:p>474.2206</text:p>
          </table:table-cell>
          <table:table-cell table:formula="of:=[$'energy consumption'.G39]*[.$B103]" office:value-type="float" office:value="1215.1708" calcext:value-type="float">
            <text:p>1215.1708</text:p>
          </table:table-cell>
          <table:table-cell table:formula="of:=[$'energy consumption'.H39]*[.$B103]" office:value-type="float" office:value="4333.8824" calcext:value-type="float">
            <text:p>4333.8824</text:p>
          </table:table-cell>
          <table:table-cell table:formula="of:=[$'energy consumption'.J39]*[.$B103]" office:value-type="float" office:value="2693.7116" calcext:value-type="float">
            <text:p>2693.7116</text:p>
          </table:table-cell>
          <table:table-cell table:formula="of:=[$'energy consumption'.K39]*[.$B103]" office:value-type="float" office:value="14608.444" calcext:value-type="float">
            <text:p>14608.444</text:p>
          </table:table-cell>
          <table:table-cell table:formula="of:=[$'energy consumption'.L39]*[.$B103]" office:value-type="float" office:value="17251.9468" calcext:value-type="float">
            <text:p>17251.9468</text:p>
          </table:table-cell>
          <table:table-cell table:formula="of:=[$'energy consumption'.M39]*[.$B103]" office:value-type="float" office:value="21146.584" calcext:value-type="float">
            <text:p>21146.584</text:p>
          </table:table-cell>
          <table:table-cell table:formula="of:=SUM([.F39:.G39])" office:value-type="float" office:value="1689.3914" calcext:value-type="float">
            <text:p>1689.3914</text:p>
          </table:table-cell>
          <table:table-cell table:formula="of:=SUM([.J39:.L39])" office:value-type="float" office:value="53006.9748" calcext:value-type="float">
            <text:p>53006.9748</text:p>
          </table:table-cell>
          <table:table-cell table:formula="of:=SUM([.D39];[.F39];[.G39];[.H39])" office:value-type="float" office:value="6753.74904" calcext:value-type="float">
            <text:p>6753.749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8" calcext:value-type="float">
            <text:p>2018</text:p>
          </table:table-cell>
          <table:table-cell table:formula="of:=[$'energy consumption'.D40]*[.$B104]" office:value-type="float" office:value="792.589303030303" calcext:value-type="float">
            <text:p>792.589303030303</text:p>
          </table:table-cell>
          <table:table-cell table:formula="of:=[$'energy consumption'.E40]*[.$B104]" office:value-type="float" office:value="421.548187878788" calcext:value-type="float">
            <text:p>421.548187878788</text:p>
          </table:table-cell>
          <table:table-cell table:formula="of:=[$'energy consumption'.F40]*[.$B104]" office:value-type="float" office:value="611.629796969697" calcext:value-type="float">
            <text:p>611.629796969697</text:p>
          </table:table-cell>
          <table:table-cell table:formula="of:=[$'energy consumption'.G40]*[.$B104]" office:value-type="float" office:value="1348.61981136364" calcext:value-type="float">
            <text:p>1348.61981136364</text:p>
          </table:table-cell>
          <table:table-cell table:formula="of:=[$'energy consumption'.H40]*[.$B104]" office:value-type="float" office:value="4450.77698484849" calcext:value-type="float">
            <text:p>4450.77698484849</text:p>
          </table:table-cell>
          <table:table-cell table:formula="of:=[$'energy consumption'.J40]*[.$B104]" office:value-type="float" office:value="2752.55018181818" calcext:value-type="float">
            <text:p>2752.55018181818</text:p>
          </table:table-cell>
          <table:table-cell table:formula="of:=[$'energy consumption'.K40]*[.$B104]" office:value-type="float" office:value="15400.4468939394" calcext:value-type="float">
            <text:p>15400.4468939394</text:p>
          </table:table-cell>
          <table:table-cell table:formula="of:=[$'energy consumption'.L40]*[.$B104]" office:value-type="float" office:value="17584.5166666667" calcext:value-type="float">
            <text:p>17584.5166666667</text:p>
          </table:table-cell>
          <table:table-cell table:formula="of:=[$'energy consumption'.M40]*[.$B104]" office:value-type="float" office:value="21442.9716742424" calcext:value-type="float">
            <text:p>21442.9716742424</text:p>
          </table:table-cell>
          <table:table-cell table:formula="of:=SUM([.F40:.G40])" office:value-type="float" office:value="1960.24960833333" calcext:value-type="float">
            <text:p>1960.24960833333</text:p>
          </table:table-cell>
          <table:table-cell table:formula="of:=SUM([.J40:.L40])" office:value-type="float" office:value="54427.9352348485" calcext:value-type="float">
            <text:p>54427.9352348485</text:p>
          </table:table-cell>
          <table:table-cell table:formula="of:=SUM([.D40];[.F40];[.G40];[.H40])" office:value-type="float" office:value="7203.61589621212" calcext:value-type="float">
            <text:p>7203.615896212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19" calcext:value-type="float">
            <text:p>2019</text:p>
          </table:table-cell>
          <table:table-cell table:formula="of:=[$'energy consumption'.D41]*[.$B105]" office:value-type="float" office:value="835.227546363636" calcext:value-type="float">
            <text:p>835.227546363636</text:p>
          </table:table-cell>
          <table:table-cell table:formula="of:=[$'energy consumption'.E41]*[.$B105]" office:value-type="float" office:value="453.248523636364" calcext:value-type="float">
            <text:p>453.248523636364</text:p>
          </table:table-cell>
          <table:table-cell table:formula="of:=[$'energy consumption'.F41]*[.$B105]" office:value-type="float" office:value="749.214793939394" calcext:value-type="float">
            <text:p>749.214793939394</text:p>
          </table:table-cell>
          <table:table-cell table:formula="of:=[$'energy consumption'.G41]*[.$B105]" office:value-type="float" office:value="1509.23789333333" calcext:value-type="float">
            <text:p>1509.23789333333</text:p>
          </table:table-cell>
          <table:table-cell table:formula="of:=[$'energy consumption'.H41]*[.$B105]" office:value-type="float" office:value="4507.97011212121" calcext:value-type="float">
            <text:p>4507.97011212121</text:p>
          </table:table-cell>
          <table:table-cell table:formula="of:=[$'energy consumption'.J41]*[.$B105]" office:value-type="float" office:value="2850.14232151515" calcext:value-type="float">
            <text:p>2850.14232151515</text:p>
          </table:table-cell>
          <table:table-cell table:formula="of:=[$'energy consumption'.K41]*[.$B105]" office:value-type="float" office:value="15741.6647818182" calcext:value-type="float">
            <text:p>15741.6647818182</text:p>
          </table:table-cell>
          <table:table-cell table:formula="of:=[$'energy consumption'.L41]*[.$B105]" office:value-type="float" office:value="17545.768269697" calcext:value-type="float">
            <text:p>17545.768269697</text:p>
          </table:table-cell>
          <table:table-cell table:formula="of:=[$'energy consumption'.M41]*[.$B105]" office:value-type="float" office:value="21567.2977333333" calcext:value-type="float">
            <text:p>21567.2977333333</text:p>
          </table:table-cell>
          <table:table-cell table:formula="of:=SUM([.F41:.G41])" office:value-type="float" office:value="2258.45268727273" calcext:value-type="float">
            <text:p>2258.45268727273</text:p>
          </table:table-cell>
          <table:table-cell table:formula="of:=SUM([.J41:.L41])" office:value-type="float" office:value="54854.7307848485" calcext:value-type="float">
            <text:p>54854.7307848485</text:p>
          </table:table-cell>
          <table:table-cell table:formula="of:=SUM([.D41];[.F41];[.G41];[.H41])" office:value-type="float" office:value="7601.65034575758" calcext:value-type="float">
            <text:p>7601.650345757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0" calcext:value-type="float">
            <text:p>2020</text:p>
          </table:table-cell>
          <table:table-cell table:formula="of:=[$'energy consumption'.D42]*[.$B106]" office:value-type="float" office:value="883.000271363636" calcext:value-type="float">
            <text:p>883.000271363636</text:p>
          </table:table-cell>
          <table:table-cell table:formula="of:=[$'energy consumption'.E42]*[.$B106]" office:value-type="float" office:value="434.384039545455" calcext:value-type="float">
            <text:p>434.384039545455</text:p>
          </table:table-cell>
          <table:table-cell table:formula="of:=[$'energy consumption'.F42]*[.$B106]" office:value-type="float" office:value="907.73325" calcext:value-type="float">
            <text:p>907.73325</text:p>
          </table:table-cell>
          <table:table-cell table:formula="of:=[$'energy consumption'.G42]*[.$B106]" office:value-type="float" office:value="1693.50049545455" calcext:value-type="float">
            <text:p>1693.50049545455</text:p>
          </table:table-cell>
          <table:table-cell table:formula="of:=[$'energy consumption'.H42]*[.$B106]" office:value-type="float" office:value="4631.24728636364" calcext:value-type="float">
            <text:p>4631.24728636364</text:p>
          </table:table-cell>
          <table:table-cell table:formula="of:=[$'energy consumption'.J42]*[.$B106]" office:value-type="float" office:value="2741.55033636364" calcext:value-type="float">
            <text:p>2741.55033636364</text:p>
          </table:table-cell>
          <table:table-cell table:formula="of:=[$'energy consumption'.K42]*[.$B106]" office:value-type="float" office:value="15616.8324272727" calcext:value-type="float">
            <text:p>15616.8324272727</text:p>
          </table:table-cell>
          <table:table-cell table:formula="of:=[$'energy consumption'.L42]*[.$B106]" office:value-type="float" office:value="17085.3259545455" calcext:value-type="float">
            <text:p>17085.3259545455</text:p>
          </table:table-cell>
          <table:table-cell table:formula="of:=[$'energy consumption'.M42]*[.$B106]" office:value-type="float" office:value="19664.8109318182" calcext:value-type="float">
            <text:p>19664.8109318182</text:p>
          </table:table-cell>
          <table:table-cell table:formula="of:=SUM([.F42:.G42])" office:value-type="float" office:value="2601.23374545455" calcext:value-type="float">
            <text:p>2601.23374545455</text:p>
          </table:table-cell>
          <table:table-cell table:formula="of:=SUM([.J42:.L42])" office:value-type="float" office:value="52366.9693136364" calcext:value-type="float">
            <text:p>52366.9693136364</text:p>
          </table:table-cell>
          <table:table-cell table:formula="of:=SUM([.D42];[.F42];[.G42];[.H42])" office:value-type="float" office:value="8115.48130318182" calcext:value-type="float">
            <text:p>8115.481303181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1" calcext:value-type="float">
            <text:p>2021</text:p>
          </table:table-cell>
          <table:table-cell table:formula="of:=[$'energy consumption'.D43]*[.$B107]" office:value-type="float" office:value="948.278003030303" calcext:value-type="float">
            <text:p>948.278003030303</text:p>
          </table:table-cell>
          <table:table-cell table:formula="of:=[$'energy consumption'.E43]*[.$B107]" office:value-type="float" office:value="464.075175151515" calcext:value-type="float">
            <text:p>464.075175151515</text:p>
          </table:table-cell>
          <table:table-cell table:formula="of:=[$'energy consumption'.F43]*[.$B107]" office:value-type="float" office:value="1125.53056363636" calcext:value-type="float">
            <text:p>1125.53056363636</text:p>
          </table:table-cell>
          <table:table-cell table:formula="of:=[$'energy consumption'.G43]*[.$B107]" office:value-type="float" office:value="1970.0412" calcext:value-type="float">
            <text:p>1970.0412</text:p>
          </table:table-cell>
          <table:table-cell table:formula="of:=[$'energy consumption'.H43]*[.$B107]" office:value-type="float" office:value="4556.9583030303" calcext:value-type="float">
            <text:p>4556.9583030303</text:p>
          </table:table-cell>
          <table:table-cell table:formula="of:=[$'energy consumption'.J43]*[.$B107]" office:value-type="float" office:value="2857.4765030303" calcext:value-type="float">
            <text:p>2857.4765030303</text:p>
          </table:table-cell>
          <table:table-cell table:formula="of:=[$'energy consumption'.K43]*[.$B107]" office:value-type="float" office:value="16514.7528484849" calcext:value-type="float">
            <text:p>16514.7528484849</text:p>
          </table:table-cell>
          <table:table-cell table:formula="of:=[$'energy consumption'.L43]*[.$B107]" office:value-type="float" office:value="18096.014569697" calcext:value-type="float">
            <text:p>18096.014569697</text:p>
          </table:table-cell>
          <table:table-cell table:formula="of:=[$'energy consumption'.M43]*[.$B107]" office:value-type="float" office:value="20851.0724363636" calcext:value-type="float">
            <text:p>20851.0724363636</text:p>
          </table:table-cell>
          <table:table-cell table:formula="of:=SUM([.F43:.G43])" office:value-type="float" office:value="3095.57176363636" calcext:value-type="float">
            <text:p>3095.57176363636</text:p>
          </table:table-cell>
          <table:table-cell table:formula="of:=SUM([.J43:.L43])" office:value-type="float" office:value="55461.8398545455" calcext:value-type="float">
            <text:p>55461.8398545455</text:p>
          </table:table-cell>
          <table:table-cell table:formula="of:=SUM([.D43];[.F43];[.G43];[.H43])" office:value-type="float" office:value="8600.80806969697" calcext:value-type="float">
            <text:p>8600.808069696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WID_WRL</text:p>
          </table:table-cell>
          <table:table-cell office:value-type="float" office:value="2022" calcext:value-type="float">
            <text:p>2022</text:p>
          </table:table-cell>
          <table:table-cell table:formula="of:=[$'energy consumption'.D44]*[.$B108]" office:value-type="float" office:value="983.809461212121" calcext:value-type="float">
            <text:p>983.809461212121</text:p>
          </table:table-cell>
          <table:table-cell table:formula="of:=[$'energy consumption'.E44]*[.$B108]" office:value-type="float" office:value="488.767579242424" calcext:value-type="float">
            <text:p>488.767579242424</text:p>
          </table:table-cell>
          <table:table-cell table:formula="of:=[$'energy consumption'.F44]*[.$B108]" office:value-type="float" office:value="1405.41792984848" calcext:value-type="float">
            <text:p>1405.41792984848</text:p>
          </table:table-cell>
          <table:table-cell table:formula="of:=[$'energy consumption'.G44]*[.$B108]" office:value-type="float" office:value="2236.61272727273" calcext:value-type="float">
            <text:p>2236.61272727273</text:p>
          </table:table-cell>
          <table:table-cell table:formula="of:=[$'energy consumption'.H44]*[.$B108]" office:value-type="float" office:value="4605.53106666667" calcext:value-type="float">
            <text:p>4605.53106666667</text:p>
          </table:table-cell>
          <table:table-cell table:formula="of:=[$'energy consumption'.J44]*[.$B108]" office:value-type="float" office:value="2731.71105848485" calcext:value-type="float">
            <text:p>2731.71105848485</text:p>
          </table:table-cell>
          <table:table-cell table:formula="of:=[$'energy consumption'.K44]*[.$B108]" office:value-type="float" office:value="16063.8008590909" calcext:value-type="float">
            <text:p>16063.8008590909</text:p>
          </table:table-cell>
          <table:table-cell table:formula="of:=[$'energy consumption'.L44]*[.$B108]" office:value-type="float" office:value="18281.4172954545" calcext:value-type="float">
            <text:p>18281.4172954545</text:p>
          </table:table-cell>
          <table:table-cell table:formula="of:=[$'energy consumption'.M44]*[.$B108]" office:value-type="float" office:value="21589.1207727273" calcext:value-type="float">
            <text:p>21589.1207727273</text:p>
          </table:table-cell>
          <table:table-cell table:formula="of:=SUM([.F44:.G44])" office:value-type="float" office:value="3642.03065712121" calcext:value-type="float">
            <text:p>3642.03065712121</text:p>
          </table:table-cell>
          <table:table-cell table:formula="of:=SUM([.J44:.L44])" office:value-type="float" office:value="55934.3389272727" calcext:value-type="float">
            <text:p>55934.3389272727</text:p>
          </table:table-cell>
          <table:table-cell table:formula="of:=SUM([.D44];[.F44];[.G44];[.H44])" office:value-type="float" office:value="9231.371185" calcext:value-type="float">
            <text:p>9231.371185</text:p>
          </table:table-cell>
          <table:table-cell table:number-columns-repeated="16369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office:value-type="string" calcext:value-type="string">
            <text:p>https://ourworldindata.org/grapher/energy-consumption-by-source-and-country?stackMode=absolu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 above source applies a conversion coefficient to the underlying data in order to calculate fossil fuel equivalent energy consumption. On this sheet that conversion is inverted to obtain the underlying energy consumption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version factors</text:p>
          </table:table-cell>
          <table:table-cell table:number-columns-repeated="1638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36" calcext:value-type="float">
            <text:p>0.36</text:p>
          </table:table-cell>
          <table:table-cell table:number-columns-repeated="1638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0.36+([.A86]-2000)*(0.04/17)" office:value-type="float" office:value="0.36" calcext:value-type="float">
            <text:p>0.36</text:p>
          </table:table-cell>
          <table:table-cell office:value-type="float" office:value="0.36" calcext:value-type="float">
            <text:p>0.36</text:p>
          </table:table-cell>
          <table:table-cell table:number-columns-repeated="16381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0.36+([.A87]-2000)*(0.04/17)" office:value-type="float" office:value="0.362352941176471" calcext:value-type="float">
            <text:p>0.362352941176471</text:p>
          </table:table-cell>
          <table:table-cell office:value-type="float" office:value="0.362" calcext:value-type="float">
            <text:p>0.362</text:p>
          </table:table-cell>
          <table:table-cell table:number-columns-repeated="16381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0.36+([.A88]-2000)*(0.04/17)" office:value-type="float" office:value="0.364705882352941" calcext:value-type="float">
            <text:p>0.364705882352941</text:p>
          </table:table-cell>
          <table:table-cell office:value-type="float" office:value="0.365" calcext:value-type="float">
            <text:p>0.365</text:p>
          </table:table-cell>
          <table:table-cell table:number-columns-repeated="16381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0.36+([.A89]-2000)*(0.04/17)" office:value-type="float" office:value="0.367058823529412" calcext:value-type="float">
            <text:p>0.367058823529412</text:p>
          </table:table-cell>
          <table:table-cell office:value-type="float" office:value="0.367" calcext:value-type="float">
            <text:p>0.367</text:p>
          </table:table-cell>
          <table:table-cell table:number-columns-repeated="16381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0.36+([.A90]-2000)*(0.04/17)" office:value-type="float" office:value="0.369411764705882" calcext:value-type="float">
            <text:p>0.369411764705882</text:p>
          </table:table-cell>
          <table:table-cell office:value-type="float" office:value="0.369" calcext:value-type="float">
            <text:p>0.369</text:p>
          </table:table-cell>
          <table:table-cell table:number-columns-repeated="16381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0.36+([.A91]-2000)*(0.04/17)" office:value-type="float" office:value="0.371764705882353" calcext:value-type="float">
            <text:p>0.371764705882353</text:p>
          </table:table-cell>
          <table:table-cell office:value-type="float" office:value="0.372" calcext:value-type="float">
            <text:p>0.372</text:p>
          </table:table-cell>
          <table:table-cell table:number-columns-repeated="16381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0.36+([.A92]-2000)*(0.04/17)" office:value-type="float" office:value="0.374117647058824" calcext:value-type="float">
            <text:p>0.374117647058824</text:p>
          </table:table-cell>
          <table:table-cell office:value-type="float" office:value="0.374" calcext:value-type="float">
            <text:p>0.374</text:p>
          </table:table-cell>
          <table:table-cell table:number-columns-repeated="16381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0.36+([.A93]-2000)*(0.04/17)" office:value-type="float" office:value="0.376470588235294" calcext:value-type="float">
            <text:p>0.376470588235294</text:p>
          </table:table-cell>
          <table:table-cell office:value-type="float" office:value="0.376" calcext:value-type="float">
            <text:p>0.376</text:p>
          </table:table-cell>
          <table:table-cell table:number-columns-repeated="16381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0.36+([.A94]-2000)*(0.04/17)" office:value-type="float" office:value="0.378823529411765" calcext:value-type="float">
            <text:p>0.378823529411765</text:p>
          </table:table-cell>
          <table:table-cell office:value-type="float" office:value="0.379" calcext:value-type="float">
            <text:p>0.379</text:p>
          </table:table-cell>
          <table:table-cell table:number-columns-repeated="16381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0.36+([.A95]-2000)*(0.04/17)" office:value-type="float" office:value="0.381176470588235" calcext:value-type="float">
            <text:p>0.381176470588235</text:p>
          </table:table-cell>
          <table:table-cell office:value-type="float" office:value="0.381" calcext:value-type="float">
            <text:p>0.381</text:p>
          </table:table-cell>
          <table:table-cell table:number-columns-repeated="16381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0.36+([.A96]-2000)*(0.04/17)" office:value-type="float" office:value="0.383529411764706" calcext:value-type="float">
            <text:p>0.383529411764706</text:p>
          </table:table-cell>
          <table:table-cell office:value-type="float" office:value="0.384" calcext:value-type="float">
            <text:p>0.384</text:p>
          </table:table-cell>
          <table:table-cell table:number-columns-repeated="16381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0.36+([.A97]-2000)*(0.04/17)" office:value-type="float" office:value="0.385882352941176" calcext:value-type="float">
            <text:p>0.385882352941176</text:p>
          </table:table-cell>
          <table:table-cell office:value-type="float" office:value="0.386" calcext:value-type="float">
            <text:p>0.386</text:p>
          </table:table-cell>
          <table:table-cell table:number-columns-repeated="16381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0.36+([.A98]-2000)*(0.04/17)" office:value-type="float" office:value="0.388235294117647" calcext:value-type="float">
            <text:p>0.388235294117647</text:p>
          </table:table-cell>
          <table:table-cell office:value-type="float" office:value="0.388" calcext:value-type="float">
            <text:p>0.388</text:p>
          </table:table-cell>
          <table:table-cell table:number-columns-repeated="16381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0.36+([.A99]-2000)*(0.04/17)" office:value-type="float" office:value="0.390588235294118" calcext:value-type="float">
            <text:p>0.390588235294118</text:p>
          </table:table-cell>
          <table:table-cell office:value-type="float" office:value="0.391" calcext:value-type="float">
            <text:p>0.391</text:p>
          </table:table-cell>
          <table:table-cell table:number-columns-repeated="1638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0.36+([.A100]-2000)*(0.04/17)" office:value-type="float" office:value="0.392941176470588" calcext:value-type="float">
            <text:p>0.392941176470588</text:p>
          </table:table-cell>
          <table:table-cell office:value-type="float" office:value="0.393" calcext:value-type="float">
            <text:p>0.393</text:p>
          </table:table-cell>
          <table:table-cell table:number-columns-repeated="16381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0.36+([.A101]-2000)*(0.04/17)" office:value-type="float" office:value="0.395294117647059" calcext:value-type="float">
            <text:p>0.395294117647059</text:p>
          </table:table-cell>
          <table:table-cell office:value-type="float" office:value="0.395" calcext:value-type="float">
            <text:p>0.395</text:p>
          </table:table-cell>
          <table:table-cell table:number-columns-repeated="16381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0.36+([.A102]-2000)*(0.04/17)" office:value-type="float" office:value="0.397647058823529" calcext:value-type="float">
            <text:p>0.397647058823529</text:p>
          </table:table-cell>
          <table:table-cell office:value-type="float" office:value="0.398" calcext:value-type="float">
            <text:p>0.398</text:p>
          </table:table-cell>
          <table:table-cell table:number-columns-repeated="16381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0.36+([.A103]-2000)*(0.04/17)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16381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0.4+([.A104]-2017)*(0.05/(50-17))" office:value-type="float" office:value="0.401515151515152" calcext:value-type="float">
            <text:p>0.401515151515152</text:p>
          </table:table-cell>
          <table:table-cell office:value-type="float" office:value="0.402" calcext:value-type="float">
            <text:p>0.402</text:p>
          </table:table-cell>
          <table:table-cell table:number-columns-repeated="16381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0.4+([.A105]-2017)*(0.05/(50-17))" office:value-type="float" office:value="0.403030303030303" calcext:value-type="float">
            <text:p>0.403030303030303</text:p>
          </table:table-cell>
          <table:table-cell office:value-type="float" office:value="0.404" calcext:value-type="float">
            <text:p>0.404</text:p>
          </table:table-cell>
          <table:table-cell table:number-columns-repeated="1638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0.4+([.A106]-2017)*(0.05/(50-17))" office:value-type="float" office:value="0.404545454545455" calcext:value-type="float">
            <text:p>0.404545454545455</text:p>
          </table:table-cell>
          <table:table-cell office:value-type="float" office:value="0.405" calcext:value-type="float">
            <text:p>0.405</text:p>
          </table:table-cell>
          <table:table-cell table:number-columns-repeated="16381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0.4+([.A107]-2017)*(0.05/(50-17))" office:value-type="float" office:value="0.406060606060606" calcext:value-type="float">
            <text:p>0.406060606060606</text:p>
          </table:table-cell>
          <table:table-cell office:value-type="float" office:value="0.406" calcext:value-type="float">
            <text:p>0.406</text:p>
          </table:table-cell>
          <table:table-cell table:number-columns-repeated="16381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0.4+([.A108]-2017)*(0.05/(50-17))" office:value-type="float" office:value="0.407575757575758" calcext:value-type="float">
            <text:p>0.407575757575758</text:p>
          </table:table-cell>
          <table:table-cell office:value-type="float" office:value="0.407" calcext:value-type="float">
            <text:p>0.407</text:p>
          </table:table-cell>
          <table:table-cell table:number-columns-repeated="16381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0.4+([.A109]-2017)*(0.05/(50-17))" office:value-type="float" office:value="0.409090909090909" calcext:value-type="float">
            <text:p>0.409090909090909</text:p>
          </table:table-cell>
          <table:table-cell office:value-type="string" calcext:value-type="string">
            <text:p>from table in methods doc</text:p>
          </table:table-cell>
          <table:table-cell table:number-columns-repeated="16381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0.4+([.A110]-2017)*(0.05/(50-17))" office:value-type="float" office:value="0.410606060606061" calcext:value-type="float">
            <text:p>0.410606060606061</text:p>
          </table:table-cell>
          <table:table-cell table:number-columns-repeated="1638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0.4+([.A111]-2017)*(0.05/(50-17))" office:value-type="float" office:value="0.412121212121212" calcext:value-type="float">
            <text:p>0.412121212121212</text:p>
          </table:table-cell>
          <table:table-cell table:number-columns-repeated="1638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0.4+([.A112]-2017)*(0.05/(50-17))" office:value-type="float" office:value="0.413636363636364" calcext:value-type="float">
            <text:p>0.413636363636364</text:p>
          </table:table-cell>
          <table:table-cell table:number-columns-repeated="1638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0.4+([.A113]-2017)*(0.05/(50-17))" office:value-type="float" office:value="0.415151515151515" calcext:value-type="float">
            <text:p>0.415151515151515</text:p>
          </table:table-cell>
          <table:table-cell table:number-columns-repeated="1638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0.4+([.A114]-2017)*(0.05/(50-17))" office:value-type="float" office:value="0.416666666666667" calcext:value-type="float">
            <text:p>0.416666666666667</text:p>
          </table:table-cell>
          <table:table-cell table:number-columns-repeated="1638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0.4+([.A115]-2017)*(0.05/(50-17))" office:value-type="float" office:value="0.418181818181818" calcext:value-type="float">
            <text:p>0.418181818181818</text:p>
          </table:table-cell>
          <table:table-cell table:number-columns-repeated="1638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0.4+([.A116]-2017)*(0.05/(50-17))" office:value-type="float" office:value="0.41969696969697" calcext:value-type="float">
            <text:p>0.41969696969697</text:p>
          </table:table-cell>
          <table:table-cell table:number-columns-repeated="1638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0.4+([.A117]-2017)*(0.05/(50-17))" office:value-type="float" office:value="0.421212121212121" calcext:value-type="float">
            <text:p>0.421212121212121</text:p>
          </table:table-cell>
          <table:table-cell table:number-columns-repeated="1638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0.4+([.A118]-2017)*(0.05/(50-17))" office:value-type="float" office:value="0.422727272727273" calcext:value-type="float">
            <text:p>0.422727272727273</text:p>
          </table:table-cell>
          <table:table-cell table:number-columns-repeated="1638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0.4+([.A119]-2017)*(0.05/(50-17))" office:value-type="float" office:value="0.424242424242424" calcext:value-type="float">
            <text:p>0.424242424242424</text:p>
          </table:table-cell>
          <table:table-cell table:number-columns-repeated="1638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0.4+([.A120]-2017)*(0.05/(50-17))" office:value-type="float" office:value="0.425757575757576" calcext:value-type="float">
            <text:p>0.425757575757576</text:p>
          </table:table-cell>
          <table:table-cell table:number-columns-repeated="1638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0.4+([.A121]-2017)*(0.05/(50-17))" office:value-type="float" office:value="0.427272727272727" calcext:value-type="float">
            <text:p>0.427272727272727</text:p>
          </table:table-cell>
          <table:table-cell table:number-columns-repeated="1638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0.4+([.A122]-2017)*(0.05/(50-17))" office:value-type="float" office:value="0.428787878787879" calcext:value-type="float">
            <text:p>0.428787878787879</text:p>
          </table:table-cell>
          <table:table-cell table:number-columns-repeated="1638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0.4+([.A123]-2017)*(0.05/(50-17))" office:value-type="float" office:value="0.43030303030303" calcext:value-type="float">
            <text:p>0.43030303030303</text:p>
          </table:table-cell>
          <table:table-cell table:number-columns-repeated="1638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0.4+([.A124]-2017)*(0.05/(50-17))" office:value-type="float" office:value="0.431818181818182" calcext:value-type="float">
            <text:p>0.431818181818182</text:p>
          </table:table-cell>
          <table:table-cell table:number-columns-repeated="1638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0.4+([.A125]-2017)*(0.05/(50-17))" office:value-type="float" office:value="0.433333333333333" calcext:value-type="float">
            <text:p>0.433333333333333</text:p>
          </table:table-cell>
          <table:table-cell table:number-columns-repeated="1638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0.4+([.A126]-2017)*(0.05/(50-17))" office:value-type="float" office:value="0.434848484848485" calcext:value-type="float">
            <text:p>0.434848484848485</text:p>
          </table:table-cell>
          <table:table-cell table:number-columns-repeated="1638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0.4+([.A127]-2017)*(0.05/(50-17))" office:value-type="float" office:value="0.436363636363636" calcext:value-type="float">
            <text:p>0.436363636363636</text:p>
          </table:table-cell>
          <table:table-cell table:number-columns-repeated="1638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0.4+([.A128]-2017)*(0.05/(50-17))" office:value-type="float" office:value="0.437878787878788" calcext:value-type="float">
            <text:p>0.437878787878788</text:p>
          </table:table-cell>
          <table:table-cell table:number-columns-repeated="1638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0.4+([.A129]-2017)*(0.05/(50-17))" office:value-type="float" office:value="0.439393939393939" calcext:value-type="float">
            <text:p>0.439393939393939</text:p>
          </table:table-cell>
          <table:table-cell table:number-columns-repeated="1638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0.4+([.A130]-2017)*(0.05/(50-17))" office:value-type="float" office:value="0.440909090909091" calcext:value-type="float">
            <text:p>0.440909090909091</text:p>
          </table:table-cell>
          <table:table-cell table:number-columns-repeated="1638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0.4+([.A131]-2017)*(0.05/(50-17))" office:value-type="float" office:value="0.442424242424242" calcext:value-type="float">
            <text:p>0.442424242424242</text:p>
          </table:table-cell>
          <table:table-cell table:number-columns-repeated="1638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0.4+([.A132]-2017)*(0.05/(50-17))" office:value-type="float" office:value="0.443939393939394" calcext:value-type="float">
            <text:p>0.443939393939394</text:p>
          </table:table-cell>
          <table:table-cell table:number-columns-repeated="1638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0.4+([.A133]-2017)*(0.05/(50-17))" office:value-type="float" office:value="0.445454545454546" calcext:value-type="float">
            <text:p>0.445454545454546</text:p>
          </table:table-cell>
          <table:table-cell table:number-columns-repeated="1638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0.4+([.A134]-2017)*(0.05/(50-17))" office:value-type="float" office:value="0.446969696969697" calcext:value-type="float">
            <text:p>0.446969696969697</text:p>
          </table:table-cell>
          <table:table-cell table:number-columns-repeated="1638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0.4+([.A135]-2017)*(0.05/(50-17))" office:value-type="float" office:value="0.448484848484849" calcext:value-type="float">
            <text:p>0.448484848484849</text:p>
          </table:table-cell>
          <table:table-cell table:number-columns-repeated="1638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0.4+([.A136]-2017)*(0.05/(50-17))" office:value-type="float" office:value="0.45" calcext:value-type="float">
            <text:p>0.4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ollowing description of linear increases from 2000 to 2017, and from 2018 to 2050</text:p>
          </table:table-cell>
          <table:table-cell table:number-columns-repeated="16382"/>
        </table:table-row>
      </table:table>
      <table:table table:name="nuclear electricity provided iaea" table:style-name="ta1"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aea nuclear electricity provided (TWh)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float" office:value="2504.78" calcext:value-type="float">
            <text:p>2504.7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2" office:value-type="float" office:value="2616.24" calcext:value-type="float">
            <text:p>2616.2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2" office:value-type="float" office:value="2626.34" calcext:value-type="float">
            <text:p>2626.3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2" office:value-type="float" office:value="2660.85" calcext:value-type="float">
            <text:p>2660.8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" office:value-type="float" office:value="2608.18" calcext:value-type="float">
            <text:p>2608.1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2" office:value-type="float" office:value="2597.81" calcext:value-type="float">
            <text:p>2597.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2" office:value-type="float" office:value="2558.06" calcext:value-type="float">
            <text:p>2558.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2" office:value-type="float" office:value="2629.82" calcext:value-type="float">
            <text:p>2629.8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 office:value-type="float" office:value="2517.98" calcext:value-type="float">
            <text:p>2517.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2" office:value-type="float" office:value="2346.19" calcext:value-type="float">
            <text:p>2346.1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float" office:value="2358.86" calcext:value-type="float">
            <text:p>2358.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2" office:value-type="float" office:value="2410.37" calcext:value-type="float">
            <text:p>2410.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2441.34" calcext:value-type="float">
            <text:p>2441.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2477.3" calcext:value-type="float">
            <text:p>247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2" office:value-type="float" office:value="2502.82" calcext:value-type="float">
            <text:p>2502.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2562.76" calcext:value-type="float">
            <text:p>2562.7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2657.16" calcext:value-type="float">
            <text:p>2657.1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2553.24" calcext:value-type="float">
            <text:p>2553.2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2" office:value-type="float" office:value="2653.34" calcext:value-type="float">
            <text:p>2653.3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2" office:value-type="float" office:value="2486.83" calcext:value-type="float">
            <text:p>2486.8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https://pris.iaea.org/PRIS/WorldStatistics/WorldTrendinElectricalProduction.aspx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5.999cm" svg:height="8.999cm" svg:x="11.528cm" svg:y="3.739cm">
            <draw:object draw:notify-on-update-of-ranges="'electricity demand'.C2:'electricity demand'.C44 'electricity demand'.F1:'electricity demand'.F1 'electricity demand'.F2:'electricity demand'.F44 'energy consumption anti conversion'.F1:'energy consumption anti conversion'.F1 'energy consumption anti conversion'.F2:'energy consumption anti conversion'.F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31.444cm" svg:height="22.02cm" svg:x="11.013cm" svg:y="33.443cm">
            <draw:object draw:notify-on-update-of-ranges="'energy consumption anti conversion'.C2:'energy consumption anti conversion'.C44 'energy consumption anti conversion'.D1:'energy consumption anti conversion'.D1 'energy consumption anti conversion'.D2:'energy consumption anti conversion'.D44 'energy consumption anti conversion'.E1:'energy consumption anti conversion'.E1 'energy consumption anti conversion'.E2:'energy consumption anti conversion'.E44 'energy consumption anti conversion'.F1:'energy consumption anti conversion'.F1 'energy consumption anti conversion'.F2:'energy consumption anti conversion'.F44 'energy consumption anti conversion'.G1:'energy consumption anti conversion'.G1 'energy consumption anti conversion'.G2:'energy consumption anti conversion'.G44 'energy consumption anti conversion'.H1:'energy consumption anti conversion'.H1 'energy consumption anti conversion'.H2:'energy consumption anti conversion'.H44 'energy consumption anti conversion'.I1:'energy consumption anti conversion'.I1 'energy consumption anti conversion'.I2:'energy consumption anti conversion'.I44 'energy consumption anti conversion'.I1:'energy consumption anti conversion'.I1 'energy consumption anti conversion'.I2:'energy consumption anti conversion'.I44 'energy consumption anti conversion'.J1:'energy consumption anti conversion'.J1 'energy consumption anti conversion'.J2:'energy consumption anti conversion'.J44 'energy consumption anti conversion'.K1:'energy consumption anti conversion'.K1 'energy consumption anti conversion'.K2:'energy consumption anti conversion'.K44 'energy consumption anti conversion'.L1:'energy consumption anti conversion'.L1 'energy consumption anti conversion'.L2:'energy consumption anti conversion'.L44 'energy consumption anti conversion'.M1:'energy consumption anti conversion'.M1 'energy consumption anti conversion'.M2:'energy consumption anti conversion'.M44 'energy consumption anti conversion'.N1:'energy consumption anti conversion'.N1 'energy consumption anti conversion'.N2:'energy consumption anti conversion'.N44 'energy consumption anti conversion'.O1:'energy consumption anti conversion'.O1 'energy consumption anti conversion'.O2:'energy consumption anti conversion'.O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number-columns-repeated="14" table:default-cell-style-name="Default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3"/>
          <table:table-cell>
            <draw:frame draw:z-index="3" draw:style-name="gr1" draw:text-style-name="P1" svg:width="15.999cm" svg:height="8.999cm" svg:x="0.607cm" svg:y="0.161cm">
              <draw:object draw:notify-on-update-of-ranges="'electricity demand'.C2:'electricity demand'.C44 'electricity demand'.I1:'electricity demand'.I1 'electricity demand'.I2:'electricity demand'.I44 'from Energy Balance'.M30:'from Energy Balance'.BB30 'from Energy Balance'.M39:'from Energy Balance'.BB39 'energy consumption'.I1:'energy consumption'.I1 'energy consumption anti conversion'.I2:'energy consumption anti conversion'.I44 'nuclear electricity provided iaea'.B1:'nuclear electricity provided iaea'.B1 'nuclear electricity provided iaea'.B2:'nuclear electricity provided iaea'.B44 'energy consumption'.J1:'energy consumption'.J1 'energy consumption'.J2:'energy consumption'.J4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5"/>
          <table:table-cell>
            <draw:frame draw:z-index="1" draw:style-name="gr1" draw:text-style-name="P1" svg:width="15.999cm" svg:height="8.999cm" svg:x="0.111cm" svg:y="0.212cm">
              <draw:object draw:notify-on-update-of-ranges="'electricity demand'.C2:'electricity demand'.C44 'electricity demand'.G1:'electricity demand'.G1 'electricity demand'.G2:'electricity demand'.G44 'energy consumption'.G1:'energy consumption'.G1 'energy consumption anti conversion'.G2:'energy consumption anti conversion'.G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5"/>
          <table:table-cell>
            <draw:frame draw:z-index="2" draw:style-name="gr1" draw:text-style-name="P1" svg:width="15.999cm" svg:height="8.999cm" svg:x="0.11cm" svg:y="0.001cm">
              <draw:object draw:notify-on-update-of-ranges="'electricity demand'.C2:'electricity demand'.C44 'electricity demand'.H1:'electricity demand'.H1 'electricity demand'.H2:'electricity demand'.H44 'energy consumption anti conversion'.H1:'energy consumption anti conversion'.H1 'energy consumption anti conversion'.H2:'energy consumption anti conversion'.H4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from Energy Balance" table:style-name="ta1">
        <table:table-column table:style-name="co13" table:default-cell-style-name="ce6"/>
        <table:table-column table:style-name="co23" table:default-cell-style-name="ce6"/>
        <table:table-column table:style-name="co24" table:default-cell-style-name="ce6"/>
        <table:table-column table:style-name="co13" table:number-columns-repeated="51" table:default-cell-style-name="ce7"/>
        <table:table-column table:style-name="co13" table:number-columns-repeated="36" table:default-cell-style-name="Default"/>
        <table:table-row table:style-name="ro1">
          <table:table-cell table:style-name="Default" office:value-type="string" calcext:value-type="string">
            <text:p><text:a xlink:href="https://www.iea.org/terms" xlink:type="simple">Source: IEA (2022). All rights reserved. (https://www.iea.org/terms)</text:a></text:p>
          </table:table-cell>
          <table:table-cell table:style-name="Default" table:number-columns-repeated="53"/>
          <table:table-cell table:number-columns-repeated="36"/>
        </table:table-row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Product</text:p>
          </table:table-cell>
          <table:table-cell table:style-name="Default" office:value-type="string" calcext:value-type="string">
            <text:p>Flow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1976" calcext:value-type="float">
            <text:p>1976</text:p>
          </table:table-cell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2021 Provision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oal, peat and oil shale</text:p>
          </table:table-cell>
          <table:table-cell office:value-type="string" calcext:value-type="string">
            <text:p>Total energy supply (PJ)</text:p>
          </table:table-cell>
          <table:table-cell office:value-type="float" office:value="60171.545" calcext:value-type="float">
            <text:p>60172</text:p>
          </table:table-cell>
          <table:table-cell office:value-type="float" office:value="60567.49474" calcext:value-type="float">
            <text:p>60567</text:p>
          </table:table-cell>
          <table:table-cell office:value-type="float" office:value="62638.52478" calcext:value-type="float">
            <text:p>62639</text:p>
          </table:table-cell>
          <table:table-cell office:value-type="float" office:value="62886.76718" calcext:value-type="float">
            <text:p>62887</text:p>
          </table:table-cell>
          <table:table-cell office:value-type="float" office:value="64214.89636" calcext:value-type="float">
            <text:p>64215</text:p>
          </table:table-cell>
          <table:table-cell office:value-type="float" office:value="66864.45208" calcext:value-type="float">
            <text:p>66864</text:p>
          </table:table-cell>
          <table:table-cell office:value-type="float" office:value="68853.61819" calcext:value-type="float">
            <text:p>68854</text:p>
          </table:table-cell>
          <table:table-cell office:value-type="float" office:value="70872.67627" calcext:value-type="float">
            <text:p>70873</text:p>
          </table:table-cell>
          <table:table-cell office:value-type="float" office:value="73751.39967" calcext:value-type="float">
            <text:p>73751</text:p>
          </table:table-cell>
          <table:table-cell office:value-type="float" office:value="74641.8773" calcext:value-type="float">
            <text:p>74642</text:p>
          </table:table-cell>
          <table:table-cell office:value-type="float" office:value="75440.19548" calcext:value-type="float">
            <text:p>75440</text:p>
          </table:table-cell>
          <table:table-cell office:value-type="float" office:value="76475.92407" calcext:value-type="float">
            <text:p>76476</text:p>
          </table:table-cell>
          <table:table-cell office:value-type="float" office:value="78150.31878" calcext:value-type="float">
            <text:p>78150</text:p>
          </table:table-cell>
          <table:table-cell office:value-type="float" office:value="81071.93134" calcext:value-type="float">
            <text:p>81072</text:p>
          </table:table-cell>
          <table:table-cell office:value-type="float" office:value="83997.44176" calcext:value-type="float">
            <text:p>83997</text:p>
          </table:table-cell>
          <table:table-cell office:value-type="float" office:value="84653.36101" calcext:value-type="float">
            <text:p>84653</text:p>
          </table:table-cell>
          <table:table-cell office:value-type="float" office:value="87938.55666" calcext:value-type="float">
            <text:p>87939</text:p>
          </table:table-cell>
          <table:table-cell office:value-type="float" office:value="90613.10519" calcext:value-type="float">
            <text:p>90613</text:p>
          </table:table-cell>
          <table:table-cell office:value-type="float" office:value="90478.28708" calcext:value-type="float">
            <text:p>90478</text:p>
          </table:table-cell>
          <table:table-cell office:value-type="float" office:value="93022.0539" calcext:value-type="float">
            <text:p>93022</text:p>
          </table:table-cell>
          <table:table-cell office:value-type="float" office:value="90516.38251" calcext:value-type="float">
            <text:p>90516</text:p>
          </table:table-cell>
          <table:table-cell office:value-type="float" office:value="88869.23076" calcext:value-type="float">
            <text:p>88869</text:p>
          </table:table-cell>
          <table:table-cell office:value-type="float" office:value="89217.59666" calcext:value-type="float">
            <text:p>89218</text:p>
          </table:table-cell>
          <table:table-cell office:value-type="float" office:value="90010.26911" calcext:value-type="float">
            <text:p>90010</text:p>
          </table:table-cell>
          <table:table-cell office:value-type="float" office:value="92371.10763" calcext:value-type="float">
            <text:p>92371</text:p>
          </table:table-cell>
          <table:table-cell office:value-type="float" office:value="93883.94814" calcext:value-type="float">
            <text:p>93884</text:p>
          </table:table-cell>
          <table:table-cell office:value-type="float" office:value="93154.03924" calcext:value-type="float">
            <text:p>93154</text:p>
          </table:table-cell>
          <table:table-cell office:value-type="float" office:value="92824.30643" calcext:value-type="float">
            <text:p>92824</text:p>
          </table:table-cell>
          <table:table-cell office:value-type="float" office:value="93214.97838" calcext:value-type="float">
            <text:p>93215</text:p>
          </table:table-cell>
          <table:table-cell office:value-type="float" office:value="96933.79124" calcext:value-type="float">
            <text:p>96934</text:p>
          </table:table-cell>
          <table:table-cell office:value-type="float" office:value="98368.33733" calcext:value-type="float">
            <text:p>98368</text:p>
          </table:table-cell>
          <table:table-cell office:value-type="float" office:value="101712.3597" calcext:value-type="float">
            <text:p>101712</text:p>
          </table:table-cell>
          <table:table-cell office:value-type="float" office:value="109492.0552" calcext:value-type="float">
            <text:p>109492</text:p>
          </table:table-cell>
          <table:table-cell office:value-type="float" office:value="118298.1874" calcext:value-type="float">
            <text:p>118298</text:p>
          </table:table-cell>
          <table:table-cell office:value-type="float" office:value="125220.1381" calcext:value-type="float">
            <text:p>125220</text:p>
          </table:table-cell>
          <table:table-cell office:value-type="float" office:value="132772.3787" calcext:value-type="float">
            <text:p>132772</text:p>
          </table:table-cell>
          <table:table-cell office:value-type="float" office:value="139812.1147" calcext:value-type="float">
            <text:p>139812</text:p>
          </table:table-cell>
          <table:table-cell office:value-type="float" office:value="141660.1909" calcext:value-type="float">
            <text:p>141660</text:p>
          </table:table-cell>
          <table:table-cell office:value-type="float" office:value="141550.0468" calcext:value-type="float">
            <text:p>141550</text:p>
          </table:table-cell>
          <table:table-cell office:value-type="float" office:value="152975.5633" calcext:value-type="float">
            <text:p>152976</text:p>
          </table:table-cell>
          <table:table-cell office:value-type="float" office:value="160084.6543" calcext:value-type="float">
            <text:p>160085</text:p>
          </table:table-cell>
          <table:table-cell office:value-type="float" office:value="161407.187" calcext:value-type="float">
            <text:p>161407</text:p>
          </table:table-cell>
          <table:table-cell office:value-type="float" office:value="163439.622" calcext:value-type="float">
            <text:p>163440</text:p>
          </table:table-cell>
          <table:table-cell office:value-type="float" office:value="165446.993" calcext:value-type="float">
            <text:p>165447</text:p>
          </table:table-cell>
          <table:table-cell office:value-type="float" office:value="160771.4934" calcext:value-type="float">
            <text:p>160771</text:p>
          </table:table-cell>
          <table:table-cell office:value-type="float" office:value="156086.0093" calcext:value-type="float">
            <text:p>156086</text:p>
          </table:table-cell>
          <table:table-cell office:value-type="float" office:value="158688.1595" calcext:value-type="float">
            <text:p>158688</text:p>
          </table:table-cell>
          <table:table-cell office:value-type="float" office:value="161990.9446" calcext:value-type="float">
            <text:p>161991</text:p>
          </table:table-cell>
          <table:table-cell office:value-type="float" office:value="161307.2375" calcext:value-type="float">
            <text:p>161307</text:p>
          </table:table-cell>
          <table:table-cell office:value-type="float" office:value="156636.8507" calcext:value-type="float">
            <text:p>156637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rude, NGL and feedstocks</text:p>
          </table:table-cell>
          <table:table-cell office:value-type="string" calcext:value-type="string">
            <text:p>Total energy supply (PJ)</text:p>
          </table:table-cell>
          <table:table-cell office:value-type="float" office:value="104114.459" calcext:value-type="float">
            <text:p>104114</text:p>
          </table:table-cell>
          <table:table-cell office:value-type="float" office:value="110258.4852" calcext:value-type="float">
            <text:p>110258</text:p>
          </table:table-cell>
          <table:table-cell office:value-type="float" office:value="120055.0522" calcext:value-type="float">
            <text:p>120055</text:p>
          </table:table-cell>
          <table:table-cell office:value-type="float" office:value="118835.0536" calcext:value-type="float">
            <text:p>118835</text:p>
          </table:table-cell>
          <table:table-cell office:value-type="float" office:value="116563.2142" calcext:value-type="float">
            <text:p>116563</text:p>
          </table:table-cell>
          <table:table-cell office:value-type="float" office:value="124501.4678" calcext:value-type="float">
            <text:p>124501</text:p>
          </table:table-cell>
          <table:table-cell office:value-type="float" office:value="130433.0219" calcext:value-type="float">
            <text:p>130433</text:p>
          </table:table-cell>
          <table:table-cell office:value-type="float" office:value="132972.325" calcext:value-type="float">
            <text:p>132972</text:p>
          </table:table-cell>
          <table:table-cell office:value-type="float" office:value="136660.0504" calcext:value-type="float">
            <text:p>136660</text:p>
          </table:table-cell>
          <table:table-cell office:value-type="float" office:value="131998.3304" calcext:value-type="float">
            <text:p>131998</text:p>
          </table:table-cell>
          <table:table-cell office:value-type="float" office:value="125695.8057" calcext:value-type="float">
            <text:p>125696</text:p>
          </table:table-cell>
          <table:table-cell office:value-type="float" office:value="122900.4738" calcext:value-type="float">
            <text:p>122900</text:p>
          </table:table-cell>
          <table:table-cell office:value-type="float" office:value="121447.032" calcext:value-type="float">
            <text:p>121447</text:p>
          </table:table-cell>
          <table:table-cell office:value-type="float" office:value="124022.7873" calcext:value-type="float">
            <text:p>124023</text:p>
          </table:table-cell>
          <table:table-cell office:value-type="float" office:value="122909.8501" calcext:value-type="float">
            <text:p>122910</text:p>
          </table:table-cell>
          <table:table-cell office:value-type="float" office:value="127758.2871" calcext:value-type="float">
            <text:p>127758</text:p>
          </table:table-cell>
          <table:table-cell office:value-type="float" office:value="130515.0265" calcext:value-type="float">
            <text:p>130515</text:p>
          </table:table-cell>
          <table:table-cell office:value-type="float" office:value="134817.761" calcext:value-type="float">
            <text:p>134818</text:p>
          </table:table-cell>
          <table:table-cell office:value-type="float" office:value="137301.2857" calcext:value-type="float">
            <text:p>137301</text:p>
          </table:table-cell>
          <table:table-cell office:value-type="float" office:value="137645.7188" calcext:value-type="float">
            <text:p>137646</text:p>
          </table:table-cell>
          <table:table-cell office:value-type="float" office:value="137677.7635" calcext:value-type="float">
            <text:p>137678</text:p>
          </table:table-cell>
          <table:table-cell office:value-type="float" office:value="138525.5654" calcext:value-type="float">
            <text:p>138526</text:p>
          </table:table-cell>
          <table:table-cell office:value-type="float" office:value="140468.7321" calcext:value-type="float">
            <text:p>140469</text:p>
          </table:table-cell>
          <table:table-cell office:value-type="float" office:value="142101.7608" calcext:value-type="float">
            <text:p>142102</text:p>
          </table:table-cell>
          <table:table-cell office:value-type="float" office:value="143629.6801" calcext:value-type="float">
            <text:p>143630</text:p>
          </table:table-cell>
          <table:table-cell office:value-type="float" office:value="148417.4451" calcext:value-type="float">
            <text:p>148417</text:p>
          </table:table-cell>
          <table:table-cell office:value-type="float" office:value="152966.9913" calcext:value-type="float">
            <text:p>152967</text:p>
          </table:table-cell>
          <table:table-cell office:value-type="float" office:value="152884.4195" calcext:value-type="float">
            <text:p>152884</text:p>
          </table:table-cell>
          <table:table-cell office:value-type="float" office:value="153859.7449" calcext:value-type="float">
            <text:p>153860</text:p>
          </table:table-cell>
          <table:table-cell office:value-type="float" office:value="157163.9082" calcext:value-type="float">
            <text:p>157164</text:p>
          </table:table-cell>
          <table:table-cell office:value-type="float" office:value="158652.4229" calcext:value-type="float">
            <text:p>158652</text:p>
          </table:table-cell>
          <table:table-cell office:value-type="float" office:value="159380.1675" calcext:value-type="float">
            <text:p>159380</text:p>
          </table:table-cell>
          <table:table-cell office:value-type="float" office:value="163661.9244" calcext:value-type="float">
            <text:p>163662</text:p>
          </table:table-cell>
          <table:table-cell office:value-type="float" office:value="169704.3798" calcext:value-type="float">
            <text:p>169704</text:p>
          </table:table-cell>
          <table:table-cell office:value-type="float" office:value="171544.1368" calcext:value-type="float">
            <text:p>171544</text:p>
          </table:table-cell>
          <table:table-cell office:value-type="float" office:value="173126.577" calcext:value-type="float">
            <text:p>173127</text:p>
          </table:table-cell>
          <table:table-cell office:value-type="float" office:value="173902.5265" calcext:value-type="float">
            <text:p>173903</text:p>
          </table:table-cell>
          <table:table-cell office:value-type="float" office:value="174457.6188" calcext:value-type="float">
            <text:p>174458</text:p>
          </table:table-cell>
          <table:table-cell office:value-type="float" office:value="171664.9894" calcext:value-type="float">
            <text:p>171665</text:p>
          </table:table-cell>
          <table:table-cell office:value-type="float" office:value="174830.1486" calcext:value-type="float">
            <text:p>174830</text:p>
          </table:table-cell>
          <table:table-cell office:value-type="float" office:value="176390.3347" calcext:value-type="float">
            <text:p>176390</text:p>
          </table:table-cell>
          <table:table-cell office:value-type="float" office:value="179174.3241" calcext:value-type="float">
            <text:p>179174</text:p>
          </table:table-cell>
          <table:table-cell office:value-type="float" office:value="179188.8084" calcext:value-type="float">
            <text:p>179189</text:p>
          </table:table-cell>
          <table:table-cell office:value-type="float" office:value="183150.3859" calcext:value-type="float">
            <text:p>183150</text:p>
          </table:table-cell>
          <table:table-cell office:value-type="float" office:value="186857.8276" calcext:value-type="float">
            <text:p>186858</text:p>
          </table:table-cell>
          <table:table-cell office:value-type="float" office:value="188717.6604" calcext:value-type="float">
            <text:p>188718</text:p>
          </table:table-cell>
          <table:table-cell office:value-type="float" office:value="191849.411" calcext:value-type="float">
            <text:p>191849</text:p>
          </table:table-cell>
          <table:table-cell office:value-type="float" office:value="193628.792" calcext:value-type="float">
            <text:p>193629</text:p>
          </table:table-cell>
          <table:table-cell office:value-type="float" office:value="192524.3646" calcext:value-type="float">
            <text:p>192524</text:p>
          </table:table-cell>
          <table:table-cell office:value-type="float" office:value="176363.6307" calcext:value-type="float">
            <text:p>176364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il products</text:p>
          </table:table-cell>
          <table:table-cell office:value-type="string" calcext:value-type="string">
            <text:p>Total energy supply (PJ)</text:p>
          </table:table-cell>
          <table:table-cell office:value-type="float" office:value="-2080.895201" calcext:value-type="float">
            <text:p>-2081</text:p>
          </table:table-cell>
          <table:table-cell office:value-type="float" office:value="-603.4295503" calcext:value-type="float">
            <text:p>-603</text:p>
          </table:table-cell>
          <table:table-cell office:value-type="float" office:value="-2072.924484" calcext:value-type="float">
            <text:p>-2073</text:p>
          </table:table-cell>
          <table:table-cell office:value-type="float" office:value="-2482.452922" calcext:value-type="float">
            <text:p>-2482</text:p>
          </table:table-cell>
          <table:table-cell office:value-type="float" office:value="-1222.682429" calcext:value-type="float">
            <text:p>-1223</text:p>
          </table:table-cell>
          <table:table-cell office:value-type="float" office:value="-1347.542493" calcext:value-type="float">
            <text:p>-1348</text:p>
          </table:table-cell>
          <table:table-cell office:value-type="float" office:value="-2358.534029" calcext:value-type="float">
            <text:p>-2359</text:p>
          </table:table-cell>
          <table:table-cell office:value-type="float" office:value="-86.76163707" calcext:value-type="float">
            <text:p>-87</text:p>
          </table:table-cell>
          <table:table-cell office:value-type="float" office:value="-2080.474105" calcext:value-type="float">
            <text:p>-2080</text:p>
          </table:table-cell>
          <table:table-cell office:value-type="float" office:value="-2005.360439" calcext:value-type="float">
            <text:p>-2005</text:p>
          </table:table-cell>
          <table:table-cell office:value-type="float" office:value="-1445.355963" calcext:value-type="float">
            <text:p>-1445</text:p>
          </table:table-cell>
          <table:table-cell office:value-type="float" office:value="-1309.816997" calcext:value-type="float">
            <text:p>-1310</text:p>
          </table:table-cell>
          <table:table-cell office:value-type="float" office:value="-1562.769469" calcext:value-type="float">
            <text:p>-1563</text:p>
          </table:table-cell>
          <table:table-cell office:value-type="float" office:value="-2729.067776" calcext:value-type="float">
            <text:p>-2729</text:p>
          </table:table-cell>
          <table:table-cell office:value-type="float" office:value="-1385.406702" calcext:value-type="float">
            <text:p>-1385</text:p>
          </table:table-cell>
          <table:table-cell office:value-type="float" office:value="-3002.352949" calcext:value-type="float">
            <text:p>-3002</text:p>
          </table:table-cell>
          <table:table-cell office:value-type="float" office:value="-2625.773504" calcext:value-type="float">
            <text:p>-2626</text:p>
          </table:table-cell>
          <table:table-cell office:value-type="float" office:value="-2768.954428" calcext:value-type="float">
            <text:p>-2769</text:p>
          </table:table-cell>
          <table:table-cell office:value-type="float" office:value="-3107.46698" calcext:value-type="float">
            <text:p>-3107</text:p>
          </table:table-cell>
          <table:table-cell office:value-type="float" office:value="-2248.573928" calcext:value-type="float">
            <text:p>-2249</text:p>
          </table:table-cell>
          <table:table-cell office:value-type="float" office:value="-1712.024338" calcext:value-type="float">
            <text:p>-1712</text:p>
          </table:table-cell>
          <table:table-cell office:value-type="float" office:value="-1768.471165" calcext:value-type="float">
            <text:p>-1768</text:p>
          </table:table-cell>
          <table:table-cell office:value-type="float" office:value="-2925.493843" calcext:value-type="float">
            <text:p>-2925</text:p>
          </table:table-cell>
          <table:table-cell office:value-type="float" office:value="-3657.660447" calcext:value-type="float">
            <text:p>-3658</text:p>
          </table:table-cell>
          <table:table-cell office:value-type="float" office:value="-2334.566919" calcext:value-type="float">
            <text:p>-2335</text:p>
          </table:table-cell>
          <table:table-cell office:value-type="float" office:value="-3480.849157" calcext:value-type="float">
            <text:p>-3481</text:p>
          </table:table-cell>
          <table:table-cell office:value-type="float" office:value="-4332.311284" calcext:value-type="float">
            <text:p>-4332</text:p>
          </table:table-cell>
          <table:table-cell office:value-type="float" office:value="-3667.240804" calcext:value-type="float">
            <text:p>-3667</text:p>
          </table:table-cell>
          <table:table-cell office:value-type="float" office:value="-1439.272819" calcext:value-type="float">
            <text:p>-1439</text:p>
          </table:table-cell>
          <table:table-cell office:value-type="float" office:value="-3053.071408" calcext:value-type="float">
            <text:p>-3053</text:p>
          </table:table-cell>
          <table:table-cell office:value-type="float" office:value="-3062.182547" calcext:value-type="float">
            <text:p>-3062</text:p>
          </table:table-cell>
          <table:table-cell office:value-type="float" office:value="-2091.812445" calcext:value-type="float">
            <text:p>-2092</text:p>
          </table:table-cell>
          <table:table-cell office:value-type="float" office:value="-2902.836866" calcext:value-type="float">
            <text:p>-2903</text:p>
          </table:table-cell>
          <table:table-cell office:value-type="float" office:value="-3186.392225" calcext:value-type="float">
            <text:p>-3186</text:p>
          </table:table-cell>
          <table:table-cell office:value-type="float" office:value="-3367.473305" calcext:value-type="float">
            <text:p>-3367</text:p>
          </table:table-cell>
          <table:table-cell office:value-type="float" office:value="-2808.739164" calcext:value-type="float">
            <text:p>-2809</text:p>
          </table:table-cell>
          <table:table-cell office:value-type="float" office:value="-2117.079976" calcext:value-type="float">
            <text:p>-2117</text:p>
          </table:table-cell>
          <table:table-cell office:value-type="float" office:value="-3097.992038" calcext:value-type="float">
            <text:p>-3098</text:p>
          </table:table-cell>
          <table:table-cell office:value-type="float" office:value="-3518.934471" calcext:value-type="float">
            <text:p>-3519</text:p>
          </table:table-cell>
          <table:table-cell office:value-type="float" office:value="-1345.302057" calcext:value-type="float">
            <text:p>-1345</text:p>
          </table:table-cell>
          <table:table-cell office:value-type="float" office:value="-2748.313068" calcext:value-type="float">
            <text:p>-2748</text:p>
          </table:table-cell>
          <table:table-cell office:value-type="float" office:value="-3616.883083" calcext:value-type="float">
            <text:p>-3617</text:p>
          </table:table-cell>
          <table:table-cell office:value-type="float" office:value="-2952.597214" calcext:value-type="float">
            <text:p>-2953</text:p>
          </table:table-cell>
          <table:table-cell office:value-type="float" office:value="-3589.688075" calcext:value-type="float">
            <text:p>-3590</text:p>
          </table:table-cell>
          <table:table-cell office:value-type="float" office:value="-4463.598484" calcext:value-type="float">
            <text:p>-4464</text:p>
          </table:table-cell>
          <table:table-cell office:value-type="float" office:value="-3712.573172" calcext:value-type="float">
            <text:p>-3713</text:p>
          </table:table-cell>
          <table:table-cell office:value-type="float" office:value="-3327.178094" calcext:value-type="float">
            <text:p>-3327</text:p>
          </table:table-cell>
          <table:table-cell office:value-type="float" office:value="-4602.831225" calcext:value-type="float">
            <text:p>-4603</text:p>
          </table:table-cell>
          <table:table-cell office:value-type="float" office:value="-2506.200251" calcext:value-type="float">
            <text:p>-2506</text:p>
          </table:table-cell>
          <table:table-cell office:value-type="float" office:value="-4077.482108" calcext:value-type="float">
            <text:p>-4077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Total energy supply (PJ)</text:p>
          </table:table-cell>
          <table:table-cell office:value-type="float" office:value="37385.47563" calcext:value-type="float">
            <text:p>37385</text:p>
          </table:table-cell>
          <table:table-cell office:value-type="float" office:value="39431.18693" calcext:value-type="float">
            <text:p>39431</text:p>
          </table:table-cell>
          <table:table-cell office:value-type="float" office:value="40892.31201" calcext:value-type="float">
            <text:p>40892</text:p>
          </table:table-cell>
          <table:table-cell office:value-type="float" office:value="41995.27484" calcext:value-type="float">
            <text:p>41995</text:p>
          </table:table-cell>
          <table:table-cell office:value-type="float" office:value="41825.72295" calcext:value-type="float">
            <text:p>41826</text:p>
          </table:table-cell>
          <table:table-cell office:value-type="float" office:value="44293.56128" calcext:value-type="float">
            <text:p>44294</text:p>
          </table:table-cell>
          <table:table-cell office:value-type="float" office:value="45314.69334" calcext:value-type="float">
            <text:p>45315</text:p>
          </table:table-cell>
          <table:table-cell office:value-type="float" office:value="47387.67277" calcext:value-type="float">
            <text:p>47388</text:p>
          </table:table-cell>
          <table:table-cell office:value-type="float" office:value="50398.68826" calcext:value-type="float">
            <text:p>50399</text:p>
          </table:table-cell>
          <table:table-cell office:value-type="float" office:value="51554.6113" calcext:value-type="float">
            <text:p>51555</text:p>
          </table:table-cell>
          <table:table-cell office:value-type="float" office:value="51945.93133" calcext:value-type="float">
            <text:p>51946</text:p>
          </table:table-cell>
          <table:table-cell office:value-type="float" office:value="52134.22139" calcext:value-type="float">
            <text:p>52134</text:p>
          </table:table-cell>
          <table:table-cell office:value-type="float" office:value="53098.17343" calcext:value-type="float">
            <text:p>53098</text:p>
          </table:table-cell>
          <table:table-cell office:value-type="float" office:value="56892.3942" calcext:value-type="float">
            <text:p>56892</text:p>
          </table:table-cell>
          <table:table-cell office:value-type="float" office:value="59004.07561" calcext:value-type="float">
            <text:p>59004</text:p>
          </table:table-cell>
          <table:table-cell office:value-type="float" office:value="59916.04151" calcext:value-type="float">
            <text:p>59916</text:p>
          </table:table-cell>
          <table:table-cell office:value-type="float" office:value="63249.25356" calcext:value-type="float">
            <text:p>63249</text:p>
          </table:table-cell>
          <table:table-cell office:value-type="float" office:value="65959.47182" calcext:value-type="float">
            <text:p>65959</text:p>
          </table:table-cell>
          <table:table-cell office:value-type="float" office:value="68628.21789" calcext:value-type="float">
            <text:p>68628</text:p>
          </table:table-cell>
          <table:table-cell office:value-type="float" office:value="69597.42683" calcext:value-type="float">
            <text:p>69597</text:p>
          </table:table-cell>
          <table:table-cell office:value-type="float" office:value="71982.16599" calcext:value-type="float">
            <text:p>71982</text:p>
          </table:table-cell>
          <table:table-cell office:value-type="float" office:value="72045.9933" calcext:value-type="float">
            <text:p>72046</text:p>
          </table:table-cell>
          <table:table-cell office:value-type="float" office:value="73360.48565" calcext:value-type="float">
            <text:p>73360</text:p>
          </table:table-cell>
          <table:table-cell office:value-type="float" office:value="73333.14533" calcext:value-type="float">
            <text:p>73333</text:p>
          </table:table-cell>
          <table:table-cell office:value-type="float" office:value="75494.82202" calcext:value-type="float">
            <text:p>75495</text:p>
          </table:table-cell>
          <table:table-cell office:value-type="float" office:value="78180.61226" calcext:value-type="float">
            <text:p>78181</text:p>
          </table:table-cell>
          <table:table-cell office:value-type="float" office:value="79040.84635" calcext:value-type="float">
            <text:p>79041</text:p>
          </table:table-cell>
          <table:table-cell office:value-type="float" office:value="79745.27021" calcext:value-type="float">
            <text:p>79745</text:p>
          </table:table-cell>
          <table:table-cell office:value-type="float" office:value="83338.26525" calcext:value-type="float">
            <text:p>83338</text:p>
          </table:table-cell>
          <table:table-cell office:value-type="float" office:value="86545.7622" calcext:value-type="float">
            <text:p>86546</text:p>
          </table:table-cell>
          <table:table-cell office:value-type="float" office:value="87119.48158" calcext:value-type="float">
            <text:p>87119</text:p>
          </table:table-cell>
          <table:table-cell office:value-type="float" office:value="89909.62486" calcext:value-type="float">
            <text:p>89910</text:p>
          </table:table-cell>
          <table:table-cell office:value-type="float" office:value="93265.37095" calcext:value-type="float">
            <text:p>93265</text:p>
          </table:table-cell>
          <table:table-cell office:value-type="float" office:value="95841.98831" calcext:value-type="float">
            <text:p>95842</text:p>
          </table:table-cell>
          <table:table-cell office:value-type="float" office:value="98617.26528" calcext:value-type="float">
            <text:p>98617</text:p>
          </table:table-cell>
          <table:table-cell office:value-type="float" office:value="101013.0707" calcext:value-type="float">
            <text:p>101013</text:p>
          </table:table-cell>
          <table:table-cell office:value-type="float" office:value="105411.3146" calcext:value-type="float">
            <text:p>105411</text:p>
          </table:table-cell>
          <table:table-cell office:value-type="float" office:value="108171.3895" calcext:value-type="float">
            <text:p>108171</text:p>
          </table:table-cell>
          <table:table-cell office:value-type="float" office:value="106057.4616" calcext:value-type="float">
            <text:p>106057</text:p>
          </table:table-cell>
          <table:table-cell office:value-type="float" office:value="114390.4194" calcext:value-type="float">
            <text:p>114390</text:p>
          </table:table-cell>
          <table:table-cell office:value-type="float" office:value="116450.5945" calcext:value-type="float">
            <text:p>116451</text:p>
          </table:table-cell>
          <table:table-cell office:value-type="float" office:value="118770.3206" calcext:value-type="float">
            <text:p>118770</text:p>
          </table:table-cell>
          <table:table-cell office:value-type="float" office:value="121264.2738" calcext:value-type="float">
            <text:p>121264</text:p>
          </table:table-cell>
          <table:table-cell office:value-type="float" office:value="121235.6596" calcext:value-type="float">
            <text:p>121236</text:p>
          </table:table-cell>
          <table:table-cell office:value-type="float" office:value="122297.8798" calcext:value-type="float">
            <text:p>122298</text:p>
          </table:table-cell>
          <table:table-cell office:value-type="float" office:value="126506.9397" calcext:value-type="float">
            <text:p>126507</text:p>
          </table:table-cell>
          <table:table-cell office:value-type="float" office:value="129749.5585" calcext:value-type="float">
            <text:p>129750</text:p>
          </table:table-cell>
          <table:table-cell office:value-type="float" office:value="136916.7134" calcext:value-type="float">
            <text:p>136917</text:p>
          </table:table-cell>
          <table:table-cell office:value-type="float" office:value="140125.1011" calcext:value-type="float">
            <text:p>140125</text:p>
          </table:table-cell>
          <table:table-cell office:value-type="float" office:value="138434.4681" calcext:value-type="float">
            <text:p>138434</text:p>
          </table:table-cell>
          <table:table-cell office:value-type="float" office:value="143676.7401" calcext:value-type="float">
            <text:p>143677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otal energy supply (PJ)</text:p>
          </table:table-cell>
          <table:table-cell office:value-type="float" office:value="1211.85819" calcext:value-type="float">
            <text:p>1212</text:p>
          </table:table-cell>
          <table:table-cell office:value-type="float" office:value="1663.363632" calcext:value-type="float">
            <text:p>1663</text:p>
          </table:table-cell>
          <table:table-cell office:value-type="float" office:value="2220.686637" calcext:value-type="float">
            <text:p>2221</text:p>
          </table:table-cell>
          <table:table-cell office:value-type="float" office:value="2977.252254" calcext:value-type="float">
            <text:p>2977</text:p>
          </table:table-cell>
          <table:table-cell office:value-type="float" office:value="4174.206662" calcext:value-type="float">
            <text:p>4174</text:p>
          </table:table-cell>
          <table:table-cell office:value-type="float" office:value="4778.06358" calcext:value-type="float">
            <text:p>4778</text:p>
          </table:table-cell>
          <table:table-cell office:value-type="float" office:value="5819.545421" calcext:value-type="float">
            <text:p>5820</text:p>
          </table:table-cell>
          <table:table-cell office:value-type="float" office:value="6802.817917" calcext:value-type="float">
            <text:p>6803</text:p>
          </table:table-cell>
          <table:table-cell office:value-type="float" office:value="7056.956288" calcext:value-type="float">
            <text:p>7057</text:p>
          </table:table-cell>
          <table:table-cell office:value-type="float" office:value="7758.171194" calcext:value-type="float">
            <text:p>7758</text:p>
          </table:table-cell>
          <table:table-cell office:value-type="float" office:value="9154.173783" calcext:value-type="float">
            <text:p>9154</text:p>
          </table:table-cell>
          <table:table-cell office:value-type="float" office:value="9894.75611" calcext:value-type="float">
            <text:p>9895</text:p>
          </table:table-cell>
          <table:table-cell office:value-type="float" office:value="11241.99092" calcext:value-type="float">
            <text:p>11242</text:p>
          </table:table-cell>
          <table:table-cell office:value-type="float" office:value="13641.60055" calcext:value-type="float">
            <text:p>13642</text:p>
          </table:table-cell>
          <table:table-cell office:value-type="float" office:value="16209.32405" calcext:value-type="float">
            <text:p>16209</text:p>
          </table:table-cell>
          <table:table-cell office:value-type="float" office:value="17413.53172" calcext:value-type="float">
            <text:p>17414</text:p>
          </table:table-cell>
          <table:table-cell office:value-type="float" office:value="18900.43386" calcext:value-type="float">
            <text:p>18900</text:p>
          </table:table-cell>
          <table:table-cell office:value-type="float" office:value="20533.41155" calcext:value-type="float">
            <text:p>20533</text:p>
          </table:table-cell>
          <table:table-cell office:value-type="float" office:value="21074.42993" calcext:value-type="float">
            <text:p>21074</text:p>
          </table:table-cell>
          <table:table-cell office:value-type="float" office:value="22002.47266" calcext:value-type="float">
            <text:p>22002</text:p>
          </table:table-cell>
          <table:table-cell office:value-type="float" office:value="23014.69521" calcext:value-type="float">
            <text:p>23015</text:p>
          </table:table-cell>
          <table:table-cell office:value-type="float" office:value="23200.65719" calcext:value-type="float">
            <text:p>23201</text:p>
          </table:table-cell>
          <table:table-cell office:value-type="float" office:value="23922.61202" calcext:value-type="float">
            <text:p>23923</text:p>
          </table:table-cell>
          <table:table-cell office:value-type="float" office:value="24485.12438" calcext:value-type="float">
            <text:p>24485</text:p>
          </table:table-cell>
          <table:table-cell office:value-type="float" office:value="25459.86044" calcext:value-type="float">
            <text:p>25460</text:p>
          </table:table-cell>
          <table:table-cell office:value-type="float" office:value="26392.1768" calcext:value-type="float">
            <text:p>26392</text:p>
          </table:table-cell>
          <table:table-cell office:value-type="float" office:value="26127.199" calcext:value-type="float">
            <text:p>26127</text:p>
          </table:table-cell>
          <table:table-cell office:value-type="float" office:value="26693.74207" calcext:value-type="float">
            <text:p>26694</text:p>
          </table:table-cell>
          <table:table-cell office:value-type="float" office:value="27632.07946" calcext:value-type="float">
            <text:p>27632</text:p>
          </table:table-cell>
          <table:table-cell office:value-type="float" office:value="28280.4591" calcext:value-type="float">
            <text:p>28280</text:p>
          </table:table-cell>
          <table:table-cell office:value-type="float" office:value="28796.72457" calcext:value-type="float">
            <text:p>28797</text:p>
          </table:table-cell>
          <table:table-cell office:value-type="float" office:value="29048.50788" calcext:value-type="float">
            <text:p>29049</text:p>
          </table:table-cell>
          <table:table-cell office:value-type="float" office:value="28771.34422" calcext:value-type="float">
            <text:p>28771</text:p>
          </table:table-cell>
          <table:table-cell office:value-type="float" office:value="29892.18043" calcext:value-type="float">
            <text:p>29892</text:p>
          </table:table-cell>
          <table:table-cell office:value-type="float" office:value="30216.36901" calcext:value-type="float">
            <text:p>30216</text:p>
          </table:table-cell>
          <table:table-cell office:value-type="float" office:value="30474.81215" calcext:value-type="float">
            <text:p>30475</text:p>
          </table:table-cell>
          <table:table-cell office:value-type="float" office:value="29693.23485" calcext:value-type="float">
            <text:p>29693</text:p>
          </table:table-cell>
          <table:table-cell office:value-type="float" office:value="29843.2008" calcext:value-type="float">
            <text:p>29843</text:p>
          </table:table-cell>
          <table:table-cell office:value-type="float" office:value="29437.05907" calcext:value-type="float">
            <text:p>29437</text:p>
          </table:table-cell>
          <table:table-cell office:value-type="float" office:value="30091.06166" calcext:value-type="float">
            <text:p>30091</text:p>
          </table:table-cell>
          <table:table-cell office:value-type="float" office:value="28196.75566" calcext:value-type="float">
            <text:p>28197</text:p>
          </table:table-cell>
          <table:table-cell office:value-type="float" office:value="26863.25363" calcext:value-type="float">
            <text:p>26863</text:p>
          </table:table-cell>
          <table:table-cell office:value-type="float" office:value="27071.30148" calcext:value-type="float">
            <text:p>27071</text:p>
          </table:table-cell>
          <table:table-cell office:value-type="float" office:value="27686.80326" calcext:value-type="float">
            <text:p>27687</text:p>
          </table:table-cell>
          <table:table-cell office:value-type="float" office:value="28063.28826" calcext:value-type="float">
            <text:p>28063</text:p>
          </table:table-cell>
          <table:table-cell office:value-type="float" office:value="28481.55283" calcext:value-type="float">
            <text:p>28482</text:p>
          </table:table-cell>
          <table:table-cell office:value-type="float" office:value="28783.49274" calcext:value-type="float">
            <text:p>28783</text:p>
          </table:table-cell>
          <table:table-cell office:value-type="float" office:value="29580.99123" calcext:value-type="float">
            <text:p>29581</text:p>
          </table:table-cell>
          <table:table-cell office:value-type="float" office:value="30456.04629" calcext:value-type="float">
            <text:p>30456</text:p>
          </table:table-cell>
          <table:table-cell office:value-type="float" office:value="29195.37109" calcext:value-type="float">
            <text:p>29195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Renewables and waste</text:p>
          </table:table-cell>
          <table:table-cell office:value-type="string" calcext:value-type="string">
            <text:p>Total energy supply (PJ)</text:p>
          </table:table-cell>
          <table:table-cell office:value-type="float" office:value="29650.91853" calcext:value-type="float">
            <text:p>29651</text:p>
          </table:table-cell>
          <table:table-cell office:value-type="float" office:value="30405.15029" calcext:value-type="float">
            <text:p>30405</text:p>
          </table:table-cell>
          <table:table-cell office:value-type="float" office:value="31002.24271" calcext:value-type="float">
            <text:p>31002</text:p>
          </table:table-cell>
          <table:table-cell office:value-type="float" office:value="32041.38576" calcext:value-type="float">
            <text:p>32041</text:p>
          </table:table-cell>
          <table:table-cell office:value-type="float" office:value="32588.83946" calcext:value-type="float">
            <text:p>32589</text:p>
          </table:table-cell>
          <table:table-cell office:value-type="float" office:value="33189.15585" calcext:value-type="float">
            <text:p>33189</text:p>
          </table:table-cell>
          <table:table-cell office:value-type="float" office:value="33944.66617" calcext:value-type="float">
            <text:p>33945</text:p>
          </table:table-cell>
          <table:table-cell office:value-type="float" office:value="34972.338" calcext:value-type="float">
            <text:p>34972</text:p>
          </table:table-cell>
          <table:table-cell office:value-type="float" office:value="35994.47914" calcext:value-type="float">
            <text:p>35994</text:p>
          </table:table-cell>
          <table:table-cell office:value-type="float" office:value="36826.59565" calcext:value-type="float">
            <text:p>36827</text:p>
          </table:table-cell>
          <table:table-cell office:value-type="float" office:value="37585.13835" calcext:value-type="float">
            <text:p>37585</text:p>
          </table:table-cell>
          <table:table-cell office:value-type="float" office:value="38492.08743" calcext:value-type="float">
            <text:p>38492</text:p>
          </table:table-cell>
          <table:table-cell office:value-type="float" office:value="39543.2923" calcext:value-type="float">
            <text:p>39543</text:p>
          </table:table-cell>
          <table:table-cell office:value-type="float" office:value="40959.19148" calcext:value-type="float">
            <text:p>40959</text:p>
          </table:table-cell>
          <table:table-cell office:value-type="float" office:value="41732.1512" calcext:value-type="float">
            <text:p>41732</text:p>
          </table:table-cell>
          <table:table-cell office:value-type="float" office:value="42480.97347" calcext:value-type="float">
            <text:p>42481</text:p>
          </table:table-cell>
          <table:table-cell office:value-type="float" office:value="43548.93181" calcext:value-type="float">
            <text:p>43549</text:p>
          </table:table-cell>
          <table:table-cell office:value-type="float" office:value="44262.41493" calcext:value-type="float">
            <text:p>44262</text:p>
          </table:table-cell>
          <table:table-cell office:value-type="float" office:value="45055.13609" calcext:value-type="float">
            <text:p>45055</text:p>
          </table:table-cell>
          <table:table-cell office:value-type="float" office:value="46206.4831" calcext:value-type="float">
            <text:p>46206</text:p>
          </table:table-cell>
          <table:table-cell office:value-type="float" office:value="47089.16353" calcext:value-type="float">
            <text:p>47089</text:p>
          </table:table-cell>
          <table:table-cell office:value-type="float" office:value="47905.11004" calcext:value-type="float">
            <text:p>47905</text:p>
          </table:table-cell>
          <table:table-cell office:value-type="float" office:value="48513.84731" calcext:value-type="float">
            <text:p>48514</text:p>
          </table:table-cell>
          <table:table-cell office:value-type="float" office:value="49204.36942" calcext:value-type="float">
            <text:p>49204</text:p>
          </table:table-cell>
          <table:table-cell office:value-type="float" office:value="50375.24739" calcext:value-type="float">
            <text:p>50375</text:p>
          </table:table-cell>
          <table:table-cell office:value-type="float" office:value="51237.04297" calcext:value-type="float">
            <text:p>51237</text:p>
          </table:table-cell>
          <table:table-cell office:value-type="float" office:value="51867.94172" calcext:value-type="float">
            <text:p>51868</text:p>
          </table:table-cell>
          <table:table-cell office:value-type="float" office:value="52260.1294" calcext:value-type="float">
            <text:p>52260</text:p>
          </table:table-cell>
          <table:table-cell office:value-type="float" office:value="53082.34636" calcext:value-type="float">
            <text:p>53082</text:p>
          </table:table-cell>
          <table:table-cell office:value-type="float" office:value="53678.8173" calcext:value-type="float">
            <text:p>53679</text:p>
          </table:table-cell>
          <table:table-cell office:value-type="float" office:value="53266.85129" calcext:value-type="float">
            <text:p>53267</text:p>
          </table:table-cell>
          <table:table-cell office:value-type="float" office:value="54156.04271" calcext:value-type="float">
            <text:p>54156</text:p>
          </table:table-cell>
          <table:table-cell office:value-type="float" office:value="55231.12884" calcext:value-type="float">
            <text:p>55231</text:p>
          </table:table-cell>
          <table:table-cell office:value-type="float" office:value="56911.55186" calcext:value-type="float">
            <text:p>56912</text:p>
          </table:table-cell>
          <table:table-cell office:value-type="float" office:value="58305.30949" calcext:value-type="float">
            <text:p>58305</text:p>
          </table:table-cell>
          <table:table-cell office:value-type="float" office:value="59942.60606" calcext:value-type="float">
            <text:p>59943</text:p>
          </table:table-cell>
          <table:table-cell office:value-type="float" office:value="61215.00929" calcext:value-type="float">
            <text:p>61215</text:p>
          </table:table-cell>
          <table:table-cell office:value-type="float" office:value="62823.4227" calcext:value-type="float">
            <text:p>62823</text:p>
          </table:table-cell>
          <table:table-cell office:value-type="float" office:value="63692.19539" calcext:value-type="float">
            <text:p>63692</text:p>
          </table:table-cell>
          <table:table-cell office:value-type="float" office:value="66315.29937" calcext:value-type="float">
            <text:p>66315</text:p>
          </table:table-cell>
          <table:table-cell office:value-type="float" office:value="67347.41327" calcext:value-type="float">
            <text:p>67347</text:p>
          </table:table-cell>
          <table:table-cell office:value-type="float" office:value="69869.24406" calcext:value-type="float">
            <text:p>69869</text:p>
          </table:table-cell>
          <table:table-cell office:value-type="float" office:value="72493.63191" calcext:value-type="float">
            <text:p>72494</text:p>
          </table:table-cell>
          <table:table-cell office:value-type="float" office:value="74029.32366" calcext:value-type="float">
            <text:p>74029</text:p>
          </table:table-cell>
          <table:table-cell office:value-type="float" office:value="75142.07403" calcext:value-type="float">
            <text:p>75142</text:p>
          </table:table-cell>
          <table:table-cell office:value-type="float" office:value="77494.58798" calcext:value-type="float">
            <text:p>77495</text:p>
          </table:table-cell>
          <table:table-cell office:value-type="float" office:value="80106.50309" calcext:value-type="float">
            <text:p>80107</text:p>
          </table:table-cell>
          <table:table-cell office:value-type="float" office:value="83242.76591" calcext:value-type="float">
            <text:p>83243</text:p>
          </table:table-cell>
          <table:table-cell office:value-type="float" office:value="85847.23979" calcext:value-type="float">
            <text:p>85847</text:p>
          </table:table-cell>
          <table:table-cell office:value-type="float" office:value="87970.71253" calcext:value-type="float">
            <text:p>87971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Total energy supply (PJ)</text:p>
          </table:table-cell>
          <table:table-cell office:value-type="float" office:value="4.528828066" calcext:value-type="float">
            <text:p>5</text:p>
          </table:table-cell>
          <table:table-cell office:value-type="float" office:value="-5.212800461" calcext:value-type="float">
            <text:p>-5</text:p>
          </table:table-cell>
          <table:table-cell office:value-type="float" office:value="-6.854398686" calcext:value-type="float">
            <text:p>-7</text:p>
          </table:table-cell>
          <table:table-cell office:value-type="float" office:value="-5.299186705" calcext:value-type="float">
            <text:p>-5</text:p>
          </table:table-cell>
          <table:table-cell office:value-type="float" office:value="-21.21840514" calcext:value-type="float">
            <text:p>-21</text:p>
          </table:table-cell>
          <table:table-cell office:value-type="float" office:value="-13.54315919" calcext:value-type="float">
            <text:p>-14</text:p>
          </table:table-cell>
          <table:table-cell office:value-type="float" office:value="-11.22837377" calcext:value-type="float">
            <text:p>-11</text:p>
          </table:table-cell>
          <table:table-cell office:value-type="float" office:value="-1.947586316" calcext:value-type="float">
            <text:p>-2</text:p>
          </table:table-cell>
          <table:table-cell office:value-type="float" office:value="13.32716637" calcext:value-type="float">
            <text:p>13</text:p>
          </table:table-cell>
          <table:table-cell office:value-type="float" office:value="28.3752122" calcext:value-type="float">
            <text:p>28</text:p>
          </table:table-cell>
          <table:table-cell office:value-type="float" office:value="2.131210991" calcext:value-type="float">
            <text:p>2</text:p>
          </table:table-cell>
          <table:table-cell office:value-type="float" office:value="-11.2103789" calcext:value-type="float">
            <text:p>-11</text:p>
          </table:table-cell>
          <table:table-cell office:value-type="float" office:value="-4.319990482" calcext:value-type="float">
            <text:p>-4</text:p>
          </table:table-cell>
          <table:table-cell office:value-type="float" office:value="-14.78882849" calcext:value-type="float">
            <text:p>-15</text:p>
          </table:table-cell>
          <table:table-cell office:value-type="float" office:value="-11.95562093" calcext:value-type="float">
            <text:p>-12</text:p>
          </table:table-cell>
          <table:table-cell office:value-type="float" office:value="-15.02999235" calcext:value-type="float">
            <text:p>-15</text:p>
          </table:table-cell>
          <table:table-cell office:value-type="float" office:value="-12.3479827" calcext:value-type="float">
            <text:p>-12</text:p>
          </table:table-cell>
          <table:table-cell office:value-type="float" office:value="-4.784398711" calcext:value-type="float">
            <text:p>-5</text:p>
          </table:table-cell>
          <table:table-cell office:value-type="float" office:value="-8.589622133" calcext:value-type="float">
            <text:p>-9</text:p>
          </table:table-cell>
          <table:table-cell office:value-type="float" office:value="9.91728572" calcext:value-type="float">
            <text:p>10</text:p>
          </table:table-cell>
          <table:table-cell office:value-type="float" office:value="-0.9759472668" calcext:value-type="float">
            <text:p>-1</text:p>
          </table:table-cell>
          <table:table-cell office:value-type="float" office:value="10.33558472" calcext:value-type="float">
            <text:p>10</text:p>
          </table:table-cell>
          <table:table-cell office:value-type="float" office:value="-37.00441634" calcext:value-type="float">
            <text:p>-37</text:p>
          </table:table-cell>
          <table:table-cell office:value-type="float" office:value="-3.909608719" calcext:value-type="float">
            <text:p>-4</text:p>
          </table:table-cell>
          <table:table-cell office:value-type="float" office:value="-6.832807358" calcext:value-type="float">
            <text:p>-7</text:p>
          </table:table-cell>
          <table:table-cell office:value-type="float" office:value="69.06239225" calcext:value-type="float">
            <text:p>69</text:p>
          </table:table-cell>
          <table:table-cell office:value-type="float" office:value="50.12999247" calcext:value-type="float">
            <text:p>50</text:p>
          </table:table-cell>
          <table:table-cell office:value-type="float" office:value="44.86320323" calcext:value-type="float">
            <text:p>45</text:p>
          </table:table-cell>
          <table:table-cell office:value-type="float" office:value="35.7192069" calcext:value-type="float">
            <text:p>36</text:p>
          </table:table-cell>
          <table:table-cell office:value-type="float" office:value="35.97734406" calcext:value-type="float">
            <text:p>36</text:p>
          </table:table-cell>
          <table:table-cell office:value-type="float" office:value="21.93944327" calcext:value-type="float">
            <text:p>22</text:p>
          </table:table-cell>
          <table:table-cell office:value-type="float" office:value="39.79917652" calcext:value-type="float">
            <text:p>40</text:p>
          </table:table-cell>
          <table:table-cell office:value-type="float" office:value="-8.219550881" calcext:value-type="float">
            <text:p>-8</text:p>
          </table:table-cell>
          <table:table-cell office:value-type="float" office:value="-7.672980888" calcext:value-type="float">
            <text:p>-8</text:p>
          </table:table-cell>
          <table:table-cell office:value-type="float" office:value="-12.43934705" calcext:value-type="float">
            <text:p>-12</text:p>
          </table:table-cell>
          <table:table-cell office:value-type="float" office:value="-3.368963048" calcext:value-type="float">
            <text:p>-3</text:p>
          </table:table-cell>
          <table:table-cell office:value-type="float" office:value="2.846165706" calcext:value-type="float">
            <text:p>3</text:p>
          </table:table-cell>
          <table:table-cell office:value-type="float" office:value="-5.926968058" calcext:value-type="float">
            <text:p>-6</text:p>
          </table:table-cell>
          <table:table-cell office:value-type="float" office:value="9.684570816" calcext:value-type="float">
            <text:p>10</text:p>
          </table:table-cell>
          <table:table-cell office:value-type="float" office:value="-8.114742716" calcext:value-type="float">
            <text:p>-8</text:p>
          </table:table-cell>
          <table:table-cell office:value-type="float" office:value="-4.901537002" calcext:value-type="float">
            <text:p>-5</text:p>
          </table:table-cell>
          <table:table-cell office:value-type="float" office:value="11.59394002" calcext:value-type="float">
            <text:p>12</text:p>
          </table:table-cell>
          <table:table-cell office:value-type="float" office:value="49.21359406" calcext:value-type="float">
            <text:p>49</text:p>
          </table:table-cell>
          <table:table-cell office:value-type="float" office:value="52.86315226" calcext:value-type="float">
            <text:p>53</text:p>
          </table:table-cell>
          <table:table-cell office:value-type="float" office:value="66.76142327" calcext:value-type="float">
            <text:p>67</text:p>
          </table:table-cell>
          <table:table-cell office:value-type="float" office:value="20.10294951" calcext:value-type="float">
            <text:p>20</text:p>
          </table:table-cell>
          <table:table-cell office:value-type="float" office:value="-18.24973366" calcext:value-type="float">
            <text:p>-18</text:p>
          </table:table-cell>
          <table:table-cell office:value-type="float" office:value="20.609904" calcext:value-type="float">
            <text:p>21</text:p>
          </table:table-cell>
          <table:table-cell office:value-type="float" office:value="51.56388355" calcext:value-type="float">
            <text:p>52</text:p>
          </table:table-cell>
          <table:table-cell office:value-type="float" office:value="23.23913904" calcext:value-type="float">
            <text:p>23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 energy supply (PJ)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40006592" calcext:value-type="float">
            <text:p>0</text:p>
          </table:table-cell>
          <table:table-cell office:value-type="float" office:value="4.359798576" calcext:value-type="float">
            <text:p>4</text:p>
          </table:table-cell>
          <table:table-cell office:value-type="float" office:value="4.026399505" calcext:value-type="float">
            <text:p>4</text:p>
          </table:table-cell>
          <table:table-cell office:value-type="float" office:value="17.67703804" calcext:value-type="float">
            <text:p>18</text:p>
          </table:table-cell>
          <table:table-cell office:value-type="float" office:value="16.24892475" calcext:value-type="float">
            <text:p>16</text:p>
          </table:table-cell>
          <table:table-cell office:value-type="float" office:value="15.50472523" calcext:value-type="float">
            <text:p>16</text:p>
          </table:table-cell>
          <table:table-cell office:value-type="float" office:value="16.68505533" calcext:value-type="float">
            <text:p>17</text:p>
          </table:table-cell>
          <table:table-cell office:value-type="float" office:value="17.68154304" calcext:value-type="float">
            <text:p>18</text:p>
          </table:table-cell>
          <table:table-cell office:value-type="float" office:value="15.63354051" calcext:value-type="float">
            <text:p>16</text:p>
          </table:table-cell>
          <table:table-cell office:value-type="float" office:value="20.49655895" calcext:value-type="float">
            <text:p>20</text:p>
          </table:table-cell>
          <table:table-cell office:value-type="float" office:value="24.00132504" calcext:value-type="float">
            <text:p>24</text:p>
          </table:table-cell>
          <table:table-cell office:value-type="float" office:value="28.70086569" calcext:value-type="float">
            <text:p>29</text:p>
          </table:table-cell>
          <table:table-cell office:value-type="float" office:value="28.80013891" calcext:value-type="float">
            <text:p>29</text:p>
          </table:table-cell>
          <table:table-cell office:value-type="float" office:value="32.29639323" calcext:value-type="float">
            <text:p>32</text:p>
          </table:table-cell>
          <table:table-cell office:value-type="float" office:value="30.31745197" calcext:value-type="float">
            <text:p>30</text:p>
          </table:table-cell>
          <table:table-cell office:value-type="float" office:value="36.34589132" calcext:value-type="float">
            <text:p>36</text:p>
          </table:table-cell>
          <table:table-cell office:value-type="float" office:value="39.22946608" calcext:value-type="float">
            <text:p>39</text:p>
          </table:table-cell>
          <table:table-cell office:value-type="float" office:value="37.84293608" calcext:value-type="float">
            <text:p>38</text:p>
          </table:table-cell>
          <table:table-cell office:value-type="float" office:value="49.88865276" calcext:value-type="float">
            <text:p>50</text:p>
          </table:table-cell>
          <table:table-cell office:value-type="float" office:value="44.38458081" calcext:value-type="float">
            <text:p>44</text:p>
          </table:table-cell>
          <table:table-cell office:value-type="float" office:value="41.92908541" calcext:value-type="float">
            <text:p>42</text:p>
          </table:table-cell>
          <table:table-cell office:value-type="float" office:value="53.28727091" calcext:value-type="float">
            <text:p>53</text:p>
          </table:table-cell>
          <table:table-cell office:value-type="float" office:value="50.29844" calcext:value-type="float">
            <text:p>50</text:p>
          </table:table-cell>
          <table:table-cell office:value-type="float" office:value="50.60064741" calcext:value-type="float">
            <text:p>51</text:p>
          </table:table-cell>
          <table:table-cell office:value-type="float" office:value="95.71289406" calcext:value-type="float">
            <text:p>96</text:p>
          </table:table-cell>
          <table:table-cell office:value-type="float" office:value="88.55411501" calcext:value-type="float">
            <text:p>89</text:p>
          </table:table-cell>
          <table:table-cell office:value-type="float" office:value="86.14023222" calcext:value-type="float">
            <text:p>86</text:p>
          </table:table-cell>
          <table:table-cell office:value-type="float" office:value="89.60479666" calcext:value-type="float">
            <text:p>90</text:p>
          </table:table-cell>
          <table:table-cell office:value-type="float" office:value="89.32985369" calcext:value-type="float">
            <text:p>89</text:p>
          </table:table-cell>
          <table:table-cell office:value-type="float" office:value="88.95839661" calcext:value-type="float">
            <text:p>89</text:p>
          </table:table-cell>
          <table:table-cell office:value-type="float" office:value="95.585406" calcext:value-type="float">
            <text:p>96</text:p>
          </table:table-cell>
          <table:table-cell office:value-type="float" office:value="68.71218318" calcext:value-type="float">
            <text:p>69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energy supply (PJ)</text:p>
          </table:table-cell>
          <table:table-cell office:value-type="float" office:value="230457.89" calcext:value-type="float">
            <text:p>230458</text:p>
          </table:table-cell>
          <table:table-cell office:value-type="float" office:value="241717.0384" calcext:value-type="float">
            <text:p>241717</text:p>
          </table:table-cell>
          <table:table-cell office:value-type="float" office:value="254729.0394" calcext:value-type="float">
            <text:p>254729</text:p>
          </table:table-cell>
          <table:table-cell office:value-type="float" office:value="256247.9814" calcext:value-type="float">
            <text:p>256248</text:p>
          </table:table-cell>
          <table:table-cell office:value-type="float" office:value="258122.9787" calcext:value-type="float">
            <text:p>258123</text:p>
          </table:table-cell>
          <table:table-cell office:value-type="float" office:value="272265.6149" calcext:value-type="float">
            <text:p>272266</text:p>
          </table:table-cell>
          <table:table-cell office:value-type="float" office:value="281995.7826" calcext:value-type="float">
            <text:p>281996</text:p>
          </table:table-cell>
          <table:table-cell office:value-type="float" office:value="292919.1208" calcext:value-type="float">
            <text:p>292919</text:p>
          </table:table-cell>
          <table:table-cell office:value-type="float" office:value="301794.4268" calcext:value-type="float">
            <text:p>301794</text:p>
          </table:table-cell>
          <table:table-cell office:value-type="float" office:value="300802.6006" calcext:value-type="float">
            <text:p>300803</text:p>
          </table:table-cell>
          <table:table-cell office:value-type="float" office:value="298378.0198" calcext:value-type="float">
            <text:p>298378</text:p>
          </table:table-cell>
          <table:table-cell office:value-type="float" office:value="298576.4354" calcext:value-type="float">
            <text:p>298576</text:p>
          </table:table-cell>
          <table:table-cell office:value-type="float" office:value="301913.718" calcext:value-type="float">
            <text:p>301914</text:p>
          </table:table-cell>
          <table:table-cell office:value-type="float" office:value="313844.0483" calcext:value-type="float">
            <text:p>313844</text:p>
          </table:table-cell>
          <table:table-cell office:value-type="float" office:value="322455.4805" calcext:value-type="float">
            <text:p>322455</text:p>
          </table:table-cell>
          <table:table-cell office:value-type="float" office:value="329204.8118" calcext:value-type="float">
            <text:p>329205</text:p>
          </table:table-cell>
          <table:table-cell office:value-type="float" office:value="341514.081" calcext:value-type="float">
            <text:p>341514</text:p>
          </table:table-cell>
          <table:table-cell office:value-type="float" office:value="353412.4259" calcext:value-type="float">
            <text:p>353412</text:p>
          </table:table-cell>
          <table:table-cell office:value-type="float" office:value="359421.314" calcext:value-type="float">
            <text:p>359421</text:p>
          </table:table-cell>
          <table:table-cell office:value-type="float" office:value="366239.8585" calcext:value-type="float">
            <text:p>366240</text:p>
          </table:table-cell>
          <table:table-cell office:value-type="float" office:value="368571.1968" calcext:value-type="float">
            <text:p>368571</text:p>
          </table:table-cell>
          <table:table-cell office:value-type="float" office:value="368806.0981" calcext:value-type="float">
            <text:p>368806</text:p>
          </table:table-cell>
          <table:table-cell office:value-type="float" office:value="372537.0243" calcext:value-type="float">
            <text:p>372537</text:p>
          </table:table-cell>
          <table:table-cell office:value-type="float" office:value="375488.6037" calcext:value-type="float">
            <text:p>375489</text:p>
          </table:table-cell>
          <table:table-cell office:value-type="float" office:value="385006.0029" calcext:value-type="float">
            <text:p>385006</text:p>
          </table:table-cell>
          <table:table-cell office:value-type="float" office:value="394717.1201" calcext:value-type="float">
            <text:p>394717</text:p>
          </table:table-cell>
          <table:table-cell office:value-type="float" office:value="398890.4699" calcext:value-type="float">
            <text:p>398890</text:p>
          </table:table-cell>
          <table:table-cell office:value-type="float" office:value="400805.9866" calcext:value-type="float">
            <text:p>400806</text:p>
          </table:table-cell>
          <table:table-cell office:value-type="float" office:value="409747.8621" calcext:value-type="float">
            <text:p>409748</text:p>
          </table:table-cell>
          <table:table-cell office:value-type="float" office:value="419614.3449" calcext:value-type="float">
            <text:p>419614</text:p>
          </table:table-cell>
          <table:table-cell office:value-type="float" office:value="423192.3747" calcext:value-type="float">
            <text:p>423192</text:p>
          </table:table-cell>
          <table:table-cell office:value-type="float" office:value="432186.9857" calcext:value-type="float">
            <text:p>432187</text:p>
          </table:table-cell>
          <table:table-cell office:value-type="float" office:value="447541.0846" calcext:value-type="float">
            <text:p>447541</text:p>
          </table:table-cell>
          <table:table-cell office:value-type="float" office:value="467490.5685" calcext:value-type="float">
            <text:p>467491</text:p>
          </table:table-cell>
          <table:table-cell office:value-type="float" office:value="480562.5355" calcext:value-type="float">
            <text:p>480563</text:p>
          </table:table-cell>
          <table:table-cell office:value-type="float" office:value="494555.1793" calcext:value-type="float">
            <text:p>494555</text:p>
          </table:table-cell>
          <table:table-cell office:value-type="float" office:value="507969.8547" calcext:value-type="float">
            <text:p>507970</text:p>
          </table:table-cell>
          <table:table-cell office:value-type="float" office:value="513896.2883" calcext:value-type="float">
            <text:p>513896</text:p>
          </table:table-cell>
          <table:table-cell office:value-type="float" office:value="508934.4316" calcext:value-type="float">
            <text:p>508934</text:p>
          </table:table-cell>
          <table:table-cell office:value-type="float" office:value="537302.3628" calcext:value-type="float">
            <text:p>537302</text:p>
          </table:table-cell>
          <table:table-cell office:value-type="float" office:value="545766.8363" calcext:value-type="float">
            <text:p>545767</text:p>
          </table:table-cell>
          <table:table-cell office:value-type="float" office:value="552529.6409" calcext:value-type="float">
            <text:p>552530</text:p>
          </table:table-cell>
          <table:table-cell office:value-type="float" office:value="560649.9668" calcext:value-type="float">
            <text:p>560650</text:p>
          </table:table-cell>
          <table:table-cell office:value-type="float" office:value="568100.8946" calcext:value-type="float">
            <text:p>568101</text:p>
          </table:table-cell>
          <table:table-cell office:value-type="float" office:value="568821.8662" calcext:value-type="float">
            <text:p>568822</text:p>
          </table:table-cell>
          <table:table-cell office:value-type="float" office:value="573683.8849" calcext:value-type="float">
            <text:p>573684</text:p>
          </table:table-cell>
          <table:table-cell office:value-type="float" office:value="585921.0269" calcext:value-type="float">
            <text:p>585921</text:p>
          </table:table-cell>
          <table:table-cell office:value-type="float" office:value="600866.9443" calcext:value-type="float">
            <text:p>600867</text:p>
          </table:table-cell>
          <table:table-cell office:value-type="float" office:value="607900.9384" calcext:value-type="float">
            <text:p>607901</text:p>
          </table:table-cell>
          <table:table-cell office:value-type="float" office:value="584615.5023" calcext:value-type="float">
            <text:p>584616</text:p>
          </table:table-cell>
          <table:table-cell/>
          <table:table-cell table:style-name="ce7"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oal, peat and oil shale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26572.18868" calcext:value-type="float">
            <text:p>26572</text:p>
          </table:table-cell>
          <table:table-cell office:value-type="float" office:value="26386.89803" calcext:value-type="float">
            <text:p>26387</text:p>
          </table:table-cell>
          <table:table-cell office:value-type="float" office:value="26444.45418" calcext:value-type="float">
            <text:p>26444</text:p>
          </table:table-cell>
          <table:table-cell office:value-type="float" office:value="26336.08025" calcext:value-type="float">
            <text:p>26336</text:p>
          </table:table-cell>
          <table:table-cell office:value-type="float" office:value="26787.73625" calcext:value-type="float">
            <text:p>26788</text:p>
          </table:table-cell>
          <table:table-cell office:value-type="float" office:value="26860.07413" calcext:value-type="float">
            <text:p>26860</text:p>
          </table:table-cell>
          <table:table-cell office:value-type="float" office:value="27841.23833" calcext:value-type="float">
            <text:p>27841</text:p>
          </table:table-cell>
          <table:table-cell office:value-type="float" office:value="28851.35554" calcext:value-type="float">
            <text:p>28851</text:p>
          </table:table-cell>
          <table:table-cell office:value-type="float" office:value="29805.09288" calcext:value-type="float">
            <text:p>29805</text:p>
          </table:table-cell>
          <table:table-cell office:value-type="float" office:value="29428.61193" calcext:value-type="float">
            <text:p>29429</text:p>
          </table:table-cell>
          <table:table-cell office:value-type="float" office:value="29598.07023" calcext:value-type="float">
            <text:p>29598</text:p>
          </table:table-cell>
          <table:table-cell office:value-type="float" office:value="29314.20423" calcext:value-type="float">
            <text:p>29314</text:p>
          </table:table-cell>
          <table:table-cell office:value-type="float" office:value="29589.06099" calcext:value-type="float">
            <text:p>29589</text:p>
          </table:table-cell>
          <table:table-cell office:value-type="float" office:value="31169.4947" calcext:value-type="float">
            <text:p>31169</text:p>
          </table:table-cell>
          <table:table-cell office:value-type="float" office:value="31647.98746" calcext:value-type="float">
            <text:p>31648</text:p>
          </table:table-cell>
          <table:table-cell office:value-type="float" office:value="31630.21485" calcext:value-type="float">
            <text:p>31630</text:p>
          </table:table-cell>
          <table:table-cell office:value-type="float" office:value="32538.08369" calcext:value-type="float">
            <text:p>32538</text:p>
          </table:table-cell>
          <table:table-cell office:value-type="float" office:value="33559.5301" calcext:value-type="float">
            <text:p>33560</text:p>
          </table:table-cell>
          <table:table-cell office:value-type="float" office:value="32829.53488" calcext:value-type="float">
            <text:p>32830</text:p>
          </table:table-cell>
          <table:table-cell office:value-type="float" office:value="31468.22349" calcext:value-type="float">
            <text:p>31468</text:p>
          </table:table-cell>
          <table:table-cell office:value-type="float" office:value="30536.16419" calcext:value-type="float">
            <text:p>30536</text:p>
          </table:table-cell>
          <table:table-cell office:value-type="float" office:value="27918.90157" calcext:value-type="float">
            <text:p>27919</text:p>
          </table:table-cell>
          <table:table-cell office:value-type="float" office:value="27579.56052" calcext:value-type="float">
            <text:p>27580</text:p>
          </table:table-cell>
          <table:table-cell office:value-type="float" office:value="26795.2396" calcext:value-type="float">
            <text:p>26795</text:p>
          </table:table-cell>
          <table:table-cell office:value-type="float" office:value="27652.34599" calcext:value-type="float">
            <text:p>27652</text:p>
          </table:table-cell>
          <table:table-cell office:value-type="float" office:value="25451.47668" calcext:value-type="float">
            <text:p>25451</text:p>
          </table:table-cell>
          <table:table-cell office:value-type="float" office:value="25483.1222" calcext:value-type="float">
            <text:p>25483</text:p>
          </table:table-cell>
          <table:table-cell office:value-type="float" office:value="24641.88591" calcext:value-type="float">
            <text:p>24642</text:p>
          </table:table-cell>
          <table:table-cell office:value-type="float" office:value="22627.22455" calcext:value-type="float">
            <text:p>22627</text:p>
          </table:table-cell>
          <table:table-cell office:value-type="float" office:value="22681.02045" calcext:value-type="float">
            <text:p>22681</text:p>
          </table:table-cell>
          <table:table-cell office:value-type="float" office:value="23104.47991" calcext:value-type="float">
            <text:p>23104</text:p>
          </table:table-cell>
          <table:table-cell office:value-type="float" office:value="23521.13148" calcext:value-type="float">
            <text:p>23521</text:p>
          </table:table-cell>
          <table:table-cell office:value-type="float" office:value="25789.25292" calcext:value-type="float">
            <text:p>25789</text:p>
          </table:table-cell>
          <table:table-cell office:value-type="float" office:value="29871.78761" calcext:value-type="float">
            <text:p>29872</text:p>
          </table:table-cell>
          <table:table-cell office:value-type="float" office:value="34525.87746" calcext:value-type="float">
            <text:p>34526</text:p>
          </table:table-cell>
          <table:table-cell office:value-type="float" office:value="36418.10588" calcext:value-type="float">
            <text:p>36418</text:p>
          </table:table-cell>
          <table:table-cell office:value-type="float" office:value="38278.90443" calcext:value-type="float">
            <text:p>38279</text:p>
          </table:table-cell>
          <table:table-cell office:value-type="float" office:value="40253.12163" calcext:value-type="float">
            <text:p>40253</text:p>
          </table:table-cell>
          <table:table-cell office:value-type="float" office:value="41354.62335" calcext:value-type="float">
            <text:p>41355</text:p>
          </table:table-cell>
          <table:table-cell office:value-type="float" office:value="44258.2335" calcext:value-type="float">
            <text:p>44258</text:p>
          </table:table-cell>
          <table:table-cell office:value-type="float" office:value="46401.55254" calcext:value-type="float">
            <text:p>46402</text:p>
          </table:table-cell>
          <table:table-cell office:value-type="float" office:value="46860.60712" calcext:value-type="float">
            <text:p>46861</text:p>
          </table:table-cell>
          <table:table-cell office:value-type="float" office:value="46654.27142" calcext:value-type="float">
            <text:p>46654</text:p>
          </table:table-cell>
          <table:table-cell office:value-type="float" office:value="46984.8708" calcext:value-type="float">
            <text:p>46985</text:p>
          </table:table-cell>
          <table:table-cell office:value-type="float" office:value="45776.93906" calcext:value-type="float">
            <text:p>45777</text:p>
          </table:table-cell>
          <table:table-cell office:value-type="float" office:value="43667.0618" calcext:value-type="float">
            <text:p>43667</text:p>
          </table:table-cell>
          <table:table-cell office:value-type="float" office:value="42003.01869" calcext:value-type="float">
            <text:p>42003</text:p>
          </table:table-cell>
          <table:table-cell office:value-type="float" office:value="40468.6003" calcext:value-type="float">
            <text:p>40469</text:p>
          </table:table-cell>
          <table:table-cell office:value-type="float" office:value="39152.11674" calcext:value-type="float">
            <text:p>39152</text:p>
          </table:table-cell>
          <table:table-cell office:value-type="float" office:value="38680.67863" calcext:value-type="float">
            <text:p>38681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rude, NGL and feedstocks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735.6021832" calcext:value-type="float">
            <text:p>736</text:p>
          </table:table-cell>
          <table:table-cell office:value-type="float" office:value="840.2486868" calcext:value-type="float">
            <text:p>840</text:p>
          </table:table-cell>
          <table:table-cell office:value-type="float" office:value="927.1339559" calcext:value-type="float">
            <text:p>927</text:p>
          </table:table-cell>
          <table:table-cell office:value-type="float" office:value="942.0981318" calcext:value-type="float">
            <text:p>942</text:p>
          </table:table-cell>
          <table:table-cell office:value-type="float" office:value="1023.400261" calcext:value-type="float">
            <text:p>1023</text:p>
          </table:table-cell>
          <table:table-cell office:value-type="float" office:value="1267.674535" calcext:value-type="float">
            <text:p>1268</text:p>
          </table:table-cell>
          <table:table-cell office:value-type="float" office:value="1390.196083" calcext:value-type="float">
            <text:p>1390</text:p>
          </table:table-cell>
          <table:table-cell office:value-type="float" office:value="1641.269293" calcext:value-type="float">
            <text:p>1641</text:p>
          </table:table-cell>
          <table:table-cell office:value-type="float" office:value="1492.135687" calcext:value-type="float">
            <text:p>1492</text:p>
          </table:table-cell>
          <table:table-cell office:value-type="float" office:value="1014.810723" calcext:value-type="float">
            <text:p>1015</text:p>
          </table:table-cell>
          <table:table-cell office:value-type="float" office:value="1041.002464" calcext:value-type="float">
            <text:p>1041</text:p>
          </table:table-cell>
          <table:table-cell office:value-type="float" office:value="1067.858572" calcext:value-type="float">
            <text:p>1068</text:p>
          </table:table-cell>
          <table:table-cell office:value-type="float" office:value="1118.297035" calcext:value-type="float">
            <text:p>1118</text:p>
          </table:table-cell>
          <table:table-cell office:value-type="float" office:value="1108.000567" calcext:value-type="float">
            <text:p>1108</text:p>
          </table:table-cell>
          <table:table-cell office:value-type="float" office:value="926.5458738" calcext:value-type="float">
            <text:p>927</text:p>
          </table:table-cell>
          <table:table-cell office:value-type="float" office:value="1049.511461" calcext:value-type="float">
            <text:p>1050</text:p>
          </table:table-cell>
          <table:table-cell office:value-type="float" office:value="1214.122659" calcext:value-type="float">
            <text:p>1214</text:p>
          </table:table-cell>
          <table:table-cell office:value-type="float" office:value="1345.085792" calcext:value-type="float">
            <text:p>1345</text:p>
          </table:table-cell>
          <table:table-cell office:value-type="float" office:value="1361.822487" calcext:value-type="float">
            <text:p>1362</text:p>
          </table:table-cell>
          <table:table-cell office:value-type="float" office:value="453.2472466" calcext:value-type="float">
            <text:p>453</text:p>
          </table:table-cell>
          <table:table-cell office:value-type="float" office:value="541.5120746" calcext:value-type="float">
            <text:p>542</text:p>
          </table:table-cell>
          <table:table-cell office:value-type="float" office:value="553.1695368" calcext:value-type="float">
            <text:p>553</text:p>
          </table:table-cell>
          <table:table-cell office:value-type="float" office:value="542.6041302" calcext:value-type="float">
            <text:p>543</text:p>
          </table:table-cell>
          <table:table-cell office:value-type="float" office:value="520.8314346" calcext:value-type="float">
            <text:p>521</text:p>
          </table:table-cell>
          <table:table-cell office:value-type="float" office:value="461.414048" calcext:value-type="float">
            <text:p>461</text:p>
          </table:table-cell>
          <table:table-cell office:value-type="float" office:value="640.5104553" calcext:value-type="float">
            <text:p>641</text:p>
          </table:table-cell>
          <table:table-cell office:value-type="float" office:value="645.0822776" calcext:value-type="float">
            <text:p>645</text:p>
          </table:table-cell>
          <table:table-cell office:value-type="float" office:value="619.1014419" calcext:value-type="float">
            <text:p>619</text:p>
          </table:table-cell>
          <table:table-cell office:value-type="float" office:value="547.1466617" calcext:value-type="float">
            <text:p>547</text:p>
          </table:table-cell>
          <table:table-cell office:value-type="float" office:value="568.6394153" calcext:value-type="float">
            <text:p>569</text:p>
          </table:table-cell>
          <table:table-cell office:value-type="float" office:value="549.6312051" calcext:value-type="float">
            <text:p>550</text:p>
          </table:table-cell>
          <table:table-cell office:value-type="float" office:value="507.0767499" calcext:value-type="float">
            <text:p>507</text:p>
          </table:table-cell>
          <table:table-cell office:value-type="float" office:value="487.3433651" calcext:value-type="float">
            <text:p>487</text:p>
          </table:table-cell>
          <table:table-cell office:value-type="float" office:value="495.3709261" calcext:value-type="float">
            <text:p>495</text:p>
          </table:table-cell>
          <table:table-cell office:value-type="float" office:value="520.0053874" calcext:value-type="float">
            <text:p>520</text:p>
          </table:table-cell>
          <table:table-cell office:value-type="float" office:value="556.5174444" calcext:value-type="float">
            <text:p>557</text:p>
          </table:table-cell>
          <table:table-cell office:value-type="float" office:value="556.0003244" calcext:value-type="float">
            <text:p>556</text:p>
          </table:table-cell>
          <table:table-cell office:value-type="float" office:value="527.464092" calcext:value-type="float">
            <text:p>527</text:p>
          </table:table-cell>
          <table:table-cell office:value-type="float" office:value="780.1491951" calcext:value-type="float">
            <text:p>780</text:p>
          </table:table-cell>
          <table:table-cell office:value-type="float" office:value="896.7122066" calcext:value-type="float">
            <text:p>897</text:p>
          </table:table-cell>
          <table:table-cell office:value-type="float" office:value="593.457024" calcext:value-type="float">
            <text:p>593</text:p>
          </table:table-cell>
          <table:table-cell office:value-type="float" office:value="437.8288155" calcext:value-type="float">
            <text:p>438</text:p>
          </table:table-cell>
          <table:table-cell office:value-type="float" office:value="524.0930146" calcext:value-type="float">
            <text:p>524</text:p>
          </table:table-cell>
          <table:table-cell office:value-type="float" office:value="515.5138344" calcext:value-type="float">
            <text:p>516</text:p>
          </table:table-cell>
          <table:table-cell office:value-type="float" office:value="548.6973059" calcext:value-type="float">
            <text:p>549</text:p>
          </table:table-cell>
          <table:table-cell office:value-type="float" office:value="550.9039128" calcext:value-type="float">
            <text:p>551</text:p>
          </table:table-cell>
          <table:table-cell office:value-type="float" office:value="525.8253241" calcext:value-type="float">
            <text:p>526</text:p>
          </table:table-cell>
          <table:table-cell office:value-type="float" office:value="557.907349" calcext:value-type="float">
            <text:p>558</text:p>
          </table:table-cell>
          <table:table-cell office:value-type="float" office:value="655.8856242" calcext:value-type="float">
            <text:p>656</text:p>
          </table:table-cell>
          <table:table-cell office:value-type="float" office:value="687.0534948" calcext:value-type="float">
            <text:p>687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il products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82782.73819" calcext:value-type="float">
            <text:p>82783</text:p>
          </table:table-cell>
          <table:table-cell office:value-type="float" office:value="87844.50754" calcext:value-type="float">
            <text:p>87845</text:p>
          </table:table-cell>
          <table:table-cell office:value-type="float" office:value="93320.99451" calcext:value-type="float">
            <text:p>93321</text:p>
          </table:table-cell>
          <table:table-cell office:value-type="float" office:value="91295.31824" calcext:value-type="float">
            <text:p>91295</text:p>
          </table:table-cell>
          <table:table-cell office:value-type="float" office:value="91251.43895" calcext:value-type="float">
            <text:p>91251</text:p>
          </table:table-cell>
          <table:table-cell office:value-type="float" office:value="96302.00441" calcext:value-type="float">
            <text:p>96302</text:p>
          </table:table-cell>
          <table:table-cell office:value-type="float" office:value="100003.3654" calcext:value-type="float">
            <text:p>100003</text:p>
          </table:table-cell>
          <table:table-cell office:value-type="float" office:value="103281.1019" calcext:value-type="float">
            <text:p>103281</text:p>
          </table:table-cell>
          <table:table-cell office:value-type="float" office:value="105467.5315" calcext:value-type="float">
            <text:p>105468</text:p>
          </table:table-cell>
          <table:table-cell office:value-type="float" office:value="101512.0127" calcext:value-type="float">
            <text:p>101512</text:p>
          </table:table-cell>
          <table:table-cell office:value-type="float" office:value="98103.30675" calcext:value-type="float">
            <text:p>98103</text:p>
          </table:table-cell>
          <table:table-cell office:value-type="float" office:value="95880.20388" calcext:value-type="float">
            <text:p>95880</text:p>
          </table:table-cell>
          <table:table-cell office:value-type="float" office:value="95524.11098" calcext:value-type="float">
            <text:p>95524</text:p>
          </table:table-cell>
          <table:table-cell office:value-type="float" office:value="97384.19224" calcext:value-type="float">
            <text:p>97384</text:p>
          </table:table-cell>
          <table:table-cell office:value-type="float" office:value="98433.47076" calcext:value-type="float">
            <text:p>98433</text:p>
          </table:table-cell>
          <table:table-cell office:value-type="float" office:value="101264.6291" calcext:value-type="float">
            <text:p>101265</text:p>
          </table:table-cell>
          <table:table-cell office:value-type="float" office:value="103979.2622" calcext:value-type="float">
            <text:p>103979</text:p>
          </table:table-cell>
          <table:table-cell office:value-type="float" office:value="107498.6766" calcext:value-type="float">
            <text:p>107499</text:p>
          </table:table-cell>
          <table:table-cell office:value-type="float" office:value="108770.7642" calcext:value-type="float">
            <text:p>108771</text:p>
          </table:table-cell>
          <table:table-cell office:value-type="float" office:value="108648.7032" calcext:value-type="float">
            <text:p>108649</text:p>
          </table:table-cell>
          <table:table-cell office:value-type="float" office:value="109930.9978" calcext:value-type="float">
            <text:p>109931</text:p>
          </table:table-cell>
          <table:table-cell office:value-type="float" office:value="111123.1127" calcext:value-type="float">
            <text:p>111123</text:p>
          </table:table-cell>
          <table:table-cell office:value-type="float" office:value="111353.3567" calcext:value-type="float">
            <text:p>111353</text:p>
          </table:table-cell>
          <table:table-cell office:value-type="float" office:value="113453.8406" calcext:value-type="float">
            <text:p>113454</text:p>
          </table:table-cell>
          <table:table-cell office:value-type="float" office:value="116782.5852" calcext:value-type="float">
            <text:p>116783</text:p>
          </table:table-cell>
          <table:table-cell office:value-type="float" office:value="120560.0834" calcext:value-type="float">
            <text:p>120560</text:p>
          </table:table-cell>
          <table:table-cell office:value-type="float" office:value="123406.7239" calcext:value-type="float">
            <text:p>123407</text:p>
          </table:table-cell>
          <table:table-cell office:value-type="float" office:value="123909.8745" calcext:value-type="float">
            <text:p>123910</text:p>
          </table:table-cell>
          <table:table-cell office:value-type="float" office:value="127579.8207" calcext:value-type="float">
            <text:p>127580</text:p>
          </table:table-cell>
          <table:table-cell office:value-type="float" office:value="130324.9559" calcext:value-type="float">
            <text:p>130325</text:p>
          </table:table-cell>
          <table:table-cell office:value-type="float" office:value="131671.946" calcext:value-type="float">
            <text:p>131672</text:p>
          </table:table-cell>
          <table:table-cell office:value-type="float" office:value="133814.8072" calcext:value-type="float">
            <text:p>133815</text:p>
          </table:table-cell>
          <table:table-cell office:value-type="float" office:value="136266.9151" calcext:value-type="float">
            <text:p>136267</text:p>
          </table:table-cell>
          <table:table-cell office:value-type="float" office:value="142293.2141" calcext:value-type="float">
            <text:p>142293</text:p>
          </table:table-cell>
          <table:table-cell office:value-type="float" office:value="143974.9855" calcext:value-type="float">
            <text:p>143975</text:p>
          </table:table-cell>
          <table:table-cell office:value-type="float" office:value="146518.6559" calcext:value-type="float">
            <text:p>146519</text:p>
          </table:table-cell>
          <table:table-cell office:value-type="float" office:value="149021.1212" calcext:value-type="float">
            <text:p>149021</text:p>
          </table:table-cell>
          <table:table-cell office:value-type="float" office:value="147343.2008" calcext:value-type="float">
            <text:p>147343</text:p>
          </table:table-cell>
          <table:table-cell office:value-type="float" office:value="144545.3763" calcext:value-type="float">
            <text:p>144545</text:p>
          </table:table-cell>
          <table:table-cell office:value-type="float" office:value="150457.0859" calcext:value-type="float">
            <text:p>150457</text:p>
          </table:table-cell>
          <table:table-cell office:value-type="float" office:value="150021.1242" calcext:value-type="float">
            <text:p>150021</text:p>
          </table:table-cell>
          <table:table-cell office:value-type="float" office:value="151747.8921" calcext:value-type="float">
            <text:p>151748</text:p>
          </table:table-cell>
          <table:table-cell office:value-type="float" office:value="154197.114" calcext:value-type="float">
            <text:p>154197</text:p>
          </table:table-cell>
          <table:table-cell office:value-type="float" office:value="156832.4858" calcext:value-type="float">
            <text:p>156832</text:p>
          </table:table-cell>
          <table:table-cell office:value-type="float" office:value="160702.1748" calcext:value-type="float">
            <text:p>160702</text:p>
          </table:table-cell>
          <table:table-cell office:value-type="float" office:value="163096.198" calcext:value-type="float">
            <text:p>163096</text:p>
          </table:table-cell>
          <table:table-cell office:value-type="float" office:value="167123.6347" calcext:value-type="float">
            <text:p>167124</text:p>
          </table:table-cell>
          <table:table-cell office:value-type="float" office:value="169925.9804" calcext:value-type="float">
            <text:p>169926</text:p>
          </table:table-cell>
          <table:table-cell office:value-type="float" office:value="170332.6695" calcext:value-type="float">
            <text:p>170333</text:p>
          </table:table-cell>
          <table:table-cell office:value-type="float" office:value="154240.4508" calcext:value-type="float">
            <text:p>154240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24354.65688" calcext:value-type="float">
            <text:p>24355</text:p>
          </table:table-cell>
          <table:table-cell office:value-type="float" office:value="25857.36436" calcext:value-type="float">
            <text:p>25857</text:p>
          </table:table-cell>
          <table:table-cell office:value-type="float" office:value="27288.21075" calcext:value-type="float">
            <text:p>27288</text:p>
          </table:table-cell>
          <table:table-cell office:value-type="float" office:value="27940.75007" calcext:value-type="float">
            <text:p>27941</text:p>
          </table:table-cell>
          <table:table-cell office:value-type="float" office:value="27901.01167" calcext:value-type="float">
            <text:p>27901</text:p>
          </table:table-cell>
          <table:table-cell office:value-type="float" office:value="29326.97198" calcext:value-type="float">
            <text:p>29327</text:p>
          </table:table-cell>
          <table:table-cell office:value-type="float" office:value="29987.39601" calcext:value-type="float">
            <text:p>29987</text:p>
          </table:table-cell>
          <table:table-cell office:value-type="float" office:value="31211.29891" calcext:value-type="float">
            <text:p>31211</text:p>
          </table:table-cell>
          <table:table-cell office:value-type="float" office:value="32971.0143" calcext:value-type="float">
            <text:p>32971</text:p>
          </table:table-cell>
          <table:table-cell office:value-type="float" office:value="34115.26236" calcext:value-type="float">
            <text:p>34115</text:p>
          </table:table-cell>
          <table:table-cell office:value-type="float" office:value="34612.91542" calcext:value-type="float">
            <text:p>34613</text:p>
          </table:table-cell>
          <table:table-cell office:value-type="float" office:value="33781.24004" calcext:value-type="float">
            <text:p>33781</text:p>
          </table:table-cell>
          <table:table-cell office:value-type="float" office:value="33853.87294" calcext:value-type="float">
            <text:p>33854</text:p>
          </table:table-cell>
          <table:table-cell office:value-type="float" office:value="36001.15769" calcext:value-type="float">
            <text:p>36001</text:p>
          </table:table-cell>
          <table:table-cell office:value-type="float" office:value="36396.14139" calcext:value-type="float">
            <text:p>36396</text:p>
          </table:table-cell>
          <table:table-cell office:value-type="float" office:value="36743.35024" calcext:value-type="float">
            <text:p>36743</text:p>
          </table:table-cell>
          <table:table-cell office:value-type="float" office:value="38497.02449" calcext:value-type="float">
            <text:p>38497</text:p>
          </table:table-cell>
          <table:table-cell office:value-type="float" office:value="40262.96786" calcext:value-type="float">
            <text:p>40263</text:p>
          </table:table-cell>
          <table:table-cell office:value-type="float" office:value="40987.08551" calcext:value-type="float">
            <text:p>40987</text:p>
          </table:table-cell>
          <table:table-cell office:value-type="float" office:value="39543.35553" calcext:value-type="float">
            <text:p>39543</text:p>
          </table:table-cell>
          <table:table-cell office:value-type="float" office:value="40245.5792" calcext:value-type="float">
            <text:p>40246</text:p>
          </table:table-cell>
          <table:table-cell office:value-type="float" office:value="39936.79294" calcext:value-type="float">
            <text:p>39937</text:p>
          </table:table-cell>
          <table:table-cell office:value-type="float" office:value="40963.6785" calcext:value-type="float">
            <text:p>40964</text:p>
          </table:table-cell>
          <table:table-cell office:value-type="float" office:value="40824.9653" calcext:value-type="float">
            <text:p>40825</text:p>
          </table:table-cell>
          <table:table-cell office:value-type="float" office:value="42002.91818" calcext:value-type="float">
            <text:p>42003</text:p>
          </table:table-cell>
          <table:table-cell office:value-type="float" office:value="44128.54579" calcext:value-type="float">
            <text:p>44129</text:p>
          </table:table-cell>
          <table:table-cell office:value-type="float" office:value="43990.35472" calcext:value-type="float">
            <text:p>43990</text:p>
          </table:table-cell>
          <table:table-cell office:value-type="float" office:value="43621.04752" calcext:value-type="float">
            <text:p>43621</text:p>
          </table:table-cell>
          <table:table-cell office:value-type="float" office:value="44730.84994" calcext:value-type="float">
            <text:p>44731</text:p>
          </table:table-cell>
          <table:table-cell office:value-type="float" office:value="46864.38373" calcext:value-type="float">
            <text:p>46864</text:p>
          </table:table-cell>
          <table:table-cell office:value-type="float" office:value="46323.096" calcext:value-type="float">
            <text:p>46323</text:p>
          </table:table-cell>
          <table:table-cell office:value-type="float" office:value="46911.31344" calcext:value-type="float">
            <text:p>46911</text:p>
          </table:table-cell>
          <table:table-cell office:value-type="float" office:value="48440.00886" calcext:value-type="float">
            <text:p>48440</text:p>
          </table:table-cell>
          <table:table-cell office:value-type="float" office:value="49349.63011" calcext:value-type="float">
            <text:p>49350</text:p>
          </table:table-cell>
          <table:table-cell office:value-type="float" office:value="50005.92632" calcext:value-type="float">
            <text:p>50006</text:p>
          </table:table-cell>
          <table:table-cell office:value-type="float" office:value="50720.94698" calcext:value-type="float">
            <text:p>50721</text:p>
          </table:table-cell>
          <table:table-cell office:value-type="float" office:value="52492.57155" calcext:value-type="float">
            <text:p>52493</text:p>
          </table:table-cell>
          <table:table-cell office:value-type="float" office:value="53828.15062" calcext:value-type="float">
            <text:p>53828</text:p>
          </table:table-cell>
          <table:table-cell office:value-type="float" office:value="51485.2182" calcext:value-type="float">
            <text:p>51485</text:p>
          </table:table-cell>
          <table:table-cell office:value-type="float" office:value="56278.91521" calcext:value-type="float">
            <text:p>56279</text:p>
          </table:table-cell>
          <table:table-cell office:value-type="float" office:value="57227.07225" calcext:value-type="float">
            <text:p>57227</text:p>
          </table:table-cell>
          <table:table-cell office:value-type="float" office:value="57153.86667" calcext:value-type="float">
            <text:p>57154</text:p>
          </table:table-cell>
          <table:table-cell office:value-type="float" office:value="59380.25762" calcext:value-type="float">
            <text:p>59380</text:p>
          </table:table-cell>
          <table:table-cell office:value-type="float" office:value="59432.4815" calcext:value-type="float">
            <text:p>59432</text:p>
          </table:table-cell>
          <table:table-cell office:value-type="float" office:value="59418.41142" calcext:value-type="float">
            <text:p>59418</text:p>
          </table:table-cell>
          <table:table-cell office:value-type="float" office:value="61016.97075" calcext:value-type="float">
            <text:p>61017</text:p>
          </table:table-cell>
          <table:table-cell office:value-type="float" office:value="63136.16202" calcext:value-type="float">
            <text:p>63136</text:p>
          </table:table-cell>
          <table:table-cell office:value-type="float" office:value="66979.55976" calcext:value-type="float">
            <text:p>66980</text:p>
          </table:table-cell>
          <table:table-cell office:value-type="float" office:value="67963.71557" calcext:value-type="float">
            <text:p>67964</text:p>
          </table:table-cell>
          <table:table-cell office:value-type="float" office:value="66162.56017" calcext:value-type="float">
            <text:p>66163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otal final consumption (PJ)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Renewables and waste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23693.0787" calcext:value-type="float">
            <text:p>23693</text:p>
          </table:table-cell>
          <table:table-cell office:value-type="float" office:value="24160.67582" calcext:value-type="float">
            <text:p>24161</text:p>
          </table:table-cell>
          <table:table-cell office:value-type="float" office:value="24622.96163" calcext:value-type="float">
            <text:p>24623</text:p>
          </table:table-cell>
          <table:table-cell office:value-type="float" office:value="25057.76706" calcext:value-type="float">
            <text:p>25058</text:p>
          </table:table-cell>
          <table:table-cell office:value-type="float" office:value="25409.32499" calcext:value-type="float">
            <text:p>25409</text:p>
          </table:table-cell>
          <table:table-cell office:value-type="float" office:value="26004.44857" calcext:value-type="float">
            <text:p>26004</text:p>
          </table:table-cell>
          <table:table-cell office:value-type="float" office:value="26503.17273" calcext:value-type="float">
            <text:p>26503</text:p>
          </table:table-cell>
          <table:table-cell office:value-type="float" office:value="27011.4574" calcext:value-type="float">
            <text:p>27011</text:p>
          </table:table-cell>
          <table:table-cell office:value-type="float" office:value="27537.88208" calcext:value-type="float">
            <text:p>27538</text:p>
          </table:table-cell>
          <table:table-cell office:value-type="float" office:value="28060.73388" calcext:value-type="float">
            <text:p>28061</text:p>
          </table:table-cell>
          <table:table-cell office:value-type="float" office:value="28538.65971" calcext:value-type="float">
            <text:p>28539</text:p>
          </table:table-cell>
          <table:table-cell office:value-type="float" office:value="29110.73795" calcext:value-type="float">
            <text:p>29111</text:p>
          </table:table-cell>
          <table:table-cell office:value-type="float" office:value="29671.63216" calcext:value-type="float">
            <text:p>29672</text:p>
          </table:table-cell>
          <table:table-cell office:value-type="float" office:value="30548.40992" calcext:value-type="float">
            <text:p>30548</text:p>
          </table:table-cell>
          <table:table-cell office:value-type="float" office:value="30959.11392" calcext:value-type="float">
            <text:p>30959</text:p>
          </table:table-cell>
          <table:table-cell office:value-type="float" office:value="31415.66424" calcext:value-type="float">
            <text:p>31416</text:p>
          </table:table-cell>
          <table:table-cell office:value-type="float" office:value="32219.71759" calcext:value-type="float">
            <text:p>32220</text:p>
          </table:table-cell>
          <table:table-cell office:value-type="float" office:value="32567.36787" calcext:value-type="float">
            <text:p>32567</text:p>
          </table:table-cell>
          <table:table-cell office:value-type="float" office:value="31697.14502" calcext:value-type="float">
            <text:p>31697</text:p>
          </table:table-cell>
          <table:table-cell office:value-type="float" office:value="31967.55498" calcext:value-type="float">
            <text:p>31968</text:p>
          </table:table-cell>
          <table:table-cell office:value-type="float" office:value="32494.02685" calcext:value-type="float">
            <text:p>32494</text:p>
          </table:table-cell>
          <table:table-cell office:value-type="float" office:value="33050.54444" calcext:value-type="float">
            <text:p>33051</text:p>
          </table:table-cell>
          <table:table-cell office:value-type="float" office:value="33236.19822" calcext:value-type="float">
            <text:p>33236</text:p>
          </table:table-cell>
          <table:table-cell office:value-type="float" office:value="33534.26882" calcext:value-type="float">
            <text:p>33534</text:p>
          </table:table-cell>
          <table:table-cell office:value-type="float" office:value="34263.63961" calcext:value-type="float">
            <text:p>34264</text:p>
          </table:table-cell>
          <table:table-cell office:value-type="float" office:value="34723.70346" calcext:value-type="float">
            <text:p>34724</text:p>
          </table:table-cell>
          <table:table-cell office:value-type="float" office:value="35130.23558" calcext:value-type="float">
            <text:p>35130</text:p>
          </table:table-cell>
          <table:table-cell office:value-type="float" office:value="35560.86754" calcext:value-type="float">
            <text:p>35561</text:p>
          </table:table-cell>
          <table:table-cell office:value-type="float" office:value="36995.28475" calcext:value-type="float">
            <text:p>36995</text:p>
          </table:table-cell>
          <table:table-cell office:value-type="float" office:value="37119.74748" calcext:value-type="float">
            <text:p>37120</text:p>
          </table:table-cell>
          <table:table-cell office:value-type="float" office:value="36581.86683" calcext:value-type="float">
            <text:p>36582</text:p>
          </table:table-cell>
          <table:table-cell office:value-type="float" office:value="36934.95141" calcext:value-type="float">
            <text:p>36935</text:p>
          </table:table-cell>
          <table:table-cell office:value-type="float" office:value="37693.81066" calcext:value-type="float">
            <text:p>37694</text:p>
          </table:table-cell>
          <table:table-cell office:value-type="float" office:value="38223.0172" calcext:value-type="float">
            <text:p>38223</text:p>
          </table:table-cell>
          <table:table-cell office:value-type="float" office:value="38802.39039" calcext:value-type="float">
            <text:p>38802</text:p>
          </table:table-cell>
          <table:table-cell office:value-type="float" office:value="39688.48627" calcext:value-type="float">
            <text:p>39688</text:p>
          </table:table-cell>
          <table:table-cell office:value-type="float" office:value="40141.5722" calcext:value-type="float">
            <text:p>40142</text:p>
          </table:table-cell>
          <table:table-cell office:value-type="float" office:value="40592.92467" calcext:value-type="float">
            <text:p>40593</text:p>
          </table:table-cell>
          <table:table-cell office:value-type="float" office:value="40697.82377" calcext:value-type="float">
            <text:p>40698</text:p>
          </table:table-cell>
          <table:table-cell office:value-type="float" office:value="41473.86932" calcext:value-type="float">
            <text:p>41474</text:p>
          </table:table-cell>
          <table:table-cell office:value-type="float" office:value="41585.42611" calcext:value-type="float">
            <text:p>41585</text:p>
          </table:table-cell>
          <table:table-cell office:value-type="float" office:value="42007.93154" calcext:value-type="float">
            <text:p>42008</text:p>
          </table:table-cell>
          <table:table-cell office:value-type="float" office:value="43060.51734" calcext:value-type="float">
            <text:p>43061</text:p>
          </table:table-cell>
          <table:table-cell office:value-type="float" office:value="43327.30698" calcext:value-type="float">
            <text:p>43327</text:p>
          </table:table-cell>
          <table:table-cell office:value-type="float" office:value="43330.24595" calcext:value-type="float">
            <text:p>43330</text:p>
          </table:table-cell>
          <table:table-cell office:value-type="float" office:value="43616.44598" calcext:value-type="float">
            <text:p>43616</text:p>
          </table:table-cell>
          <table:table-cell office:value-type="float" office:value="44300.29134" calcext:value-type="float">
            <text:p>44300</text:p>
          </table:table-cell>
          <table:table-cell office:value-type="float" office:value="45196.1814" calcext:value-type="float">
            <text:p>45196</text:p>
          </table:table-cell>
          <table:table-cell office:value-type="float" office:value="45931.08267" calcext:value-type="float">
            <text:p>45931</text:p>
          </table:table-cell>
          <table:table-cell office:value-type="float" office:value="46110.52926" calcext:value-type="float">
            <text:p>46111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15784.04672" calcext:value-type="float">
            <text:p>15784</text:p>
          </table:table-cell>
          <table:table-cell office:value-type="float" office:value="17073.55058" calcext:value-type="float">
            <text:p>17074</text:p>
          </table:table-cell>
          <table:table-cell office:value-type="float" office:value="18382.13678" calcext:value-type="float">
            <text:p>18382</text:p>
          </table:table-cell>
          <table:table-cell office:value-type="float" office:value="18962.77031" calcext:value-type="float">
            <text:p>18963</text:p>
          </table:table-cell>
          <table:table-cell office:value-type="float" office:value="19449.54615" calcext:value-type="float">
            <text:p>19450</text:p>
          </table:table-cell>
          <table:table-cell office:value-type="float" office:value="20748.16066" calcext:value-type="float">
            <text:p>20748</text:p>
          </table:table-cell>
          <table:table-cell office:value-type="float" office:value="21768.73058" calcext:value-type="float">
            <text:p>21769</text:p>
          </table:table-cell>
          <table:table-cell office:value-type="float" office:value="22907.86892" calcext:value-type="float">
            <text:p>22908</text:p>
          </table:table-cell>
          <table:table-cell office:value-type="float" office:value="23912.00087" calcext:value-type="float">
            <text:p>23912</text:p>
          </table:table-cell>
          <table:table-cell office:value-type="float" office:value="24513.95007" calcext:value-type="float">
            <text:p>24514</text:p>
          </table:table-cell>
          <table:table-cell office:value-type="float" office:value="25114.71194" calcext:value-type="float">
            <text:p>25115</text:p>
          </table:table-cell>
          <table:table-cell office:value-type="float" office:value="25262.32463" calcext:value-type="float">
            <text:p>25262</text:p>
          </table:table-cell>
          <table:table-cell office:value-type="float" office:value="26314.51397" calcext:value-type="float">
            <text:p>26315</text:p>
          </table:table-cell>
          <table:table-cell office:value-type="float" office:value="27930.5713" calcext:value-type="float">
            <text:p>27931</text:p>
          </table:table-cell>
          <table:table-cell office:value-type="float" office:value="28871.61207" calcext:value-type="float">
            <text:p>28872</text:p>
          </table:table-cell>
          <table:table-cell office:value-type="float" office:value="29828.73855" calcext:value-type="float">
            <text:p>29829</text:p>
          </table:table-cell>
          <table:table-cell office:value-type="float" office:value="31246.02691" calcext:value-type="float">
            <text:p>31246</text:p>
          </table:table-cell>
          <table:table-cell office:value-type="float" office:value="32703.5327" calcext:value-type="float">
            <text:p>32704</text:p>
          </table:table-cell>
          <table:table-cell office:value-type="float" office:value="33799.75285" calcext:value-type="float">
            <text:p>33800</text:p>
          </table:table-cell>
          <table:table-cell office:value-type="float" office:value="34920.82606" calcext:value-type="float">
            <text:p>34921</text:p>
          </table:table-cell>
          <table:table-cell office:value-type="float" office:value="36029.34605" calcext:value-type="float">
            <text:p>36029</text:p>
          </table:table-cell>
          <table:table-cell office:value-type="float" office:value="36273.08803" calcext:value-type="float">
            <text:p>36273</text:p>
          </table:table-cell>
          <table:table-cell office:value-type="float" office:value="36996.80153" calcext:value-type="float">
            <text:p>36997</text:p>
          </table:table-cell>
          <table:table-cell office:value-type="float" office:value="37962.62364" calcext:value-type="float">
            <text:p>37963</text:p>
          </table:table-cell>
          <table:table-cell office:value-type="float" office:value="39140.54683" calcext:value-type="float">
            <text:p>39141</text:p>
          </table:table-cell>
          <table:table-cell office:value-type="float" office:value="40422.67644" calcext:value-type="float">
            <text:p>40423</text:p>
          </table:table-cell>
          <table:table-cell office:value-type="float" office:value="41377.52661" calcext:value-type="float">
            <text:p>41378</text:p>
          </table:table-cell>
          <table:table-cell office:value-type="float" office:value="42413.67162" calcext:value-type="float">
            <text:p>42414</text:p>
          </table:table-cell>
          <table:table-cell office:value-type="float" office:value="43687.57282" calcext:value-type="float">
            <text:p>43688</text:p>
          </table:table-cell>
          <table:table-cell office:value-type="float" office:value="45707.52107" calcext:value-type="float">
            <text:p>45708</text:p>
          </table:table-cell>
          <table:table-cell office:value-type="float" office:value="46366.76904" calcext:value-type="float">
            <text:p>46367</text:p>
          </table:table-cell>
          <table:table-cell office:value-type="float" office:value="47999.66822" calcext:value-type="float">
            <text:p>48000</text:p>
          </table:table-cell>
          <table:table-cell office:value-type="float" office:value="49920.01603" calcext:value-type="float">
            <text:p>49920</text:p>
          </table:table-cell>
          <table:table-cell office:value-type="float" office:value="52153.07047" calcext:value-type="float">
            <text:p>52153</text:p>
          </table:table-cell>
          <table:table-cell office:value-type="float" office:value="54485.34711" calcext:value-type="float">
            <text:p>54485</text:p>
          </table:table-cell>
          <table:table-cell office:value-type="float" office:value="56866.27219" calcext:value-type="float">
            <text:p>56866</text:p>
          </table:table-cell>
          <table:table-cell office:value-type="float" office:value="59695.21484" calcext:value-type="float">
            <text:p>59695</text:p>
          </table:table-cell>
          <table:table-cell office:value-type="float" office:value="60665.37381" calcext:value-type="float">
            <text:p>60665</text:p>
          </table:table-cell>
          <table:table-cell office:value-type="float" office:value="60269.21666" calcext:value-type="float">
            <text:p>60269</text:p>
          </table:table-cell>
          <table:table-cell office:value-type="float" office:value="64392.24515" calcext:value-type="float">
            <text:p>64392</text:p>
          </table:table-cell>
          <table:table-cell office:value-type="float" office:value="66428.50626" calcext:value-type="float">
            <text:p>66429</text:p>
          </table:table-cell>
          <table:table-cell office:value-type="float" office:value="68166.09401" calcext:value-type="float">
            <text:p>68166</text:p>
          </table:table-cell>
          <table:table-cell office:value-type="float" office:value="70292.9349" calcext:value-type="float">
            <text:p>70293</text:p>
          </table:table-cell>
          <table:table-cell office:value-type="float" office:value="72154.36804" calcext:value-type="float">
            <text:p>72154</text:p>
          </table:table-cell>
          <table:table-cell office:value-type="float" office:value="72662.64892" calcext:value-type="float">
            <text:p>72663</text:p>
          </table:table-cell>
          <table:table-cell office:value-type="float" office:value="75140.66115" calcext:value-type="float">
            <text:p>75141</text:p>
          </table:table-cell>
          <table:table-cell office:value-type="float" office:value="77597.58461" calcext:value-type="float">
            <text:p>77598</text:p>
          </table:table-cell>
          <table:table-cell office:value-type="float" office:value="80987.20459" calcext:value-type="float">
            <text:p>80987</text:p>
          </table:table-cell>
          <table:table-cell office:value-type="float" office:value="82144.46991" calcext:value-type="float">
            <text:p>82144</text:p>
          </table:table-cell>
          <table:table-cell office:value-type="float" office:value="81995.76168" calcext:value-type="float">
            <text:p>81996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2861.808005" calcext:value-type="float">
            <text:p>2862</text:p>
          </table:table-cell>
          <table:table-cell office:value-type="float" office:value="3046.667978" calcext:value-type="float">
            <text:p>3047</text:p>
          </table:table-cell>
          <table:table-cell office:value-type="float" office:value="3208.695991" calcext:value-type="float">
            <text:p>3209</text:p>
          </table:table-cell>
          <table:table-cell office:value-type="float" office:value="3400.44801" calcext:value-type="float">
            <text:p>3400</text:p>
          </table:table-cell>
          <table:table-cell office:value-type="float" office:value="3924.773983" calcext:value-type="float">
            <text:p>3925</text:p>
          </table:table-cell>
          <table:table-cell office:value-type="float" office:value="3884.612003" calcext:value-type="float">
            <text:p>3885</text:p>
          </table:table-cell>
          <table:table-cell office:value-type="float" office:value="4086.464988" calcext:value-type="float">
            <text:p>4086</text:p>
          </table:table-cell>
          <table:table-cell office:value-type="float" office:value="4339.301012" calcext:value-type="float">
            <text:p>4339</text:p>
          </table:table-cell>
          <table:table-cell office:value-type="float" office:value="4566.025004" calcext:value-type="float">
            <text:p>4566</text:p>
          </table:table-cell>
          <table:table-cell office:value-type="float" office:value="5052.369993" calcext:value-type="float">
            <text:p>5052</text:p>
          </table:table-cell>
          <table:table-cell office:value-type="float" office:value="5339.134978" calcext:value-type="float">
            <text:p>5339</text:p>
          </table:table-cell>
          <table:table-cell office:value-type="float" office:value="5616.686998" calcext:value-type="float">
            <text:p>5617</text:p>
          </table:table-cell>
          <table:table-cell office:value-type="float" office:value="6009.037967" calcext:value-type="float">
            <text:p>6009</text:p>
          </table:table-cell>
          <table:table-cell office:value-type="float" office:value="6317.706991" calcext:value-type="float">
            <text:p>6318</text:p>
          </table:table-cell>
          <table:table-cell office:value-type="float" office:value="6774.275991" calcext:value-type="float">
            <text:p>6774</text:p>
          </table:table-cell>
          <table:table-cell office:value-type="float" office:value="7497.204035" calcext:value-type="float">
            <text:p>7497</text:p>
          </table:table-cell>
          <table:table-cell office:value-type="float" office:value="7189.272997" calcext:value-type="float">
            <text:p>7189</text:p>
          </table:table-cell>
          <table:table-cell office:value-type="float" office:value="7220.685988" calcext:value-type="float">
            <text:p>7221</text:p>
          </table:table-cell>
          <table:table-cell office:value-type="float" office:value="7434.607034" calcext:value-type="float">
            <text:p>7435</text:p>
          </table:table-cell>
          <table:table-cell office:value-type="float" office:value="14072.04111" calcext:value-type="float">
            <text:p>14072</text:p>
          </table:table-cell>
          <table:table-cell office:value-type="float" office:value="14095.73713" calcext:value-type="float">
            <text:p>14096</text:p>
          </table:table-cell>
          <table:table-cell office:value-type="float" office:value="14110.5657" calcext:value-type="float">
            <text:p>14111</text:p>
          </table:table-cell>
          <table:table-cell office:value-type="float" office:value="13978.39725" calcext:value-type="float">
            <text:p>13978</text:p>
          </table:table-cell>
          <table:table-cell office:value-type="float" office:value="12879.79148" calcext:value-type="float">
            <text:p>12880</text:p>
          </table:table-cell>
          <table:table-cell office:value-type="float" office:value="11994.84837" calcext:value-type="float">
            <text:p>11995</text:p>
          </table:table-cell>
          <table:table-cell office:value-type="float" office:value="10962.16446" calcext:value-type="float">
            <text:p>10962</text:p>
          </table:table-cell>
          <table:table-cell office:value-type="float" office:value="10435.02464" calcext:value-type="float">
            <text:p>10435</text:p>
          </table:table-cell>
          <table:table-cell office:value-type="float" office:value="10363.47809" calcext:value-type="float">
            <text:p>10363</text:p>
          </table:table-cell>
          <table:table-cell office:value-type="float" office:value="10354.16086" calcext:value-type="float">
            <text:p>10354</text:p>
          </table:table-cell>
          <table:table-cell office:value-type="float" office:value="10392.49729" calcext:value-type="float">
            <text:p>10392</text:p>
          </table:table-cell>
          <table:table-cell office:value-type="float" office:value="10591.98493" calcext:value-type="float">
            <text:p>10592</text:p>
          </table:table-cell>
          <table:table-cell office:value-type="float" office:value="10477.30243" calcext:value-type="float">
            <text:p>10477</text:p>
          </table:table-cell>
          <table:table-cell office:value-type="float" office:value="10833.64413" calcext:value-type="float">
            <text:p>10834</text:p>
          </table:table-cell>
          <table:table-cell office:value-type="float" office:value="10949.56759" calcext:value-type="float">
            <text:p>10950</text:p>
          </table:table-cell>
          <table:table-cell office:value-type="float" office:value="10894.74824" calcext:value-type="float">
            <text:p>10895</text:p>
          </table:table-cell>
          <table:table-cell office:value-type="float" office:value="11244.1773" calcext:value-type="float">
            <text:p>11244</text:p>
          </table:table-cell>
          <table:table-cell office:value-type="float" office:value="11218.93624" calcext:value-type="float">
            <text:p>11219</text:p>
          </table:table-cell>
          <table:table-cell office:value-type="float" office:value="10964.44907" calcext:value-type="float">
            <text:p>10964</text:p>
          </table:table-cell>
          <table:table-cell office:value-type="float" office:value="10708.03212" calcext:value-type="float">
            <text:p>10708</text:p>
          </table:table-cell>
          <table:table-cell office:value-type="float" office:value="11520.34237" calcext:value-type="float">
            <text:p>11520</text:p>
          </table:table-cell>
          <table:table-cell office:value-type="float" office:value="11886.50627" calcext:value-type="float">
            <text:p>11887</text:p>
          </table:table-cell>
          <table:table-cell office:value-type="float" office:value="12167.68553" calcext:value-type="float">
            <text:p>12168</text:p>
          </table:table-cell>
          <table:table-cell office:value-type="float" office:value="11670.74587" calcext:value-type="float">
            <text:p>11671</text:p>
          </table:table-cell>
          <table:table-cell office:value-type="float" office:value="11515.46366" calcext:value-type="float">
            <text:p>11515</text:p>
          </table:table-cell>
          <table:table-cell office:value-type="float" office:value="11399.82054" calcext:value-type="float">
            <text:p>11400</text:p>
          </table:table-cell>
          <table:table-cell office:value-type="float" office:value="11933.97657" calcext:value-type="float">
            <text:p>11934</text:p>
          </table:table-cell>
          <table:table-cell office:value-type="float" office:value="12182.42734" calcext:value-type="float">
            <text:p>12182</text:p>
          </table:table-cell>
          <table:table-cell office:value-type="float" office:value="12784.29452" calcext:value-type="float">
            <text:p>12784</text:p>
          </table:table-cell>
          <table:table-cell office:value-type="float" office:value="12825.59714" calcext:value-type="float">
            <text:p>12826</text:p>
          </table:table-cell>
          <table:table-cell office:value-type="float" office:value="12942.41072" calcext:value-type="float">
            <text:p>12942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final consumption (PJ)</text:p>
          </table:table-cell>
          <table:table-cell office:value-type="float" office:value="176784.1195" calcext:value-type="float">
            <text:p>176784</text:p>
          </table:table-cell>
          <table:table-cell office:value-type="float" office:value="185209.9131" calcext:value-type="float">
            <text:p>185210</text:p>
          </table:table-cell>
          <table:table-cell office:value-type="float" office:value="194194.5879" calcext:value-type="float">
            <text:p>194195</text:p>
          </table:table-cell>
          <table:table-cell office:value-type="float" office:value="193935.2321" calcext:value-type="float">
            <text:p>193935</text:p>
          </table:table-cell>
          <table:table-cell office:value-type="float" office:value="195747.2322" calcext:value-type="float">
            <text:p>195747</text:p>
          </table:table-cell>
          <table:table-cell office:value-type="float" office:value="204393.9462" calcext:value-type="float">
            <text:p>204394</text:p>
          </table:table-cell>
          <table:table-cell office:value-type="float" office:value="211580.5641" calcext:value-type="float">
            <text:p>211581</text:p>
          </table:table-cell>
          <table:table-cell office:value-type="float" office:value="219243.653" calcext:value-type="float">
            <text:p>219244</text:p>
          </table:table-cell>
          <table:table-cell office:value-type="float" office:value="225751.6823" calcext:value-type="float">
            <text:p>225752</text:p>
          </table:table-cell>
          <table:table-cell office:value-type="float" office:value="223697.7516" calcext:value-type="float">
            <text:p>223698</text:p>
          </table:table-cell>
          <table:table-cell office:value-type="float" office:value="222347.8016" calcext:value-type="float">
            <text:p>222348</text:p>
          </table:table-cell>
          <table:table-cell office:value-type="float" office:value="220033.2563" calcext:value-type="float">
            <text:p>220033</text:p>
          </table:table-cell>
          <table:table-cell office:value-type="float" office:value="222080.5261" calcext:value-type="float">
            <text:p>222081</text:p>
          </table:table-cell>
          <table:table-cell office:value-type="float" office:value="230459.5334" calcext:value-type="float">
            <text:p>230460</text:p>
          </table:table-cell>
          <table:table-cell office:value-type="float" office:value="234009.1474" calcext:value-type="float">
            <text:p>234009</text:p>
          </table:table-cell>
          <table:table-cell office:value-type="float" office:value="239429.3125" calcext:value-type="float">
            <text:p>239429</text:p>
          </table:table-cell>
          <table:table-cell office:value-type="float" office:value="246883.5106" calcext:value-type="float">
            <text:p>246884</text:p>
          </table:table-cell>
          <table:table-cell office:value-type="float" office:value="255157.8469" calcext:value-type="float">
            <text:p>255158</text:p>
          </table:table-cell>
          <table:table-cell office:value-type="float" office:value="256880.7119" calcext:value-type="float">
            <text:p>256881</text:p>
          </table:table-cell>
          <table:table-cell office:value-type="float" office:value="261073.9516" calcext:value-type="float">
            <text:p>261074</text:p>
          </table:table-cell>
          <table:table-cell office:value-type="float" office:value="263873.3633" calcext:value-type="float">
            <text:p>263873</text:p>
          </table:table-cell>
          <table:table-cell office:value-type="float" office:value="262966.1749" calcext:value-type="float">
            <text:p>262966</text:p>
          </table:table-cell>
          <table:table-cell office:value-type="float" office:value="264650.5969" calcext:value-type="float">
            <text:p>264651</text:p>
          </table:table-cell>
          <table:table-cell office:value-type="float" office:value="265971.5609" calcext:value-type="float">
            <text:p>265972</text:p>
          </table:table-cell>
          <table:table-cell office:value-type="float" office:value="272298.2983" calcext:value-type="float">
            <text:p>272298</text:p>
          </table:table-cell>
          <table:table-cell office:value-type="float" office:value="276889.1607" calcext:value-type="float">
            <text:p>276889</text:p>
          </table:table-cell>
          <table:table-cell office:value-type="float" office:value="280468.0699" calcext:value-type="float">
            <text:p>280468</text:p>
          </table:table-cell>
          <table:table-cell office:value-type="float" office:value="281129.9267" calcext:value-type="float">
            <text:p>281130</text:p>
          </table:table-cell>
          <table:table-cell office:value-type="float" office:value="286522.0603" calcext:value-type="float">
            <text:p>286522</text:p>
          </table:table-cell>
          <table:table-cell office:value-type="float" office:value="293658.7653" calcext:value-type="float">
            <text:p>293659</text:p>
          </table:table-cell>
          <table:table-cell office:value-type="float" office:value="295189.774" calcext:value-type="float">
            <text:p>295190</text:p>
          </table:table-cell>
          <table:table-cell office:value-type="float" office:value="300166.2509" calcext:value-type="float">
            <text:p>300166</text:p>
          </table:table-cell>
          <table:table-cell office:value-type="float" office:value="309430.9911" calcext:value-type="float">
            <text:p>309431</text:p>
          </table:table-cell>
          <table:table-cell office:value-type="float" office:value="323335.6581" calcext:value-type="float">
            <text:p>323336</text:p>
          </table:table-cell>
          <table:table-cell office:value-type="float" office:value="333209.2805" calcext:value-type="float">
            <text:p>333209</text:p>
          </table:table-cell>
          <table:table-cell office:value-type="float" office:value="342013.1619" calcext:value-type="float">
            <text:p>342013</text:p>
          </table:table-cell>
          <table:table-cell office:value-type="float" office:value="351404.3208" calcext:value-type="float">
            <text:p>351404</text:p>
          </table:table-cell>
          <table:table-cell office:value-type="float" office:value="354174.6846" calcext:value-type="float">
            <text:p>354175</text:p>
          </table:table-cell>
          <table:table-cell office:value-type="float" office:value="349840.4396" calcext:value-type="float">
            <text:p>349840</text:p>
          </table:table-cell>
          <table:table-cell office:value-type="float" office:value="369277.4037" calcext:value-type="float">
            <text:p>369277</text:p>
          </table:table-cell>
          <table:table-cell office:value-type="float" office:value="374143.6447" calcext:value-type="float">
            <text:p>374144</text:p>
          </table:table-cell>
          <table:table-cell office:value-type="float" office:value="378541.9058" calcext:value-type="float">
            <text:p>378542</text:p>
          </table:table-cell>
          <table:table-cell office:value-type="float" office:value="385779.9341" calcext:value-type="float">
            <text:p>385780</text:p>
          </table:table-cell>
          <table:table-cell office:value-type="float" office:value="390762.4906" calcext:value-type="float">
            <text:p>390762</text:p>
          </table:table-cell>
          <table:table-cell office:value-type="float" office:value="393838.938" calcext:value-type="float">
            <text:p>393839</text:p>
          </table:table-cell>
          <table:table-cell office:value-type="float" office:value="399022.218" calcext:value-type="float">
            <text:p>399022</text:p>
          </table:table-cell>
          <table:table-cell office:value-type="float" office:value="406868.9439" calcext:value-type="float">
            <text:p>406869</text:p>
          </table:table-cell>
          <table:table-cell office:value-type="float" office:value="416899.7282" calcext:value-type="float">
            <text:p>416900</text:p>
          </table:table-cell>
          <table:table-cell office:value-type="float" office:value="419005.5371" calcext:value-type="float">
            <text:p>419006</text:p>
          </table:table-cell>
          <table:table-cell office:value-type="float" office:value="400819.4448" calcext:value-type="float">
            <text:p>400819</text:p>
          </table:table-cell>
          <table:table-cell office:value-type="string" calcext:value-type="string">
            <text:p>..</text:p>
          </table:table-cell>
          <table:table-cell table:style-name="ce7" table:number-columns-repeated="33"/>
          <table:table-cell table:number-columns-repeated="3"/>
        </table:table-row>
        <table:table-row table:style-name="ro1" table:number-rows-repeated="2">
          <table:table-cell table:style-name="Default" table:number-columns-repeated="54"/>
          <table:table-cell table:number-columns-repeated="36"/>
        </table:table-row>
        <table:table-row table:style-name="ro1">
          <table:table-cell table:style-name="Default"/>
          <table:table-cell table:style-name="Default" office:value-type="string" calcext:value-type="string">
            <text:p>PJ to TWh</text:p>
          </table:table-cell>
          <table:table-cell table:style-name="Default" office:value-type="float" office:value="0.27777777777778" calcext:value-type="float">
            <text:p>0.27777777777778</text:p>
          </table:table-cell>
          <table:table-cell table:style-name="Default" table:number-columns-repeated="51"/>
          <table:table-cell table:number-columns-repeated="36"/>
        </table:table-row>
        <table:table-row table:style-name="ro1">
          <table:table-cell table:style-name="Default" table:number-columns-repeated="54"/>
          <table:table-cell table:number-columns-repeated="36"/>
        </table:table-row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Product</text:p>
          </table:table-cell>
          <table:table-cell table:style-name="Default" office:value-type="string" calcext:value-type="string">
            <text:p>Flow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75" calcext:value-type="float">
            <text:p>1975</text:p>
          </table:table-cell>
          <table:table-cell table:style-name="Default" office:value-type="float" office:value="1976" calcext:value-type="float">
            <text:p>1976</text:p>
          </table:table-cell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2021 Provisiona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oal, peat and oil shale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3]*[.$C$23]" office:value-type="float" office:value="16714.3180555557" calcext:value-type="float">
            <text:p>16714.3</text:p>
          </table:table-cell>
          <table:table-cell table:style-name="ce8" table:formula="of:=[.E3]*[.$C$23]" office:value-type="float" office:value="16824.3040944446" calcext:value-type="float">
            <text:p>16824.3</text:p>
          </table:table-cell>
          <table:table-cell table:style-name="ce8" table:formula="of:=[.F3]*[.$C$23]" office:value-type="float" office:value="17399.5902166668" calcext:value-type="float">
            <text:p>17399.6</text:p>
          </table:table-cell>
          <table:table-cell table:style-name="ce8" table:formula="of:=[.G3]*[.$C$23]" office:value-type="float" office:value="17468.546438889" calcext:value-type="float">
            <text:p>17468.5</text:p>
          </table:table-cell>
          <table:table-cell table:style-name="ce8" table:formula="of:=[.H3]*[.$C$23]" office:value-type="float" office:value="17837.4712111113" calcext:value-type="float">
            <text:p>17837.5</text:p>
          </table:table-cell>
          <table:table-cell table:style-name="ce8" table:formula="of:=[.I3]*[.$C$23]" office:value-type="float" office:value="18573.4589111113" calcext:value-type="float">
            <text:p>18573.5</text:p>
          </table:table-cell>
          <table:table-cell table:style-name="ce8" table:formula="of:=[.J3]*[.$C$23]" office:value-type="float" office:value="19126.0050527779" calcext:value-type="float">
            <text:p>19126.0</text:p>
          </table:table-cell>
          <table:table-cell table:style-name="ce8" table:formula="of:=[.K3]*[.$C$23]" office:value-type="float" office:value="19686.8545194446" calcext:value-type="float">
            <text:p>19686.9</text:p>
          </table:table-cell>
          <table:table-cell table:style-name="ce8" table:formula="of:=[.L3]*[.$C$23]" office:value-type="float" office:value="20486.4999083335" calcext:value-type="float">
            <text:p>20486.5</text:p>
          </table:table-cell>
          <table:table-cell table:style-name="ce8" table:formula="of:=[.M3]*[.$C$23]" office:value-type="float" office:value="20733.8548055557" calcext:value-type="float">
            <text:p>20733.9</text:p>
          </table:table-cell>
          <table:table-cell table:style-name="ce8" table:formula="of:=[.N3]*[.$C$23]" office:value-type="float" office:value="20955.6098555557" calcext:value-type="float">
            <text:p>20955.6</text:p>
          </table:table-cell>
          <table:table-cell table:style-name="ce8" table:formula="of:=[.O3]*[.$C$23]" office:value-type="float" office:value="21243.3122416668" calcext:value-type="float">
            <text:p>21243.3</text:p>
          </table:table-cell>
          <table:table-cell table:style-name="ce8" table:formula="of:=[.P3]*[.$C$23]" office:value-type="float" office:value="21708.4218833335" calcext:value-type="float">
            <text:p>21708.4</text:p>
          </table:table-cell>
          <table:table-cell table:style-name="ce8" table:formula="of:=[.Q3]*[.$C$23]" office:value-type="float" office:value="22519.980927778" calcext:value-type="float">
            <text:p>22520.0</text:p>
          </table:table-cell>
          <table:table-cell table:style-name="ce8" table:formula="of:=[.R3]*[.$C$23]" office:value-type="float" office:value="23332.6227111113" calcext:value-type="float">
            <text:p>23332.6</text:p>
          </table:table-cell>
          <table:table-cell table:style-name="ce8" table:formula="of:=[.S3]*[.$C$23]" office:value-type="float" office:value="23514.822502778" calcext:value-type="float">
            <text:p>23514.8</text:p>
          </table:table-cell>
          <table:table-cell table:style-name="ce8" table:formula="of:=[.T3]*[.$C$23]" office:value-type="float" office:value="24427.3768500002" calcext:value-type="float">
            <text:p>24427.4</text:p>
          </table:table-cell>
          <table:table-cell table:style-name="ce8" table:formula="of:=[.U3]*[.$C$23]" office:value-type="float" office:value="25170.3069972224" calcext:value-type="float">
            <text:p>25170.3</text:p>
          </table:table-cell>
          <table:table-cell table:style-name="ce8" table:formula="of:=[.V3]*[.$C$23]" office:value-type="float" office:value="25132.8575222224" calcext:value-type="float">
            <text:p>25132.9</text:p>
          </table:table-cell>
          <table:table-cell table:style-name="ce8" table:formula="of:=[.W3]*[.$C$23]" office:value-type="float" office:value="25839.4594166669" calcext:value-type="float">
            <text:p>25839.5</text:p>
          </table:table-cell>
          <table:table-cell table:style-name="ce8" table:formula="of:=[.X3]*[.$C$23]" office:value-type="float" office:value="25143.4395861113" calcext:value-type="float">
            <text:p>25143.4</text:p>
          </table:table-cell>
          <table:table-cell table:style-name="ce8" table:formula="of:=[.Y3]*[.$C$23]" office:value-type="float" office:value="24685.8974333335" calcext:value-type="float">
            <text:p>24685.9</text:p>
          </table:table-cell>
          <table:table-cell table:style-name="ce8" table:formula="of:=[.Z3]*[.$C$23]" office:value-type="float" office:value="24782.6657388891" calcext:value-type="float">
            <text:p>24782.7</text:p>
          </table:table-cell>
          <table:table-cell table:style-name="ce8" table:formula="of:=[.AA3]*[.$C$23]" office:value-type="float" office:value="25002.8525305558" calcext:value-type="float">
            <text:p>25002.9</text:p>
          </table:table-cell>
          <table:table-cell table:style-name="ce8" table:formula="of:=[.AB3]*[.$C$23]" office:value-type="float" office:value="25658.6410083335" calcext:value-type="float">
            <text:p>25658.6</text:p>
          </table:table-cell>
          <table:table-cell table:style-name="ce8" table:formula="of:=[.AC3]*[.$C$23]" office:value-type="float" office:value="26078.8744833335" calcext:value-type="float">
            <text:p>26078.9</text:p>
          </table:table-cell>
          <table:table-cell table:style-name="ce8" table:formula="of:=[.AD3]*[.$C$23]" office:value-type="float" office:value="25876.1220111113" calcext:value-type="float">
            <text:p>25876.1</text:p>
          </table:table-cell>
          <table:table-cell table:style-name="ce8" table:formula="of:=[.AE3]*[.$C$23]" office:value-type="float" office:value="25784.5295638891" calcext:value-type="float">
            <text:p>25784.5</text:p>
          </table:table-cell>
          <table:table-cell table:style-name="ce8" table:formula="of:=[.AF3]*[.$C$23]" office:value-type="float" office:value="25893.0495500002" calcext:value-type="float">
            <text:p>25893.0</text:p>
          </table:table-cell>
          <table:table-cell table:style-name="ce8" table:formula="of:=[.AG3]*[.$C$23]" office:value-type="float" office:value="26926.0531222224" calcext:value-type="float">
            <text:p>26926.1</text:p>
          </table:table-cell>
          <table:table-cell table:style-name="ce8" table:formula="of:=[.AH3]*[.$C$23]" office:value-type="float" office:value="27324.5381472224" calcext:value-type="float">
            <text:p>27324.5</text:p>
          </table:table-cell>
          <table:table-cell table:style-name="ce8" table:formula="of:=[.AI3]*[.$C$23]" office:value-type="float" office:value="28253.4332500002" calcext:value-type="float">
            <text:p>28253.4</text:p>
          </table:table-cell>
          <table:table-cell table:style-name="ce8" table:formula="of:=[.AJ3]*[.$C$23]" office:value-type="float" office:value="30414.459777778" calcext:value-type="float">
            <text:p>30414.5</text:p>
          </table:table-cell>
          <table:table-cell table:style-name="ce8" table:formula="of:=[.AK3]*[.$C$23]" office:value-type="float" office:value="32860.6076111114" calcext:value-type="float">
            <text:p>32860.6</text:p>
          </table:table-cell>
          <table:table-cell table:style-name="ce8" table:formula="of:=[.AL3]*[.$C$23]" office:value-type="float" office:value="34783.3716944447" calcext:value-type="float">
            <text:p>34783.4</text:p>
          </table:table-cell>
          <table:table-cell table:style-name="ce8" table:formula="of:=[.AM3]*[.$C$23]" office:value-type="float" office:value="36881.2163055559" calcext:value-type="float">
            <text:p>36881.2</text:p>
          </table:table-cell>
          <table:table-cell table:style-name="ce8" table:formula="of:=[.AN3]*[.$C$23]" office:value-type="float" office:value="38836.6985277781" calcext:value-type="float">
            <text:p>38836.7</text:p>
          </table:table-cell>
          <table:table-cell table:style-name="ce8" table:formula="of:=[.AO3]*[.$C$23]" office:value-type="float" office:value="39350.0530277781" calcext:value-type="float">
            <text:p>39350.1</text:p>
          </table:table-cell>
          <table:table-cell table:style-name="ce8" table:formula="of:=[.AP3]*[.$C$23]" office:value-type="float" office:value="39319.4574444448" calcext:value-type="float">
            <text:p>39319.5</text:p>
          </table:table-cell>
          <table:table-cell table:style-name="ce8" table:formula="of:=[.AQ3]*[.$C$23]" office:value-type="float" office:value="42493.2120277781" calcext:value-type="float">
            <text:p>42493.2</text:p>
          </table:table-cell>
          <table:table-cell table:style-name="ce8" table:formula="of:=[.AR3]*[.$C$23]" office:value-type="float" office:value="44467.9595277781" calcext:value-type="float">
            <text:p>44468.0</text:p>
          </table:table-cell>
          <table:table-cell table:style-name="ce8" table:formula="of:=[.AS3]*[.$C$23]" office:value-type="float" office:value="44835.3297222226" calcext:value-type="float">
            <text:p>44835.3</text:p>
          </table:table-cell>
          <table:table-cell table:style-name="ce8" table:formula="of:=[.AT3]*[.$C$23]" office:value-type="float" office:value="45399.8950000004" calcext:value-type="float">
            <text:p>45399.9</text:p>
          </table:table-cell>
          <table:table-cell table:style-name="ce8" table:formula="of:=[.AU3]*[.$C$23]" office:value-type="float" office:value="45957.4980555559" calcext:value-type="float">
            <text:p>45957.5</text:p>
          </table:table-cell>
          <table:table-cell table:style-name="ce8" table:formula="of:=[.AV3]*[.$C$23]" office:value-type="float" office:value="44658.748166667" calcext:value-type="float">
            <text:p>44658.7</text:p>
          </table:table-cell>
          <table:table-cell table:style-name="ce8" table:formula="of:=[.AW3]*[.$C$23]" office:value-type="float" office:value="43357.2248055559" calcext:value-type="float">
            <text:p>43357.2</text:p>
          </table:table-cell>
          <table:table-cell table:style-name="ce8" table:formula="of:=[.AX3]*[.$C$23]" office:value-type="float" office:value="44080.0443055559" calcext:value-type="float">
            <text:p>44080.0</text:p>
          </table:table-cell>
          <table:table-cell table:style-name="ce8" table:formula="of:=[.AY3]*[.$C$23]" office:value-type="float" office:value="44997.4846111115" calcext:value-type="float">
            <text:p>44997.5</text:p>
          </table:table-cell>
          <table:table-cell table:style-name="ce8" table:formula="of:=[.AZ3]*[.$C$23]" office:value-type="float" office:value="44807.5659722226" calcext:value-type="float">
            <text:p>44807.6</text:p>
          </table:table-cell>
          <table:table-cell table:style-name="ce8" table:formula="of:=[.BA3]*[.$C$23]" office:value-type="float" office:value="43510.2363055559" calcext:value-type="float">
            <text:p>43510.2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rude, NGL and feedstocks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4]*[.$C$23]" office:value-type="float" office:value="28920.6830555558" calcext:value-type="float">
            <text:p>28920.7</text:p>
          </table:table-cell>
          <table:table-cell table:style-name="ce8" table:formula="of:=[.E4]*[.$C$23]" office:value-type="float" office:value="30627.3570000002" calcext:value-type="float">
            <text:p>30627.4</text:p>
          </table:table-cell>
          <table:table-cell table:style-name="ce8" table:formula="of:=[.F4]*[.$C$23]" office:value-type="float" office:value="33348.6256111114" calcext:value-type="float">
            <text:p>33348.6</text:p>
          </table:table-cell>
          <table:table-cell table:style-name="ce8" table:formula="of:=[.G4]*[.$C$23]" office:value-type="float" office:value="33009.7371111114" calcext:value-type="float">
            <text:p>33009.7</text:p>
          </table:table-cell>
          <table:table-cell table:style-name="ce8" table:formula="of:=[.H4]*[.$C$23]" office:value-type="float" office:value="32378.6706111114" calcext:value-type="float">
            <text:p>32378.7</text:p>
          </table:table-cell>
          <table:table-cell table:style-name="ce8" table:formula="of:=[.I4]*[.$C$23]" office:value-type="float" office:value="34583.7410555558" calcext:value-type="float">
            <text:p>34583.7</text:p>
          </table:table-cell>
          <table:table-cell table:style-name="ce8" table:formula="of:=[.J4]*[.$C$23]" office:value-type="float" office:value="36231.3949722225" calcext:value-type="float">
            <text:p>36231.4</text:p>
          </table:table-cell>
          <table:table-cell table:style-name="ce8" table:formula="of:=[.K4]*[.$C$23]" office:value-type="float" office:value="36936.7569444447" calcext:value-type="float">
            <text:p>36936.8</text:p>
          </table:table-cell>
          <table:table-cell table:style-name="ce8" table:formula="of:=[.L4]*[.$C$23]" office:value-type="float" office:value="37961.1251111114" calcext:value-type="float">
            <text:p>37961.1</text:p>
          </table:table-cell>
          <table:table-cell table:style-name="ce8" table:formula="of:=[.M4]*[.$C$23]" office:value-type="float" office:value="36666.2028888892" calcext:value-type="float">
            <text:p>36666.2</text:p>
          </table:table-cell>
          <table:table-cell table:style-name="ce8" table:formula="of:=[.N4]*[.$C$23]" office:value-type="float" office:value="34915.5015833336" calcext:value-type="float">
            <text:p>34915.5</text:p>
          </table:table-cell>
          <table:table-cell table:style-name="ce8" table:formula="of:=[.O4]*[.$C$23]" office:value-type="float" office:value="34139.0205000003" calcext:value-type="float">
            <text:p>34139.0</text:p>
          </table:table-cell>
          <table:table-cell table:style-name="ce8" table:formula="of:=[.P4]*[.$C$23]" office:value-type="float" office:value="33735.2866666669" calcext:value-type="float">
            <text:p>33735.3</text:p>
          </table:table-cell>
          <table:table-cell table:style-name="ce8" table:formula="of:=[.Q4]*[.$C$23]" office:value-type="float" office:value="34450.7742500003" calcext:value-type="float">
            <text:p>34450.8</text:p>
          </table:table-cell>
          <table:table-cell table:style-name="ce8" table:formula="of:=[.R4]*[.$C$23]" office:value-type="float" office:value="34141.6250277781" calcext:value-type="float">
            <text:p>34141.6</text:p>
          </table:table-cell>
          <table:table-cell table:style-name="ce8" table:formula="of:=[.S4]*[.$C$23]" office:value-type="float" office:value="35488.4130833336" calcext:value-type="float">
            <text:p>35488.4</text:p>
          </table:table-cell>
          <table:table-cell table:style-name="ce8" table:formula="of:=[.T4]*[.$C$23]" office:value-type="float" office:value="36254.1740277781" calcext:value-type="float">
            <text:p>36254.2</text:p>
          </table:table-cell>
          <table:table-cell table:style-name="ce8" table:formula="of:=[.U4]*[.$C$23]" office:value-type="float" office:value="37449.3780555559" calcext:value-type="float">
            <text:p>37449.4</text:p>
          </table:table-cell>
          <table:table-cell table:style-name="ce8" table:formula="of:=[.V4]*[.$C$23]" office:value-type="float" office:value="38139.2460277781" calcext:value-type="float">
            <text:p>38139.2</text:p>
          </table:table-cell>
          <table:table-cell table:style-name="ce8" table:formula="of:=[.W4]*[.$C$23]" office:value-type="float" office:value="38234.9218888892" calcext:value-type="float">
            <text:p>38234.9</text:p>
          </table:table-cell>
          <table:table-cell table:style-name="ce8" table:formula="of:=[.X4]*[.$C$23]" office:value-type="float" office:value="38243.8231944448" calcext:value-type="float">
            <text:p>38243.8</text:p>
          </table:table-cell>
          <table:table-cell table:style-name="ce8" table:formula="of:=[.Y4]*[.$C$23]" office:value-type="float" office:value="38479.3237222225" calcext:value-type="float">
            <text:p>38479.3</text:p>
          </table:table-cell>
          <table:table-cell table:style-name="ce8" table:formula="of:=[.Z4]*[.$C$23]" office:value-type="float" office:value="39019.0922500003" calcext:value-type="float">
            <text:p>39019.1</text:p>
          </table:table-cell>
          <table:table-cell table:style-name="ce8" table:formula="of:=[.AA4]*[.$C$23]" office:value-type="float" office:value="39472.7113333336" calcext:value-type="float">
            <text:p>39472.7</text:p>
          </table:table-cell>
          <table:table-cell table:style-name="ce8" table:formula="of:=[.AB4]*[.$C$23]" office:value-type="float" office:value="39897.1333611114" calcext:value-type="float">
            <text:p>39897.1</text:p>
          </table:table-cell>
          <table:table-cell table:style-name="ce8" table:formula="of:=[.AC4]*[.$C$23]" office:value-type="float" office:value="41227.0680833337" calcext:value-type="float">
            <text:p>41227.1</text:p>
          </table:table-cell>
          <table:table-cell table:style-name="ce8" table:formula="of:=[.AD4]*[.$C$23]" office:value-type="float" office:value="42490.830916667" calcext:value-type="float">
            <text:p>42490.8</text:p>
          </table:table-cell>
          <table:table-cell table:style-name="ce8" table:formula="of:=[.AE4]*[.$C$23]" office:value-type="float" office:value="42467.8943055559" calcext:value-type="float">
            <text:p>42467.9</text:p>
          </table:table-cell>
          <table:table-cell table:style-name="ce8" table:formula="of:=[.AF4]*[.$C$23]" office:value-type="float" office:value="42738.8180277781" calcext:value-type="float">
            <text:p>42738.8</text:p>
          </table:table-cell>
          <table:table-cell table:style-name="ce8" table:formula="of:=[.AG4]*[.$C$23]" office:value-type="float" office:value="43656.641166667" calcext:value-type="float">
            <text:p>43656.6</text:p>
          </table:table-cell>
          <table:table-cell table:style-name="ce8" table:formula="of:=[.AH4]*[.$C$23]" office:value-type="float" office:value="44070.1174722226" calcext:value-type="float">
            <text:p>44070.1</text:p>
          </table:table-cell>
          <table:table-cell table:style-name="ce8" table:formula="of:=[.AI4]*[.$C$23]" office:value-type="float" office:value="44272.2687500004" calcext:value-type="float">
            <text:p>44272.3</text:p>
          </table:table-cell>
          <table:table-cell table:style-name="ce8" table:formula="of:=[.AJ4]*[.$C$23]" office:value-type="float" office:value="45461.645666667" calcext:value-type="float">
            <text:p>45461.6</text:p>
          </table:table-cell>
          <table:table-cell table:style-name="ce8" table:formula="of:=[.AK4]*[.$C$23]" office:value-type="float" office:value="47140.1055000004" calcext:value-type="float">
            <text:p>47140.1</text:p>
          </table:table-cell>
          <table:table-cell table:style-name="ce8" table:formula="of:=[.AL4]*[.$C$23]" office:value-type="float" office:value="47651.1491111115" calcext:value-type="float">
            <text:p>47651.1</text:p>
          </table:table-cell>
          <table:table-cell table:style-name="ce8" table:formula="of:=[.AM4]*[.$C$23]" office:value-type="float" office:value="48090.7158333337" calcext:value-type="float">
            <text:p>48090.7</text:p>
          </table:table-cell>
          <table:table-cell table:style-name="ce8" table:formula="of:=[.AN4]*[.$C$23]" office:value-type="float" office:value="48306.2573611115" calcext:value-type="float">
            <text:p>48306.3</text:p>
          </table:table-cell>
          <table:table-cell table:style-name="ce8" table:formula="of:=[.AO4]*[.$C$23]" office:value-type="float" office:value="48460.4496666671" calcext:value-type="float">
            <text:p>48460.4</text:p>
          </table:table-cell>
          <table:table-cell table:style-name="ce8" table:formula="of:=[.AP4]*[.$C$23]" office:value-type="float" office:value="47684.7192777782" calcext:value-type="float">
            <text:p>47684.7</text:p>
          </table:table-cell>
          <table:table-cell table:style-name="ce8" table:formula="of:=[.AQ4]*[.$C$23]" office:value-type="float" office:value="48563.9301666671" calcext:value-type="float">
            <text:p>48563.9</text:p>
          </table:table-cell>
          <table:table-cell table:style-name="ce8" table:formula="of:=[.AR4]*[.$C$23]" office:value-type="float" office:value="48997.3151944448" calcext:value-type="float">
            <text:p>48997.3</text:p>
          </table:table-cell>
          <table:table-cell table:style-name="ce8" table:formula="of:=[.AS4]*[.$C$23]" office:value-type="float" office:value="49770.6455833337" calcext:value-type="float">
            <text:p>49770.6</text:p>
          </table:table-cell>
          <table:table-cell table:style-name="ce8" table:formula="of:=[.AT4]*[.$C$23]" office:value-type="float" office:value="49774.6690000004" calcext:value-type="float">
            <text:p>49774.7</text:p>
          </table:table-cell>
          <table:table-cell table:style-name="ce8" table:formula="of:=[.AU4]*[.$C$23]" office:value-type="float" office:value="50875.1071944449" calcext:value-type="float">
            <text:p>50875.1</text:p>
          </table:table-cell>
          <table:table-cell table:style-name="ce8" table:formula="of:=[.AV4]*[.$C$23]" office:value-type="float" office:value="51904.9521111115" calcext:value-type="float">
            <text:p>51905.0</text:p>
          </table:table-cell>
          <table:table-cell table:style-name="ce8" table:formula="of:=[.AW4]*[.$C$23]" office:value-type="float" office:value="52421.5723333338" calcext:value-type="float">
            <text:p>52421.6</text:p>
          </table:table-cell>
          <table:table-cell table:style-name="ce8" table:formula="of:=[.AX4]*[.$C$23]" office:value-type="float" office:value="53291.503055556" calcext:value-type="float">
            <text:p>53291.5</text:p>
          </table:table-cell>
          <table:table-cell table:style-name="ce8" table:formula="of:=[.AY4]*[.$C$23]" office:value-type="float" office:value="53785.775555556" calcext:value-type="float">
            <text:p>53785.8</text:p>
          </table:table-cell>
          <table:table-cell table:style-name="ce8" table:formula="of:=[.AZ4]*[.$C$23]" office:value-type="float" office:value="53478.9901666671" calcext:value-type="float">
            <text:p>53479.0</text:p>
          </table:table-cell>
          <table:table-cell table:style-name="ce8" table:formula="of:=[.BA4]*[.$C$23]" office:value-type="float" office:value="48989.8974166671" calcext:value-type="float">
            <text:p>48989.9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il products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5]*[.$C$23]" office:value-type="float" office:value="-578.026444722227" calcext:value-type="float">
            <text:p>-578.0</text:p>
          </table:table-cell>
          <table:table-cell table:style-name="ce8" table:formula="of:=[.E5]*[.$C$23]" office:value-type="float" office:value="-167.619319527779" calcext:value-type="float">
            <text:p>-167.6</text:p>
          </table:table-cell>
          <table:table-cell table:style-name="ce8" table:formula="of:=[.F5]*[.$C$23]" office:value-type="float" office:value="-575.812356666671" calcext:value-type="float">
            <text:p>-575.8</text:p>
          </table:table-cell>
          <table:table-cell table:style-name="ce8" table:formula="of:=[.G5]*[.$C$23]" office:value-type="float" office:value="-689.570256111117" calcext:value-type="float">
            <text:p>-689.6</text:p>
          </table:table-cell>
          <table:table-cell table:style-name="ce8" table:formula="of:=[.H5]*[.$C$23]" office:value-type="float" office:value="-339.634008055558" calcext:value-type="float">
            <text:p>-339.6</text:p>
          </table:table-cell>
          <table:table-cell table:style-name="ce8" table:formula="of:=[.I5]*[.$C$23]" office:value-type="float" office:value="-374.31735916667" calcext:value-type="float">
            <text:p>-374.3</text:p>
          </table:table-cell>
          <table:table-cell table:style-name="ce8" table:formula="of:=[.J5]*[.$C$23]" office:value-type="float" office:value="-655.148341388894" calcext:value-type="float">
            <text:p>-655.1</text:p>
          </table:table-cell>
          <table:table-cell table:style-name="ce8" table:formula="of:=[.K5]*[.$C$23]" office:value-type="float" office:value="-24.1004547416669" calcext:value-type="float">
            <text:p>-24.1</text:p>
          </table:table-cell>
          <table:table-cell table:style-name="ce8" table:formula="of:=[.L5]*[.$C$23]" office:value-type="float" office:value="-577.909473611116" calcext:value-type="float">
            <text:p>-577.9</text:p>
          </table:table-cell>
          <table:table-cell table:style-name="ce8" table:formula="of:=[.M5]*[.$C$23]" office:value-type="float" office:value="-557.044566388893" calcext:value-type="float">
            <text:p>-557.0</text:p>
          </table:table-cell>
          <table:table-cell table:style-name="ce8" table:formula="of:=[.N5]*[.$C$23]" office:value-type="float" office:value="-401.487767500003" calcext:value-type="float">
            <text:p>-401.5</text:p>
          </table:table-cell>
          <table:table-cell table:style-name="ce8" table:formula="of:=[.O5]*[.$C$23]" office:value-type="float" office:value="-363.838054722225" calcext:value-type="float">
            <text:p>-363.8</text:p>
          </table:table-cell>
          <table:table-cell table:style-name="ce8" table:formula="of:=[.P5]*[.$C$23]" office:value-type="float" office:value="-434.102630277781" calcext:value-type="float">
            <text:p>-434.1</text:p>
          </table:table-cell>
          <table:table-cell table:style-name="ce8" table:formula="of:=[.Q5]*[.$C$23]" office:value-type="float" office:value="-758.074382222228" calcext:value-type="float">
            <text:p>-758.1</text:p>
          </table:table-cell>
          <table:table-cell table:style-name="ce8" table:formula="of:=[.R5]*[.$C$23]" office:value-type="float" office:value="-384.835195000003" calcext:value-type="float">
            <text:p>-384.8</text:p>
          </table:table-cell>
          <table:table-cell table:style-name="ce8" table:formula="of:=[.S5]*[.$C$23]" office:value-type="float" office:value="-833.986930277785" calcext:value-type="float">
            <text:p>-834.0</text:p>
          </table:table-cell>
          <table:table-cell table:style-name="ce8" table:formula="of:=[.T5]*[.$C$23]" office:value-type="float" office:value="-729.381528888895" calcext:value-type="float">
            <text:p>-729.4</text:p>
          </table:table-cell>
          <table:table-cell table:style-name="ce8" table:formula="of:=[.U5]*[.$C$23]" office:value-type="float" office:value="-769.154007777784" calcext:value-type="float">
            <text:p>-769.2</text:p>
          </table:table-cell>
          <table:table-cell table:style-name="ce8" table:formula="of:=[.V5]*[.$C$23]" office:value-type="float" office:value="-863.185272222229" calcext:value-type="float">
            <text:p>-863.2</text:p>
          </table:table-cell>
          <table:table-cell table:style-name="ce8" table:formula="of:=[.W5]*[.$C$23]" office:value-type="float" office:value="-624.603868888894" calcext:value-type="float">
            <text:p>-624.6</text:p>
          </table:table-cell>
          <table:table-cell table:style-name="ce8" table:formula="of:=[.X5]*[.$C$23]" office:value-type="float" office:value="-475.562316111115" calcext:value-type="float">
            <text:p>-475.6</text:p>
          </table:table-cell>
          <table:table-cell table:style-name="ce8" table:formula="of:=[.Y5]*[.$C$23]" office:value-type="float" office:value="-491.241990277782" calcext:value-type="float">
            <text:p>-491.2</text:p>
          </table:table-cell>
          <table:table-cell table:style-name="ce8" table:formula="of:=[.Z5]*[.$C$23]" office:value-type="float" office:value="-812.637178611118" calcext:value-type="float">
            <text:p>-812.6</text:p>
          </table:table-cell>
          <table:table-cell table:style-name="ce8" table:formula="of:=[.AA5]*[.$C$23]" office:value-type="float" office:value="-1016.01679083334" calcext:value-type="float">
            <text:p>-1016.0</text:p>
          </table:table-cell>
          <table:table-cell table:style-name="ce8" table:formula="of:=[.AB5]*[.$C$23]" office:value-type="float" office:value="-648.490810833339" calcext:value-type="float">
            <text:p>-648.5</text:p>
          </table:table-cell>
          <table:table-cell table:style-name="ce8" table:formula="of:=[.AC5]*[.$C$23]" office:value-type="float" office:value="-966.902543611119" calcext:value-type="float">
            <text:p>-966.9</text:p>
          </table:table-cell>
          <table:table-cell table:style-name="ce8" table:formula="of:=[.AD5]*[.$C$23]" office:value-type="float" office:value="-1203.41980111112" calcext:value-type="float">
            <text:p>-1203.4</text:p>
          </table:table-cell>
          <table:table-cell table:style-name="ce8" table:formula="of:=[.AE5]*[.$C$23]" office:value-type="float" office:value="-1018.67800111112" calcext:value-type="float">
            <text:p>-1018.7</text:p>
          </table:table-cell>
          <table:table-cell table:style-name="ce8" table:formula="of:=[.AF5]*[.$C$23]" office:value-type="float" office:value="-399.798005277781" calcext:value-type="float">
            <text:p>-399.8</text:p>
          </table:table-cell>
          <table:table-cell table:style-name="ce8" table:formula="of:=[.AG5]*[.$C$23]" office:value-type="float" office:value="-848.075391111118" calcext:value-type="float">
            <text:p>-848.1</text:p>
          </table:table-cell>
          <table:table-cell table:style-name="ce8" table:formula="of:=[.AH5]*[.$C$23]" office:value-type="float" office:value="-850.606263055562" calcext:value-type="float">
            <text:p>-850.6</text:p>
          </table:table-cell>
          <table:table-cell table:style-name="ce8" table:formula="of:=[.AI5]*[.$C$23]" office:value-type="float" office:value="-581.059012500005" calcext:value-type="float">
            <text:p>-581.1</text:p>
          </table:table-cell>
          <table:table-cell table:style-name="ce8" table:formula="of:=[.AJ5]*[.$C$23]" office:value-type="float" office:value="-806.343573888895" calcext:value-type="float">
            <text:p>-806.3</text:p>
          </table:table-cell>
          <table:table-cell table:style-name="ce8" table:formula="of:=[.AK5]*[.$C$23]" office:value-type="float" office:value="-885.108951388896" calcext:value-type="float">
            <text:p>-885.1</text:p>
          </table:table-cell>
          <table:table-cell table:style-name="ce8" table:formula="of:=[.AL5]*[.$C$23]" office:value-type="float" office:value="-935.409251388897" calcext:value-type="float">
            <text:p>-935.4</text:p>
          </table:table-cell>
          <table:table-cell table:style-name="ce8" table:formula="of:=[.AM5]*[.$C$23]" office:value-type="float" office:value="-780.20532333334" calcext:value-type="float">
            <text:p>-780.2</text:p>
          </table:table-cell>
          <table:table-cell table:style-name="ce8" table:formula="of:=[.AN5]*[.$C$23]" office:value-type="float" office:value="-588.077771111116" calcext:value-type="float">
            <text:p>-588.1</text:p>
          </table:table-cell>
          <table:table-cell table:style-name="ce8" table:formula="of:=[.AO5]*[.$C$23]" office:value-type="float" office:value="-860.553343888896" calcext:value-type="float">
            <text:p>-860.6</text:p>
          </table:table-cell>
          <table:table-cell table:style-name="ce8" table:formula="of:=[.AP5]*[.$C$23]" office:value-type="float" office:value="-977.481797500008" calcext:value-type="float">
            <text:p>-977.5</text:p>
          </table:table-cell>
          <table:table-cell table:style-name="ce8" table:formula="of:=[.AQ5]*[.$C$23]" office:value-type="float" office:value="-373.695015833336" calcext:value-type="float">
            <text:p>-373.7</text:p>
          </table:table-cell>
          <table:table-cell table:style-name="ce8" table:formula="of:=[.AR5]*[.$C$23]" office:value-type="float" office:value="-763.420296666673" calcext:value-type="float">
            <text:p>-763.4</text:p>
          </table:table-cell>
          <table:table-cell table:style-name="ce8" table:formula="of:=[.AS5]*[.$C$23]" office:value-type="float" office:value="-1004.68974527779" calcext:value-type="float">
            <text:p>-1004.7</text:p>
          </table:table-cell>
          <table:table-cell table:style-name="ce8" table:formula="of:=[.AT5]*[.$C$23]" office:value-type="float" office:value="-820.165892777784" calcext:value-type="float">
            <text:p>-820.2</text:p>
          </table:table-cell>
          <table:table-cell table:style-name="ce8" table:formula="of:=[.AU5]*[.$C$23]" office:value-type="float" office:value="-997.135576388897" calcext:value-type="float">
            <text:p>-997.1</text:p>
          </table:table-cell>
          <table:table-cell table:style-name="ce8" table:formula="of:=[.AV5]*[.$C$23]" office:value-type="float" office:value="-1239.88846777779" calcext:value-type="float">
            <text:p>-1239.9</text:p>
          </table:table-cell>
          <table:table-cell table:style-name="ce8" table:formula="of:=[.AW5]*[.$C$23]" office:value-type="float" office:value="-1031.27032555556" calcext:value-type="float">
            <text:p>-1031.3</text:p>
          </table:table-cell>
          <table:table-cell table:style-name="ce8" table:formula="of:=[.AX5]*[.$C$23]" office:value-type="float" office:value="-924.21613722223" calcext:value-type="float">
            <text:p>-924.2</text:p>
          </table:table-cell>
          <table:table-cell table:style-name="ce8" table:formula="of:=[.AY5]*[.$C$23]" office:value-type="float" office:value="-1278.56422916668" calcext:value-type="float">
            <text:p>-1278.6</text:p>
          </table:table-cell>
          <table:table-cell table:style-name="ce8" table:formula="of:=[.AZ5]*[.$C$23]" office:value-type="float" office:value="-696.166736388895" calcext:value-type="float">
            <text:p>-696.2</text:p>
          </table:table-cell>
          <table:table-cell table:style-name="ce8" table:formula="of:=[.BA5]*[.$C$23]" office:value-type="float" office:value="-1132.6339188889" calcext:value-type="float">
            <text:p>-1132.6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6]*[.$C$23]" office:value-type="float" office:value="10384.8543416668" calcext:value-type="float">
            <text:p>10384.9</text:p>
          </table:table-cell>
          <table:table-cell table:style-name="ce8" table:formula="of:=[.E6]*[.$C$23]" office:value-type="float" office:value="10953.1074805556" calcext:value-type="float">
            <text:p>10953.1</text:p>
          </table:table-cell>
          <table:table-cell table:style-name="ce8" table:formula="of:=[.F6]*[.$C$23]" office:value-type="float" office:value="11358.9755583334" calcext:value-type="float">
            <text:p>11359.0</text:p>
          </table:table-cell>
          <table:table-cell table:style-name="ce8" table:formula="of:=[.G6]*[.$C$23]" office:value-type="float" office:value="11665.3541222223" calcext:value-type="float">
            <text:p>11665.4</text:p>
          </table:table-cell>
          <table:table-cell table:style-name="ce8" table:formula="of:=[.H6]*[.$C$23]" office:value-type="float" office:value="11618.2563750001" calcext:value-type="float">
            <text:p>11618.3</text:p>
          </table:table-cell>
          <table:table-cell table:style-name="ce8" table:formula="of:=[.I6]*[.$C$23]" office:value-type="float" office:value="12303.7670222223" calcext:value-type="float">
            <text:p>12303.8</text:p>
          </table:table-cell>
          <table:table-cell table:style-name="ce8" table:formula="of:=[.J6]*[.$C$23]" office:value-type="float" office:value="12587.4148166668" calcext:value-type="float">
            <text:p>12587.4</text:p>
          </table:table-cell>
          <table:table-cell table:style-name="ce8" table:formula="of:=[.K6]*[.$C$23]" office:value-type="float" office:value="13163.2424361112" calcext:value-type="float">
            <text:p>13163.2</text:p>
          </table:table-cell>
          <table:table-cell table:style-name="ce8" table:formula="of:=[.L6]*[.$C$23]" office:value-type="float" office:value="13999.6356277779" calcext:value-type="float">
            <text:p>13999.6</text:p>
          </table:table-cell>
          <table:table-cell table:style-name="ce8" table:formula="of:=[.M6]*[.$C$23]" office:value-type="float" office:value="14320.7253611112" calcext:value-type="float">
            <text:p>14320.7</text:p>
          </table:table-cell>
          <table:table-cell table:style-name="ce8" table:formula="of:=[.N6]*[.$C$23]" office:value-type="float" office:value="14429.4253694446" calcext:value-type="float">
            <text:p>14429.4</text:p>
          </table:table-cell>
          <table:table-cell table:style-name="ce8" table:formula="of:=[.O6]*[.$C$23]" office:value-type="float" office:value="14481.728163889" calcext:value-type="float">
            <text:p>14481.7</text:p>
          </table:table-cell>
          <table:table-cell table:style-name="ce8" table:formula="of:=[.P6]*[.$C$23]" office:value-type="float" office:value="14749.4926194446" calcext:value-type="float">
            <text:p>14749.5</text:p>
          </table:table-cell>
          <table:table-cell table:style-name="ce8" table:formula="of:=[.Q6]*[.$C$23]" office:value-type="float" office:value="15803.4428333335" calcext:value-type="float">
            <text:p>15803.4</text:p>
          </table:table-cell>
          <table:table-cell table:style-name="ce8" table:formula="of:=[.R6]*[.$C$23]" office:value-type="float" office:value="16390.0210027779" calcext:value-type="float">
            <text:p>16390.0</text:p>
          </table:table-cell>
          <table:table-cell table:style-name="ce8" table:formula="of:=[.S6]*[.$C$23]" office:value-type="float" office:value="16643.344863889" calcext:value-type="float">
            <text:p>16643.3</text:p>
          </table:table-cell>
          <table:table-cell table:style-name="ce8" table:formula="of:=[.T6]*[.$C$23]" office:value-type="float" office:value="17569.2371000001" calcext:value-type="float">
            <text:p>17569.2</text:p>
          </table:table-cell>
          <table:table-cell table:style-name="ce8" table:formula="of:=[.U6]*[.$C$23]" office:value-type="float" office:value="18322.0755055557" calcext:value-type="float">
            <text:p>18322.1</text:p>
          </table:table-cell>
          <table:table-cell table:style-name="ce8" table:formula="of:=[.V6]*[.$C$23]" office:value-type="float" office:value="19063.3938583335" calcext:value-type="float">
            <text:p>19063.4</text:p>
          </table:table-cell>
          <table:table-cell table:style-name="ce8" table:formula="of:=[.W6]*[.$C$23]" office:value-type="float" office:value="19332.618563889" calcext:value-type="float">
            <text:p>19332.6</text:p>
          </table:table-cell>
          <table:table-cell table:style-name="ce8" table:formula="of:=[.X6]*[.$C$23]" office:value-type="float" office:value="19995.0461083335" calcext:value-type="float">
            <text:p>19995.0</text:p>
          </table:table-cell>
          <table:table-cell table:style-name="ce8" table:formula="of:=[.Y6]*[.$C$23]" office:value-type="float" office:value="20012.7759166668" calcext:value-type="float">
            <text:p>20012.8</text:p>
          </table:table-cell>
          <table:table-cell table:style-name="ce8" table:formula="of:=[.Z6]*[.$C$23]" office:value-type="float" office:value="20377.9126805557" calcext:value-type="float">
            <text:p>20377.9</text:p>
          </table:table-cell>
          <table:table-cell table:style-name="ce8" table:formula="of:=[.AA6]*[.$C$23]" office:value-type="float" office:value="20370.3181472224" calcext:value-type="float">
            <text:p>20370.3</text:p>
          </table:table-cell>
          <table:table-cell table:style-name="ce8" table:formula="of:=[.AB6]*[.$C$23]" office:value-type="float" office:value="20970.7838944446" calcext:value-type="float">
            <text:p>20970.8</text:p>
          </table:table-cell>
          <table:table-cell table:style-name="ce8" table:formula="of:=[.AC6]*[.$C$23]" office:value-type="float" office:value="21716.8367388891" calcext:value-type="float">
            <text:p>21716.8</text:p>
          </table:table-cell>
          <table:table-cell table:style-name="ce8" table:formula="of:=[.AD6]*[.$C$23]" office:value-type="float" office:value="21955.790652778" calcext:value-type="float">
            <text:p>21955.8</text:p>
          </table:table-cell>
          <table:table-cell table:style-name="ce8" table:formula="of:=[.AE6]*[.$C$23]" office:value-type="float" office:value="22151.4639472224" calcext:value-type="float">
            <text:p>22151.5</text:p>
          </table:table-cell>
          <table:table-cell table:style-name="ce8" table:formula="of:=[.AF6]*[.$C$23]" office:value-type="float" office:value="23149.5181250002" calcext:value-type="float">
            <text:p>23149.5</text:p>
          </table:table-cell>
          <table:table-cell table:style-name="ce8" table:formula="of:=[.AG6]*[.$C$23]" office:value-type="float" office:value="24040.4895000002" calcext:value-type="float">
            <text:p>24040.5</text:p>
          </table:table-cell>
          <table:table-cell table:style-name="ce8" table:formula="of:=[.AH6]*[.$C$23]" office:value-type="float" office:value="24199.8559944446" calcext:value-type="float">
            <text:p>24199.9</text:p>
          </table:table-cell>
          <table:table-cell table:style-name="ce8" table:formula="of:=[.AI6]*[.$C$23]" office:value-type="float" office:value="24974.8957944446" calcext:value-type="float">
            <text:p>24974.9</text:p>
          </table:table-cell>
          <table:table-cell table:style-name="ce8" table:formula="of:=[.AJ6]*[.$C$23]" office:value-type="float" office:value="25907.0474861113" calcext:value-type="float">
            <text:p>25907.0</text:p>
          </table:table-cell>
          <table:table-cell table:style-name="ce8" table:formula="of:=[.AK6]*[.$C$23]" office:value-type="float" office:value="26622.7745305558" calcext:value-type="float">
            <text:p>26622.8</text:p>
          </table:table-cell>
          <table:table-cell table:style-name="ce8" table:formula="of:=[.AL6]*[.$C$23]" office:value-type="float" office:value="27393.6848000002" calcext:value-type="float">
            <text:p>27393.7</text:p>
          </table:table-cell>
          <table:table-cell table:style-name="ce8" table:formula="of:=[.AM6]*[.$C$23]" office:value-type="float" office:value="28059.1863055558" calcext:value-type="float">
            <text:p>28059.2</text:p>
          </table:table-cell>
          <table:table-cell table:style-name="ce8" table:formula="of:=[.AN6]*[.$C$23]" office:value-type="float" office:value="29280.9207222225" calcext:value-type="float">
            <text:p>29280.9</text:p>
          </table:table-cell>
          <table:table-cell table:style-name="ce8" table:formula="of:=[.AO6]*[.$C$23]" office:value-type="float" office:value="30047.6081944447" calcext:value-type="float">
            <text:p>30047.6</text:p>
          </table:table-cell>
          <table:table-cell table:style-name="ce8" table:formula="of:=[.AP6]*[.$C$23]" office:value-type="float" office:value="29460.4060000002" calcext:value-type="float">
            <text:p>29460.4</text:p>
          </table:table-cell>
          <table:table-cell table:style-name="ce8" table:formula="of:=[.AQ6]*[.$C$23]" office:value-type="float" office:value="31775.1165000003" calcext:value-type="float">
            <text:p>31775.1</text:p>
          </table:table-cell>
          <table:table-cell table:style-name="ce8" table:formula="of:=[.AR6]*[.$C$23]" office:value-type="float" office:value="32347.3873611114" calcext:value-type="float">
            <text:p>32347.4</text:p>
          </table:table-cell>
          <table:table-cell table:style-name="ce8" table:formula="of:=[.AS6]*[.$C$23]" office:value-type="float" office:value="32991.7557222225" calcext:value-type="float">
            <text:p>32991.8</text:p>
          </table:table-cell>
          <table:table-cell table:style-name="ce8" table:formula="of:=[.AT6]*[.$C$23]" office:value-type="float" office:value="33684.5205000003" calcext:value-type="float">
            <text:p>33684.5</text:p>
          </table:table-cell>
          <table:table-cell table:style-name="ce8" table:formula="of:=[.AU6]*[.$C$23]" office:value-type="float" office:value="33676.5721111114" calcext:value-type="float">
            <text:p>33676.6</text:p>
          </table:table-cell>
          <table:table-cell table:style-name="ce8" table:formula="of:=[.AV6]*[.$C$23]" office:value-type="float" office:value="33971.6332777781" calcext:value-type="float">
            <text:p>33971.6</text:p>
          </table:table-cell>
          <table:table-cell table:style-name="ce8" table:formula="of:=[.AW6]*[.$C$23]" office:value-type="float" office:value="35140.8165833336" calcext:value-type="float">
            <text:p>35140.8</text:p>
          </table:table-cell>
          <table:table-cell table:style-name="ce8" table:formula="of:=[.AX6]*[.$C$23]" office:value-type="float" office:value="36041.5440277781" calcext:value-type="float">
            <text:p>36041.5</text:p>
          </table:table-cell>
          <table:table-cell table:style-name="ce8" table:formula="of:=[.AY6]*[.$C$23]" office:value-type="float" office:value="38032.4203888892" calcext:value-type="float">
            <text:p>38032.4</text:p>
          </table:table-cell>
          <table:table-cell table:style-name="ce8" table:formula="of:=[.AZ6]*[.$C$23]" office:value-type="float" office:value="38923.6391944448" calcext:value-type="float">
            <text:p>38923.6</text:p>
          </table:table-cell>
          <table:table-cell table:style-name="ce8" table:formula="of:=[.BA6]*[.$C$23]" office:value-type="float" office:value="38454.018916667" calcext:value-type="float">
            <text:p>38454.0</text:p>
          </table:table-cell>
          <table:table-cell table:style-name="ce8" table:formula="of:=[.BB6]*[.$C$23]" office:value-type="float" office:value="39910.2055833337" calcext:value-type="float">
            <text:p>39910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7]*[.$C$23]" office:value-type="float" office:value="336.627275000003" calcext:value-type="float">
            <text:p>336.6</text:p>
          </table:table-cell>
          <table:table-cell table:style-name="ce8" table:formula="of:=[.E7]*[.$C$23]" office:value-type="float" office:value="462.045453333337" calcext:value-type="float">
            <text:p>462.0</text:p>
          </table:table-cell>
          <table:table-cell table:style-name="ce8" table:formula="of:=[.F7]*[.$C$23]" office:value-type="float" office:value="616.857399166672" calcext:value-type="float">
            <text:p>616.9</text:p>
          </table:table-cell>
          <table:table-cell table:style-name="ce8" table:formula="of:=[.G7]*[.$C$23]" office:value-type="float" office:value="827.014515000007" calcext:value-type="float">
            <text:p>827.0</text:p>
          </table:table-cell>
          <table:table-cell table:style-name="ce8" table:formula="of:=[.H7]*[.$C$23]" office:value-type="float" office:value="1159.50185055556" calcext:value-type="float">
            <text:p>1159.5</text:p>
          </table:table-cell>
          <table:table-cell table:style-name="ce8" table:formula="of:=[.I7]*[.$C$23]" office:value-type="float" office:value="1327.23988333334" calcext:value-type="float">
            <text:p>1327.2</text:p>
          </table:table-cell>
          <table:table-cell table:style-name="ce8" table:formula="of:=[.J7]*[.$C$23]" office:value-type="float" office:value="1616.54039472224" calcext:value-type="float">
            <text:p>1616.5</text:p>
          </table:table-cell>
          <table:table-cell table:style-name="ce8" table:formula="of:=[.K7]*[.$C$23]" office:value-type="float" office:value="1889.67164361113" calcext:value-type="float">
            <text:p>1889.7</text:p>
          </table:table-cell>
          <table:table-cell table:style-name="ce8" table:formula="of:=[.L7]*[.$C$23]" office:value-type="float" office:value="1960.26563555557" calcext:value-type="float">
            <text:p>1960.3</text:p>
          </table:table-cell>
          <table:table-cell table:style-name="ce8" table:formula="of:=[.M7]*[.$C$23]" office:value-type="float" office:value="2155.04755388891" calcext:value-type="float">
            <text:p>2155.0</text:p>
          </table:table-cell>
          <table:table-cell table:style-name="ce8" table:formula="of:=[.N7]*[.$C$23]" office:value-type="float" office:value="2542.82605083335" calcext:value-type="float">
            <text:p>2542.8</text:p>
          </table:table-cell>
          <table:table-cell table:style-name="ce8" table:formula="of:=[.O7]*[.$C$23]" office:value-type="float" office:value="2748.54336388891" calcext:value-type="float">
            <text:p>2748.5</text:p>
          </table:table-cell>
          <table:table-cell table:style-name="ce8" table:formula="of:=[.P7]*[.$C$23]" office:value-type="float" office:value="3122.77525555558" calcext:value-type="float">
            <text:p>3122.8</text:p>
          </table:table-cell>
          <table:table-cell table:style-name="ce8" table:formula="of:=[.Q7]*[.$C$23]" office:value-type="float" office:value="3789.33348611114" calcext:value-type="float">
            <text:p>3789.3</text:p>
          </table:table-cell>
          <table:table-cell table:style-name="ce8" table:formula="of:=[.R7]*[.$C$23]" office:value-type="float" office:value="4502.59001388893" calcext:value-type="float">
            <text:p>4502.6</text:p>
          </table:table-cell>
          <table:table-cell table:style-name="ce8" table:formula="of:=[.S7]*[.$C$23]" office:value-type="float" office:value="4837.09214444448" calcext:value-type="float">
            <text:p>4837.1</text:p>
          </table:table-cell>
          <table:table-cell table:style-name="ce8" table:formula="of:=[.T7]*[.$C$23]" office:value-type="float" office:value="5250.12051666671" calcext:value-type="float">
            <text:p>5250.1</text:p>
          </table:table-cell>
          <table:table-cell table:style-name="ce8" table:formula="of:=[.U7]*[.$C$23]" office:value-type="float" office:value="5703.7254305556" calcext:value-type="float">
            <text:p>5703.7</text:p>
          </table:table-cell>
          <table:table-cell table:style-name="ce8" table:formula="of:=[.V7]*[.$C$23]" office:value-type="float" office:value="5854.00831388894" calcext:value-type="float">
            <text:p>5854.0</text:p>
          </table:table-cell>
          <table:table-cell table:style-name="ce8" table:formula="of:=[.W7]*[.$C$23]" office:value-type="float" office:value="6111.79796111116" calcext:value-type="float">
            <text:p>6111.8</text:p>
          </table:table-cell>
          <table:table-cell table:style-name="ce8" table:formula="of:=[.X7]*[.$C$23]" office:value-type="float" office:value="6392.97089166672" calcext:value-type="float">
            <text:p>6393.0</text:p>
          </table:table-cell>
          <table:table-cell table:style-name="ce8" table:formula="of:=[.Y7]*[.$C$23]" office:value-type="float" office:value="6444.62699722227" calcext:value-type="float">
            <text:p>6444.6</text:p>
          </table:table-cell>
          <table:table-cell table:style-name="ce8" table:formula="of:=[.Z7]*[.$C$23]" office:value-type="float" office:value="6645.17000555561" calcext:value-type="float">
            <text:p>6645.2</text:p>
          </table:table-cell>
          <table:table-cell table:style-name="ce8" table:formula="of:=[.AA7]*[.$C$23]" office:value-type="float" office:value="6801.42343888894" calcext:value-type="float">
            <text:p>6801.4</text:p>
          </table:table-cell>
          <table:table-cell table:style-name="ce8" table:formula="of:=[.AB7]*[.$C$23]" office:value-type="float" office:value="7072.18345555561" calcext:value-type="float">
            <text:p>7072.2</text:p>
          </table:table-cell>
          <table:table-cell table:style-name="ce8" table:formula="of:=[.AC7]*[.$C$23]" office:value-type="float" office:value="7331.16022222228" calcext:value-type="float">
            <text:p>7331.2</text:p>
          </table:table-cell>
          <table:table-cell table:style-name="ce8" table:formula="of:=[.AD7]*[.$C$23]" office:value-type="float" office:value="7257.55527777784" calcext:value-type="float">
            <text:p>7257.6</text:p>
          </table:table-cell>
          <table:table-cell table:style-name="ce8" table:formula="of:=[.AE7]*[.$C$23]" office:value-type="float" office:value="7414.92835277784" calcext:value-type="float">
            <text:p>7414.9</text:p>
          </table:table-cell>
          <table:table-cell table:style-name="ce8" table:formula="of:=[.AF7]*[.$C$23]" office:value-type="float" office:value="7675.57762777784" calcext:value-type="float">
            <text:p>7675.6</text:p>
          </table:table-cell>
          <table:table-cell table:style-name="ce8" table:formula="of:=[.AG7]*[.$C$23]" office:value-type="float" office:value="7855.6830833334" calcext:value-type="float">
            <text:p>7855.7</text:p>
          </table:table-cell>
          <table:table-cell table:style-name="ce8" table:formula="of:=[.AH7]*[.$C$23]" office:value-type="float" office:value="7999.0901583334" calcext:value-type="float">
            <text:p>7999.1</text:p>
          </table:table-cell>
          <table:table-cell table:style-name="ce8" table:formula="of:=[.AI7]*[.$C$23]" office:value-type="float" office:value="8069.02996666673" calcext:value-type="float">
            <text:p>8069.0</text:p>
          </table:table-cell>
          <table:table-cell table:style-name="ce8" table:formula="of:=[.AJ7]*[.$C$23]" office:value-type="float" office:value="7992.04006111118" calcext:value-type="float">
            <text:p>7992.0</text:p>
          </table:table-cell>
          <table:table-cell table:style-name="ce8" table:formula="of:=[.AK7]*[.$C$23]" office:value-type="float" office:value="8303.38345277785" calcext:value-type="float">
            <text:p>8303.4</text:p>
          </table:table-cell>
          <table:table-cell table:style-name="ce8" table:formula="of:=[.AL7]*[.$C$23]" office:value-type="float" office:value="8393.43583611118" calcext:value-type="float">
            <text:p>8393.4</text:p>
          </table:table-cell>
          <table:table-cell table:style-name="ce8" table:formula="of:=[.AM7]*[.$C$23]" office:value-type="float" office:value="8465.22559722229" calcext:value-type="float">
            <text:p>8465.2</text:p>
          </table:table-cell>
          <table:table-cell table:style-name="ce8" table:formula="of:=[.AN7]*[.$C$23]" office:value-type="float" office:value="8248.12079166673" calcext:value-type="float">
            <text:p>8248.1</text:p>
          </table:table-cell>
          <table:table-cell table:style-name="ce8" table:formula="of:=[.AO7]*[.$C$23]" office:value-type="float" office:value="8289.77800000007" calcext:value-type="float">
            <text:p>8289.8</text:p>
          </table:table-cell>
          <table:table-cell table:style-name="ce8" table:formula="of:=[.AP7]*[.$C$23]" office:value-type="float" office:value="8176.96085277784" calcext:value-type="float">
            <text:p>8177.0</text:p>
          </table:table-cell>
          <table:table-cell table:style-name="ce8" table:formula="of:=[.AQ7]*[.$C$23]" office:value-type="float" office:value="8358.62823888896" calcext:value-type="float">
            <text:p>8358.6</text:p>
          </table:table-cell>
          <table:table-cell table:style-name="ce8" table:formula="of:=[.AR7]*[.$C$23]" office:value-type="float" office:value="7832.43212777784" calcext:value-type="float">
            <text:p>7832.4</text:p>
          </table:table-cell>
          <table:table-cell table:style-name="ce8" table:formula="of:=[.AS7]*[.$C$23]" office:value-type="float" office:value="7462.01489722228" calcext:value-type="float">
            <text:p>7462.0</text:p>
          </table:table-cell>
          <table:table-cell table:style-name="ce8" table:formula="of:=[.AT7]*[.$C$23]" office:value-type="float" office:value="7519.80596666673" calcext:value-type="float">
            <text:p>7519.8</text:p>
          </table:table-cell>
          <table:table-cell table:style-name="ce8" table:formula="of:=[.AU7]*[.$C$23]" office:value-type="float" office:value="7690.7786833334" calcext:value-type="float">
            <text:p>7690.8</text:p>
          </table:table-cell>
          <table:table-cell table:style-name="ce8" table:formula="of:=[.AV7]*[.$C$23]" office:value-type="float" office:value="7795.35785000006" calcext:value-type="float">
            <text:p>7795.4</text:p>
          </table:table-cell>
          <table:table-cell table:style-name="ce8" table:formula="of:=[.AW7]*[.$C$23]" office:value-type="float" office:value="7911.54245277784" calcext:value-type="float">
            <text:p>7911.5</text:p>
          </table:table-cell>
          <table:table-cell table:style-name="ce8" table:formula="of:=[.AX7]*[.$C$23]" office:value-type="float" office:value="7995.41465000006" calcext:value-type="float">
            <text:p>7995.4</text:p>
          </table:table-cell>
          <table:table-cell table:style-name="ce8" table:formula="of:=[.AY7]*[.$C$23]" office:value-type="float" office:value="8216.9420083334" calcext:value-type="float">
            <text:p>8216.9</text:p>
          </table:table-cell>
          <table:table-cell table:style-name="ce8" table:formula="of:=[.AZ7]*[.$C$23]" office:value-type="float" office:value="8460.0128583334" calcext:value-type="float">
            <text:p>8460.0</text:p>
          </table:table-cell>
          <table:table-cell table:style-name="ce8" table:formula="of:=[.BA7]*[.$C$23]" office:value-type="float" office:value="8109.82530277784" calcext:value-type="float">
            <text:p>8109.8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Renewables and waste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8]*[.$C$23]" office:value-type="float" office:value="8236.3662583334" calcext:value-type="float">
            <text:p>8236.4</text:p>
          </table:table-cell>
          <table:table-cell table:style-name="ce8" table:formula="of:=[.E8]*[.$C$23]" office:value-type="float" office:value="8445.87508055563" calcext:value-type="float">
            <text:p>8445.9</text:p>
          </table:table-cell>
          <table:table-cell table:style-name="ce8" table:formula="of:=[.F8]*[.$C$23]" office:value-type="float" office:value="8611.73408611118" calcext:value-type="float">
            <text:p>8611.7</text:p>
          </table:table-cell>
          <table:table-cell table:style-name="ce8" table:formula="of:=[.G8]*[.$C$23]" office:value-type="float" office:value="8900.38493333341" calcext:value-type="float">
            <text:p>8900.4</text:p>
          </table:table-cell>
          <table:table-cell table:style-name="ce8" table:formula="of:=[.H8]*[.$C$23]" office:value-type="float" office:value="9052.45540555563" calcext:value-type="float">
            <text:p>9052.5</text:p>
          </table:table-cell>
          <table:table-cell table:style-name="ce8" table:formula="of:=[.I8]*[.$C$23]" office:value-type="float" office:value="9219.20995833341" calcext:value-type="float">
            <text:p>9219.2</text:p>
          </table:table-cell>
          <table:table-cell table:style-name="ce8" table:formula="of:=[.J8]*[.$C$23]" office:value-type="float" office:value="9429.07393611119" calcext:value-type="float">
            <text:p>9429.1</text:p>
          </table:table-cell>
          <table:table-cell table:style-name="ce8" table:formula="of:=[.K8]*[.$C$23]" office:value-type="float" office:value="9714.53833333341" calcext:value-type="float">
            <text:p>9714.5</text:p>
          </table:table-cell>
          <table:table-cell table:style-name="ce8" table:formula="of:=[.L8]*[.$C$23]" office:value-type="float" office:value="9998.46642777786" calcext:value-type="float">
            <text:p>9998.5</text:p>
          </table:table-cell>
          <table:table-cell table:style-name="ce8" table:formula="of:=[.M8]*[.$C$23]" office:value-type="float" office:value="10229.6099027779" calcext:value-type="float">
            <text:p>10229.6</text:p>
          </table:table-cell>
          <table:table-cell table:style-name="ce8" table:formula="of:=[.N8]*[.$C$23]" office:value-type="float" office:value="10440.3162083334" calcext:value-type="float">
            <text:p>10440.3</text:p>
          </table:table-cell>
          <table:table-cell table:style-name="ce8" table:formula="of:=[.O8]*[.$C$23]" office:value-type="float" office:value="10692.2465083334" calcext:value-type="float">
            <text:p>10692.2</text:p>
          </table:table-cell>
          <table:table-cell table:style-name="ce8" table:formula="of:=[.P8]*[.$C$23]" office:value-type="float" office:value="10984.2478611112" calcext:value-type="float">
            <text:p>10984.2</text:p>
          </table:table-cell>
          <table:table-cell table:style-name="ce8" table:formula="of:=[.Q8]*[.$C$23]" office:value-type="float" office:value="11377.553188889" calcext:value-type="float">
            <text:p>11377.6</text:p>
          </table:table-cell>
          <table:table-cell table:style-name="ce8" table:formula="of:=[.R8]*[.$C$23]" office:value-type="float" office:value="11592.2642222223" calcext:value-type="float">
            <text:p>11592.3</text:p>
          </table:table-cell>
          <table:table-cell table:style-name="ce8" table:formula="of:=[.S8]*[.$C$23]" office:value-type="float" office:value="11800.2704083334" calcext:value-type="float">
            <text:p>11800.3</text:p>
          </table:table-cell>
          <table:table-cell table:style-name="ce8" table:formula="of:=[.T8]*[.$C$23]" office:value-type="float" office:value="12096.9255027779" calcext:value-type="float">
            <text:p>12096.9</text:p>
          </table:table-cell>
          <table:table-cell table:style-name="ce8" table:formula="of:=[.U8]*[.$C$23]" office:value-type="float" office:value="12295.1152583334" calcext:value-type="float">
            <text:p>12295.1</text:p>
          </table:table-cell>
          <table:table-cell table:style-name="ce8" table:formula="of:=[.V8]*[.$C$23]" office:value-type="float" office:value="12515.3155805557" calcext:value-type="float">
            <text:p>12515.3</text:p>
          </table:table-cell>
          <table:table-cell table:style-name="ce8" table:formula="of:=[.W8]*[.$C$23]" office:value-type="float" office:value="12835.1341944445" calcext:value-type="float">
            <text:p>12835.1</text:p>
          </table:table-cell>
          <table:table-cell table:style-name="ce8" table:formula="of:=[.X8]*[.$C$23]" office:value-type="float" office:value="13080.3232027779" calcext:value-type="float">
            <text:p>13080.3</text:p>
          </table:table-cell>
          <table:table-cell table:style-name="ce8" table:formula="of:=[.Y8]*[.$C$23]" office:value-type="float" office:value="13306.9750111112" calcext:value-type="float">
            <text:p>13307.0</text:p>
          </table:table-cell>
          <table:table-cell table:style-name="ce8" table:formula="of:=[.Z8]*[.$C$23]" office:value-type="float" office:value="13476.0686972223" calcext:value-type="float">
            <text:p>13476.1</text:p>
          </table:table-cell>
          <table:table-cell table:style-name="ce8" table:formula="of:=[.AA8]*[.$C$23]" office:value-type="float" office:value="13667.8803944446" calcext:value-type="float">
            <text:p>13667.9</text:p>
          </table:table-cell>
          <table:table-cell table:style-name="ce8" table:formula="of:=[.AB8]*[.$C$23]" office:value-type="float" office:value="13993.1242750001" calcext:value-type="float">
            <text:p>13993.1</text:p>
          </table:table-cell>
          <table:table-cell table:style-name="ce8" table:formula="of:=[.AC8]*[.$C$23]" office:value-type="float" office:value="14232.5119361112" calcext:value-type="float">
            <text:p>14232.5</text:p>
          </table:table-cell>
          <table:table-cell table:style-name="ce8" table:formula="of:=[.AD8]*[.$C$23]" office:value-type="float" office:value="14407.761588889" calcext:value-type="float">
            <text:p>14407.8</text:p>
          </table:table-cell>
          <table:table-cell table:style-name="ce8" table:formula="of:=[.AE8]*[.$C$23]" office:value-type="float" office:value="14516.7026111112" calcext:value-type="float">
            <text:p>14516.7</text:p>
          </table:table-cell>
          <table:table-cell table:style-name="ce8" table:formula="of:=[.AF8]*[.$C$23]" office:value-type="float" office:value="14745.0962111112" calcext:value-type="float">
            <text:p>14745.1</text:p>
          </table:table-cell>
          <table:table-cell table:style-name="ce8" table:formula="of:=[.AG8]*[.$C$23]" office:value-type="float" office:value="14910.7825833335" calcext:value-type="float">
            <text:p>14910.8</text:p>
          </table:table-cell>
          <table:table-cell table:style-name="ce8" table:formula="of:=[.AH8]*[.$C$23]" office:value-type="float" office:value="14796.3475805557" calcext:value-type="float">
            <text:p>14796.3</text:p>
          </table:table-cell>
          <table:table-cell table:style-name="ce8" table:formula="of:=[.AI8]*[.$C$23]" office:value-type="float" office:value="15043.3451972223" calcext:value-type="float">
            <text:p>15043.3</text:p>
          </table:table-cell>
          <table:table-cell table:style-name="ce8" table:formula="of:=[.AJ8]*[.$C$23]" office:value-type="float" office:value="15341.9802333335" calcext:value-type="float">
            <text:p>15342.0</text:p>
          </table:table-cell>
          <table:table-cell table:style-name="ce8" table:formula="of:=[.AK8]*[.$C$23]" office:value-type="float" office:value="15808.7644055557" calcext:value-type="float">
            <text:p>15808.8</text:p>
          </table:table-cell>
          <table:table-cell table:style-name="ce8" table:formula="of:=[.AL8]*[.$C$23]" office:value-type="float" office:value="16195.9193027779" calcext:value-type="float">
            <text:p>16195.9</text:p>
          </table:table-cell>
          <table:table-cell table:style-name="ce8" table:formula="of:=[.AM8]*[.$C$23]" office:value-type="float" office:value="16650.7239055557" calcext:value-type="float">
            <text:p>16650.7</text:p>
          </table:table-cell>
          <table:table-cell table:style-name="ce8" table:formula="of:=[.AN8]*[.$C$23]" office:value-type="float" office:value="17004.1692472224" calcext:value-type="float">
            <text:p>17004.2</text:p>
          </table:table-cell>
          <table:table-cell table:style-name="ce8" table:formula="of:=[.AO8]*[.$C$23]" office:value-type="float" office:value="17450.9507500001" calcext:value-type="float">
            <text:p>17451.0</text:p>
          </table:table-cell>
          <table:table-cell table:style-name="ce8" table:formula="of:=[.AP8]*[.$C$23]" office:value-type="float" office:value="17692.2764972224" calcext:value-type="float">
            <text:p>17692.3</text:p>
          </table:table-cell>
          <table:table-cell table:style-name="ce8" table:formula="of:=[.AQ8]*[.$C$23]" office:value-type="float" office:value="18420.9164916668" calcext:value-type="float">
            <text:p>18420.9</text:p>
          </table:table-cell>
          <table:table-cell table:style-name="ce8" table:formula="of:=[.AR8]*[.$C$23]" office:value-type="float" office:value="18707.6147972224" calcext:value-type="float">
            <text:p>18707.6</text:p>
          </table:table-cell>
          <table:table-cell table:style-name="ce8" table:formula="of:=[.AS8]*[.$C$23]" office:value-type="float" office:value="19408.1233500002" calcext:value-type="float">
            <text:p>19408.1</text:p>
          </table:table-cell>
          <table:table-cell table:style-name="ce8" table:formula="of:=[.AT8]*[.$C$23]" office:value-type="float" office:value="20137.1199750002" calcext:value-type="float">
            <text:p>20137.1</text:p>
          </table:table-cell>
          <table:table-cell table:style-name="ce8" table:formula="of:=[.AU8]*[.$C$23]" office:value-type="float" office:value="20563.7010166668" calcext:value-type="float">
            <text:p>20563.7</text:p>
          </table:table-cell>
          <table:table-cell table:style-name="ce8" table:formula="of:=[.AV8]*[.$C$23]" office:value-type="float" office:value="20872.7983416668" calcext:value-type="float">
            <text:p>20872.8</text:p>
          </table:table-cell>
          <table:table-cell table:style-name="ce8" table:formula="of:=[.AW8]*[.$C$23]" office:value-type="float" office:value="21526.2744388891" calcext:value-type="float">
            <text:p>21526.3</text:p>
          </table:table-cell>
          <table:table-cell table:style-name="ce8" table:formula="of:=[.AX8]*[.$C$23]" office:value-type="float" office:value="22251.8064138891" calcext:value-type="float">
            <text:p>22251.8</text:p>
          </table:table-cell>
          <table:table-cell table:style-name="ce8" table:formula="of:=[.AY8]*[.$C$23]" office:value-type="float" office:value="23122.9905305557" calcext:value-type="float">
            <text:p>23123.0</text:p>
          </table:table-cell>
          <table:table-cell table:style-name="ce8" table:formula="of:=[.AZ8]*[.$C$23]" office:value-type="float" office:value="23846.4554972224" calcext:value-type="float">
            <text:p>23846.5</text:p>
          </table:table-cell>
          <table:table-cell table:style-name="ce8" table:formula="of:=[.BA8]*[.$C$23]" office:value-type="float" office:value="24436.3090361113" calcext:value-type="float">
            <text:p>24436.3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9]*[.$C$23]" office:value-type="float" office:value="1.25800779611112" calcext:value-type="float">
            <text:p>1.3</text:p>
          </table:table-cell>
          <table:table-cell table:style-name="ce8" table:formula="of:=[.E9]*[.$C$23]" office:value-type="float" office:value="-1.44800012805557" calcext:value-type="float">
            <text:p>-1.4</text:p>
          </table:table-cell>
          <table:table-cell table:style-name="ce8" table:formula="of:=[.F9]*[.$C$23]" office:value-type="float" office:value="-1.90399963500002" calcext:value-type="float">
            <text:p>-1.9</text:p>
          </table:table-cell>
          <table:table-cell table:style-name="ce8" table:formula="of:=[.G9]*[.$C$23]" office:value-type="float" office:value="-1.47199630694446" calcext:value-type="float">
            <text:p>-1.5</text:p>
          </table:table-cell>
          <table:table-cell table:style-name="ce8" table:formula="of:=[.H9]*[.$C$23]" office:value-type="float" office:value="-5.89400142777783" calcext:value-type="float">
            <text:p>-5.9</text:p>
          </table:table-cell>
          <table:table-cell table:style-name="ce8" table:formula="of:=[.I9]*[.$C$23]" office:value-type="float" office:value="-3.76198866388892" calcext:value-type="float">
            <text:p>-3.8</text:p>
          </table:table-cell>
          <table:table-cell table:style-name="ce8" table:formula="of:=[.J9]*[.$C$23]" office:value-type="float" office:value="-3.11899271388891" calcext:value-type="float">
            <text:p>-3.1</text:p>
          </table:table-cell>
          <table:table-cell table:style-name="ce8" table:formula="of:=[.K9]*[.$C$23]" office:value-type="float" office:value="-0.540996198888893" calcext:value-type="float">
            <text:p>-0.5</text:p>
          </table:table-cell>
          <table:table-cell table:style-name="ce8" table:formula="of:=[.L9]*[.$C$23]" office:value-type="float" office:value="3.70199065833336" calcext:value-type="float">
            <text:p>3.7</text:p>
          </table:table-cell>
          <table:table-cell table:style-name="ce8" table:formula="of:=[.M9]*[.$C$23]" office:value-type="float" office:value="7.88200338888895" calcext:value-type="float">
            <text:p>7.9</text:p>
          </table:table-cell>
          <table:table-cell table:style-name="ce8" table:formula="of:=[.N9]*[.$C$23]" office:value-type="float" office:value="0.59200305305556" calcext:value-type="float">
            <text:p>0.6</text:p>
          </table:table-cell>
          <table:table-cell table:style-name="ce8" table:formula="of:=[.O9]*[.$C$23]" office:value-type="float" office:value="-3.11399413888891" calcext:value-type="float">
            <text:p>-3.1</text:p>
          </table:table-cell>
          <table:table-cell table:style-name="ce8" table:formula="of:=[.P9]*[.$C$23]" office:value-type="float" office:value="-1.19999735611112" calcext:value-type="float">
            <text:p>-1.2</text:p>
          </table:table-cell>
          <table:table-cell table:style-name="ce8" table:formula="of:=[.Q9]*[.$C$23]" office:value-type="float" office:value="-4.10800791388892" calcext:value-type="float">
            <text:p>-4.1</text:p>
          </table:table-cell>
          <table:table-cell table:style-name="ce8" table:formula="of:=[.R9]*[.$C$23]" office:value-type="float" office:value="-3.32100581388892" calcext:value-type="float">
            <text:p>-3.3</text:p>
          </table:table-cell>
          <table:table-cell table:style-name="ce8" table:formula="of:=[.S9]*[.$C$23]" office:value-type="float" office:value="-4.17499787500003" calcext:value-type="float">
            <text:p>-4.2</text:p>
          </table:table-cell>
          <table:table-cell table:style-name="ce8" table:formula="of:=[.T9]*[.$C$23]" office:value-type="float" office:value="-3.42999519444447" calcext:value-type="float">
            <text:p>-3.4</text:p>
          </table:table-cell>
          <table:table-cell table:style-name="ce8" table:formula="of:=[.U9]*[.$C$23]" office:value-type="float" office:value="-1.32899964194446" calcext:value-type="float">
            <text:p>-1.3</text:p>
          </table:table-cell>
          <table:table-cell table:style-name="ce8" table:formula="of:=[.V9]*[.$C$23]" office:value-type="float" office:value="-2.38600614805558" calcext:value-type="float">
            <text:p>-2.4</text:p>
          </table:table-cell>
          <table:table-cell table:style-name="ce8" table:formula="of:=[.W9]*[.$C$23]" office:value-type="float" office:value="2.75480158888891" calcext:value-type="float">
            <text:p>2.8</text:p>
          </table:table-cell>
          <table:table-cell table:style-name="ce8" table:formula="of:=[.X9]*[.$C$23]" office:value-type="float" office:value="-0.271096463000002" calcext:value-type="float">
            <text:p>-0.3</text:p>
          </table:table-cell>
          <table:table-cell table:style-name="ce8" table:formula="of:=[.Y9]*[.$C$23]" office:value-type="float" office:value="2.87099575555558" calcext:value-type="float">
            <text:p>2.9</text:p>
          </table:table-cell>
          <table:table-cell table:style-name="ce8" table:formula="of:=[.Z9]*[.$C$23]" office:value-type="float" office:value="-10.279004538889" calcext:value-type="float">
            <text:p>-10.3</text:p>
          </table:table-cell>
          <table:table-cell table:style-name="ce8" table:formula="of:=[.AA9]*[.$C$23]" office:value-type="float" office:value="-1.08600242194445" calcext:value-type="float">
            <text:p>-1.1</text:p>
          </table:table-cell>
          <table:table-cell table:style-name="ce8" table:formula="of:=[.AB9]*[.$C$23]" office:value-type="float" office:value="-1.8980020438889" calcext:value-type="float">
            <text:p>-1.9</text:p>
          </table:table-cell>
          <table:table-cell table:style-name="ce8" table:formula="of:=[.AC9]*[.$C$23]" office:value-type="float" office:value="19.1839978472224" calcext:value-type="float">
            <text:p>19.2</text:p>
          </table:table-cell>
          <table:table-cell table:style-name="ce8" table:formula="of:=[.AD9]*[.$C$23]" office:value-type="float" office:value="13.9249979083334" calcext:value-type="float">
            <text:p>13.9</text:p>
          </table:table-cell>
          <table:table-cell table:style-name="ce8" table:formula="of:=[.AE9]*[.$C$23]" office:value-type="float" office:value="12.4620008972223" calcext:value-type="float">
            <text:p>12.5</text:p>
          </table:table-cell>
          <table:table-cell table:style-name="ce8" table:formula="of:=[.AF9]*[.$C$23]" office:value-type="float" office:value="9.92200191666675" calcext:value-type="float">
            <text:p>9.9</text:p>
          </table:table-cell>
          <table:table-cell table:style-name="ce8" table:formula="of:=[.AG9]*[.$C$23]" office:value-type="float" office:value="9.99370668333341" calcext:value-type="float">
            <text:p>10.0</text:p>
          </table:table-cell>
          <table:table-cell table:style-name="ce8" table:formula="of:=[.AH9]*[.$C$23]" office:value-type="float" office:value="6.09428979722227" calcext:value-type="float">
            <text:p>6.1</text:p>
          </table:table-cell>
          <table:table-cell table:style-name="ce8" table:formula="of:=[.AI9]*[.$C$23]" office:value-type="float" office:value="11.0553268111112" calcext:value-type="float">
            <text:p>11.1</text:p>
          </table:table-cell>
          <table:table-cell table:style-name="ce8" table:formula="of:=[.AJ9]*[.$C$23]" office:value-type="float" office:value="-2.28320857805557" calcext:value-type="float">
            <text:p>-2.3</text:p>
          </table:table-cell>
          <table:table-cell table:style-name="ce8" table:formula="of:=[.AK9]*[.$C$23]" office:value-type="float" office:value="-2.13138358000002" calcext:value-type="float">
            <text:p>-2.1</text:p>
          </table:table-cell>
          <table:table-cell table:style-name="ce8" table:formula="of:=[.AL9]*[.$C$23]" office:value-type="float" office:value="-3.45537418055558" calcext:value-type="float">
            <text:p>-3.5</text:p>
          </table:table-cell>
          <table:table-cell table:style-name="ce8" table:formula="of:=[.AM9]*[.$C$23]" office:value-type="float" office:value="-0.935823068888896" calcext:value-type="float">
            <text:p>-0.9</text:p>
          </table:table-cell>
          <table:table-cell table:style-name="ce8" table:formula="of:=[.AN9]*[.$C$23]" office:value-type="float" office:value="0.790601585000006" calcext:value-type="float">
            <text:p>0.8</text:p>
          </table:table-cell>
          <table:table-cell table:style-name="ce8" table:formula="of:=[.AO9]*[.$C$23]" office:value-type="float" office:value="-1.64638001611112" calcext:value-type="float">
            <text:p>-1.6</text:p>
          </table:table-cell>
          <table:table-cell table:style-name="ce8" table:formula="of:=[.AP9]*[.$C$23]" office:value-type="float" office:value="2.69015856000002" calcext:value-type="float">
            <text:p>2.7</text:p>
          </table:table-cell>
          <table:table-cell table:style-name="ce8" table:formula="of:=[.AQ9]*[.$C$23]" office:value-type="float" office:value="-2.25409519888891" calcext:value-type="float">
            <text:p>-2.3</text:p>
          </table:table-cell>
          <table:table-cell table:style-name="ce8" table:formula="of:=[.AR9]*[.$C$23]" office:value-type="float" office:value="-1.36153805611112" calcext:value-type="float">
            <text:p>-1.4</text:p>
          </table:table-cell>
          <table:table-cell table:style-name="ce8" table:formula="of:=[.AS9]*[.$C$23]" office:value-type="float" office:value="3.22053889444447" calcext:value-type="float">
            <text:p>3.2</text:p>
          </table:table-cell>
          <table:table-cell table:style-name="ce8" table:formula="of:=[.AT9]*[.$C$23]" office:value-type="float" office:value="13.6704427944446" calcext:value-type="float">
            <text:p>13.7</text:p>
          </table:table-cell>
          <table:table-cell table:style-name="ce8" table:formula="of:=[.AU9]*[.$C$23]" office:value-type="float" office:value="14.6842089611112" calcext:value-type="float">
            <text:p>14.7</text:p>
          </table:table-cell>
          <table:table-cell table:style-name="ce8" table:formula="of:=[.AV9]*[.$C$23]" office:value-type="float" office:value="18.5448397972224" calcext:value-type="float">
            <text:p>18.5</text:p>
          </table:table-cell>
          <table:table-cell table:style-name="ce8" table:formula="of:=[.AW9]*[.$C$23]" office:value-type="float" office:value="5.58415264166671" calcext:value-type="float">
            <text:p>5.6</text:p>
          </table:table-cell>
          <table:table-cell table:style-name="ce8" table:formula="of:=[.AX9]*[.$C$23]" office:value-type="float" office:value="-5.06937046111115" calcext:value-type="float">
            <text:p>-5.1</text:p>
          </table:table-cell>
          <table:table-cell table:style-name="ce8" table:formula="of:=[.AY9]*[.$C$23]" office:value-type="float" office:value="5.72497333333338" calcext:value-type="float">
            <text:p>5.7</text:p>
          </table:table-cell>
          <table:table-cell table:style-name="ce8" table:formula="of:=[.AZ9]*[.$C$23]" office:value-type="float" office:value="14.3233009861112" calcext:value-type="float">
            <text:p>14.3</text:p>
          </table:table-cell>
          <table:table-cell table:style-name="ce8" table:formula="of:=[.BA9]*[.$C$23]" office:value-type="float" office:value="6.45531640000005" calcext:value-type="float">
            <text:p>6.5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10]*[.$C$23]" office:value-type="float" office:value="0" calcext:value-type="float">
            <text:p>0.0</text:p>
          </table:table-cell>
          <table:table-cell table:style-name="ce8" table:formula="of:=[.E10]*[.$C$23]" office:value-type="float" office:value="0" calcext:value-type="float">
            <text:p>0.0</text:p>
          </table:table-cell>
          <table:table-cell table:style-name="ce8" table:formula="of:=[.F10]*[.$C$23]" office:value-type="float" office:value="0" calcext:value-type="float">
            <text:p>0.0</text:p>
          </table:table-cell>
          <table:table-cell table:style-name="ce8" table:formula="of:=[.G10]*[.$C$23]" office:value-type="float" office:value="0" calcext:value-type="float">
            <text:p>0.0</text:p>
          </table:table-cell>
          <table:table-cell table:style-name="ce8" table:formula="of:=[.H10]*[.$C$23]" office:value-type="float" office:value="0" calcext:value-type="float">
            <text:p>0.0</text:p>
          </table:table-cell>
          <table:table-cell table:style-name="ce8" table:formula="of:=[.I10]*[.$C$23]" office:value-type="float" office:value="0" calcext:value-type="float">
            <text:p>0.0</text:p>
          </table:table-cell>
          <table:table-cell table:style-name="ce8" table:formula="of:=[.J10]*[.$C$23]" office:value-type="float" office:value="0" calcext:value-type="float">
            <text:p>0.0</text:p>
          </table:table-cell>
          <table:table-cell table:style-name="ce8" table:formula="of:=[.K10]*[.$C$23]" office:value-type="float" office:value="0" calcext:value-type="float">
            <text:p>0.0</text:p>
          </table:table-cell>
          <table:table-cell table:style-name="ce8" table:formula="of:=[.L10]*[.$C$23]" office:value-type="float" office:value="0" calcext:value-type="float">
            <text:p>0.0</text:p>
          </table:table-cell>
          <table:table-cell table:style-name="ce8" table:formula="of:=[.M10]*[.$C$23]" office:value-type="float" office:value="0" calcext:value-type="float">
            <text:p>0.0</text:p>
          </table:table-cell>
          <table:table-cell table:style-name="ce8" table:formula="of:=[.N10]*[.$C$23]" office:value-type="float" office:value="0" calcext:value-type="float">
            <text:p>0.0</text:p>
          </table:table-cell>
          <table:table-cell table:style-name="ce8" table:formula="of:=[.O10]*[.$C$23]" office:value-type="float" office:value="0" calcext:value-type="float">
            <text:p>0.0</text:p>
          </table:table-cell>
          <table:table-cell table:style-name="ce8" table:formula="of:=[.P10]*[.$C$23]" office:value-type="float" office:value="0" calcext:value-type="float">
            <text:p>0.0</text:p>
          </table:table-cell>
          <table:table-cell table:style-name="ce8" table:formula="of:=[.Q10]*[.$C$23]" office:value-type="float" office:value="0" calcext:value-type="float">
            <text:p>0.0</text:p>
          </table:table-cell>
          <table:table-cell table:style-name="ce8" table:formula="of:=[.R10]*[.$C$23]" office:value-type="float" office:value="0" calcext:value-type="float">
            <text:p>0.0</text:p>
          </table:table-cell>
          <table:table-cell table:style-name="ce8" table:formula="of:=[.S10]*[.$C$23]" office:value-type="float" office:value="0" calcext:value-type="float">
            <text:p>0.0</text:p>
          </table:table-cell>
          <table:table-cell table:style-name="ce8" table:formula="of:=[.T10]*[.$C$23]" office:value-type="float" office:value="0" calcext:value-type="float">
            <text:p>0.0</text:p>
          </table:table-cell>
          <table:table-cell table:style-name="ce8" table:formula="of:=[.U10]*[.$C$23]" office:value-type="float" office:value="0" calcext:value-type="float">
            <text:p>0.0</text:p>
          </table:table-cell>
          <table:table-cell table:style-name="ce8" table:formula="of:=[.V10]*[.$C$23]" office:value-type="float" office:value="0.00388907200000003" calcext:value-type="float">
            <text:p>0.0</text:p>
          </table:table-cell>
          <table:table-cell table:style-name="ce8" table:formula="of:=[.W10]*[.$C$23]" office:value-type="float" office:value="1.21105516000001" calcext:value-type="float">
            <text:p>1.2</text:p>
          </table:table-cell>
          <table:table-cell table:style-name="ce8" table:formula="of:=[.X10]*[.$C$23]" office:value-type="float" office:value="1.11844430694445" calcext:value-type="float">
            <text:p>1.1</text:p>
          </table:table-cell>
          <table:table-cell table:style-name="ce8" table:formula="of:=[.Y10]*[.$C$23]" office:value-type="float" office:value="4.91028834444448" calcext:value-type="float">
            <text:p>4.9</text:p>
          </table:table-cell>
          <table:table-cell table:style-name="ce8" table:formula="of:=[.Z10]*[.$C$23]" office:value-type="float" office:value="4.51359020833337" calcext:value-type="float">
            <text:p>4.5</text:p>
          </table:table-cell>
          <table:table-cell table:style-name="ce8" table:formula="of:=[.AA10]*[.$C$23]" office:value-type="float" office:value="4.30686811944448" calcext:value-type="float">
            <text:p>4.3</text:p>
          </table:table-cell>
          <table:table-cell table:style-name="ce8" table:formula="of:=[.AB10]*[.$C$23]" office:value-type="float" office:value="4.6347375916667" calcext:value-type="float">
            <text:p>4.6</text:p>
          </table:table-cell>
          <table:table-cell table:style-name="ce8" table:formula="of:=[.AC10]*[.$C$23]" office:value-type="float" office:value="4.91153973333337" calcext:value-type="float">
            <text:p>4.9</text:p>
          </table:table-cell>
          <table:table-cell table:style-name="ce8" table:formula="of:=[.AD10]*[.$C$23]" office:value-type="float" office:value="4.3426501416667" calcext:value-type="float">
            <text:p>4.3</text:p>
          </table:table-cell>
          <table:table-cell table:style-name="ce8" table:formula="of:=[.AE10]*[.$C$23]" office:value-type="float" office:value="5.69348859722227" calcext:value-type="float">
            <text:p>5.7</text:p>
          </table:table-cell>
          <table:table-cell table:style-name="ce8" table:formula="of:=[.AF10]*[.$C$23]" office:value-type="float" office:value="6.66703473333339" calcext:value-type="float">
            <text:p>6.7</text:p>
          </table:table-cell>
          <table:table-cell table:style-name="ce8" table:formula="of:=[.AG10]*[.$C$23]" office:value-type="float" office:value="7.97246269166673" calcext:value-type="float">
            <text:p>8.0</text:p>
          </table:table-cell>
          <table:table-cell table:style-name="ce8" table:formula="of:=[.AH10]*[.$C$23]" office:value-type="float" office:value="8.00003858611118" calcext:value-type="float">
            <text:p>8.0</text:p>
          </table:table-cell>
          <table:table-cell table:style-name="ce8" table:formula="of:=[.AI10]*[.$C$23]" office:value-type="float" office:value="8.97122034166674" calcext:value-type="float">
            <text:p>9.0</text:p>
          </table:table-cell>
          <table:table-cell table:style-name="ce8" table:formula="of:=[.AJ10]*[.$C$23]" office:value-type="float" office:value="8.42151443611118" calcext:value-type="float">
            <text:p>8.4</text:p>
          </table:table-cell>
          <table:table-cell table:style-name="ce8" table:formula="of:=[.AK10]*[.$C$23]" office:value-type="float" office:value="10.0960809222223" calcext:value-type="float">
            <text:p>10.1</text:p>
          </table:table-cell>
          <table:table-cell table:style-name="ce8" table:formula="of:=[.AL10]*[.$C$23]" office:value-type="float" office:value="10.8970739111112" calcext:value-type="float">
            <text:p>10.9</text:p>
          </table:table-cell>
          <table:table-cell table:style-name="ce8" table:formula="of:=[.AM10]*[.$C$23]" office:value-type="float" office:value="10.511926688889" calcext:value-type="float">
            <text:p>10.5</text:p>
          </table:table-cell>
          <table:table-cell table:style-name="ce8" table:formula="of:=[.AN10]*[.$C$23]" office:value-type="float" office:value="13.8579591000001" calcext:value-type="float">
            <text:p>13.9</text:p>
          </table:table-cell>
          <table:table-cell table:style-name="ce8" table:formula="of:=[.AO10]*[.$C$23]" office:value-type="float" office:value="12.3290502250001" calcext:value-type="float">
            <text:p>12.3</text:p>
          </table:table-cell>
          <table:table-cell table:style-name="ce8" table:formula="of:=[.AP10]*[.$C$23]" office:value-type="float" office:value="11.6469681694445" calcext:value-type="float">
            <text:p>11.6</text:p>
          </table:table-cell>
          <table:table-cell table:style-name="ce8" table:formula="of:=[.AQ10]*[.$C$23]" office:value-type="float" office:value="14.8020196972223" calcext:value-type="float">
            <text:p>14.8</text:p>
          </table:table-cell>
          <table:table-cell table:style-name="ce8" table:formula="of:=[.AR10]*[.$C$23]" office:value-type="float" office:value="13.971788888889" calcext:value-type="float">
            <text:p>14.0</text:p>
          </table:table-cell>
          <table:table-cell table:style-name="ce8" table:formula="of:=[.AS10]*[.$C$23]" office:value-type="float" office:value="14.0557353916668" calcext:value-type="float">
            <text:p>14.1</text:p>
          </table:table-cell>
          <table:table-cell table:style-name="ce8" table:formula="of:=[.AT10]*[.$C$23]" office:value-type="float" office:value="26.5869150166669" calcext:value-type="float">
            <text:p>26.6</text:p>
          </table:table-cell>
          <table:table-cell table:style-name="ce8" table:formula="of:=[.AU10]*[.$C$23]" office:value-type="float" office:value="24.5983652805558" calcext:value-type="float">
            <text:p>24.6</text:p>
          </table:table-cell>
          <table:table-cell table:style-name="ce8" table:formula="of:=[.AV10]*[.$C$23]" office:value-type="float" office:value="23.9278422833335" calcext:value-type="float">
            <text:p>23.9</text:p>
          </table:table-cell>
          <table:table-cell table:style-name="ce8" table:formula="of:=[.AW10]*[.$C$23]" office:value-type="float" office:value="24.8902212944446" calcext:value-type="float">
            <text:p>24.9</text:p>
          </table:table-cell>
          <table:table-cell table:style-name="ce8" table:formula="of:=[.AX10]*[.$C$23]" office:value-type="float" office:value="24.8138482472224" calcext:value-type="float">
            <text:p>24.8</text:p>
          </table:table-cell>
          <table:table-cell table:style-name="ce8" table:formula="of:=[.AY10]*[.$C$23]" office:value-type="float" office:value="24.7106657250002" calcext:value-type="float">
            <text:p>24.7</text:p>
          </table:table-cell>
          <table:table-cell table:style-name="ce8" table:formula="of:=[.AZ10]*[.$C$23]" office:value-type="float" office:value="26.5515016666669" calcext:value-type="float">
            <text:p>26.6</text:p>
          </table:table-cell>
          <table:table-cell table:style-name="ce8" table:formula="of:=[.BA10]*[.$C$23]" office:value-type="float" office:value="19.0867175500002" calcext:value-type="float">
            <text:p>19.1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energy supply (TWh)</text:p>
          </table:table-cell>
          <table:table-cell table:style-name="ce8" table:formula="of:=[.D11]*[.$C$23]" office:value-type="float" office:value="64016.0805555561" calcext:value-type="float">
            <text:p>64016.1</text:p>
          </table:table-cell>
          <table:table-cell table:style-name="ce8" table:formula="of:=[.E11]*[.$C$23]" office:value-type="float" office:value="67143.6217777783" calcext:value-type="float">
            <text:p>67143.6</text:p>
          </table:table-cell>
          <table:table-cell table:style-name="ce8" table:formula="of:=[.F11]*[.$C$23]" office:value-type="float" office:value="70758.0665000006" calcext:value-type="float">
            <text:p>70758.1</text:p>
          </table:table-cell>
          <table:table-cell table:style-name="ce8" table:formula="of:=[.G11]*[.$C$23]" office:value-type="float" office:value="71179.9948333339" calcext:value-type="float">
            <text:p>71180.0</text:p>
          </table:table-cell>
          <table:table-cell table:style-name="ce8" table:formula="of:=[.H11]*[.$C$23]" office:value-type="float" office:value="71700.8274166673" calcext:value-type="float">
            <text:p>71700.8</text:p>
          </table:table-cell>
          <table:table-cell table:style-name="ce8" table:formula="of:=[.I11]*[.$C$23]" office:value-type="float" office:value="75629.3374722228" calcext:value-type="float">
            <text:p>75629.3</text:p>
          </table:table-cell>
          <table:table-cell table:style-name="ce8" table:formula="of:=[.J11]*[.$C$23]" office:value-type="float" office:value="78332.161833334" calcext:value-type="float">
            <text:p>78332.2</text:p>
          </table:table-cell>
          <table:table-cell table:style-name="ce8" table:formula="of:=[.K11]*[.$C$23]" office:value-type="float" office:value="81366.4224444451" calcext:value-type="float">
            <text:p>81366.4</text:p>
          </table:table-cell>
          <table:table-cell table:style-name="ce8" table:formula="of:=[.L11]*[.$C$23]" office:value-type="float" office:value="83831.7852222229" calcext:value-type="float">
            <text:p>83831.8</text:p>
          </table:table-cell>
          <table:table-cell table:style-name="ce8" table:formula="of:=[.M11]*[.$C$23]" office:value-type="float" office:value="83556.2779444451" calcext:value-type="float">
            <text:p>83556.3</text:p>
          </table:table-cell>
          <table:table-cell table:style-name="ce8" table:formula="of:=[.N11]*[.$C$23]" office:value-type="float" office:value="82882.7832777785" calcext:value-type="float">
            <text:p>82882.8</text:p>
          </table:table-cell>
          <table:table-cell table:style-name="ce8" table:formula="of:=[.O11]*[.$C$23]" office:value-type="float" office:value="82937.8987222229" calcext:value-type="float">
            <text:p>82937.9</text:p>
          </table:table-cell>
          <table:table-cell table:style-name="ce8" table:formula="of:=[.P11]*[.$C$23]" office:value-type="float" office:value="83864.9216666674" calcext:value-type="float">
            <text:p>83864.9</text:p>
          </table:table-cell>
          <table:table-cell table:style-name="ce8" table:formula="of:=[.Q11]*[.$C$23]" office:value-type="float" office:value="87178.9023055563" calcext:value-type="float">
            <text:p>87178.9</text:p>
          </table:table-cell>
          <table:table-cell table:style-name="ce8" table:formula="of:=[.R11]*[.$C$23]" office:value-type="float" office:value="89570.9668055563" calcext:value-type="float">
            <text:p>89571.0</text:p>
          </table:table-cell>
          <table:table-cell table:style-name="ce8" table:formula="of:=[.S11]*[.$C$23]" office:value-type="float" office:value="91445.7810555563" calcext:value-type="float">
            <text:p>91445.8</text:p>
          </table:table-cell>
          <table:table-cell table:style-name="ce8" table:formula="of:=[.T11]*[.$C$23]" office:value-type="float" office:value="94865.0225000008" calcext:value-type="float">
            <text:p>94865.0</text:p>
          </table:table-cell>
          <table:table-cell table:style-name="ce8" table:formula="of:=[.U11]*[.$C$23]" office:value-type="float" office:value="98170.1183055563" calcext:value-type="float">
            <text:p>98170.1</text:p>
          </table:table-cell>
          <table:table-cell table:style-name="ce8" table:formula="of:=[.V11]*[.$C$23]" office:value-type="float" office:value="99839.2538888897" calcext:value-type="float">
            <text:p>99839.3</text:p>
          </table:table-cell>
          <table:table-cell table:style-name="ce8" table:formula="of:=[.W11]*[.$C$23]" office:value-type="float" office:value="101733.294027779" calcext:value-type="float">
            <text:p>101733.3</text:p>
          </table:table-cell>
          <table:table-cell table:style-name="ce8" table:formula="of:=[.X11]*[.$C$23]" office:value-type="float" office:value="102380.888000001" calcext:value-type="float">
            <text:p>102380.9</text:p>
          </table:table-cell>
          <table:table-cell table:style-name="ce8" table:formula="of:=[.Y11]*[.$C$23]" office:value-type="float" office:value="102446.138361112" calcext:value-type="float">
            <text:p>102446.1</text:p>
          </table:table-cell>
          <table:table-cell table:style-name="ce8" table:formula="of:=[.Z11]*[.$C$23]" office:value-type="float" office:value="103482.506750001" calcext:value-type="float">
            <text:p>103482.5</text:p>
          </table:table-cell>
          <table:table-cell table:style-name="ce8" table:formula="of:=[.AA11]*[.$C$23]" office:value-type="float" office:value="104302.389916668" calcext:value-type="float">
            <text:p>104302.4</text:p>
          </table:table-cell>
          <table:table-cell table:style-name="ce8" table:formula="of:=[.AB11]*[.$C$23]" office:value-type="float" office:value="106946.111916668" calcext:value-type="float">
            <text:p>106946.1</text:p>
          </table:table-cell>
          <table:table-cell table:style-name="ce8" table:formula="of:=[.AC11]*[.$C$23]" office:value-type="float" office:value="109643.644472223" calcext:value-type="float">
            <text:p>109643.6</text:p>
          </table:table-cell>
          <table:table-cell table:style-name="ce8" table:formula="of:=[.AD11]*[.$C$23]" office:value-type="float" office:value="110802.908305556" calcext:value-type="float">
            <text:p>110802.9</text:p>
          </table:table-cell>
          <table:table-cell table:style-name="ce8" table:formula="of:=[.AE11]*[.$C$23]" office:value-type="float" office:value="111334.996277779" calcext:value-type="float">
            <text:p>111335.0</text:p>
          </table:table-cell>
          <table:table-cell table:style-name="ce8" table:formula="of:=[.AF11]*[.$C$23]" office:value-type="float" office:value="113818.850583334" calcext:value-type="float">
            <text:p>113818.9</text:p>
          </table:table-cell>
          <table:table-cell table:style-name="ce8" table:formula="of:=[.AG11]*[.$C$23]" office:value-type="float" office:value="116559.540250001" calcext:value-type="float">
            <text:p>116559.5</text:p>
          </table:table-cell>
          <table:table-cell table:style-name="ce8" table:formula="of:=[.AH11]*[.$C$23]" office:value-type="float" office:value="117553.437416668" calcext:value-type="float">
            <text:p>117553.4</text:p>
          </table:table-cell>
          <table:table-cell table:style-name="ce8" table:formula="of:=[.AI11]*[.$C$23]" office:value-type="float" office:value="120051.940472223" calcext:value-type="float">
            <text:p>120051.9</text:p>
          </table:table-cell>
          <table:table-cell table:style-name="ce8" table:formula="of:=[.AJ11]*[.$C$23]" office:value-type="float" office:value="124316.967944445" calcext:value-type="float">
            <text:p>124317.0</text:p>
          </table:table-cell>
          <table:table-cell table:style-name="ce8" table:formula="of:=[.AK11]*[.$C$23]" office:value-type="float" office:value="129858.491250001" calcext:value-type="float">
            <text:p>129858.5</text:p>
          </table:table-cell>
          <table:table-cell table:style-name="ce8" table:formula="of:=[.AL11]*[.$C$23]" office:value-type="float" office:value="133489.593194446" calcext:value-type="float">
            <text:p>133489.6</text:p>
          </table:table-cell>
          <table:table-cell table:style-name="ce8" table:formula="of:=[.AM11]*[.$C$23]" office:value-type="float" office:value="137376.438694446" calcext:value-type="float">
            <text:p>137376.4</text:p>
          </table:table-cell>
          <table:table-cell table:style-name="ce8" table:formula="of:=[.AN11]*[.$C$23]" office:value-type="float" office:value="141102.737416668" calcext:value-type="float">
            <text:p>141102.7</text:p>
          </table:table-cell>
          <table:table-cell table:style-name="ce8" table:formula="of:=[.AO11]*[.$C$23]" office:value-type="float" office:value="142748.968972223" calcext:value-type="float">
            <text:p>142749.0</text:p>
          </table:table-cell>
          <table:table-cell table:style-name="ce8" table:formula="of:=[.AP11]*[.$C$23]" office:value-type="float" office:value="141370.675444446" calcext:value-type="float">
            <text:p>141370.7</text:p>
          </table:table-cell>
          <table:table-cell table:style-name="ce8" table:formula="of:=[.AQ11]*[.$C$23]" office:value-type="float" office:value="149250.656333335" calcext:value-type="float">
            <text:p>149250.7</text:p>
          </table:table-cell>
          <table:table-cell table:style-name="ce8" table:formula="of:=[.AR11]*[.$C$23]" office:value-type="float" office:value="151601.898972223" calcext:value-type="float">
            <text:p>151601.9</text:p>
          </table:table-cell>
          <table:table-cell table:style-name="ce8" table:formula="of:=[.AS11]*[.$C$23]" office:value-type="float" office:value="153480.455805557" calcext:value-type="float">
            <text:p>153480.5</text:p>
          </table:table-cell>
          <table:table-cell table:style-name="ce8" table:formula="of:=[.AT11]*[.$C$23]" office:value-type="float" office:value="155736.10188889" calcext:value-type="float">
            <text:p>155736.1</text:p>
          </table:table-cell>
          <table:table-cell table:style-name="ce8" table:formula="of:=[.AU11]*[.$C$23]" office:value-type="float" office:value="157805.804055557" calcext:value-type="float">
            <text:p>157805.8</text:p>
          </table:table-cell>
          <table:table-cell table:style-name="ce8" table:formula="of:=[.AV11]*[.$C$23]" office:value-type="float" office:value="158006.073944446" calcext:value-type="float">
            <text:p>158006.1</text:p>
          </table:table-cell>
          <table:table-cell table:style-name="ce8" table:formula="of:=[.AW11]*[.$C$23]" office:value-type="float" office:value="159356.634694446" calcext:value-type="float">
            <text:p>159356.6</text:p>
          </table:table-cell>
          <table:table-cell table:style-name="ce8" table:formula="of:=[.AX11]*[.$C$23]" office:value-type="float" office:value="162755.840805557" calcext:value-type="float">
            <text:p>162755.8</text:p>
          </table:table-cell>
          <table:table-cell table:style-name="ce8" table:formula="of:=[.AY11]*[.$C$23]" office:value-type="float" office:value="166907.484527779" calcext:value-type="float">
            <text:p>166907.5</text:p>
          </table:table-cell>
          <table:table-cell table:style-name="ce8" table:formula="of:=[.AZ11]*[.$C$23]" office:value-type="float" office:value="168861.371777779" calcext:value-type="float">
            <text:p>168861.4</text:p>
          </table:table-cell>
          <table:table-cell table:style-name="ce8" table:formula="of:=[.BA11]*[.$C$23]" office:value-type="float" office:value="162393.195083335" calcext:value-type="float">
            <text:p>162393.2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oal, peat and oil shale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2]*[.$C$23]" office:value-type="float" office:value="7381.16352222228" calcext:value-type="float">
            <text:p>7381.2</text:p>
          </table:table-cell>
          <table:table-cell table:style-name="ce8" table:formula="of:=[.E12]*[.$C$23]" office:value-type="float" office:value="7329.69389722228" calcext:value-type="float">
            <text:p>7329.7</text:p>
          </table:table-cell>
          <table:table-cell table:style-name="ce8" table:formula="of:=[.F12]*[.$C$23]" office:value-type="float" office:value="7345.68171666673" calcext:value-type="float">
            <text:p>7345.7</text:p>
          </table:table-cell>
          <table:table-cell table:style-name="ce8" table:formula="of:=[.G12]*[.$C$23]" office:value-type="float" office:value="7315.57784722228" calcext:value-type="float">
            <text:p>7315.6</text:p>
          </table:table-cell>
          <table:table-cell table:style-name="ce8" table:formula="of:=[.H12]*[.$C$23]" office:value-type="float" office:value="7441.03784722228" calcext:value-type="float">
            <text:p>7441.0</text:p>
          </table:table-cell>
          <table:table-cell table:style-name="ce8" table:formula="of:=[.I12]*[.$C$23]" office:value-type="float" office:value="7461.13170277784" calcext:value-type="float">
            <text:p>7461.1</text:p>
          </table:table-cell>
          <table:table-cell table:style-name="ce8" table:formula="of:=[.J12]*[.$C$23]" office:value-type="float" office:value="7733.67731388895" calcext:value-type="float">
            <text:p>7733.7</text:p>
          </table:table-cell>
          <table:table-cell table:style-name="ce8" table:formula="of:=[.K12]*[.$C$23]" office:value-type="float" office:value="8014.26542777784" calcext:value-type="float">
            <text:p>8014.3</text:p>
          </table:table-cell>
          <table:table-cell table:style-name="ce8" table:formula="of:=[.L12]*[.$C$23]" office:value-type="float" office:value="8279.19246666673" calcext:value-type="float">
            <text:p>8279.2</text:p>
          </table:table-cell>
          <table:table-cell table:style-name="ce8" table:formula="of:=[.M12]*[.$C$23]" office:value-type="float" office:value="8174.61442500007" calcext:value-type="float">
            <text:p>8174.6</text:p>
          </table:table-cell>
          <table:table-cell table:style-name="ce8" table:formula="of:=[.N12]*[.$C$23]" office:value-type="float" office:value="8221.68617500007" calcext:value-type="float">
            <text:p>8221.7</text:p>
          </table:table-cell>
          <table:table-cell table:style-name="ce8" table:formula="of:=[.O12]*[.$C$23]" office:value-type="float" office:value="8142.8345083334" calcext:value-type="float">
            <text:p>8142.8</text:p>
          </table:table-cell>
          <table:table-cell table:style-name="ce8" table:formula="of:=[.P12]*[.$C$23]" office:value-type="float" office:value="8219.1836083334" calcext:value-type="float">
            <text:p>8219.2</text:p>
          </table:table-cell>
          <table:table-cell table:style-name="ce8" table:formula="of:=[.Q12]*[.$C$23]" office:value-type="float" office:value="8658.19297222229" calcext:value-type="float">
            <text:p>8658.2</text:p>
          </table:table-cell>
          <table:table-cell table:style-name="ce8" table:formula="of:=[.R12]*[.$C$23]" office:value-type="float" office:value="8791.10762777785" calcext:value-type="float">
            <text:p>8791.1</text:p>
          </table:table-cell>
          <table:table-cell table:style-name="ce8" table:formula="of:=[.S12]*[.$C$23]" office:value-type="float" office:value="8786.17079166674" calcext:value-type="float">
            <text:p>8786.2</text:p>
          </table:table-cell>
          <table:table-cell table:style-name="ce8" table:formula="of:=[.T12]*[.$C$23]" office:value-type="float" office:value="9038.35658055563" calcext:value-type="float">
            <text:p>9038.4</text:p>
          </table:table-cell>
          <table:table-cell table:style-name="ce8" table:formula="of:=[.U12]*[.$C$23]" office:value-type="float" office:value="9322.09169444452" calcext:value-type="float">
            <text:p>9322.1</text:p>
          </table:table-cell>
          <table:table-cell table:style-name="ce8" table:formula="of:=[.V12]*[.$C$23]" office:value-type="float" office:value="9119.31524444452" calcext:value-type="float">
            <text:p>9119.3</text:p>
          </table:table-cell>
          <table:table-cell table:style-name="ce8" table:formula="of:=[.W12]*[.$C$23]" office:value-type="float" office:value="8741.17319166674" calcext:value-type="float">
            <text:p>8741.2</text:p>
          </table:table-cell>
          <table:table-cell table:style-name="ce8" table:formula="of:=[.X12]*[.$C$23]" office:value-type="float" office:value="8482.26783055562" calcext:value-type="float">
            <text:p>8482.3</text:p>
          </table:table-cell>
          <table:table-cell table:style-name="ce8" table:formula="of:=[.Y12]*[.$C$23]" office:value-type="float" office:value="7755.25043611117" calcext:value-type="float">
            <text:p>7755.3</text:p>
          </table:table-cell>
          <table:table-cell table:style-name="ce8" table:formula="of:=[.Z12]*[.$C$23]" office:value-type="float" office:value="7660.98903333339" calcext:value-type="float">
            <text:p>7661.0</text:p>
          </table:table-cell>
          <table:table-cell table:style-name="ce8" table:formula="of:=[.AA12]*[.$C$23]" office:value-type="float" office:value="7443.12211111117" calcext:value-type="float">
            <text:p>7443.1</text:p>
          </table:table-cell>
          <table:table-cell table:style-name="ce8" table:formula="of:=[.AB12]*[.$C$23]" office:value-type="float" office:value="7681.20721944451" calcext:value-type="float">
            <text:p>7681.2</text:p>
          </table:table-cell>
          <table:table-cell table:style-name="ce8" table:formula="of:=[.AC12]*[.$C$23]" office:value-type="float" office:value="7069.85463333339" calcext:value-type="float">
            <text:p>7069.9</text:p>
          </table:table-cell>
          <table:table-cell table:style-name="ce8" table:formula="of:=[.AD12]*[.$C$23]" office:value-type="float" office:value="7078.64505555561" calcext:value-type="float">
            <text:p>7078.6</text:p>
          </table:table-cell>
          <table:table-cell table:style-name="ce8" table:formula="of:=[.AE12]*[.$C$23]" office:value-type="float" office:value="6844.96830833339" calcext:value-type="float">
            <text:p>6845.0</text:p>
          </table:table-cell>
          <table:table-cell table:style-name="ce8" table:formula="of:=[.AF12]*[.$C$23]" office:value-type="float" office:value="6285.34015277783" calcext:value-type="float">
            <text:p>6285.3</text:p>
          </table:table-cell>
          <table:table-cell table:style-name="ce8" table:formula="of:=[.AG12]*[.$C$23]" office:value-type="float" office:value="6300.28345833338" calcext:value-type="float">
            <text:p>6300.3</text:p>
          </table:table-cell>
          <table:table-cell table:style-name="ce8" table:formula="of:=[.AH12]*[.$C$23]" office:value-type="float" office:value="6417.91108611116" calcext:value-type="float">
            <text:p>6417.9</text:p>
          </table:table-cell>
          <table:table-cell table:style-name="ce8" table:formula="of:=[.AI12]*[.$C$23]" office:value-type="float" office:value="6533.64763333339" calcext:value-type="float">
            <text:p>6533.6</text:p>
          </table:table-cell>
          <table:table-cell table:style-name="ce8" table:formula="of:=[.AJ12]*[.$C$23]" office:value-type="float" office:value="7163.68136666672" calcext:value-type="float">
            <text:p>7163.7</text:p>
          </table:table-cell>
          <table:table-cell table:style-name="ce8" table:formula="of:=[.AK12]*[.$C$23]" office:value-type="float" office:value="8297.71878055562" calcext:value-type="float">
            <text:p>8297.7</text:p>
          </table:table-cell>
          <table:table-cell table:style-name="ce8" table:formula="of:=[.AL12]*[.$C$23]" office:value-type="float" office:value="9590.52151666674" calcext:value-type="float">
            <text:p>9590.5</text:p>
          </table:table-cell>
          <table:table-cell table:style-name="ce8" table:formula="of:=[.AM12]*[.$C$23]" office:value-type="float" office:value="10116.1405222223" calcext:value-type="float">
            <text:p>10116.1</text:p>
          </table:table-cell>
          <table:table-cell table:style-name="ce8" table:formula="of:=[.AN12]*[.$C$23]" office:value-type="float" office:value="10633.0290083334" calcext:value-type="float">
            <text:p>10633.0</text:p>
          </table:table-cell>
          <table:table-cell table:style-name="ce8" table:formula="of:=[.AO12]*[.$C$23]" office:value-type="float" office:value="11181.4226750001" calcext:value-type="float">
            <text:p>11181.4</text:p>
          </table:table-cell>
          <table:table-cell table:style-name="ce8" table:formula="of:=[.AP12]*[.$C$23]" office:value-type="float" office:value="11487.3953750001" calcext:value-type="float">
            <text:p>11487.4</text:p>
          </table:table-cell>
          <table:table-cell table:style-name="ce8" table:formula="of:=[.AQ12]*[.$C$23]" office:value-type="float" office:value="12293.9537500001" calcext:value-type="float">
            <text:p>12294.0</text:p>
          </table:table-cell>
          <table:table-cell table:style-name="ce8" table:formula="of:=[.AR12]*[.$C$23]" office:value-type="float" office:value="12889.3201500001" calcext:value-type="float">
            <text:p>12889.3</text:p>
          </table:table-cell>
          <table:table-cell table:style-name="ce8" table:formula="of:=[.AS12]*[.$C$23]" office:value-type="float" office:value="13016.8353111112" calcext:value-type="float">
            <text:p>13016.8</text:p>
          </table:table-cell>
          <table:table-cell table:style-name="ce8" table:formula="of:=[.AT12]*[.$C$23]" office:value-type="float" office:value="12959.519838889" calcext:value-type="float">
            <text:p>12959.5</text:p>
          </table:table-cell>
          <table:table-cell table:style-name="ce8" table:formula="of:=[.AU12]*[.$C$23]" office:value-type="float" office:value="13051.3530000001" calcext:value-type="float">
            <text:p>13051.4</text:p>
          </table:table-cell>
          <table:table-cell table:style-name="ce8" table:formula="of:=[.AV12]*[.$C$23]" office:value-type="float" office:value="12715.8164055557" calcext:value-type="float">
            <text:p>12715.8</text:p>
          </table:table-cell>
          <table:table-cell table:style-name="ce8" table:formula="of:=[.AW12]*[.$C$23]" office:value-type="float" office:value="12129.739388889" calcext:value-type="float">
            <text:p>12129.7</text:p>
          </table:table-cell>
          <table:table-cell table:style-name="ce8" table:formula="of:=[.AX12]*[.$C$23]" office:value-type="float" office:value="11667.5051916668" calcext:value-type="float">
            <text:p>11667.5</text:p>
          </table:table-cell>
          <table:table-cell table:style-name="ce8" table:formula="of:=[.AY12]*[.$C$23]" office:value-type="float" office:value="11241.2778611112" calcext:value-type="float">
            <text:p>11241.3</text:p>
          </table:table-cell>
          <table:table-cell table:style-name="ce8" table:formula="of:=[.AZ12]*[.$C$23]" office:value-type="float" office:value="10875.5879833334" calcext:value-type="float">
            <text:p>10875.6</text:p>
          </table:table-cell>
          <table:table-cell table:style-name="ce8" table:formula="of:=[.BA12]*[.$C$23]" office:value-type="float" office:value="10744.6329527779" calcext:value-type="float">
            <text:p>10744.6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Crude, NGL and feedstocks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3]*[.$C$23]" office:value-type="float" office:value="204.333939777779" calcext:value-type="float">
            <text:p>204.3</text:p>
          </table:table-cell>
          <table:table-cell table:style-name="ce8" table:formula="of:=[.E13]*[.$C$23]" office:value-type="float" office:value="233.402413000002" calcext:value-type="float">
            <text:p>233.4</text:p>
          </table:table-cell>
          <table:table-cell table:style-name="ce8" table:formula="of:=[.F13]*[.$C$23]" office:value-type="float" office:value="257.537209972224" calcext:value-type="float">
            <text:p>257.5</text:p>
          </table:table-cell>
          <table:table-cell table:style-name="ce8" table:formula="of:=[.G13]*[.$C$23]" office:value-type="float" office:value="261.693925500002" calcext:value-type="float">
            <text:p>261.7</text:p>
          </table:table-cell>
          <table:table-cell table:style-name="ce8" table:formula="of:=[.H13]*[.$C$23]" office:value-type="float" office:value="284.27785027778" calcext:value-type="float">
            <text:p>284.3</text:p>
          </table:table-cell>
          <table:table-cell table:style-name="ce8" table:formula="of:=[.I13]*[.$C$23]" office:value-type="float" office:value="352.131815277781" calcext:value-type="float">
            <text:p>352.1</text:p>
          </table:table-cell>
          <table:table-cell table:style-name="ce8" table:formula="of:=[.J13]*[.$C$23]" office:value-type="float" office:value="386.165578611114" calcext:value-type="float">
            <text:p>386.2</text:p>
          </table:table-cell>
          <table:table-cell table:style-name="ce8" table:formula="of:=[.K13]*[.$C$23]" office:value-type="float" office:value="455.908136944448" calcext:value-type="float">
            <text:p>455.9</text:p>
          </table:table-cell>
          <table:table-cell table:style-name="ce8" table:formula="of:=[.L13]*[.$C$23]" office:value-type="float" office:value="414.482135277781" calcext:value-type="float">
            <text:p>414.5</text:p>
          </table:table-cell>
          <table:table-cell table:style-name="ce8" table:formula="of:=[.M13]*[.$C$23]" office:value-type="float" office:value="281.891867500002" calcext:value-type="float">
            <text:p>281.9</text:p>
          </table:table-cell>
          <table:table-cell table:style-name="ce8" table:formula="of:=[.N13]*[.$C$23]" office:value-type="float" office:value="289.167351111113" calcext:value-type="float">
            <text:p>289.2</text:p>
          </table:table-cell>
          <table:table-cell table:style-name="ce8" table:formula="of:=[.O13]*[.$C$23]" office:value-type="float" office:value="296.627381111114" calcext:value-type="float">
            <text:p>296.6</text:p>
          </table:table-cell>
          <table:table-cell table:style-name="ce8" table:formula="of:=[.P13]*[.$C$23]" office:value-type="float" office:value="310.63806527778" calcext:value-type="float">
            <text:p>310.6</text:p>
          </table:table-cell>
          <table:table-cell table:style-name="ce8" table:formula="of:=[.Q13]*[.$C$23]" office:value-type="float" office:value="307.77793527778" calcext:value-type="float">
            <text:p>307.8</text:p>
          </table:table-cell>
          <table:table-cell table:style-name="ce8" table:formula="of:=[.R13]*[.$C$23]" office:value-type="float" office:value="257.373853833335" calcext:value-type="float">
            <text:p>257.4</text:p>
          </table:table-cell>
          <table:table-cell table:style-name="ce8" table:formula="of:=[.S13]*[.$C$23]" office:value-type="float" office:value="291.530961388891" calcext:value-type="float">
            <text:p>291.5</text:p>
          </table:table-cell>
          <table:table-cell table:style-name="ce8" table:formula="of:=[.T13]*[.$C$23]" office:value-type="float" office:value="337.256294166669" calcext:value-type="float">
            <text:p>337.3</text:p>
          </table:table-cell>
          <table:table-cell table:style-name="ce8" table:formula="of:=[.U13]*[.$C$23]" office:value-type="float" office:value="373.634942222225" calcext:value-type="float">
            <text:p>373.6</text:p>
          </table:table-cell>
          <table:table-cell table:style-name="ce8" table:formula="of:=[.V13]*[.$C$23]" office:value-type="float" office:value="378.28402416667" calcext:value-type="float">
            <text:p>378.3</text:p>
          </table:table-cell>
          <table:table-cell table:style-name="ce8" table:formula="of:=[.W13]*[.$C$23]" office:value-type="float" office:value="125.902012944445" calcext:value-type="float">
            <text:p>125.9</text:p>
          </table:table-cell>
          <table:table-cell table:style-name="ce8" table:formula="of:=[.X13]*[.$C$23]" office:value-type="float" office:value="150.420020722223" calcext:value-type="float">
            <text:p>150.4</text:p>
          </table:table-cell>
          <table:table-cell table:style-name="ce8" table:formula="of:=[.Y13]*[.$C$23]" office:value-type="float" office:value="153.658204666668" calcext:value-type="float">
            <text:p>153.7</text:p>
          </table:table-cell>
          <table:table-cell table:style-name="ce8" table:formula="of:=[.Z13]*[.$C$23]" office:value-type="float" office:value="150.723369500001" calcext:value-type="float">
            <text:p>150.7</text:p>
          </table:table-cell>
          <table:table-cell table:style-name="ce8" table:formula="of:=[.AA13]*[.$C$23]" office:value-type="float" office:value="144.675398500001" calcext:value-type="float">
            <text:p>144.7</text:p>
          </table:table-cell>
          <table:table-cell table:style-name="ce8" table:formula="of:=[.AB13]*[.$C$23]" office:value-type="float" office:value="128.17056888889" calcext:value-type="float">
            <text:p>128.2</text:p>
          </table:table-cell>
          <table:table-cell table:style-name="ce8" table:formula="of:=[.AC13]*[.$C$23]" office:value-type="float" office:value="177.919570916668" calcext:value-type="float">
            <text:p>177.9</text:p>
          </table:table-cell>
          <table:table-cell table:style-name="ce8" table:formula="of:=[.AD13]*[.$C$23]" office:value-type="float" office:value="179.189521555557" calcext:value-type="float">
            <text:p>179.2</text:p>
          </table:table-cell>
          <table:table-cell table:style-name="ce8" table:formula="of:=[.AE13]*[.$C$23]" office:value-type="float" office:value="171.972622750001" calcext:value-type="float">
            <text:p>172.0</text:p>
          </table:table-cell>
          <table:table-cell table:style-name="ce8" table:formula="of:=[.AF13]*[.$C$23]" office:value-type="float" office:value="151.985183805557" calcext:value-type="float">
            <text:p>152.0</text:p>
          </table:table-cell>
          <table:table-cell table:style-name="ce8" table:formula="of:=[.AG13]*[.$C$23]" office:value-type="float" office:value="157.95539313889" calcext:value-type="float">
            <text:p>158.0</text:p>
          </table:table-cell>
          <table:table-cell table:style-name="ce8" table:formula="of:=[.AH13]*[.$C$23]" office:value-type="float" office:value="152.675334750001" calcext:value-type="float">
            <text:p>152.7</text:p>
          </table:table-cell>
          <table:table-cell table:style-name="ce8" table:formula="of:=[.AI13]*[.$C$23]" office:value-type="float" office:value="140.854652750001" calcext:value-type="float">
            <text:p>140.9</text:p>
          </table:table-cell>
          <table:table-cell table:style-name="ce8" table:formula="of:=[.AJ13]*[.$C$23]" office:value-type="float" office:value="135.373156972223" calcext:value-type="float">
            <text:p>135.4</text:p>
          </table:table-cell>
          <table:table-cell table:style-name="ce8" table:formula="of:=[.AK13]*[.$C$23]" office:value-type="float" office:value="137.603035027779" calcext:value-type="float">
            <text:p>137.6</text:p>
          </table:table-cell>
          <table:table-cell table:style-name="ce8" table:formula="of:=[.AL13]*[.$C$23]" office:value-type="float" office:value="144.445940944446" calcext:value-type="float">
            <text:p>144.4</text:p>
          </table:table-cell>
          <table:table-cell table:style-name="ce8" table:formula="of:=[.AM13]*[.$C$23]" office:value-type="float" office:value="154.588179000001" calcext:value-type="float">
            <text:p>154.6</text:p>
          </table:table-cell>
          <table:table-cell table:style-name="ce8" table:formula="of:=[.AN13]*[.$C$23]" office:value-type="float" office:value="154.444534555557" calcext:value-type="float">
            <text:p>154.4</text:p>
          </table:table-cell>
          <table:table-cell table:style-name="ce8" table:formula="of:=[.AO13]*[.$C$23]" office:value-type="float" office:value="146.517803333335" calcext:value-type="float">
            <text:p>146.5</text:p>
          </table:table-cell>
          <table:table-cell table:style-name="ce8" table:formula="of:=[.AP13]*[.$C$23]" office:value-type="float" office:value="216.708109750002" calcext:value-type="float">
            <text:p>216.7</text:p>
          </table:table-cell>
          <table:table-cell table:style-name="ce8" table:formula="of:=[.AQ13]*[.$C$23]" office:value-type="float" office:value="249.086724055558" calcext:value-type="float">
            <text:p>249.1</text:p>
          </table:table-cell>
          <table:table-cell table:style-name="ce8" table:formula="of:=[.AR13]*[.$C$23]" office:value-type="float" office:value="164.849173333335" calcext:value-type="float">
            <text:p>164.8</text:p>
          </table:table-cell>
          <table:table-cell table:style-name="ce8" table:formula="of:=[.AS13]*[.$C$23]" office:value-type="float" office:value="121.619115416668" calcext:value-type="float">
            <text:p>121.6</text:p>
          </table:table-cell>
          <table:table-cell table:style-name="ce8" table:formula="of:=[.AT13]*[.$C$23]" office:value-type="float" office:value="145.581392944446" calcext:value-type="float">
            <text:p>145.6</text:p>
          </table:table-cell>
          <table:table-cell table:style-name="ce8" table:formula="of:=[.AU13]*[.$C$23]" office:value-type="float" office:value="143.198287333334" calcext:value-type="float">
            <text:p>143.2</text:p>
          </table:table-cell>
          <table:table-cell table:style-name="ce8" table:formula="of:=[.AV13]*[.$C$23]" office:value-type="float" office:value="152.415918305557" calcext:value-type="float">
            <text:p>152.4</text:p>
          </table:table-cell>
          <table:table-cell table:style-name="ce8" table:formula="of:=[.AW13]*[.$C$23]" office:value-type="float" office:value="153.028864666668" calcext:value-type="float">
            <text:p>153.0</text:p>
          </table:table-cell>
          <table:table-cell table:style-name="ce8" table:formula="of:=[.AX13]*[.$C$23]" office:value-type="float" office:value="146.062590027779" calcext:value-type="float">
            <text:p>146.1</text:p>
          </table:table-cell>
          <table:table-cell table:style-name="ce8" table:formula="of:=[.AY13]*[.$C$23]" office:value-type="float" office:value="154.974263611112" calcext:value-type="float">
            <text:p>155.0</text:p>
          </table:table-cell>
          <table:table-cell table:style-name="ce8" table:formula="of:=[.AZ13]*[.$C$23]" office:value-type="float" office:value="182.190451166668" calcext:value-type="float">
            <text:p>182.2</text:p>
          </table:table-cell>
          <table:table-cell table:style-name="ce8" table:formula="of:=[.BA13]*[.$C$23]" office:value-type="float" office:value="190.848193000002" calcext:value-type="float">
            <text:p>190.8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Oil products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4]*[.$C$23]" office:value-type="float" office:value="22995.205052778" calcext:value-type="float">
            <text:p>22995.2</text:p>
          </table:table-cell>
          <table:table-cell table:style-name="ce8" table:formula="of:=[.E14]*[.$C$23]" office:value-type="float" office:value="24401.2520944446" calcext:value-type="float">
            <text:p>24401.3</text:p>
          </table:table-cell>
          <table:table-cell table:style-name="ce8" table:formula="of:=[.F14]*[.$C$23]" office:value-type="float" office:value="25922.4984750002" calcext:value-type="float">
            <text:p>25922.5</text:p>
          </table:table-cell>
          <table:table-cell table:style-name="ce8" table:formula="of:=[.G14]*[.$C$23]" office:value-type="float" office:value="25359.8106222224" calcext:value-type="float">
            <text:p>25359.8</text:p>
          </table:table-cell>
          <table:table-cell table:style-name="ce8" table:formula="of:=[.H14]*[.$C$23]" office:value-type="float" office:value="25347.6219305558" calcext:value-type="float">
            <text:p>25347.6</text:p>
          </table:table-cell>
          <table:table-cell table:style-name="ce8" table:formula="of:=[.I14]*[.$C$23]" office:value-type="float" office:value="26750.5567805558" calcext:value-type="float">
            <text:p>26750.6</text:p>
          </table:table-cell>
          <table:table-cell table:style-name="ce8" table:formula="of:=[.J14]*[.$C$23]" office:value-type="float" office:value="27778.7126111113" calcext:value-type="float">
            <text:p>27778.7</text:p>
          </table:table-cell>
          <table:table-cell table:style-name="ce8" table:formula="of:=[.K14]*[.$C$23]" office:value-type="float" office:value="28689.1949722225" calcext:value-type="float">
            <text:p>28689.2</text:p>
          </table:table-cell>
          <table:table-cell table:style-name="ce8" table:formula="of:=[.L14]*[.$C$23]" office:value-type="float" office:value="29296.536527778" calcext:value-type="float">
            <text:p>29296.5</text:p>
          </table:table-cell>
          <table:table-cell table:style-name="ce8" table:formula="of:=[.M14]*[.$C$23]" office:value-type="float" office:value="28197.7813055558" calcext:value-type="float">
            <text:p>28197.8</text:p>
          </table:table-cell>
          <table:table-cell table:style-name="ce8" table:formula="of:=[.N14]*[.$C$23]" office:value-type="float" office:value="27250.9185416669" calcext:value-type="float">
            <text:p>27250.9</text:p>
          </table:table-cell>
          <table:table-cell table:style-name="ce8" table:formula="of:=[.O14]*[.$C$23]" office:value-type="float" office:value="26633.3899666669" calcext:value-type="float">
            <text:p>26633.4</text:p>
          </table:table-cell>
          <table:table-cell table:style-name="ce8" table:formula="of:=[.P14]*[.$C$23]" office:value-type="float" office:value="26534.4752722224" calcext:value-type="float">
            <text:p>26534.5</text:p>
          </table:table-cell>
          <table:table-cell table:style-name="ce8" table:formula="of:=[.Q14]*[.$C$23]" office:value-type="float" office:value="27051.1645111113" calcext:value-type="float">
            <text:p>27051.2</text:p>
          </table:table-cell>
          <table:table-cell table:style-name="ce8" table:formula="of:=[.R14]*[.$C$23]" office:value-type="float" office:value="27342.6307666669" calcext:value-type="float">
            <text:p>27342.6</text:p>
          </table:table-cell>
          <table:table-cell table:style-name="ce8" table:formula="of:=[.S14]*[.$C$23]" office:value-type="float" office:value="28129.0636388891" calcext:value-type="float">
            <text:p>28129.1</text:p>
          </table:table-cell>
          <table:table-cell table:style-name="ce8" table:formula="of:=[.T14]*[.$C$23]" office:value-type="float" office:value="28883.1283888891" calcext:value-type="float">
            <text:p>28883.1</text:p>
          </table:table-cell>
          <table:table-cell table:style-name="ce8" table:formula="of:=[.U14]*[.$C$23]" office:value-type="float" office:value="29860.7435000002" calcext:value-type="float">
            <text:p>29860.7</text:p>
          </table:table-cell>
          <table:table-cell table:style-name="ce8" table:formula="of:=[.V14]*[.$C$23]" office:value-type="float" office:value="30214.1011666669" calcext:value-type="float">
            <text:p>30214.1</text:p>
          </table:table-cell>
          <table:table-cell table:style-name="ce8" table:formula="of:=[.W14]*[.$C$23]" office:value-type="float" office:value="30180.1953333336" calcext:value-type="float">
            <text:p>30180.2</text:p>
          </table:table-cell>
          <table:table-cell table:style-name="ce8" table:formula="of:=[.X14]*[.$C$23]" office:value-type="float" office:value="30536.388277778" calcext:value-type="float">
            <text:p>30536.4</text:p>
          </table:table-cell>
          <table:table-cell table:style-name="ce8" table:formula="of:=[.Y14]*[.$C$23]" office:value-type="float" office:value="30867.5313055558" calcext:value-type="float">
            <text:p>30867.5</text:p>
          </table:table-cell>
          <table:table-cell table:style-name="ce8" table:formula="of:=[.Z14]*[.$C$23]" office:value-type="float" office:value="30931.4879722225" calcext:value-type="float">
            <text:p>30931.5</text:p>
          </table:table-cell>
          <table:table-cell table:style-name="ce8" table:formula="of:=[.AA14]*[.$C$23]" office:value-type="float" office:value="31514.9557222225" calcext:value-type="float">
            <text:p>31515.0</text:p>
          </table:table-cell>
          <table:table-cell table:style-name="ce8" table:formula="of:=[.AB14]*[.$C$23]" office:value-type="float" office:value="32439.6070000003" calcext:value-type="float">
            <text:p>32439.6</text:p>
          </table:table-cell>
          <table:table-cell table:style-name="ce8" table:formula="of:=[.AC14]*[.$C$23]" office:value-type="float" office:value="33488.9120555558" calcext:value-type="float">
            <text:p>33488.9</text:p>
          </table:table-cell>
          <table:table-cell table:style-name="ce8" table:formula="of:=[.AD14]*[.$C$23]" office:value-type="float" office:value="34279.6455277781" calcext:value-type="float">
            <text:p>34279.6</text:p>
          </table:table-cell>
          <table:table-cell table:style-name="ce8" table:formula="of:=[.AE14]*[.$C$23]" office:value-type="float" office:value="34419.4095833336" calcext:value-type="float">
            <text:p>34419.4</text:p>
          </table:table-cell>
          <table:table-cell table:style-name="ce8" table:formula="of:=[.AF14]*[.$C$23]" office:value-type="float" office:value="35438.8390833336" calcext:value-type="float">
            <text:p>35438.8</text:p>
          </table:table-cell>
          <table:table-cell table:style-name="ce8" table:formula="of:=[.AG14]*[.$C$23]" office:value-type="float" office:value="36201.3766388892" calcext:value-type="float">
            <text:p>36201.4</text:p>
          </table:table-cell>
          <table:table-cell table:style-name="ce8" table:formula="of:=[.AH14]*[.$C$23]" office:value-type="float" office:value="36575.5405555559" calcext:value-type="float">
            <text:p>36575.5</text:p>
          </table:table-cell>
          <table:table-cell table:style-name="ce8" table:formula="of:=[.AI14]*[.$C$23]" office:value-type="float" office:value="37170.7797777781" calcext:value-type="float">
            <text:p>37170.8</text:p>
          </table:table-cell>
          <table:table-cell table:style-name="ce8" table:formula="of:=[.AJ14]*[.$C$23]" office:value-type="float" office:value="37851.9208611114" calcext:value-type="float">
            <text:p>37851.9</text:p>
          </table:table-cell>
          <table:table-cell table:style-name="ce8" table:formula="of:=[.AK14]*[.$C$23]" office:value-type="float" office:value="39525.8928055559" calcext:value-type="float">
            <text:p>39525.9</text:p>
          </table:table-cell>
          <table:table-cell table:style-name="ce8" table:formula="of:=[.AL14]*[.$C$23]" office:value-type="float" office:value="39993.0515277781" calcext:value-type="float">
            <text:p>39993.1</text:p>
          </table:table-cell>
          <table:table-cell table:style-name="ce8" table:formula="of:=[.AM14]*[.$C$23]" office:value-type="float" office:value="40699.6266388892" calcext:value-type="float">
            <text:p>40699.6</text:p>
          </table:table-cell>
          <table:table-cell table:style-name="ce8" table:formula="of:=[.AN14]*[.$C$23]" office:value-type="float" office:value="41394.7558888892" calcext:value-type="float">
            <text:p>41394.8</text:p>
          </table:table-cell>
          <table:table-cell table:style-name="ce8" table:formula="of:=[.AO14]*[.$C$23]" office:value-type="float" office:value="40928.6668888892" calcext:value-type="float">
            <text:p>40928.7</text:p>
          </table:table-cell>
          <table:table-cell table:style-name="ce8" table:formula="of:=[.AP14]*[.$C$23]" office:value-type="float" office:value="40151.493416667" calcext:value-type="float">
            <text:p>40151.5</text:p>
          </table:table-cell>
          <table:table-cell table:style-name="ce8" table:formula="of:=[.AQ14]*[.$C$23]" office:value-type="float" office:value="41793.6349722226" calcext:value-type="float">
            <text:p>41793.6</text:p>
          </table:table-cell>
          <table:table-cell table:style-name="ce8" table:formula="of:=[.AR14]*[.$C$23]" office:value-type="float" office:value="41672.5345000003" calcext:value-type="float">
            <text:p>41672.5</text:p>
          </table:table-cell>
          <table:table-cell table:style-name="ce8" table:formula="of:=[.AS14]*[.$C$23]" office:value-type="float" office:value="42152.1922500003" calcext:value-type="float">
            <text:p>42152.2</text:p>
          </table:table-cell>
          <table:table-cell table:style-name="ce8" table:formula="of:=[.AT14]*[.$C$23]" office:value-type="float" office:value="42832.531666667" calcext:value-type="float">
            <text:p>42832.5</text:p>
          </table:table-cell>
          <table:table-cell table:style-name="ce8" table:formula="of:=[.AU14]*[.$C$23]" office:value-type="float" office:value="43564.5793888892" calcext:value-type="float">
            <text:p>43564.6</text:p>
          </table:table-cell>
          <table:table-cell table:style-name="ce8" table:formula="of:=[.AV14]*[.$C$23]" office:value-type="float" office:value="44639.4930000004" calcext:value-type="float">
            <text:p>44639.5</text:p>
          </table:table-cell>
          <table:table-cell table:style-name="ce8" table:formula="of:=[.AW14]*[.$C$23]" office:value-type="float" office:value="45304.4994444448" calcext:value-type="float">
            <text:p>45304.5</text:p>
          </table:table-cell>
          <table:table-cell table:style-name="ce8" table:formula="of:=[.AX14]*[.$C$23]" office:value-type="float" office:value="46423.2318611115" calcext:value-type="float">
            <text:p>46423.2</text:p>
          </table:table-cell>
          <table:table-cell table:style-name="ce8" table:formula="of:=[.AY14]*[.$C$23]" office:value-type="float" office:value="47201.6612222226" calcext:value-type="float">
            <text:p>47201.7</text:p>
          </table:table-cell>
          <table:table-cell table:style-name="ce8" table:formula="of:=[.AZ14]*[.$C$23]" office:value-type="float" office:value="47314.630416667" calcext:value-type="float">
            <text:p>47314.6</text:p>
          </table:table-cell>
          <table:table-cell table:style-name="ce8" table:formula="of:=[.BA14]*[.$C$23]" office:value-type="float" office:value="42844.569666667" calcext:value-type="float">
            <text:p>42844.6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5]*[.$C$23]" office:value-type="float" office:value="6765.18246666672" calcext:value-type="float">
            <text:p>6765.2</text:p>
          </table:table-cell>
          <table:table-cell table:style-name="ce8" table:formula="of:=[.E15]*[.$C$23]" office:value-type="float" office:value="7182.60121111117" calcext:value-type="float">
            <text:p>7182.6</text:p>
          </table:table-cell>
          <table:table-cell table:style-name="ce8" table:formula="of:=[.F15]*[.$C$23]" office:value-type="float" office:value="7580.05854166673" calcext:value-type="float">
            <text:p>7580.1</text:p>
          </table:table-cell>
          <table:table-cell table:style-name="ce8" table:formula="of:=[.G15]*[.$C$23]" office:value-type="float" office:value="7761.31946388895" calcext:value-type="float">
            <text:p>7761.3</text:p>
          </table:table-cell>
          <table:table-cell table:style-name="ce8" table:formula="of:=[.H15]*[.$C$23]" office:value-type="float" office:value="7750.28101944451" calcext:value-type="float">
            <text:p>7750.3</text:p>
          </table:table-cell>
          <table:table-cell table:style-name="ce8" table:formula="of:=[.I15]*[.$C$23]" office:value-type="float" office:value="8146.38110555562" calcext:value-type="float">
            <text:p>8146.4</text:p>
          </table:table-cell>
          <table:table-cell table:style-name="ce8" table:formula="of:=[.J15]*[.$C$23]" office:value-type="float" office:value="8329.83222500007" calcext:value-type="float">
            <text:p>8329.8</text:p>
          </table:table-cell>
          <table:table-cell table:style-name="ce8" table:formula="of:=[.K15]*[.$C$23]" office:value-type="float" office:value="8669.80525277785" calcext:value-type="float">
            <text:p>8669.8</text:p>
          </table:table-cell>
          <table:table-cell table:style-name="ce8" table:formula="of:=[.L15]*[.$C$23]" office:value-type="float" office:value="9158.61508333341" calcext:value-type="float">
            <text:p>9158.6</text:p>
          </table:table-cell>
          <table:table-cell table:style-name="ce8" table:formula="of:=[.M15]*[.$C$23]" office:value-type="float" office:value="9476.46176666674" calcext:value-type="float">
            <text:p>9476.5</text:p>
          </table:table-cell>
          <table:table-cell table:style-name="ce8" table:formula="of:=[.N15]*[.$C$23]" office:value-type="float" office:value="9614.69872777785" calcext:value-type="float">
            <text:p>9614.7</text:p>
          </table:table-cell>
          <table:table-cell table:style-name="ce8" table:formula="of:=[.O15]*[.$C$23]" office:value-type="float" office:value="9383.67778888896" calcext:value-type="float">
            <text:p>9383.7</text:p>
          </table:table-cell>
          <table:table-cell table:style-name="ce8" table:formula="of:=[.P15]*[.$C$23]" office:value-type="float" office:value="9403.85359444452" calcext:value-type="float">
            <text:p>9403.9</text:p>
          </table:table-cell>
          <table:table-cell table:style-name="ce8" table:formula="of:=[.Q15]*[.$C$23]" office:value-type="float" office:value="10000.3215805556" calcext:value-type="float">
            <text:p>10000.3</text:p>
          </table:table-cell>
          <table:table-cell table:style-name="ce8" table:formula="of:=[.R15]*[.$C$23]" office:value-type="float" office:value="10110.0392750001" calcext:value-type="float">
            <text:p>10110.0</text:p>
          </table:table-cell>
          <table:table-cell table:style-name="ce8" table:formula="of:=[.S15]*[.$C$23]" office:value-type="float" office:value="10206.4861777779" calcext:value-type="float">
            <text:p>10206.5</text:p>
          </table:table-cell>
          <table:table-cell table:style-name="ce8" table:formula="of:=[.T15]*[.$C$23]" office:value-type="float" office:value="10693.617913889" calcext:value-type="float">
            <text:p>10693.6</text:p>
          </table:table-cell>
          <table:table-cell table:style-name="ce8" table:formula="of:=[.U15]*[.$C$23]" office:value-type="float" office:value="11184.157738889" calcext:value-type="float">
            <text:p>11184.2</text:p>
          </table:table-cell>
          <table:table-cell table:style-name="ce8" table:formula="of:=[.V15]*[.$C$23]" office:value-type="float" office:value="11385.3015305556" calcext:value-type="float">
            <text:p>11385.3</text:p>
          </table:table-cell>
          <table:table-cell table:style-name="ce8" table:formula="of:=[.W15]*[.$C$23]" office:value-type="float" office:value="10984.2654250001" calcext:value-type="float">
            <text:p>10984.3</text:p>
          </table:table-cell>
          <table:table-cell table:style-name="ce8" table:formula="of:=[.X15]*[.$C$23]" office:value-type="float" office:value="11179.3275555556" calcext:value-type="float">
            <text:p>11179.3</text:p>
          </table:table-cell>
          <table:table-cell table:style-name="ce8" table:formula="of:=[.Y15]*[.$C$23]" office:value-type="float" office:value="11093.5535944445" calcext:value-type="float">
            <text:p>11093.6</text:p>
          </table:table-cell>
          <table:table-cell table:style-name="ce8" table:formula="of:=[.Z15]*[.$C$23]" office:value-type="float" office:value="11378.7995833334" calcext:value-type="float">
            <text:p>11378.8</text:p>
          </table:table-cell>
          <table:table-cell table:style-name="ce8" table:formula="of:=[.AA15]*[.$C$23]" office:value-type="float" office:value="11340.268138889" calcext:value-type="float">
            <text:p>11340.3</text:p>
          </table:table-cell>
          <table:table-cell table:style-name="ce8" table:formula="of:=[.AB15]*[.$C$23]" office:value-type="float" office:value="11667.4772722223" calcext:value-type="float">
            <text:p>11667.5</text:p>
          </table:table-cell>
          <table:table-cell table:style-name="ce8" table:formula="of:=[.AC15]*[.$C$23]" office:value-type="float" office:value="12257.9293861112" calcext:value-type="float">
            <text:p>12257.9</text:p>
          </table:table-cell>
          <table:table-cell table:style-name="ce8" table:formula="of:=[.AD15]*[.$C$23]" office:value-type="float" office:value="12219.5429777779" calcext:value-type="float">
            <text:p>12219.5</text:p>
          </table:table-cell>
          <table:table-cell table:style-name="ce8" table:formula="of:=[.AE15]*[.$C$23]" office:value-type="float" office:value="12116.9576444445" calcext:value-type="float">
            <text:p>12117.0</text:p>
          </table:table-cell>
          <table:table-cell table:style-name="ce8" table:formula="of:=[.AF15]*[.$C$23]" office:value-type="float" office:value="12425.2360944445" calcext:value-type="float">
            <text:p>12425.2</text:p>
          </table:table-cell>
          <table:table-cell table:style-name="ce8" table:formula="of:=[.AG15]*[.$C$23]" office:value-type="float" office:value="13017.8843694446" calcext:value-type="float">
            <text:p>13017.9</text:p>
          </table:table-cell>
          <table:table-cell table:style-name="ce8" table:formula="of:=[.AH15]*[.$C$23]" office:value-type="float" office:value="12867.5266666668" calcext:value-type="float">
            <text:p>12867.5</text:p>
          </table:table-cell>
          <table:table-cell table:style-name="ce8" table:formula="of:=[.AI15]*[.$C$23]" office:value-type="float" office:value="13030.9204000001" calcext:value-type="float">
            <text:p>13030.9</text:p>
          </table:table-cell>
          <table:table-cell table:style-name="ce8" table:formula="of:=[.AJ15]*[.$C$23]" office:value-type="float" office:value="13455.5580166668" calcext:value-type="float">
            <text:p>13455.6</text:p>
          </table:table-cell>
          <table:table-cell table:style-name="ce8" table:formula="of:=[.AK15]*[.$C$23]" office:value-type="float" office:value="13708.2305861112" calcext:value-type="float">
            <text:p>13708.2</text:p>
          </table:table-cell>
          <table:table-cell table:style-name="ce8" table:formula="of:=[.AL15]*[.$C$23]" office:value-type="float" office:value="13890.535088889" calcext:value-type="float">
            <text:p>13890.5</text:p>
          </table:table-cell>
          <table:table-cell table:style-name="ce8" table:formula="of:=[.AM15]*[.$C$23]" office:value-type="float" office:value="14089.151938889" calcext:value-type="float">
            <text:p>14089.2</text:p>
          </table:table-cell>
          <table:table-cell table:style-name="ce8" table:formula="of:=[.AN15]*[.$C$23]" office:value-type="float" office:value="14581.2698750001" calcext:value-type="float">
            <text:p>14581.3</text:p>
          </table:table-cell>
          <table:table-cell table:style-name="ce8" table:formula="of:=[.AO15]*[.$C$23]" office:value-type="float" office:value="14952.2640611112" calcext:value-type="float">
            <text:p>14952.3</text:p>
          </table:table-cell>
          <table:table-cell table:style-name="ce8" table:formula="of:=[.AP15]*[.$C$23]" office:value-type="float" office:value="14301.4495000001" calcext:value-type="float">
            <text:p>14301.4</text:p>
          </table:table-cell>
          <table:table-cell table:style-name="ce8" table:formula="of:=[.AQ15]*[.$C$23]" office:value-type="float" office:value="15633.0320027779" calcext:value-type="float">
            <text:p>15633.0</text:p>
          </table:table-cell>
          <table:table-cell table:style-name="ce8" table:formula="of:=[.AR15]*[.$C$23]" office:value-type="float" office:value="15896.4089583335" calcext:value-type="float">
            <text:p>15896.4</text:p>
          </table:table-cell>
          <table:table-cell table:style-name="ce8" table:formula="of:=[.AS15]*[.$C$23]" office:value-type="float" office:value="15876.0740750001" calcext:value-type="float">
            <text:p>15876.1</text:p>
          </table:table-cell>
          <table:table-cell table:style-name="ce8" table:formula="of:=[.AT15]*[.$C$23]" office:value-type="float" office:value="16494.5160055557" calcext:value-type="float">
            <text:p>16494.5</text:p>
          </table:table-cell>
          <table:table-cell table:style-name="ce8" table:formula="of:=[.AU15]*[.$C$23]" office:value-type="float" office:value="16509.022638889" calcext:value-type="float">
            <text:p>16509.0</text:p>
          </table:table-cell>
          <table:table-cell table:style-name="ce8" table:formula="of:=[.AV15]*[.$C$23]" office:value-type="float" office:value="16505.1142833335" calcext:value-type="float">
            <text:p>16505.1</text:p>
          </table:table-cell>
          <table:table-cell table:style-name="ce8" table:formula="of:=[.AW15]*[.$C$23]" office:value-type="float" office:value="16949.1585416668" calcext:value-type="float">
            <text:p>16949.2</text:p>
          </table:table-cell>
          <table:table-cell table:style-name="ce8" table:formula="of:=[.AX15]*[.$C$23]" office:value-type="float" office:value="17537.8227833335" calcext:value-type="float">
            <text:p>17537.8</text:p>
          </table:table-cell>
          <table:table-cell table:style-name="ce8" table:formula="of:=[.AY15]*[.$C$23]" office:value-type="float" office:value="18605.4332666668" calcext:value-type="float">
            <text:p>18605.4</text:p>
          </table:table-cell>
          <table:table-cell table:style-name="ce8" table:formula="of:=[.AZ15]*[.$C$23]" office:value-type="float" office:value="18878.8098805557" calcext:value-type="float">
            <text:p>18878.8</text:p>
          </table:table-cell>
          <table:table-cell table:style-name="ce8" table:formula="of:=[.BA15]*[.$C$23]" office:value-type="float" office:value="18378.4889361113" calcext:value-type="float">
            <text:p>18378.5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6]*[.$C$23]" office:value-type="float" office:value="0" calcext:value-type="float">
            <text:p>0.0</text:p>
          </table:table-cell>
          <table:table-cell table:style-name="ce8" table:formula="of:=[.E16]*[.$C$23]" office:value-type="float" office:value="0" calcext:value-type="float">
            <text:p>0.0</text:p>
          </table:table-cell>
          <table:table-cell table:style-name="ce8" table:formula="of:=[.F16]*[.$C$23]" office:value-type="float" office:value="0" calcext:value-type="float">
            <text:p>0.0</text:p>
          </table:table-cell>
          <table:table-cell table:style-name="ce8" table:formula="of:=[.G16]*[.$C$23]" office:value-type="float" office:value="0" calcext:value-type="float">
            <text:p>0.0</text:p>
          </table:table-cell>
          <table:table-cell table:style-name="ce8" table:formula="of:=[.H16]*[.$C$23]" office:value-type="float" office:value="0" calcext:value-type="float">
            <text:p>0.0</text:p>
          </table:table-cell>
          <table:table-cell table:style-name="ce8" table:formula="of:=[.I16]*[.$C$23]" office:value-type="float" office:value="0" calcext:value-type="float">
            <text:p>0.0</text:p>
          </table:table-cell>
          <table:table-cell table:style-name="ce8" table:formula="of:=[.J16]*[.$C$23]" office:value-type="float" office:value="0" calcext:value-type="float">
            <text:p>0.0</text:p>
          </table:table-cell>
          <table:table-cell table:style-name="ce8" table:formula="of:=[.K16]*[.$C$23]" office:value-type="float" office:value="0" calcext:value-type="float">
            <text:p>0.0</text:p>
          </table:table-cell>
          <table:table-cell table:style-name="ce8" table:formula="of:=[.L16]*[.$C$23]" office:value-type="float" office:value="0" calcext:value-type="float">
            <text:p>0.0</text:p>
          </table:table-cell>
          <table:table-cell table:style-name="ce8" table:formula="of:=[.M16]*[.$C$23]" office:value-type="float" office:value="0" calcext:value-type="float">
            <text:p>0.0</text:p>
          </table:table-cell>
          <table:table-cell table:style-name="ce8" table:formula="of:=[.N16]*[.$C$23]" office:value-type="float" office:value="0" calcext:value-type="float">
            <text:p>0.0</text:p>
          </table:table-cell>
          <table:table-cell table:style-name="ce8" table:formula="of:=[.O16]*[.$C$23]" office:value-type="float" office:value="0" calcext:value-type="float">
            <text:p>0.0</text:p>
          </table:table-cell>
          <table:table-cell table:style-name="ce8" table:formula="of:=[.P16]*[.$C$23]" office:value-type="float" office:value="0" calcext:value-type="float">
            <text:p>0.0</text:p>
          </table:table-cell>
          <table:table-cell table:style-name="ce8" table:formula="of:=[.Q16]*[.$C$23]" office:value-type="float" office:value="0" calcext:value-type="float">
            <text:p>0.0</text:p>
          </table:table-cell>
          <table:table-cell table:style-name="ce8" table:formula="of:=[.R16]*[.$C$23]" office:value-type="float" office:value="0" calcext:value-type="float">
            <text:p>0.0</text:p>
          </table:table-cell>
          <table:table-cell table:style-name="ce8" table:formula="of:=[.S16]*[.$C$23]" office:value-type="float" office:value="0" calcext:value-type="float">
            <text:p>0.0</text:p>
          </table:table-cell>
          <table:table-cell table:style-name="ce8" table:formula="of:=[.T16]*[.$C$23]" office:value-type="float" office:value="0" calcext:value-type="float">
            <text:p>0.0</text:p>
          </table:table-cell>
          <table:table-cell table:style-name="ce8" table:formula="of:=[.U16]*[.$C$23]" office:value-type="float" office:value="0" calcext:value-type="float">
            <text:p>0.0</text:p>
          </table:table-cell>
          <table:table-cell table:style-name="ce8" table:formula="of:=[.V16]*[.$C$23]" office:value-type="float" office:value="0" calcext:value-type="float">
            <text:p>0.0</text:p>
          </table:table-cell>
          <table:table-cell table:style-name="ce8" table:formula="of:=[.W16]*[.$C$23]" office:value-type="float" office:value="0" calcext:value-type="float">
            <text:p>0.0</text:p>
          </table:table-cell>
          <table:table-cell table:style-name="ce8" table:formula="of:=[.X16]*[.$C$23]" office:value-type="float" office:value="0" calcext:value-type="float">
            <text:p>0.0</text:p>
          </table:table-cell>
          <table:table-cell table:style-name="ce8" table:formula="of:=[.Y16]*[.$C$23]" office:value-type="float" office:value="0" calcext:value-type="float">
            <text:p>0.0</text:p>
          </table:table-cell>
          <table:table-cell table:style-name="ce8" table:formula="of:=[.Z16]*[.$C$23]" office:value-type="float" office:value="0" calcext:value-type="float">
            <text:p>0.0</text:p>
          </table:table-cell>
          <table:table-cell table:style-name="ce8" table:formula="of:=[.AA16]*[.$C$23]" office:value-type="float" office:value="0" calcext:value-type="float">
            <text:p>0.0</text:p>
          </table:table-cell>
          <table:table-cell table:style-name="ce8" table:formula="of:=[.AB16]*[.$C$23]" office:value-type="float" office:value="0" calcext:value-type="float">
            <text:p>0.0</text:p>
          </table:table-cell>
          <table:table-cell table:style-name="ce8" table:formula="of:=[.AC16]*[.$C$23]" office:value-type="float" office:value="0" calcext:value-type="float">
            <text:p>0.0</text:p>
          </table:table-cell>
          <table:table-cell table:style-name="ce8" table:formula="of:=[.AD16]*[.$C$23]" office:value-type="float" office:value="0" calcext:value-type="float">
            <text:p>0.0</text:p>
          </table:table-cell>
          <table:table-cell table:style-name="ce8" table:formula="of:=[.AE16]*[.$C$23]" office:value-type="float" office:value="0" calcext:value-type="float">
            <text:p>0.0</text:p>
          </table:table-cell>
          <table:table-cell table:style-name="ce8" table:formula="of:=[.AF16]*[.$C$23]" office:value-type="float" office:value="0" calcext:value-type="float">
            <text:p>0.0</text:p>
          </table:table-cell>
          <table:table-cell table:style-name="ce8" table:formula="of:=[.AG16]*[.$C$23]" office:value-type="float" office:value="0" calcext:value-type="float">
            <text:p>0.0</text:p>
          </table:table-cell>
          <table:table-cell table:style-name="ce8" table:formula="of:=[.AH16]*[.$C$23]" office:value-type="float" office:value="0" calcext:value-type="float">
            <text:p>0.0</text:p>
          </table:table-cell>
          <table:table-cell table:style-name="ce8" table:formula="of:=[.AI16]*[.$C$23]" office:value-type="float" office:value="0" calcext:value-type="float">
            <text:p>0.0</text:p>
          </table:table-cell>
          <table:table-cell table:style-name="ce8" table:formula="of:=[.AJ16]*[.$C$23]" office:value-type="float" office:value="0" calcext:value-type="float">
            <text:p>0.0</text:p>
          </table:table-cell>
          <table:table-cell table:style-name="ce8" table:formula="of:=[.AK16]*[.$C$23]" office:value-type="float" office:value="0" calcext:value-type="float">
            <text:p>0.0</text:p>
          </table:table-cell>
          <table:table-cell table:style-name="ce8" table:formula="of:=[.AL16]*[.$C$23]" office:value-type="float" office:value="0" calcext:value-type="float">
            <text:p>0.0</text:p>
          </table:table-cell>
          <table:table-cell table:style-name="ce8" table:formula="of:=[.AM16]*[.$C$23]" office:value-type="float" office:value="0" calcext:value-type="float">
            <text:p>0.0</text:p>
          </table:table-cell>
          <table:table-cell table:style-name="ce8" table:formula="of:=[.AN16]*[.$C$23]" office:value-type="float" office:value="0" calcext:value-type="float">
            <text:p>0.0</text:p>
          </table:table-cell>
          <table:table-cell table:style-name="ce8" table:formula="of:=[.AO16]*[.$C$23]" office:value-type="float" office:value="0" calcext:value-type="float">
            <text:p>0.0</text:p>
          </table:table-cell>
          <table:table-cell table:style-name="ce8" table:formula="of:=[.AP16]*[.$C$23]" office:value-type="float" office:value="0" calcext:value-type="float">
            <text:p>0.0</text:p>
          </table:table-cell>
          <table:table-cell table:style-name="ce8" table:formula="of:=[.AQ16]*[.$C$23]" office:value-type="float" office:value="0" calcext:value-type="float">
            <text:p>0.0</text:p>
          </table:table-cell>
          <table:table-cell table:style-name="ce8" table:formula="of:=[.AR16]*[.$C$23]" office:value-type="float" office:value="0" calcext:value-type="float">
            <text:p>0.0</text:p>
          </table:table-cell>
          <table:table-cell table:style-name="ce8" table:formula="of:=[.AS16]*[.$C$23]" office:value-type="float" office:value="0" calcext:value-type="float">
            <text:p>0.0</text:p>
          </table:table-cell>
          <table:table-cell table:style-name="ce8" table:formula="of:=[.AT16]*[.$C$23]" office:value-type="float" office:value="0" calcext:value-type="float">
            <text:p>0.0</text:p>
          </table:table-cell>
          <table:table-cell table:style-name="ce8" table:formula="of:=[.AU16]*[.$C$23]" office:value-type="float" office:value="0" calcext:value-type="float">
            <text:p>0.0</text:p>
          </table:table-cell>
          <table:table-cell table:style-name="ce8" table:formula="of:=[.AV16]*[.$C$23]" office:value-type="float" office:value="0" calcext:value-type="float">
            <text:p>0.0</text:p>
          </table:table-cell>
          <table:table-cell table:style-name="ce8" table:formula="of:=[.AW16]*[.$C$23]" office:value-type="float" office:value="0" calcext:value-type="float">
            <text:p>0.0</text:p>
          </table:table-cell>
          <table:table-cell table:style-name="ce8" table:formula="of:=[.AX16]*[.$C$23]" office:value-type="float" office:value="0" calcext:value-type="float">
            <text:p>0.0</text:p>
          </table:table-cell>
          <table:table-cell table:style-name="ce8" table:formula="of:=[.AY16]*[.$C$23]" office:value-type="float" office:value="0" calcext:value-type="float">
            <text:p>0.0</text:p>
          </table:table-cell>
          <table:table-cell table:style-name="ce8" table:formula="of:=[.AZ16]*[.$C$23]" office:value-type="float" office:value="0" calcext:value-type="float">
            <text:p>0.0</text:p>
          </table:table-cell>
          <table:table-cell table:style-name="ce8" table:formula="of:=[.BA16]*[.$C$23]" office:value-type="float" office:value="0" calcext:value-type="float">
            <text:p>0.0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Renewables and waste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7]*[.$C$23]" office:value-type="float" office:value="6581.41075000005" calcext:value-type="float">
            <text:p>6581.4</text:p>
          </table:table-cell>
          <table:table-cell table:style-name="ce8" table:formula="of:=[.E17]*[.$C$23]" office:value-type="float" office:value="6711.29883888894" calcext:value-type="float">
            <text:p>6711.3</text:p>
          </table:table-cell>
          <table:table-cell table:style-name="ce8" table:formula="of:=[.F17]*[.$C$23]" office:value-type="float" office:value="6839.71156388894" calcext:value-type="float">
            <text:p>6839.7</text:p>
          </table:table-cell>
          <table:table-cell table:style-name="ce8" table:formula="of:=[.G17]*[.$C$23]" office:value-type="float" office:value="6960.49085000006" calcext:value-type="float">
            <text:p>6960.5</text:p>
          </table:table-cell>
          <table:table-cell table:style-name="ce8" table:formula="of:=[.H17]*[.$C$23]" office:value-type="float" office:value="7058.14583055561" calcext:value-type="float">
            <text:p>7058.1</text:p>
          </table:table-cell>
          <table:table-cell table:style-name="ce8" table:formula="of:=[.I17]*[.$C$23]" office:value-type="float" office:value="7223.45793611117" calcext:value-type="float">
            <text:p>7223.5</text:p>
          </table:table-cell>
          <table:table-cell table:style-name="ce8" table:formula="of:=[.J17]*[.$C$23]" office:value-type="float" office:value="7361.99242500006" calcext:value-type="float">
            <text:p>7362.0</text:p>
          </table:table-cell>
          <table:table-cell table:style-name="ce8" table:formula="of:=[.K17]*[.$C$23]" office:value-type="float" office:value="7503.18261111117" calcext:value-type="float">
            <text:p>7503.2</text:p>
          </table:table-cell>
          <table:table-cell table:style-name="ce8" table:formula="of:=[.L17]*[.$C$23]" office:value-type="float" office:value="7649.41168888895" calcext:value-type="float">
            <text:p>7649.4</text:p>
          </table:table-cell>
          <table:table-cell table:style-name="ce8" table:formula="of:=[.M17]*[.$C$23]" office:value-type="float" office:value="7794.64830000006" calcext:value-type="float">
            <text:p>7794.6</text:p>
          </table:table-cell>
          <table:table-cell table:style-name="ce8" table:formula="of:=[.N17]*[.$C$23]" office:value-type="float" office:value="7927.40547500006" calcext:value-type="float">
            <text:p>7927.4</text:p>
          </table:table-cell>
          <table:table-cell table:style-name="ce8" table:formula="of:=[.O17]*[.$C$23]" office:value-type="float" office:value="8086.31609722229" calcext:value-type="float">
            <text:p>8086.3</text:p>
          </table:table-cell>
          <table:table-cell table:style-name="ce8" table:formula="of:=[.P17]*[.$C$23]" office:value-type="float" office:value="8242.12004444451" calcext:value-type="float">
            <text:p>8242.1</text:p>
          </table:table-cell>
          <table:table-cell table:style-name="ce8" table:formula="of:=[.Q17]*[.$C$23]" office:value-type="float" office:value="8485.66942222229" calcext:value-type="float">
            <text:p>8485.7</text:p>
          </table:table-cell>
          <table:table-cell table:style-name="ce8" table:formula="of:=[.R17]*[.$C$23]" office:value-type="float" office:value="8599.75386666674" calcext:value-type="float">
            <text:p>8599.8</text:p>
          </table:table-cell>
          <table:table-cell table:style-name="ce8" table:formula="of:=[.S17]*[.$C$23]" office:value-type="float" office:value="8726.57340000007" calcext:value-type="float">
            <text:p>8726.6</text:p>
          </table:table-cell>
          <table:table-cell table:style-name="ce8" table:formula="of:=[.T17]*[.$C$23]" office:value-type="float" office:value="8949.92155277785" calcext:value-type="float">
            <text:p>8949.9</text:p>
          </table:table-cell>
          <table:table-cell table:style-name="ce8" table:formula="of:=[.U17]*[.$C$23]" office:value-type="float" office:value="9046.49107500007" calcext:value-type="float">
            <text:p>9046.5</text:p>
          </table:table-cell>
          <table:table-cell table:style-name="ce8" table:formula="of:=[.V17]*[.$C$23]" office:value-type="float" office:value="8804.76250555563" calcext:value-type="float">
            <text:p>8804.8</text:p>
          </table:table-cell>
          <table:table-cell table:style-name="ce8" table:formula="of:=[.W17]*[.$C$23]" office:value-type="float" office:value="8879.87638333341" calcext:value-type="float">
            <text:p>8879.9</text:p>
          </table:table-cell>
          <table:table-cell table:style-name="ce8" table:formula="of:=[.X17]*[.$C$23]" office:value-type="float" office:value="9026.11856944452" calcext:value-type="float">
            <text:p>9026.1</text:p>
          </table:table-cell>
          <table:table-cell table:style-name="ce8" table:formula="of:=[.Y17]*[.$C$23]" office:value-type="float" office:value="9180.70678888896" calcext:value-type="float">
            <text:p>9180.7</text:p>
          </table:table-cell>
          <table:table-cell table:style-name="ce8" table:formula="of:=[.Z17]*[.$C$23]" office:value-type="float" office:value="9232.27728333341" calcext:value-type="float">
            <text:p>9232.3</text:p>
          </table:table-cell>
          <table:table-cell table:style-name="ce8" table:formula="of:=[.AA17]*[.$C$23]" office:value-type="float" office:value="9315.0746722223" calcext:value-type="float">
            <text:p>9315.1</text:p>
          </table:table-cell>
          <table:table-cell table:style-name="ce8" table:formula="of:=[.AB17]*[.$C$23]" office:value-type="float" office:value="9517.67766944452" calcext:value-type="float">
            <text:p>9517.7</text:p>
          </table:table-cell>
          <table:table-cell table:style-name="ce8" table:formula="of:=[.AC17]*[.$C$23]" office:value-type="float" office:value="9645.47318333341" calcext:value-type="float">
            <text:p>9645.5</text:p>
          </table:table-cell>
          <table:table-cell table:style-name="ce8" table:formula="of:=[.AD17]*[.$C$23]" office:value-type="float" office:value="9758.3987722223" calcext:value-type="float">
            <text:p>9758.4</text:p>
          </table:table-cell>
          <table:table-cell table:style-name="ce8" table:formula="of:=[.AE17]*[.$C$23]" office:value-type="float" office:value="9878.01876111119" calcext:value-type="float">
            <text:p>9878.0</text:p>
          </table:table-cell>
          <table:table-cell table:style-name="ce8" table:formula="of:=[.AF17]*[.$C$23]" office:value-type="float" office:value="10276.4679861112" calcext:value-type="float">
            <text:p>10276.5</text:p>
          </table:table-cell>
          <table:table-cell table:style-name="ce8" table:formula="of:=[.AG17]*[.$C$23]" office:value-type="float" office:value="10311.0409666668" calcext:value-type="float">
            <text:p>10311.0</text:p>
          </table:table-cell>
          <table:table-cell table:style-name="ce8" table:formula="of:=[.AH17]*[.$C$23]" office:value-type="float" office:value="10161.6296750001" calcext:value-type="float">
            <text:p>10161.6</text:p>
          </table:table-cell>
          <table:table-cell table:style-name="ce8" table:formula="of:=[.AI17]*[.$C$23]" office:value-type="float" office:value="10259.7087250001" calcext:value-type="float">
            <text:p>10259.7</text:p>
          </table:table-cell>
          <table:table-cell table:style-name="ce8" table:formula="of:=[.AJ17]*[.$C$23]" office:value-type="float" office:value="10470.5029611112" calcext:value-type="float">
            <text:p>10470.5</text:p>
          </table:table-cell>
          <table:table-cell table:style-name="ce8" table:formula="of:=[.AK17]*[.$C$23]" office:value-type="float" office:value="10617.5047777779" calcext:value-type="float">
            <text:p>10617.5</text:p>
          </table:table-cell>
          <table:table-cell table:style-name="ce8" table:formula="of:=[.AL17]*[.$C$23]" office:value-type="float" office:value="10778.4417750001" calcext:value-type="float">
            <text:p>10778.4</text:p>
          </table:table-cell>
          <table:table-cell table:style-name="ce8" table:formula="of:=[.AM17]*[.$C$23]" office:value-type="float" office:value="11024.5795194445" calcext:value-type="float">
            <text:p>11024.6</text:p>
          </table:table-cell>
          <table:table-cell table:style-name="ce8" table:formula="of:=[.AN17]*[.$C$23]" office:value-type="float" office:value="11150.4367222223" calcext:value-type="float">
            <text:p>11150.4</text:p>
          </table:table-cell>
          <table:table-cell table:style-name="ce8" table:formula="of:=[.AO17]*[.$C$23]" office:value-type="float" office:value="11275.8124083334" calcext:value-type="float">
            <text:p>11275.8</text:p>
          </table:table-cell>
          <table:table-cell table:style-name="ce8" table:formula="of:=[.AP17]*[.$C$23]" office:value-type="float" office:value="11304.9510472223" calcext:value-type="float">
            <text:p>11305.0</text:p>
          </table:table-cell>
          <table:table-cell table:style-name="ce8" table:formula="of:=[.AQ17]*[.$C$23]" office:value-type="float" office:value="11520.5192555556" calcext:value-type="float">
            <text:p>11520.5</text:p>
          </table:table-cell>
          <table:table-cell table:style-name="ce8" table:formula="of:=[.AR17]*[.$C$23]" office:value-type="float" office:value="11551.5072527779" calcext:value-type="float">
            <text:p>11551.5</text:p>
          </table:table-cell>
          <table:table-cell table:style-name="ce8" table:formula="of:=[.AS17]*[.$C$23]" office:value-type="float" office:value="11668.8698722223" calcext:value-type="float">
            <text:p>11668.9</text:p>
          </table:table-cell>
          <table:table-cell table:style-name="ce8" table:formula="of:=[.AT17]*[.$C$23]" office:value-type="float" office:value="11961.2548166668" calcext:value-type="float">
            <text:p>11961.3</text:p>
          </table:table-cell>
          <table:table-cell table:style-name="ce8" table:formula="of:=[.AU17]*[.$C$23]" office:value-type="float" office:value="12035.3630500001" calcext:value-type="float">
            <text:p>12035.4</text:p>
          </table:table-cell>
          <table:table-cell table:style-name="ce8" table:formula="of:=[.AV17]*[.$C$23]" office:value-type="float" office:value="12036.1794305557" calcext:value-type="float">
            <text:p>12036.2</text:p>
          </table:table-cell>
          <table:table-cell table:style-name="ce8" table:formula="of:=[.AW17]*[.$C$23]" office:value-type="float" office:value="12115.679438889" calcext:value-type="float">
            <text:p>12115.7</text:p>
          </table:table-cell>
          <table:table-cell table:style-name="ce8" table:formula="of:=[.AX17]*[.$C$23]" office:value-type="float" office:value="12305.6364833334" calcext:value-type="float">
            <text:p>12305.6</text:p>
          </table:table-cell>
          <table:table-cell table:style-name="ce8" table:formula="of:=[.AY17]*[.$C$23]" office:value-type="float" office:value="12554.4948333334" calcext:value-type="float">
            <text:p>12554.5</text:p>
          </table:table-cell>
          <table:table-cell table:style-name="ce8" table:formula="of:=[.AZ17]*[.$C$23]" office:value-type="float" office:value="12758.6340750001" calcext:value-type="float">
            <text:p>12758.6</text:p>
          </table:table-cell>
          <table:table-cell table:style-name="ce8" table:formula="of:=[.BA17]*[.$C$23]" office:value-type="float" office:value="12808.4803500001" calcext:value-type="float">
            <text:p>12808.5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8]*[.$C$23]" office:value-type="float" office:value="4384.45742222226" calcext:value-type="float">
            <text:p>4384.5</text:p>
          </table:table-cell>
          <table:table-cell table:style-name="ce8" table:formula="of:=[.E18]*[.$C$23]" office:value-type="float" office:value="4742.65293888893" calcext:value-type="float">
            <text:p>4742.7</text:p>
          </table:table-cell>
          <table:table-cell table:style-name="ce8" table:formula="of:=[.F18]*[.$C$23]" office:value-type="float" office:value="5106.1491055556" calcext:value-type="float">
            <text:p>5106.1</text:p>
          </table:table-cell>
          <table:table-cell table:style-name="ce8" table:formula="of:=[.G18]*[.$C$23]" office:value-type="float" office:value="5267.43619722226" calcext:value-type="float">
            <text:p>5267.4</text:p>
          </table:table-cell>
          <table:table-cell table:style-name="ce8" table:formula="of:=[.H18]*[.$C$23]" office:value-type="float" office:value="5402.65170833338" calcext:value-type="float">
            <text:p>5402.7</text:p>
          </table:table-cell>
          <table:table-cell table:style-name="ce8" table:formula="of:=[.I18]*[.$C$23]" office:value-type="float" office:value="5763.37796111116" calcext:value-type="float">
            <text:p>5763.4</text:p>
          </table:table-cell>
          <table:table-cell table:style-name="ce8" table:formula="of:=[.J18]*[.$C$23]" office:value-type="float" office:value="6046.8696055556" calcext:value-type="float">
            <text:p>6046.9</text:p>
          </table:table-cell>
          <table:table-cell table:style-name="ce8" table:formula="of:=[.K18]*[.$C$23]" office:value-type="float" office:value="6363.29692222227" calcext:value-type="float">
            <text:p>6363.3</text:p>
          </table:table-cell>
          <table:table-cell table:style-name="ce8" table:formula="of:=[.L18]*[.$C$23]" office:value-type="float" office:value="6642.22246388894" calcext:value-type="float">
            <text:p>6642.2</text:p>
          </table:table-cell>
          <table:table-cell table:style-name="ce8" table:formula="of:=[.M18]*[.$C$23]" office:value-type="float" office:value="6809.43057500006" calcext:value-type="float">
            <text:p>6809.4</text:p>
          </table:table-cell>
          <table:table-cell table:style-name="ce8" table:formula="of:=[.N18]*[.$C$23]" office:value-type="float" office:value="6976.30887222228" calcext:value-type="float">
            <text:p>6976.3</text:p>
          </table:table-cell>
          <table:table-cell table:style-name="ce8" table:formula="of:=[.O18]*[.$C$23]" office:value-type="float" office:value="7017.31239722228" calcext:value-type="float">
            <text:p>7017.3</text:p>
          </table:table-cell>
          <table:table-cell table:style-name="ce8" table:formula="of:=[.P18]*[.$C$23]" office:value-type="float" office:value="7309.58721388895" calcext:value-type="float">
            <text:p>7309.6</text:p>
          </table:table-cell>
          <table:table-cell table:style-name="ce8" table:formula="of:=[.Q18]*[.$C$23]" office:value-type="float" office:value="7758.49202777784" calcext:value-type="float">
            <text:p>7758.5</text:p>
          </table:table-cell>
          <table:table-cell table:style-name="ce8" table:formula="of:=[.R18]*[.$C$23]" office:value-type="float" office:value="8019.89224166673" calcext:value-type="float">
            <text:p>8019.9</text:p>
          </table:table-cell>
          <table:table-cell table:style-name="ce8" table:formula="of:=[.S18]*[.$C$23]" office:value-type="float" office:value="8285.7607083334" calcext:value-type="float">
            <text:p>8285.8</text:p>
          </table:table-cell>
          <table:table-cell table:style-name="ce8" table:formula="of:=[.T18]*[.$C$23]" office:value-type="float" office:value="8679.45191944452" calcext:value-type="float">
            <text:p>8679.5</text:p>
          </table:table-cell>
          <table:table-cell table:style-name="ce8" table:formula="of:=[.U18]*[.$C$23]" office:value-type="float" office:value="9084.31463888896" calcext:value-type="float">
            <text:p>9084.3</text:p>
          </table:table-cell>
          <table:table-cell table:style-name="ce8" table:formula="of:=[.V18]*[.$C$23]" office:value-type="float" office:value="9388.82023611119" calcext:value-type="float">
            <text:p>9388.8</text:p>
          </table:table-cell>
          <table:table-cell table:style-name="ce8" table:formula="of:=[.W18]*[.$C$23]" office:value-type="float" office:value="9700.22946111119" calcext:value-type="float">
            <text:p>9700.2</text:p>
          </table:table-cell>
          <table:table-cell table:style-name="ce8" table:formula="of:=[.X18]*[.$C$23]" office:value-type="float" office:value="10008.1516805556" calcext:value-type="float">
            <text:p>10008.2</text:p>
          </table:table-cell>
          <table:table-cell table:style-name="ce8" table:formula="of:=[.Y18]*[.$C$23]" office:value-type="float" office:value="10075.8577861112" calcext:value-type="float">
            <text:p>10075.9</text:p>
          </table:table-cell>
          <table:table-cell table:style-name="ce8" table:formula="of:=[.Z18]*[.$C$23]" office:value-type="float" office:value="10276.889313889" calcext:value-type="float">
            <text:p>10276.9</text:p>
          </table:table-cell>
          <table:table-cell table:style-name="ce8" table:formula="of:=[.AA18]*[.$C$23]" office:value-type="float" office:value="10545.1732333334" calcext:value-type="float">
            <text:p>10545.2</text:p>
          </table:table-cell>
          <table:table-cell table:style-name="ce8" table:formula="of:=[.AB18]*[.$C$23]" office:value-type="float" office:value="10872.3741194445" calcext:value-type="float">
            <text:p>10872.4</text:p>
          </table:table-cell>
          <table:table-cell table:style-name="ce8" table:formula="of:=[.AC18]*[.$C$23]" office:value-type="float" office:value="11228.5212333334" calcext:value-type="float">
            <text:p>11228.5</text:p>
          </table:table-cell>
          <table:table-cell table:style-name="ce8" table:formula="of:=[.AD18]*[.$C$23]" office:value-type="float" office:value="11493.7573916668" calcext:value-type="float">
            <text:p>11493.8</text:p>
          </table:table-cell>
          <table:table-cell table:style-name="ce8" table:formula="of:=[.AE18]*[.$C$23]" office:value-type="float" office:value="11781.5754500001" calcext:value-type="float">
            <text:p>11781.6</text:p>
          </table:table-cell>
          <table:table-cell table:style-name="ce8" table:formula="of:=[.AF18]*[.$C$23]" office:value-type="float" office:value="12135.4368944445" calcext:value-type="float">
            <text:p>12135.4</text:p>
          </table:table-cell>
          <table:table-cell table:style-name="ce8" table:formula="of:=[.AG18]*[.$C$23]" office:value-type="float" office:value="12696.5336305557" calcext:value-type="float">
            <text:p>12696.5</text:p>
          </table:table-cell>
          <table:table-cell table:style-name="ce8" table:formula="of:=[.AH18]*[.$C$23]" office:value-type="float" office:value="12879.6580666668" calcext:value-type="float">
            <text:p>12879.7</text:p>
          </table:table-cell>
          <table:table-cell table:style-name="ce8" table:formula="of:=[.AI18]*[.$C$23]" office:value-type="float" office:value="13333.2411722223" calcext:value-type="float">
            <text:p>13333.2</text:p>
          </table:table-cell>
          <table:table-cell table:style-name="ce8" table:formula="of:=[.AJ18]*[.$C$23]" office:value-type="float" office:value="13866.6711194446" calcext:value-type="float">
            <text:p>13866.7</text:p>
          </table:table-cell>
          <table:table-cell table:style-name="ce8" table:formula="of:=[.AK18]*[.$C$23]" office:value-type="float" office:value="14486.9640194446" calcext:value-type="float">
            <text:p>14487.0</text:p>
          </table:table-cell>
          <table:table-cell table:style-name="ce8" table:formula="of:=[.AL18]*[.$C$23]" office:value-type="float" office:value="15134.8186416668" calcext:value-type="float">
            <text:p>15134.8</text:p>
          </table:table-cell>
          <table:table-cell table:style-name="ce8" table:formula="of:=[.AM18]*[.$C$23]" office:value-type="float" office:value="15796.1867194446" calcext:value-type="float">
            <text:p>15796.2</text:p>
          </table:table-cell>
          <table:table-cell table:style-name="ce8" table:formula="of:=[.AN18]*[.$C$23]" office:value-type="float" office:value="16582.0041222224" calcext:value-type="float">
            <text:p>16582.0</text:p>
          </table:table-cell>
          <table:table-cell table:style-name="ce8" table:formula="of:=[.AO18]*[.$C$23]" office:value-type="float" office:value="16851.4927250001" calcext:value-type="float">
            <text:p>16851.5</text:p>
          </table:table-cell>
          <table:table-cell table:style-name="ce8" table:formula="of:=[.AP18]*[.$C$23]" office:value-type="float" office:value="16741.4490722224" calcext:value-type="float">
            <text:p>16741.4</text:p>
          </table:table-cell>
          <table:table-cell table:style-name="ce8" table:formula="of:=[.AQ18]*[.$C$23]" office:value-type="float" office:value="17886.734763889" calcext:value-type="float">
            <text:p>17886.7</text:p>
          </table:table-cell>
          <table:table-cell table:style-name="ce8" table:formula="of:=[.AR18]*[.$C$23]" office:value-type="float" office:value="18452.3628500001" calcext:value-type="float">
            <text:p>18452.4</text:p>
          </table:table-cell>
          <table:table-cell table:style-name="ce8" table:formula="of:=[.AS18]*[.$C$23]" office:value-type="float" office:value="18935.026113889" calcext:value-type="float">
            <text:p>18935.0</text:p>
          </table:table-cell>
          <table:table-cell table:style-name="ce8" table:formula="of:=[.AT18]*[.$C$23]" office:value-type="float" office:value="19525.8152500002" calcext:value-type="float">
            <text:p>19525.8</text:p>
          </table:table-cell>
          <table:table-cell table:style-name="ce8" table:formula="of:=[.AU18]*[.$C$23]" office:value-type="float" office:value="20042.8800111113" calcext:value-type="float">
            <text:p>20042.9</text:p>
          </table:table-cell>
          <table:table-cell table:style-name="ce8" table:formula="of:=[.AV18]*[.$C$23]" office:value-type="float" office:value="20184.0691444446" calcext:value-type="float">
            <text:p>20184.1</text:p>
          </table:table-cell>
          <table:table-cell table:style-name="ce8" table:formula="of:=[.AW18]*[.$C$23]" office:value-type="float" office:value="20872.4058750002" calcext:value-type="float">
            <text:p>20872.4</text:p>
          </table:table-cell>
          <table:table-cell table:style-name="ce8" table:formula="of:=[.AX18]*[.$C$23]" office:value-type="float" office:value="21554.8846138891" calcext:value-type="float">
            <text:p>21554.9</text:p>
          </table:table-cell>
          <table:table-cell table:style-name="ce8" table:formula="of:=[.AY18]*[.$C$23]" office:value-type="float" office:value="22496.4457194446" calcext:value-type="float">
            <text:p>22496.4</text:p>
          </table:table-cell>
          <table:table-cell table:style-name="ce8" table:formula="of:=[.AZ18]*[.$C$23]" office:value-type="float" office:value="22817.9083083335" calcext:value-type="float">
            <text:p>22817.9</text:p>
          </table:table-cell>
          <table:table-cell table:style-name="ce8" table:formula="of:=[.BA18]*[.$C$23]" office:value-type="float" office:value="22776.6004666669" calcext:value-type="float">
            <text:p>22776.6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19]*[.$C$23]" office:value-type="float" office:value="794.946668055562" calcext:value-type="float">
            <text:p>794.9</text:p>
          </table:table-cell>
          <table:table-cell table:style-name="ce8" table:formula="of:=[.E19]*[.$C$23]" office:value-type="float" office:value="846.296660555562" calcext:value-type="float">
            <text:p>846.3</text:p>
          </table:table-cell>
          <table:table-cell table:style-name="ce8" table:formula="of:=[.F19]*[.$C$23]" office:value-type="float" office:value="891.304441944452" calcext:value-type="float">
            <text:p>891.3</text:p>
          </table:table-cell>
          <table:table-cell table:style-name="ce8" table:formula="of:=[.G19]*[.$C$23]" office:value-type="float" office:value="944.568891666674" calcext:value-type="float">
            <text:p>944.6</text:p>
          </table:table-cell>
          <table:table-cell table:style-name="ce8" table:formula="of:=[.H19]*[.$C$23]" office:value-type="float" office:value="1090.21499527779" calcext:value-type="float">
            <text:p>1090.2</text:p>
          </table:table-cell>
          <table:table-cell table:style-name="ce8" table:formula="of:=[.I19]*[.$C$23]" office:value-type="float" office:value="1079.05888972223" calcext:value-type="float">
            <text:p>1079.1</text:p>
          </table:table-cell>
          <table:table-cell table:style-name="ce8" table:formula="of:=[.J19]*[.$C$23]" office:value-type="float" office:value="1135.12916333334" calcext:value-type="float">
            <text:p>1135.1</text:p>
          </table:table-cell>
          <table:table-cell table:style-name="ce8" table:formula="of:=[.K19]*[.$C$23]" office:value-type="float" office:value="1205.36139222223" calcext:value-type="float">
            <text:p>1205.4</text:p>
          </table:table-cell>
          <table:table-cell table:style-name="ce8" table:formula="of:=[.L19]*[.$C$23]" office:value-type="float" office:value="1268.3402788889" calcext:value-type="float">
            <text:p>1268.3</text:p>
          </table:table-cell>
          <table:table-cell table:style-name="ce8" table:formula="of:=[.M19]*[.$C$23]" office:value-type="float" office:value="1403.43610916668" calcext:value-type="float">
            <text:p>1403.4</text:p>
          </table:table-cell>
          <table:table-cell table:style-name="ce8" table:formula="of:=[.N19]*[.$C$23]" office:value-type="float" office:value="1483.09304944446" calcext:value-type="float">
            <text:p>1483.1</text:p>
          </table:table-cell>
          <table:table-cell table:style-name="ce8" table:formula="of:=[.O19]*[.$C$23]" office:value-type="float" office:value="1560.19083277779" calcext:value-type="float">
            <text:p>1560.2</text:p>
          </table:table-cell>
          <table:table-cell table:style-name="ce8" table:formula="of:=[.P19]*[.$C$23]" office:value-type="float" office:value="1669.17721305557" calcext:value-type="float">
            <text:p>1669.2</text:p>
          </table:table-cell>
          <table:table-cell table:style-name="ce8" table:formula="of:=[.Q19]*[.$C$23]" office:value-type="float" office:value="1754.91860861113" calcext:value-type="float">
            <text:p>1754.9</text:p>
          </table:table-cell>
          <table:table-cell table:style-name="ce8" table:formula="of:=[.R19]*[.$C$23]" office:value-type="float" office:value="1881.74333083335" calcext:value-type="float">
            <text:p>1881.7</text:p>
          </table:table-cell>
          <table:table-cell table:style-name="ce8" table:formula="of:=[.S19]*[.$C$23]" office:value-type="float" office:value="2082.55667638891" calcext:value-type="float">
            <text:p>2082.6</text:p>
          </table:table-cell>
          <table:table-cell table:style-name="ce8" table:formula="of:=[.T19]*[.$C$23]" office:value-type="float" office:value="1997.02027694446" calcext:value-type="float">
            <text:p>1997.0</text:p>
          </table:table-cell>
          <table:table-cell table:style-name="ce8" table:formula="of:=[.U19]*[.$C$23]" office:value-type="float" office:value="2005.74610777779" calcext:value-type="float">
            <text:p>2005.7</text:p>
          </table:table-cell>
          <table:table-cell table:style-name="ce8" table:formula="of:=[.V19]*[.$C$23]" office:value-type="float" office:value="2065.16862055557" calcext:value-type="float">
            <text:p>2065.2</text:p>
          </table:table-cell>
          <table:table-cell table:style-name="ce8" table:formula="of:=[.W19]*[.$C$23]" office:value-type="float" office:value="3908.90030833336" calcext:value-type="float">
            <text:p>3908.9</text:p>
          </table:table-cell>
          <table:table-cell table:style-name="ce8" table:formula="of:=[.X19]*[.$C$23]" office:value-type="float" office:value="3915.48253611114" calcext:value-type="float">
            <text:p>3915.5</text:p>
          </table:table-cell>
          <table:table-cell table:style-name="ce8" table:formula="of:=[.Y19]*[.$C$23]" office:value-type="float" office:value="3919.60158333336" calcext:value-type="float">
            <text:p>3919.6</text:p>
          </table:table-cell>
          <table:table-cell table:style-name="ce8" table:formula="of:=[.Z19]*[.$C$23]" office:value-type="float" office:value="3882.88812500003" calcext:value-type="float">
            <text:p>3882.9</text:p>
          </table:table-cell>
          <table:table-cell table:style-name="ce8" table:formula="of:=[.AA19]*[.$C$23]" office:value-type="float" office:value="3577.71985555558" calcext:value-type="float">
            <text:p>3577.7</text:p>
          </table:table-cell>
          <table:table-cell table:style-name="ce8" table:formula="of:=[.AB19]*[.$C$23]" office:value-type="float" office:value="3331.90232500003" calcext:value-type="float">
            <text:p>3331.9</text:p>
          </table:table-cell>
          <table:table-cell table:style-name="ce8" table:formula="of:=[.AC19]*[.$C$23]" office:value-type="float" office:value="3045.04568333336" calcext:value-type="float">
            <text:p>3045.0</text:p>
          </table:table-cell>
          <table:table-cell table:style-name="ce8" table:formula="of:=[.AD19]*[.$C$23]" office:value-type="float" office:value="2898.61795555558" calcext:value-type="float">
            <text:p>2898.6</text:p>
          </table:table-cell>
          <table:table-cell table:style-name="ce8" table:formula="of:=[.AE19]*[.$C$23]" office:value-type="float" office:value="2878.74391388891" calcext:value-type="float">
            <text:p>2878.7</text:p>
          </table:table-cell>
          <table:table-cell table:style-name="ce8" table:formula="of:=[.AF19]*[.$C$23]" office:value-type="float" office:value="2876.15579444447" calcext:value-type="float">
            <text:p>2876.2</text:p>
          </table:table-cell>
          <table:table-cell table:style-name="ce8" table:formula="of:=[.AG19]*[.$C$23]" office:value-type="float" office:value="2886.8048027778" calcext:value-type="float">
            <text:p>2886.8</text:p>
          </table:table-cell>
          <table:table-cell table:style-name="ce8" table:formula="of:=[.AH19]*[.$C$23]" office:value-type="float" office:value="2942.21803611114" calcext:value-type="float">
            <text:p>2942.2</text:p>
          </table:table-cell>
          <table:table-cell table:style-name="ce8" table:formula="of:=[.AI19]*[.$C$23]" office:value-type="float" office:value="2910.36178611113" calcext:value-type="float">
            <text:p>2910.4</text:p>
          </table:table-cell>
          <table:table-cell table:style-name="ce8" table:formula="of:=[.AJ19]*[.$C$23]" office:value-type="float" office:value="3009.34559166669" calcext:value-type="float">
            <text:p>3009.3</text:p>
          </table:table-cell>
          <table:table-cell table:style-name="ce8" table:formula="of:=[.AK19]*[.$C$23]" office:value-type="float" office:value="3041.5465527778" calcext:value-type="float">
            <text:p>3041.5</text:p>
          </table:table-cell>
          <table:table-cell table:style-name="ce8" table:formula="of:=[.AL19]*[.$C$23]" office:value-type="float" office:value="3026.31895555558" calcext:value-type="float">
            <text:p>3026.3</text:p>
          </table:table-cell>
          <table:table-cell table:style-name="ce8" table:formula="of:=[.AM19]*[.$C$23]" office:value-type="float" office:value="3123.38258333336" calcext:value-type="float">
            <text:p>3123.4</text:p>
          </table:table-cell>
          <table:table-cell table:style-name="ce8" table:formula="of:=[.AN19]*[.$C$23]" office:value-type="float" office:value="3116.3711777778" calcext:value-type="float">
            <text:p>3116.4</text:p>
          </table:table-cell>
          <table:table-cell table:style-name="ce8" table:formula="of:=[.AO19]*[.$C$23]" office:value-type="float" office:value="3045.68029722225" calcext:value-type="float">
            <text:p>3045.7</text:p>
          </table:table-cell>
          <table:table-cell table:style-name="ce8" table:formula="of:=[.AP19]*[.$C$23]" office:value-type="float" office:value="2974.45336666669" calcext:value-type="float">
            <text:p>2974.5</text:p>
          </table:table-cell>
          <table:table-cell table:style-name="ce8" table:formula="of:=[.AQ19]*[.$C$23]" office:value-type="float" office:value="3200.0951027778" calcext:value-type="float">
            <text:p>3200.1</text:p>
          </table:table-cell>
          <table:table-cell table:style-name="ce8" table:formula="of:=[.AR19]*[.$C$23]" office:value-type="float" office:value="3301.80729722225" calcext:value-type="float">
            <text:p>3301.8</text:p>
          </table:table-cell>
          <table:table-cell table:style-name="ce8" table:formula="of:=[.AS19]*[.$C$23]" office:value-type="float" office:value="3379.91264722225" calcext:value-type="float">
            <text:p>3379.9</text:p>
          </table:table-cell>
          <table:table-cell table:style-name="ce8" table:formula="of:=[.AT19]*[.$C$23]" office:value-type="float" office:value="3241.8738527778" calcext:value-type="float">
            <text:p>3241.9</text:p>
          </table:table-cell>
          <table:table-cell table:style-name="ce8" table:formula="of:=[.AU19]*[.$C$23]" office:value-type="float" office:value="3198.73990555558" calcext:value-type="float">
            <text:p>3198.7</text:p>
          </table:table-cell>
          <table:table-cell table:style-name="ce8" table:formula="of:=[.AV19]*[.$C$23]" office:value-type="float" office:value="3166.61681666669" calcext:value-type="float">
            <text:p>3166.6</text:p>
          </table:table-cell>
          <table:table-cell table:style-name="ce8" table:formula="of:=[.AW19]*[.$C$23]" office:value-type="float" office:value="3314.99349166669" calcext:value-type="float">
            <text:p>3315.0</text:p>
          </table:table-cell>
          <table:table-cell table:style-name="ce8" table:formula="of:=[.AX19]*[.$C$23]" office:value-type="float" office:value="3384.00759444447" calcext:value-type="float">
            <text:p>3384.0</text:p>
          </table:table-cell>
          <table:table-cell table:style-name="ce8" table:formula="of:=[.AY19]*[.$C$23]" office:value-type="float" office:value="3551.19292222225" calcext:value-type="float">
            <text:p>3551.2</text:p>
          </table:table-cell>
          <table:table-cell table:style-name="ce8" table:formula="of:=[.AZ19]*[.$C$23]" office:value-type="float" office:value="3562.66587222225" calcext:value-type="float">
            <text:p>3562.7</text:p>
          </table:table-cell>
          <table:table-cell table:style-name="ce8" table:formula="of:=[.BA19]*[.$C$23]" office:value-type="float" office:value="3595.11408888892" calcext:value-type="float">
            <text:p>3595.1</text:p>
          </table:table-cell>
          <table:table-cell table:style-name="ce8"/>
          <table:table-cell table:number-columns-repeated="36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final consumption (TWh)</text:p>
          </table:table-cell>
          <table:table-cell table:style-name="ce8" table:formula="of:=[.D20]*[.$C$23]" office:value-type="float" office:value="49106.6998611115" calcext:value-type="float">
            <text:p>49106.7</text:p>
          </table:table-cell>
          <table:table-cell table:style-name="ce8" table:formula="of:=[.E20]*[.$C$23]" office:value-type="float" office:value="51447.1980833338" calcext:value-type="float">
            <text:p>51447.2</text:p>
          </table:table-cell>
          <table:table-cell table:style-name="ce8" table:formula="of:=[.F20]*[.$C$23]" office:value-type="float" office:value="53942.9410833338" calcext:value-type="float">
            <text:p>53942.9</text:p>
          </table:table-cell>
          <table:table-cell table:style-name="ce8" table:formula="of:=[.G20]*[.$C$23]" office:value-type="float" office:value="53870.897805556" calcext:value-type="float">
            <text:p>53870.9</text:p>
          </table:table-cell>
          <table:table-cell table:style-name="ce8" table:formula="of:=[.H20]*[.$C$23]" office:value-type="float" office:value="54374.2311666671" calcext:value-type="float">
            <text:p>54374.2</text:p>
          </table:table-cell>
          <table:table-cell table:style-name="ce8" table:formula="of:=[.I20]*[.$C$23]" office:value-type="float" office:value="56776.0961666671" calcext:value-type="float">
            <text:p>56776.1</text:p>
          </table:table-cell>
          <table:table-cell table:style-name="ce8" table:formula="of:=[.J20]*[.$C$23]" office:value-type="float" office:value="58772.3789166671" calcext:value-type="float">
            <text:p>58772.4</text:p>
          </table:table-cell>
          <table:table-cell table:style-name="ce8" table:formula="of:=[.K20]*[.$C$23]" office:value-type="float" office:value="60901.0147222227" calcext:value-type="float">
            <text:p>60901.0</text:p>
          </table:table-cell>
          <table:table-cell table:style-name="ce8" table:formula="of:=[.L20]*[.$C$23]" office:value-type="float" office:value="62708.8006388894" calcext:value-type="float">
            <text:p>62708.8</text:p>
          </table:table-cell>
          <table:table-cell table:style-name="ce8" table:formula="of:=[.M20]*[.$C$23]" office:value-type="float" office:value="62138.2643333338" calcext:value-type="float">
            <text:p>62138.3</text:p>
          </table:table-cell>
          <table:table-cell table:style-name="ce8" table:formula="of:=[.N20]*[.$C$23]" office:value-type="float" office:value="61763.2782222227" calcext:value-type="float">
            <text:p>61763.3</text:p>
          </table:table-cell>
          <table:table-cell table:style-name="ce8" table:formula="of:=[.O20]*[.$C$23]" office:value-type="float" office:value="61120.3489722227" calcext:value-type="float">
            <text:p>61120.3</text:p>
          </table:table-cell>
          <table:table-cell table:style-name="ce8" table:formula="of:=[.P20]*[.$C$23]" office:value-type="float" office:value="61689.0350277783" calcext:value-type="float">
            <text:p>61689.0</text:p>
          </table:table-cell>
          <table:table-cell table:style-name="ce8" table:formula="of:=[.Q20]*[.$C$23]" office:value-type="float" office:value="64016.5370555561" calcext:value-type="float">
            <text:p>64016.5</text:p>
          </table:table-cell>
          <table:table-cell table:style-name="ce8" table:formula="of:=[.R20]*[.$C$23]" office:value-type="float" office:value="65002.540944445" calcext:value-type="float">
            <text:p>65002.5</text:p>
          </table:table-cell>
          <table:table-cell table:style-name="ce8" table:formula="of:=[.S20]*[.$C$23]" office:value-type="float" office:value="66508.1423611117" calcext:value-type="float">
            <text:p>66508.1</text:p>
          </table:table-cell>
          <table:table-cell table:style-name="ce8" table:formula="of:=[.T20]*[.$C$23]" office:value-type="float" office:value="68578.752944445" calcext:value-type="float">
            <text:p>68578.8</text:p>
          </table:table-cell>
          <table:table-cell table:style-name="ce8" table:formula="of:=[.U20]*[.$C$23]" office:value-type="float" office:value="70877.179694445" calcext:value-type="float">
            <text:p>70877.2</text:p>
          </table:table-cell>
          <table:table-cell table:style-name="ce8" table:formula="of:=[.V20]*[.$C$23]" office:value-type="float" office:value="71355.7533055561" calcext:value-type="float">
            <text:p>71355.8</text:p>
          </table:table-cell>
          <table:table-cell table:style-name="ce8" table:formula="of:=[.W20]*[.$C$23]" office:value-type="float" office:value="72520.5421111117" calcext:value-type="float">
            <text:p>72520.5</text:p>
          </table:table-cell>
          <table:table-cell table:style-name="ce8" table:formula="of:=[.X20]*[.$C$23]" office:value-type="float" office:value="73298.1564722228" calcext:value-type="float">
            <text:p>73298.2</text:p>
          </table:table-cell>
          <table:table-cell table:style-name="ce8" table:formula="of:=[.Y20]*[.$C$23]" office:value-type="float" office:value="73046.159694445" calcext:value-type="float">
            <text:p>73046.2</text:p>
          </table:table-cell>
          <table:table-cell table:style-name="ce8" table:formula="of:=[.Z20]*[.$C$23]" office:value-type="float" office:value="73514.054694445" calcext:value-type="float">
            <text:p>73514.1</text:p>
          </table:table-cell>
          <table:table-cell table:style-name="ce8" table:formula="of:=[.AA20]*[.$C$23]" office:value-type="float" office:value="73880.9891388895" calcext:value-type="float">
            <text:p>73881.0</text:p>
          </table:table-cell>
          <table:table-cell table:style-name="ce8" table:formula="of:=[.AB20]*[.$C$23]" office:value-type="float" office:value="75638.4161944451" calcext:value-type="float">
            <text:p>75638.4</text:p>
          </table:table-cell>
          <table:table-cell table:style-name="ce8" table:formula="of:=[.AC20]*[.$C$23]" office:value-type="float" office:value="76913.6557500006" calcext:value-type="float">
            <text:p>76913.7</text:p>
          </table:table-cell>
          <table:table-cell table:style-name="ce8" table:formula="of:=[.AD20]*[.$C$23]" office:value-type="float" office:value="77907.7971944451" calcext:value-type="float">
            <text:p>77907.8</text:p>
          </table:table-cell>
          <table:table-cell table:style-name="ce8" table:formula="of:=[.AE20]*[.$C$23]" office:value-type="float" office:value="78091.6463055562" calcext:value-type="float">
            <text:p>78091.6</text:p>
          </table:table-cell>
          <table:table-cell table:style-name="ce8" table:formula="of:=[.AF20]*[.$C$23]" office:value-type="float" office:value="79589.4611944451" calcext:value-type="float">
            <text:p>79589.5</text:p>
          </table:table-cell>
          <table:table-cell table:style-name="ce8" table:formula="of:=[.AG20]*[.$C$23]" office:value-type="float" office:value="81571.8792500007" calcext:value-type="float">
            <text:p>81571.9</text:p>
          </table:table-cell>
          <table:table-cell table:style-name="ce8" table:formula="of:=[.AH20]*[.$C$23]" office:value-type="float" office:value="81997.1594444451" calcext:value-type="float">
            <text:p>81997.2</text:p>
          </table:table-cell>
          <table:table-cell table:style-name="ce8" table:formula="of:=[.AI20]*[.$C$23]" office:value-type="float" office:value="83379.5141388896" calcext:value-type="float">
            <text:p>83379.5</text:p>
          </table:table-cell>
          <table:table-cell table:style-name="ce8" table:formula="of:=[.AJ20]*[.$C$23]" office:value-type="float" office:value="85953.053083334" calcext:value-type="float">
            <text:p>85953.1</text:p>
          </table:table-cell>
          <table:table-cell table:style-name="ce8" table:formula="of:=[.AK20]*[.$C$23]" office:value-type="float" office:value="89815.4605833341" calcext:value-type="float">
            <text:p>89815.5</text:p>
          </table:table-cell>
          <table:table-cell table:style-name="ce8" table:formula="of:=[.AL20]*[.$C$23]" office:value-type="float" office:value="92558.133472223" calcext:value-type="float">
            <text:p>92558.1</text:p>
          </table:table-cell>
          <table:table-cell table:style-name="ce8" table:formula="of:=[.AM20]*[.$C$23]" office:value-type="float" office:value="95003.6560833341" calcext:value-type="float">
            <text:p>95003.7</text:p>
          </table:table-cell>
          <table:table-cell table:style-name="ce8" table:formula="of:=[.AN20]*[.$C$23]" office:value-type="float" office:value="97612.3113333341" calcext:value-type="float">
            <text:p>97612.3</text:p>
          </table:table-cell>
          <table:table-cell table:style-name="ce8" table:formula="of:=[.AO20]*[.$C$23]" office:value-type="float" office:value="98381.8568333341" calcext:value-type="float">
            <text:p>98381.9</text:p>
          </table:table-cell>
          <table:table-cell table:style-name="ce8" table:formula="of:=[.AP20]*[.$C$23]" office:value-type="float" office:value="97177.8998888897" calcext:value-type="float">
            <text:p>97177.9</text:p>
          </table:table-cell>
          <table:table-cell table:style-name="ce8" table:formula="of:=[.AQ20]*[.$C$23]" office:value-type="float" office:value="102577.056583334" calcext:value-type="float">
            <text:p>102577.1</text:p>
          </table:table-cell>
          <table:table-cell table:style-name="ce8" table:formula="of:=[.AR20]*[.$C$23]" office:value-type="float" office:value="103928.790194445" calcext:value-type="float">
            <text:p>103928.8</text:p>
          </table:table-cell>
          <table:table-cell table:style-name="ce8" table:formula="of:=[.AS20]*[.$C$23]" office:value-type="float" office:value="105150.52938889" calcext:value-type="float">
            <text:p>105150.5</text:p>
          </table:table-cell>
          <table:table-cell table:style-name="ce8" table:formula="of:=[.AT20]*[.$C$23]" office:value-type="float" office:value="107161.092805556" calcext:value-type="float">
            <text:p>107161.1</text:p>
          </table:table-cell>
          <table:table-cell table:style-name="ce8" table:formula="of:=[.AU20]*[.$C$23]" office:value-type="float" office:value="108545.136277779" calcext:value-type="float">
            <text:p>108545.1</text:p>
          </table:table-cell>
          <table:table-cell table:style-name="ce8" table:formula="of:=[.AV20]*[.$C$23]" office:value-type="float" office:value="109399.705000001" calcext:value-type="float">
            <text:p>109399.7</text:p>
          </table:table-cell>
          <table:table-cell table:style-name="ce8" table:formula="of:=[.AW20]*[.$C$23]" office:value-type="float" office:value="110839.505000001" calcext:value-type="float">
            <text:p>110839.5</text:p>
          </table:table-cell>
          <table:table-cell table:style-name="ce8" table:formula="of:=[.AX20]*[.$C$23]" office:value-type="float" office:value="113019.151083334" calcext:value-type="float">
            <text:p>113019.2</text:p>
          </table:table-cell>
          <table:table-cell table:style-name="ce8" table:formula="of:=[.AY20]*[.$C$23]" office:value-type="float" office:value="115805.480055556" calcext:value-type="float">
            <text:p>115805.5</text:p>
          </table:table-cell>
          <table:table-cell table:style-name="ce8" table:formula="of:=[.AZ20]*[.$C$23]" office:value-type="float" office:value="116390.426972223" calcext:value-type="float">
            <text:p>116390.4</text:p>
          </table:table-cell>
          <table:table-cell table:style-name="ce8" table:formula="of:=[.BA20]*[.$C$23]" office:value-type="float" office:value="111338.734666668" calcext:value-type="float">
            <text:p>111338.7</text:p>
          </table:table-cell>
          <table:table-cell table:style-name="ce8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£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decimal-places="0" number:min-integer-digits="0"/>
      <number:text>.</number:text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5" number:min-decimal-places="5" number:min-integer-digits="1"/>
    </number:number-style>
    <number:number-style style:name="N155">
      <number:number number:decimal-places="4" number:min-decimal-places="4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/>
    </number:number-style>
    <number:number-style style:name="N15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2:11:00.556358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Blanz</meta:initial-creator>
    <meta:creation-date>2023-10-13T10:11:34.458036567</meta:creation-date>
    <dc:date>2023-10-20T14:57:53.841466442</dc:date>
    <dc:creator>Benjamin Blanz</dc:creator>
    <meta:editing-duration>PT8H37M20S</meta:editing-duration>
    <meta:editing-cycles>4</meta:editing-cycles>
    <meta:generator>LibreOffice/7.5.5.2$Linux_X86_64 LibreOffice_project/50$Build-2</meta:generator>
    <meta:document-statistic meta:table-count="6" meta:cell-count="390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818cm" svg:y="8.401cm" style:legend-expansion="wide" chart:style-name="ch2"/>
        <chart:plot-area chart:style-name="ch3" table:cell-range-address="'electricity demand'.C2:'electricity demand'.C44 'electricity demand'.F1:'electricity demand'.F44 'energy consumption anti conversion'.F1:'energy consumption anti conversion'.F44" chart:data-source-has-labels="both" svg:x="0.32cm" svg:y="0.18cm" svg:width="15.36cm" svg:height="7.857cm">
          <chart:coordinate-region svg:x="1.312cm" svg:y="0.379cm" svg:width="14.227cm" svg:height="6.604cm"/>
          <chart:axis chart:dimension="x" chart:name="primary-x" chart:style-name="ch4" chartooo:axis-type="auto">
            <chartooo:date-scale/>
            <chart:categories table:cell-range-address="'electricity demand'.C2:'electricity demand'.C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ectricity demand'.F2:'electricity demand'.F44" chart:label-cell-address="'electricity demand'.F1:'electricity demand'.F1" chart:class="chart:line">
            <chart:data-point chart:repeated="43"/>
          </chart:series>
          <chart:series chart:style-name="ch7" chart:values-cell-range-address="'energy consumption anti conversion'.F2:'energy consumption anti conversion'.F44" chart:label-cell-address="'energy consumption anti conversion'.F1:'energy consumption anti conversion'.F1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y from solar (TWh)</text:p>
                <draw:g>
                  <svg:desc>'electricity demand'.F1:'electricity demand'.F1</svg:desc>
                </draw:g>
              </table:table-cell>
              <table:table-cell office:value-type="string">
                <text:p>Solar consumption - TWh</text:p>
                <draw:g>
                  <svg:desc>'energy consumption anti conversion'.F1:'energy consumption anti conversion'.F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lectricity demand'.C2:'electricity demand'.C44</svg:desc>
                </draw:g>
              </table:table-cell>
              <table:table-cell office:value-type="float" office:value="NaN">
                <text:p>NaN</text:p>
                <draw:g>
                  <svg:desc>'electricity demand'.F2:'electricity demand'.F44</svg:desc>
                </draw:g>
              </table:table-cell>
              <table:table-cell office:value-type="float" office:value="0">
                <text:p>0</text:p>
                <draw:g>
                  <svg:desc>'energy consumption anti conversion'.F2:'energy consumption anti conversion'.F44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0.00319354956">
                <text:p>0.0031935495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0671827968">
                <text:p>0.00671827968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125053992">
                <text:p>0.0125053992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0161633988">
                <text:p>0.016163398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01128709908">
                <text:p>0.01128709908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01085379948">
                <text:p>0.0108537994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0.2791408824">
                <text:p>0.27914088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38834995">
                <text:p>0.38834995</text:p>
              </table:table-cell>
              <table:table-cell office:value-type="float" office:value="0.41340474">
                <text:p>0.4134047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5053229">
                <text:p>0.5053229</text:p>
              </table:table-cell>
              <table:table-cell office:value-type="float" office:value="0.537924384">
                <text:p>0.53792438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4666791">
                <text:p>0.4666791</text:p>
              </table:table-cell>
              <table:table-cell office:value-type="float" office:value="0.4967874">
                <text:p>0.496787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5566775">
                <text:p>0.5566775</text:p>
              </table:table-cell>
              <table:table-cell office:value-type="float" office:value="0.592592184">
                <text:p>0.59259218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5969829">
                <text:p>0.5969829</text:p>
              </table:table-cell>
              <table:table-cell office:value-type="float" office:value="0.635498028">
                <text:p>0.63549802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63888276">
                <text:p>0.63888276</text:p>
              </table:table-cell>
              <table:table-cell office:value-type="float" office:value="0.68010102">
                <text:p>0.6801010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69922996">
                <text:p>0.69922996</text:p>
              </table:table-cell>
              <table:table-cell office:value-type="float" office:value="0.74434158">
                <text:p>0.7443415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7496558">
                <text:p>0.7496558</text:p>
              </table:table-cell>
              <table:table-cell office:value-type="float" office:value="0.798020712">
                <text:p>0.79802071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811852">
                <text:p>0.811852</text:p>
              </table:table-cell>
              <table:table-cell office:value-type="float" office:value="0.864229536">
                <text:p>0.86422953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9052879">
                <text:p>0.9052879</text:p>
              </table:table-cell>
              <table:table-cell office:value-type="float" office:value="0.963693576">
                <text:p>0.9636935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8">
                <text:p>1.08</text:p>
              </table:table-cell>
              <table:table-cell office:value-type="float" office:value="1.127781504">
                <text:p>1.12778150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35">
                <text:p>1.35</text:p>
              </table:table-cell>
              <table:table-cell office:value-type="float" office:value="1.51564567905882">
                <text:p>1.5156456790588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.69">
                <text:p>1.69</text:p>
              </table:table-cell>
              <table:table-cell office:value-type="float" office:value="1.91557169411765">
                <text:p>1.9155716941176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07">
                <text:p>2.07</text:p>
              </table:table-cell>
              <table:table-cell office:value-type="float" office:value="2.40116594823529">
                <text:p>2.4011659482352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.71">
                <text:p>2.71</text:p>
              </table:table-cell>
              <table:table-cell office:value-type="float" office:value="3.16356588470588">
                <text:p>3.1635658847058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.78">
                <text:p>3.78</text:p>
              </table:table-cell>
              <table:table-cell office:value-type="float" office:value="4.45786032941177">
                <text:p>4.4578603294117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.11">
                <text:p>5.11</text:p>
              </table:table-cell>
              <table:table-cell office:value-type="float" office:value="6.13462030588235">
                <text:p>6.1346203058823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.92">
                <text:p>6.92</text:p>
              </table:table-cell>
              <table:table-cell office:value-type="float" office:value="8.32319849411765">
                <text:p>8.3231984941176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.36">
                <text:p>11.36</text:p>
              </table:table-cell>
              <table:table-cell office:value-type="float" office:value="13.5174323364706">
                <text:p>13.51743233647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.19">
                <text:p>19.19</text:p>
              </table:table-cell>
              <table:table-cell office:value-type="float" office:value="22.4330837929412">
                <text:p>22.43308379294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1.05">
                <text:p>31.05</text:p>
              </table:table-cell>
              <table:table-cell office:value-type="float" office:value="36.1001507764706">
                <text:p>36.100150776470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1.85">
                <text:p>61.85</text:p>
              </table:table-cell>
              <table:table-cell office:value-type="float" office:value="69.8840041411765">
                <text:p>69.884004141176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5.18">
                <text:p>95.18</text:p>
              </table:table-cell>
              <table:table-cell office:value-type="float" office:value="108.071292352941">
                <text:p>108.07129235294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1.42">
                <text:p>131.42</text:p>
              </table:table-cell>
              <table:table-cell office:value-type="float" office:value="147.534406070588">
                <text:p>147.53440607058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96.46">
                <text:p>196.46</text:p>
              </table:table-cell>
              <table:table-cell office:value-type="float" office:value="209.988063341176">
                <text:p>209.98806334117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4.87">
                <text:p>254.87</text:p>
              </table:table-cell>
              <table:table-cell office:value-type="float" office:value="272.494276517647">
                <text:p>272.49427651764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29.15">
                <text:p>329.15</text:p>
              </table:table-cell>
              <table:table-cell office:value-type="float" office:value="349.6029992">
                <text:p>349.602999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44.54">
                <text:p>444.54</text:p>
              </table:table-cell>
              <table:table-cell office:value-type="float" office:value="474.2206">
                <text:p>474.220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70.57">
                <text:p>570.57</text:p>
              </table:table-cell>
              <table:table-cell office:value-type="float" office:value="611.629796969697">
                <text:p>611.6297969696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01.19">
                <text:p>701.19</text:p>
              </table:table-cell>
              <table:table-cell office:value-type="float" office:value="749.214793939394">
                <text:p>749.21479393939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50.89">
                <text:p>850.89</text:p>
              </table:table-cell>
              <table:table-cell office:value-type="float" office:value="907.73325">
                <text:p>907.7332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040.06">
                <text:p>1040.06</text:p>
              </table:table-cell>
              <table:table-cell office:value-type="float" office:value="1125.53056363636">
                <text:p>1125.53056363636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289.27">
                <text:p>1289.27</text:p>
              </table:table-cell>
              <table:table-cell office:value-type="float" office:value="1405.41792984848">
                <text:p>1405.4179298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857cm" svg:y="8.401cm" style:legend-expansion="wide" chart:style-name="ch2"/>
        <chart:plot-area chart:style-name="ch3" table:cell-range-address="'electricity demand'.C2:'electricity demand'.C44 'electricity demand'.G1:'electricity demand'.G44 'energy consumption'.G1:'energy consumption'.G1 'energy consumption anti conversion'.G2:'energy consumption anti conversion'.G44" chart:data-source-has-labels="both" svg:x="0.32cm" svg:y="-0.199cm" svg:width="15.359cm" svg:height="7.856cm">
          <chart:coordinate-region svg:x="1.312cm" svg:y="0cm" svg:width="14.226cm" svg:height="6.603cm"/>
          <chart:axis chart:dimension="x" chart:name="primary-x" chart:style-name="ch4" chartooo:axis-type="auto">
            <chartooo:date-scale/>
            <chart:categories table:cell-range-address="'electricity demand'.C2:'electricity demand'.C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ectricity demand'.G2:'electricity demand'.G44" chart:label-cell-address="'electricity demand'.G1:'electricity demand'.G1" chart:class="chart:line">
            <chart:data-point chart:repeated="43"/>
          </chart:series>
          <chart:series chart:style-name="ch7" chart:values-cell-range-address="'energy consumption anti conversion'.G2:'energy consumption anti conversion'.G44" chart:label-cell-address="'energy consumption'.G1:'energy consumption'.G1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y from wind (TWh)</text:p>
                <draw:g>
                  <svg:desc>'electricity demand'.G1:'electricity demand'.G1</svg:desc>
                </draw:g>
              </table:table-cell>
              <table:table-cell office:value-type="string">
                <text:p>Wind consumption - TWh</text:p>
                <draw:g>
                  <svg:desc>'energy consumption'.G1:'energy consumption'.G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lectricity demand'.C2:'electricity demand'.C44</svg:desc>
                </draw:g>
              </table:table-cell>
              <table:table-cell office:value-type="float" office:value="NaN">
                <text:p>NaN</text:p>
                <draw:g>
                  <svg:desc>'electricity demand'.G2:'electricity demand'.G44</svg:desc>
                </draw:g>
              </table:table-cell>
              <table:table-cell office:value-type="float" office:value="0.01117739988">
                <text:p>0.01117739988</text:p>
                <draw:g>
                  <svg:desc>'energy consumption anti conversion'.G2:'energy consumption anti conversion'.G44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0.01117739988">
                <text:p>0.0111773998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.01969349868">
                <text:p>0.0196934986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0.034910802">
                <text:p>0.034910802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476430012">
                <text:p>0.0476430012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683633988">
                <text:p>0.0683633988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147788208">
                <text:p>0.14778820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2079817056">
                <text:p>0.2079817056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35297208">
                <text:p>0.3529720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2.82072996">
                <text:p>2.820729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.6324706">
                <text:p>3.6324706</text:p>
              </table:table-cell>
              <table:table-cell office:value-type="float" office:value="3.86682336">
                <text:p>3.8668233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4.086107">
                <text:p>4.086107</text:p>
              </table:table-cell>
              <table:table-cell office:value-type="float" office:value="4.34972628">
                <text:p>4.3497262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4.732812">
                <text:p>4.732812</text:p>
              </table:table-cell>
              <table:table-cell office:value-type="float" office:value="5.03815464">
                <text:p>5.0381546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5.704169">
                <text:p>5.704169</text:p>
              </table:table-cell>
              <table:table-cell office:value-type="float" office:value="6.0721794">
                <text:p>6.072179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.13173">
                <text:p>7.13173</text:p>
              </table:table-cell>
              <table:table-cell office:value-type="float" office:value="7.59184128">
                <text:p>7.5918412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.272123">
                <text:p>8.272123</text:p>
              </table:table-cell>
              <table:table-cell office:value-type="float" office:value="8.8058088">
                <text:p>8.805808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.215601">
                <text:p>9.215601</text:p>
              </table:table-cell>
              <table:table-cell office:value-type="float" office:value="9.81015516">
                <text:p>9.8101551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.028216">
                <text:p>12.028216</text:p>
              </table:table-cell>
              <table:table-cell office:value-type="float" office:value="12.80423052">
                <text:p>12.8042305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5.92926">
                <text:p>15.92926</text:p>
              </table:table-cell>
              <table:table-cell office:value-type="float" office:value="16.956954">
                <text:p>16.95695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1.226898">
                <text:p>21.226898</text:p>
              </table:table-cell>
              <table:table-cell office:value-type="float" office:value="22.59637488">
                <text:p>22.596374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.16">
                <text:p>31.16</text:p>
              </table:table-cell>
              <table:table-cell office:value-type="float" office:value="33.4360656">
                <text:p>33.436065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8.16">
                <text:p>38.16</text:p>
              </table:table-cell>
              <table:table-cell office:value-type="float" office:value="40.8562289882353">
                <text:p>40.856228988235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52.04">
                <text:p>52.04</text:p>
              </table:table-cell>
              <table:table-cell office:value-type="float" office:value="55.7613557647059">
                <text:p>55.761355764705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63.43">
                <text:p>63.43</text:p>
              </table:table-cell>
              <table:table-cell office:value-type="float" office:value="67.3675832470588">
                <text:p>67.367583247058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5.26">
                <text:p>85.26</text:p>
              </table:table-cell>
              <table:table-cell office:value-type="float" office:value="91.1422532235294">
                <text:p>91.142253223529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3.89">
                <text:p>103.89</text:p>
              </table:table-cell>
              <table:table-cell office:value-type="float" office:value="111.377906494118">
                <text:p>111.37790649411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32.79">
                <text:p>132.79</text:p>
              </table:table-cell>
              <table:table-cell office:value-type="float" office:value="142.115898494118">
                <text:p>142.11589849411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0.91">
                <text:p>170.91</text:p>
              </table:table-cell>
              <table:table-cell office:value-type="float" office:value="182.573357176471">
                <text:p>182.57335717647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20.07">
                <text:p>220.07</text:p>
              </table:table-cell>
              <table:table-cell office:value-type="float" office:value="235.700401176471">
                <text:p>235.70040117647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75.88">
                <text:p>275.88</text:p>
              </table:table-cell>
              <table:table-cell office:value-type="float" office:value="294.656082352941">
                <text:p>294.65608235294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45.99">
                <text:p>345.99</text:p>
              </table:table-cell>
              <table:table-cell office:value-type="float" office:value="368.75816">
                <text:p>368.7581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40.39">
                <text:p>440.39</text:p>
              </table:table-cell>
              <table:table-cell office:value-type="float" office:value="469.108802823529">
                <text:p>469.10880282352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29.11">
                <text:p>529.11</text:p>
              </table:table-cell>
              <table:table-cell office:value-type="float" office:value="564.729465882353">
                <text:p>564.7294658823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41.17">
                <text:p>641.17</text:p>
              </table:table-cell>
              <table:table-cell office:value-type="float" office:value="676.508119529412">
                <text:p>676.50811952941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16.51">
                <text:p>716.51</text:p>
              </table:table-cell>
              <table:table-cell office:value-type="float" office:value="751.429663529412">
                <text:p>751.4296635294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28.37">
                <text:p>828.37</text:p>
              </table:table-cell>
              <table:table-cell office:value-type="float" office:value="885.013168941176">
                <text:p>885.01316894117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59.65">
                <text:p>959.65</text:p>
              </table:table-cell>
              <table:table-cell office:value-type="float" office:value="1024.20736141176">
                <text:p>1024.207361411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136.41">
                <text:p>1136.41</text:p>
              </table:table-cell>
              <table:table-cell office:value-type="float" office:value="1215.1708">
                <text:p>1215.170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65.29">
                <text:p>1265.29</text:p>
              </table:table-cell>
              <table:table-cell office:value-type="float" office:value="1348.61981136364">
                <text:p>1348.6198113636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419.51">
                <text:p>1419.51</text:p>
              </table:table-cell>
              <table:table-cell office:value-type="float" office:value="1509.23789333333">
                <text:p>1509.2378933333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587.13">
                <text:p>1587.13</text:p>
              </table:table-cell>
              <table:table-cell office:value-type="float" office:value="1693.50049545455">
                <text:p>1693.50049545455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849.4">
                <text:p>1849.4</text:p>
              </table:table-cell>
              <table:table-cell office:value-type="float" office:value="1970.0412">
                <text:p>1970.0412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139.23">
                <text:p>2139.23</text:p>
              </table:table-cell>
              <table:table-cell office:value-type="float" office:value="2236.61272727273">
                <text:p>2236.61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12cm" svg:y="8.401cm" style:legend-expansion="wide" chart:style-name="ch2"/>
        <chart:plot-area chart:style-name="ch3" table:cell-range-address="'electricity demand'.C2:'electricity demand'.C44 'electricity demand'.H1:'electricity demand'.H44 'energy consumption anti conversion'.H1:'energy consumption anti conversion'.H44" chart:data-source-has-labels="both" svg:x="0.32cm" svg:y="-0.199cm" svg:width="15.359cm" svg:height="7.856cm">
          <chart:coordinate-region svg:x="1.312cm" svg:y="0cm" svg:width="14.226cm" svg:height="6.603cm"/>
          <chart:axis chart:dimension="x" chart:name="primary-x" chart:style-name="ch4" chartooo:axis-type="auto">
            <chartooo:date-scale/>
            <chart:categories table:cell-range-address="'electricity demand'.C2:'electricity demand'.C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ectricity demand'.H2:'electricity demand'.H44" chart:label-cell-address="'electricity demand'.H1:'electricity demand'.H1" chart:class="chart:line">
            <chart:data-point chart:repeated="43"/>
          </chart:series>
          <chart:series chart:style-name="ch7" chart:values-cell-range-address="'energy consumption anti conversion'.H2:'energy consumption anti conversion'.H44" chart:label-cell-address="'energy consumption anti conversion'.H1:'energy consumption anti conversion'.H1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y from hydro (TWh)</text:p>
                <draw:g>
                  <svg:desc>'electricity demand'.H1:'electricity demand'.H1</svg:desc>
                </draw:g>
              </table:table-cell>
              <table:table-cell office:value-type="string">
                <text:p>Hydro consumption - TWh</text:p>
                <draw:g>
                  <svg:desc>'energy consumption anti conversion'.H1:'energy consumption anti conversion'.H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lectricity demand'.C2:'electricity demand'.C44</svg:desc>
                </draw:g>
              </table:table-cell>
              <table:table-cell office:value-type="float" office:value="NaN">
                <text:p>NaN</text:p>
                <draw:g>
                  <svg:desc>'electricity demand'.H2:'electricity demand'.H44</svg:desc>
                </draw:g>
              </table:table-cell>
              <table:table-cell office:value-type="float" office:value="1843.368768">
                <text:p>1843.368768</text:p>
                <draw:g>
                  <svg:desc>'energy consumption anti conversion'.H2:'energy consumption anti conversion'.H44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883.026224">
                <text:p>1883.026224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17.095616">
                <text:p>1917.095616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98.9153">
                <text:p>1998.9153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2066.6232">
                <text:p>2066.6232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2106.9378">
                <text:p>2106.9378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2135.488536">
                <text:p>2135.48853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2164.361652">
                <text:p>2164.36165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2233.729332">
                <text:p>2233.72933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2222.271">
                <text:p>2222.27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158.854">
                <text:p>2158.854</text:p>
              </table:table-cell>
              <table:table-cell office:value-type="float" office:value="2298.13488">
                <text:p>2298.1348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208.702">
                <text:p>2208.702</text:p>
              </table:table-cell>
              <table:table-cell office:value-type="float" office:value="2351.19888">
                <text:p>2351.19888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208.4592">
                <text:p>2208.4592</text:p>
              </table:table-cell>
              <table:table-cell office:value-type="float" office:value="2350.9404">
                <text:p>2350.940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341.4597">
                <text:p>2341.4597</text:p>
              </table:table-cell>
              <table:table-cell office:value-type="float" office:value="2492.52156">
                <text:p>2492.5215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56.203">
                <text:p>2356.203</text:p>
              </table:table-cell>
              <table:table-cell office:value-type="float" office:value="2508.215976">
                <text:p>2508.21597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83.6868">
                <text:p>2483.6868</text:p>
              </table:table-cell>
              <table:table-cell office:value-type="float" office:value="2643.924744">
                <text:p>2643.92474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517.03">
                <text:p>2517.03</text:p>
              </table:table-cell>
              <table:table-cell office:value-type="float" office:value="2679.419016">
                <text:p>2679.41901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561.359">
                <text:p>2561.359</text:p>
              </table:table-cell>
              <table:table-cell office:value-type="float" office:value="2726.607816">
                <text:p>2726.60781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581.1204">
                <text:p>2581.1204</text:p>
              </table:table-cell>
              <table:table-cell office:value-type="float" office:value="2747.6442">
                <text:p>2747.644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00.65">
                <text:p>2600.65</text:p>
              </table:table-cell>
              <table:table-cell office:value-type="float" office:value="2768.43384">
                <text:p>2768.4338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21.36">
                <text:p>2621.36</text:p>
              </table:table-cell>
              <table:table-cell office:value-type="float" office:value="2817.48492">
                <text:p>2817.4849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561.04">
                <text:p>2561.04</text:p>
              </table:table-cell>
              <table:table-cell office:value-type="float" office:value="2745.10714305882">
                <text:p>2745.1071430588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601.39">
                <text:p>2601.39</text:p>
              </table:table-cell>
              <table:table-cell office:value-type="float" office:value="2795.74484705882">
                <text:p>2795.7448470588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602.33">
                <text:p>2602.33</text:p>
              </table:table-cell>
              <table:table-cell office:value-type="float" office:value="2792.28254117647">
                <text:p>2792.28254117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796.69">
                <text:p>2796.69</text:p>
              </table:table-cell>
              <table:table-cell office:value-type="float" office:value="2998.33184423529">
                <text:p>2998.331844235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895.17">
                <text:p>2895.17</text:p>
              </table:table-cell>
              <table:table-cell office:value-type="float" office:value="3099.15847529412">
                <text:p>3099.1584752941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001.53">
                <text:p>3001.53</text:p>
              </table:table-cell>
              <table:table-cell office:value-type="float" office:value="3217.23144">
                <text:p>3217.2314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46.18">
                <text:p>3046.18</text:p>
              </table:table-cell>
              <table:table-cell office:value-type="float" office:value="3270.73731764706">
                <text:p>3270.7373176470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231.07">
                <text:p>3231.07</text:p>
              </table:table-cell>
              <table:table-cell office:value-type="float" office:value="3461.48939294118">
                <text:p>3461.4893929411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229.55">
                <text:p>3229.55</text:p>
              </table:table-cell>
              <table:table-cell office:value-type="float" office:value="3455.89339764706">
                <text:p>3455.89339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412.33">
                <text:p>3412.33</text:p>
              </table:table-cell>
              <table:table-cell office:value-type="float" office:value="3651.43088470588">
                <text:p>3651.4308847058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479.25">
                <text:p>3479.25</text:p>
              </table:table-cell>
              <table:table-cell office:value-type="float" office:value="3718.00811294118">
                <text:p>3718.0081129411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645.02">
                <text:p>3645.02</text:p>
              </table:table-cell>
              <table:table-cell office:value-type="float" office:value="3876.807">
                <text:p>3876.8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776.88">
                <text:p>3776.88</text:p>
              </table:table-cell>
              <table:table-cell office:value-type="float" office:value="4032.51184">
                <text:p>4032.5118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865.63">
                <text:p>3865.63</text:p>
              </table:table-cell>
              <table:table-cell office:value-type="float" office:value="4139.92607058824">
                <text:p>4139.926070588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70.04">
                <text:p>3870.04</text:p>
              </table:table-cell>
              <table:table-cell office:value-type="float" office:value="4129.74081882353">
                <text:p>4129.74081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996.54">
                <text:p>3996.54</text:p>
              </table:table-cell>
              <table:table-cell office:value-type="float" office:value="4273.40597411765">
                <text:p>4273.4059741176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053.96">
                <text:p>4053.96</text:p>
              </table:table-cell>
              <table:table-cell office:value-type="float" office:value="4333.8824">
                <text:p>4333.882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174.81">
                <text:p>4174.81</text:p>
              </table:table-cell>
              <table:table-cell office:value-type="float" office:value="4450.77698484849">
                <text:p>4450.7769848484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220.11">
                <text:p>4220.11</text:p>
              </table:table-cell>
              <table:table-cell office:value-type="float" office:value="4507.97011212121">
                <text:p>4507.97011212121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341.1">
                <text:p>4341.1</text:p>
              </table:table-cell>
              <table:table-cell office:value-type="float" office:value="4631.24728636364">
                <text:p>4631.2472863636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244.57">
                <text:p>4244.57</text:p>
              </table:table-cell>
              <table:table-cell office:value-type="float" office:value="4556.9583030303">
                <text:p>4556.958303030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4326.76">
                <text:p>4326.76</text:p>
              </table:table-cell>
              <table:table-cell office:value-type="float" office:value="4605.53106666667">
                <text:p>4605.5310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1.071cm" svg:y="7.405cm" style:legend-expansion="wide" chart:style-name="ch2"/>
        <chart:plot-area chart:style-name="ch3" table:cell-range-address="'electricity demand'.C2:'electricity demand'.C44 'electricity demand'.I1:'electricity demand'.I44 'from Energy Balance'.M30:'from Energy Balance'.BB30 'from Energy Balance'.M39:'from Energy Balance'.BB39 'energy consumption'.I1:'energy consumption'.J1 'energy consumption anti conversion'.I2:'energy consumption anti conversion'.I44 'nuclear electricity provided iaea'.B1:'nuclear electricity provided iaea'.B44 'energy consumption'.J2:'energy consumption'.J44" chart:data-source-has-labels="both" svg:x="0.32cm" svg:y="-0.199cm" svg:width="15.359cm" svg:height="7.856cm">
          <chart:coordinate-region svg:x="1.312cm" svg:y="0cm" svg:width="14.226cm" svg:height="6.603cm"/>
          <chart:axis chart:dimension="x" chart:name="primary-x" chart:style-name="ch4" chartooo:axis-type="auto">
            <chartooo:date-scale/>
            <chart:categories table:cell-range-address="'electricity demand'.C2:'electricity demand'.C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ectricity demand'.I2:'electricity demand'.I44" chart:label-cell-address="'electricity demand'.I1:'electricity demand'.I1" chart:class="chart:line">
            <chart:data-point chart:repeated="43"/>
          </chart:series>
          <chart:series chart:style-name="ch7" chart:values-cell-range-address="'from Energy Balance'.M30:'from Energy Balance'.BB30" loext:label-string="&quot;Supply Data from energy balances&quot;" chart:class="chart:line">
            <chart:data-point chart:repeated="42"/>
          </chart:series>
          <chart:series chart:style-name="ch8" chart:values-cell-range-address="'from Energy Balance'.M39:'from Energy Balance'.BB39" loext:label-string="&quot;Demand data from energy balances&quot;" chart:class="chart:line">
            <chart:data-point chart:repeated="42"/>
          </chart:series>
          <chart:series chart:style-name="ch9" chart:values-cell-range-address="'energy consumption anti conversion'.I2:'energy consumption anti conversion'.I44" chart:label-cell-address="'energy consumption'.I1:'energy consumption'.I1" chart:class="chart:line">
            <chart:data-point chart:repeated="43"/>
          </chart:series>
          <chart:series chart:style-name="ch10" chart:values-cell-range-address="'nuclear electricity provided iaea'.B2:'nuclear electricity provided iaea'.B44" chart:label-cell-address="'nuclear electricity provided iaea'.B1:'nuclear electricity provided iaea'.B1" chart:class="chart:line">
            <chart:data-point chart:repeated="43"/>
          </chart:series>
          <chart:series chart:style-name="ch11" chart:values-cell-range-address="'energy consumption'.J2:'energy consumption'.J44" chart:label-cell-address="'energy consumption'.J1:'energy consumption'.J1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ricity from nuclear (TWh)</text:p>
                <draw:g>
                  <svg:desc>'electricity demand'.I1:'electricity demand'.I1</svg:desc>
                </draw:g>
              </table:table-cell>
              <table:table-cell office:value-type="string">
                <text:p>Supply Data from energy balances</text:p>
              </table:table-cell>
              <table:table-cell office:value-type="string">
                <text:p>Demand data from energy balances</text:p>
              </table:table-cell>
              <table:table-cell office:value-type="string">
                <text:p>Nuclear Consumption anti conversion</text:p>
                <draw:g>
                  <svg:desc>'energy consumption'.I1:'energy consumption'.I1</svg:desc>
                </draw:g>
              </table:table-cell>
              <table:table-cell office:value-type="string">
                <text:p>iaea nuclear electricity provided (TWh)</text:p>
                <draw:g>
                  <svg:desc>'nuclear electricity provided iaea'.B1:'nuclear electricity provided iaea'.B1</svg:desc>
                </draw:g>
              </table:table-cell>
              <table:table-cell office:value-type="string">
                <text:p>Nuclear consumption - TWh</text:p>
                <draw:g>
                  <svg:desc>'energy consumption'.J1:'energy consumption'.J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lectricity demand'.C2:'electricity demand'.C44</svg:desc>
                </draw:g>
              </table:table-cell>
              <table:table-cell office:value-type="float" office:value="NaN">
                <text:p>NaN</text:p>
                <draw:g>
                  <svg:desc>'electricity demand'.I2:'electricity demand'.I44</svg:desc>
                </draw:g>
              </table:table-cell>
              <table:table-cell office:value-type="float" office:value="2155.04755388891">
                <text:p>2155.04755388891</text:p>
                <draw:g>
                  <svg:desc>'from Energy Balance'.M30:'from Energy Balance'.BB30</svg:desc>
                </draw:g>
              </table:table-cell>
              <table:table-cell office:value-type="float" office:value="0">
                <text:p>0</text:p>
                <draw:g>
                  <svg:desc>'from Energy Balance'.M39:'from Energy Balance'.BB39</svg:desc>
                </draw:g>
              </table:table-cell>
              <table:table-cell office:value-type="float" office:value="727.234416">
                <text:p>727.234416</text:p>
                <draw:g>
                  <svg:desc>'energy consumption anti conversion'.I2:'energy consumption anti conversion'.I44</svg:desc>
                </draw:g>
              </table:table-cell>
              <table:table-cell office:value-type="float" office:value="NaN">
                <text:p>NaN</text:p>
                <draw:g>
                  <svg:desc>'nuclear electricity provided iaea'.B2:'nuclear electricity provided iaea'.B44</svg:desc>
                </draw:g>
              </table:table-cell>
              <table:table-cell office:value-type="float" office:value="2020.0956">
                <text:p>2020.0956</text:p>
                <draw:g>
                  <svg:desc>'energy consumption'.J2:'energy consumption'.J44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2542.82605083335">
                <text:p>2542.82605083335</text:p>
              </table:table-cell>
              <table:table-cell office:value-type="float" office:value="0">
                <text:p>0</text:p>
              </table:table-cell>
              <table:table-cell office:value-type="float" office:value="858.831408">
                <text:p>858.831408</text:p>
              </table:table-cell>
              <table:table-cell office:value-type="float" office:value="NaN">
                <text:p>NaN</text:p>
              </table:table-cell>
              <table:table-cell office:value-type="float" office:value="2385.6428">
                <text:p>2385.642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2748.54336388891">
                <text:p>2748.54336388891</text:p>
              </table:table-cell>
              <table:table-cell office:value-type="float" office:value="0">
                <text:p>0</text:p>
              </table:table-cell>
              <table:table-cell office:value-type="float" office:value="931.794264">
                <text:p>931.794264</text:p>
              </table:table-cell>
              <table:table-cell office:value-type="float" office:value="NaN">
                <text:p>NaN</text:p>
              </table:table-cell>
              <table:table-cell office:value-type="float" office:value="2588.3174">
                <text:p>2588.317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3122.77525555558">
                <text:p>3122.77525555558</text:p>
              </table:table-cell>
              <table:table-cell office:value-type="float" office:value="0">
                <text:p>0</text:p>
              </table:table-cell>
              <table:table-cell office:value-type="float" office:value="1056.04524">
                <text:p>1056.04524</text:p>
              </table:table-cell>
              <table:table-cell office:value-type="float" office:value="NaN">
                <text:p>NaN</text:p>
              </table:table-cell>
              <table:table-cell office:value-type="float" office:value="2933.459">
                <text:p>2933.459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3789.33348611114">
                <text:p>3789.33348611114</text:p>
              </table:table-cell>
              <table:table-cell office:value-type="float" office:value="0">
                <text:p>0</text:p>
              </table:table-cell>
              <table:table-cell office:value-type="float" office:value="1281.548412">
                <text:p>1281.548412</text:p>
              </table:table-cell>
              <table:table-cell office:value-type="float" office:value="NaN">
                <text:p>NaN</text:p>
              </table:table-cell>
              <table:table-cell office:value-type="float" office:value="3559.8567">
                <text:p>3559.856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4502.59001388893">
                <text:p>4502.59001388893</text:p>
              </table:table-cell>
              <table:table-cell office:value-type="float" office:value="0">
                <text:p>0</text:p>
              </table:table-cell>
              <table:table-cell office:value-type="float" office:value="1520.941464">
                <text:p>1520.941464</text:p>
              </table:table-cell>
              <table:table-cell office:value-type="float" office:value="NaN">
                <text:p>NaN</text:p>
              </table:table-cell>
              <table:table-cell office:value-type="float" office:value="4224.8374">
                <text:p>4224.837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4837.09214444448">
                <text:p>4837.09214444448</text:p>
              </table:table-cell>
              <table:table-cell office:value-type="float" office:value="0">
                <text:p>0</text:p>
              </table:table-cell>
              <table:table-cell office:value-type="float" office:value="1629.031104">
                <text:p>1629.031104</text:p>
              </table:table-cell>
              <table:table-cell office:value-type="float" office:value="NaN">
                <text:p>NaN</text:p>
              </table:table-cell>
              <table:table-cell office:value-type="float" office:value="4525.0864">
                <text:p>4525.0864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5250.12051666671">
                <text:p>5250.12051666671</text:p>
              </table:table-cell>
              <table:table-cell office:value-type="float" office:value="0">
                <text:p>0</text:p>
              </table:table-cell>
              <table:table-cell office:value-type="float" office:value="1772.03916">
                <text:p>1772.03916</text:p>
              </table:table-cell>
              <table:table-cell office:value-type="float" office:value="NaN">
                <text:p>NaN</text:p>
              </table:table-cell>
              <table:table-cell office:value-type="float" office:value="4922.331">
                <text:p>4922.33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5703.7254305556">
                <text:p>5703.7254305556</text:p>
              </table:table-cell>
              <table:table-cell office:value-type="float" office:value="0">
                <text:p>0</text:p>
              </table:table-cell>
              <table:table-cell office:value-type="float" office:value="1931.92128">
                <text:p>1931.92128</text:p>
              </table:table-cell>
              <table:table-cell office:value-type="float" office:value="NaN">
                <text:p>NaN</text:p>
              </table:table-cell>
              <table:table-cell office:value-type="float" office:value="5366.448">
                <text:p>5366.44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5854.00831388894">
                <text:p>5854.00831388894</text:p>
              </table:table-cell>
              <table:table-cell office:value-type="float" office:value="0">
                <text:p>0</text:p>
              </table:table-cell>
              <table:table-cell office:value-type="float" office:value="1986.83856">
                <text:p>1986.83856</text:p>
              </table:table-cell>
              <table:table-cell office:value-type="float" office:value="NaN">
                <text:p>NaN</text:p>
              </table:table-cell>
              <table:table-cell office:value-type="float" office:value="5518.996">
                <text:p>5518.9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00.596">
                <text:p>2000.596</text:p>
              </table:table-cell>
              <table:table-cell office:value-type="float" office:value="6111.79796111116">
                <text:p>6111.79796111116</text:p>
              </table:table-cell>
              <table:table-cell office:value-type="float" office:value="0">
                <text:p>0</text:p>
              </table:table-cell>
              <table:table-cell office:value-type="float" office:value="2043.619452">
                <text:p>2043.619452</text:p>
              </table:table-cell>
              <table:table-cell office:value-type="float" office:value="NaN">
                <text:p>NaN</text:p>
              </table:table-cell>
              <table:table-cell office:value-type="float" office:value="5676.7207">
                <text:p>5676.720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096.3098">
                <text:p>2096.3098</text:p>
              </table:table-cell>
              <table:table-cell office:value-type="float" office:value="6392.97089166672">
                <text:p>6392.97089166672</text:p>
              </table:table-cell>
              <table:table-cell office:value-type="float" office:value="0">
                <text:p>0</text:p>
              </table:table-cell>
              <table:table-cell office:value-type="float" office:value="2141.39196">
                <text:p>2141.39196</text:p>
              </table:table-cell>
              <table:table-cell office:value-type="float" office:value="NaN">
                <text:p>NaN</text:p>
              </table:table-cell>
              <table:table-cell office:value-type="float" office:value="5948.311">
                <text:p>5948.31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112.223">
                <text:p>2112.223</text:p>
              </table:table-cell>
              <table:table-cell office:value-type="float" office:value="6444.62699722227">
                <text:p>6444.62699722227</text:p>
              </table:table-cell>
              <table:table-cell office:value-type="float" office:value="0">
                <text:p>0</text:p>
              </table:table-cell>
              <table:table-cell office:value-type="float" office:value="2157.646824">
                <text:p>2157.646824</text:p>
              </table:table-cell>
              <table:table-cell office:value-type="float" office:value="NaN">
                <text:p>NaN</text:p>
              </table:table-cell>
              <table:table-cell office:value-type="float" office:value="5993.4634">
                <text:p>5993.463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84.9646">
                <text:p>2184.9646</text:p>
              </table:table-cell>
              <table:table-cell office:value-type="float" office:value="6645.17000555561">
                <text:p>6645.17000555561</text:p>
              </table:table-cell>
              <table:table-cell office:value-type="float" office:value="0">
                <text:p>0</text:p>
              </table:table-cell>
              <table:table-cell office:value-type="float" office:value="2231.953056">
                <text:p>2231.953056</text:p>
              </table:table-cell>
              <table:table-cell office:value-type="float" office:value="NaN">
                <text:p>NaN</text:p>
              </table:table-cell>
              <table:table-cell office:value-type="float" office:value="6199.8696">
                <text:p>6199.869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225.9788">
                <text:p>2225.9788</text:p>
              </table:table-cell>
              <table:table-cell office:value-type="float" office:value="6801.42343888894">
                <text:p>6801.42343888894</text:p>
              </table:table-cell>
              <table:table-cell office:value-type="float" office:value="0">
                <text:p>0</text:p>
              </table:table-cell>
              <table:table-cell office:value-type="float" office:value="2273.84928">
                <text:p>2273.84928</text:p>
              </table:table-cell>
              <table:table-cell office:value-type="float" office:value="NaN">
                <text:p>NaN</text:p>
              </table:table-cell>
              <table:table-cell office:value-type="float" office:value="6316.248">
                <text:p>6316.24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22.5298">
                <text:p>2322.5298</text:p>
              </table:table-cell>
              <table:table-cell office:value-type="float" office:value="7072.18345555561">
                <text:p>7072.18345555561</text:p>
              </table:table-cell>
              <table:table-cell office:value-type="float" office:value="0">
                <text:p>0</text:p>
              </table:table-cell>
              <table:table-cell office:value-type="float" office:value="2372.47668">
                <text:p>2372.47668</text:p>
              </table:table-cell>
              <table:table-cell office:value-type="float" office:value="NaN">
                <text:p>NaN</text:p>
              </table:table-cell>
              <table:table-cell office:value-type="float" office:value="6590.213">
                <text:p>6590.21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406.615">
                <text:p>2406.615</text:p>
              </table:table-cell>
              <table:table-cell office:value-type="float" office:value="7331.16022222228">
                <text:p>7331.16022222228</text:p>
              </table:table-cell>
              <table:table-cell office:value-type="float" office:value="0">
                <text:p>0</text:p>
              </table:table-cell>
              <table:table-cell office:value-type="float" office:value="2458.370052">
                <text:p>2458.370052</text:p>
              </table:table-cell>
              <table:table-cell office:value-type="float" office:value="NaN">
                <text:p>NaN</text:p>
              </table:table-cell>
              <table:table-cell office:value-type="float" office:value="6828.8057">
                <text:p>6828.805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390.0642">
                <text:p>2390.0642</text:p>
              </table:table-cell>
              <table:table-cell office:value-type="float" office:value="7257.55527777784">
                <text:p>7257.55527777784</text:p>
              </table:table-cell>
              <table:table-cell office:value-type="float" office:value="0">
                <text:p>0</text:p>
              </table:table-cell>
              <table:table-cell office:value-type="float" office:value="2441.46348">
                <text:p>2441.46348</text:p>
              </table:table-cell>
              <table:table-cell office:value-type="float" office:value="NaN">
                <text:p>NaN</text:p>
              </table:table-cell>
              <table:table-cell office:value-type="float" office:value="6781.843">
                <text:p>6781.84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431.1948">
                <text:p>2431.1948</text:p>
              </table:table-cell>
              <table:table-cell office:value-type="float" office:value="7414.92835277784">
                <text:p>7414.92835277784</text:p>
              </table:table-cell>
              <table:table-cell office:value-type="float" office:value="0">
                <text:p>0</text:p>
              </table:table-cell>
              <table:table-cell office:value-type="float" office:value="2483.47872">
                <text:p>2483.47872</text:p>
              </table:table-cell>
              <table:table-cell office:value-type="float" office:value="NaN">
                <text:p>NaN</text:p>
              </table:table-cell>
              <table:table-cell office:value-type="float" office:value="6898.552">
                <text:p>6898.55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523.7056">
                <text:p>2523.7056</text:p>
              </table:table-cell>
              <table:table-cell office:value-type="float" office:value="7675.57762777784">
                <text:p>7675.57762777784</text:p>
              </table:table-cell>
              <table:table-cell office:value-type="float" office:value="0">
                <text:p>0</text:p>
              </table:table-cell>
              <table:table-cell office:value-type="float" office:value="2577.978792">
                <text:p>2577.978792</text:p>
              </table:table-cell>
              <table:table-cell office:value-type="float" office:value="NaN">
                <text:p>NaN</text:p>
              </table:table-cell>
              <table:table-cell office:value-type="float" office:value="7161.0522">
                <text:p>7161.05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07.43">
                <text:p>2507.43</text:p>
              </table:table-cell>
              <table:table-cell office:value-type="float" office:value="7855.6830833334">
                <text:p>7855.6830833334</text:p>
              </table:table-cell>
              <table:table-cell office:value-type="float" office:value="0">
                <text:p>0</text:p>
              </table:table-cell>
              <table:table-cell office:value-type="float" office:value="2636.165736">
                <text:p>2636.165736</text:p>
              </table:table-cell>
              <table:table-cell office:value-type="float" office:value="NaN">
                <text:p>NaN</text:p>
              </table:table-cell>
              <table:table-cell office:value-type="float" office:value="7322.6826">
                <text:p>7322.682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573.71">
                <text:p>2573.71</text:p>
              </table:table-cell>
              <table:table-cell office:value-type="float" office:value="7999.0901583334">
                <text:p>7999.0901583334</text:p>
              </table:table-cell>
              <table:table-cell office:value-type="float" office:value="0">
                <text:p>0</text:p>
              </table:table-cell>
              <table:table-cell office:value-type="float" office:value="2710.60183058824">
                <text:p>2710.60183058824</text:p>
              </table:table-cell>
              <table:table-cell office:value-type="float" office:value="NaN">
                <text:p>NaN</text:p>
              </table:table-cell>
              <table:table-cell office:value-type="float" office:value="7480.557">
                <text:p>7480.55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601.89">
                <text:p>2601.89</text:p>
              </table:table-cell>
              <table:table-cell office:value-type="float" office:value="8069.02996666673">
                <text:p>8069.02996666673</text:p>
              </table:table-cell>
              <table:table-cell office:value-type="float" office:value="0">
                <text:p>0</text:p>
              </table:table-cell>
              <table:table-cell office:value-type="float" office:value="2753.92209058824">
                <text:p>2753.92209058824</text:p>
              </table:table-cell>
              <table:table-cell office:value-type="float" office:value="NaN">
                <text:p>NaN</text:p>
              </table:table-cell>
              <table:table-cell office:value-type="float" office:value="7551.0767">
                <text:p>7551.076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577.71">
                <text:p>2577.71</text:p>
              </table:table-cell>
              <table:table-cell office:value-type="float" office:value="7992.04006111118">
                <text:p>7992.04006111118</text:p>
              </table:table-cell>
              <table:table-cell office:value-type="float" office:value="0">
                <text:p>0</text:p>
              </table:table-cell>
              <table:table-cell office:value-type="float" office:value="2698.12321694118">
                <text:p>2698.12321694118</text:p>
              </table:table-cell>
              <table:table-cell office:value-type="float" office:value="2504.78">
                <text:p>2504.78</text:p>
              </table:table-cell>
              <table:table-cell office:value-type="float" office:value="7350.6562">
                <text:p>7350.656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682.73">
                <text:p>2682.73</text:p>
              </table:table-cell>
              <table:table-cell office:value-type="float" office:value="8303.38345277785">
                <text:p>8303.38345277785</text:p>
              </table:table-cell>
              <table:table-cell office:value-type="float" office:value="0">
                <text:p>0</text:p>
              </table:table-cell>
              <table:table-cell office:value-type="float" office:value="2820.74308588235">
                <text:p>2820.74308588235</text:p>
              </table:table-cell>
              <table:table-cell office:value-type="float" office:value="2616.24">
                <text:p>2616.24</text:p>
              </table:table-cell>
              <table:table-cell office:value-type="float" office:value="7635.7695">
                <text:p>7635.769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686.95">
                <text:p>2686.95</text:p>
              </table:table-cell>
              <table:table-cell office:value-type="float" office:value="8393.43583611118">
                <text:p>8393.43583611118</text:p>
              </table:table-cell>
              <table:table-cell office:value-type="float" office:value="0">
                <text:p>0</text:p>
              </table:table-cell>
              <table:table-cell office:value-type="float" office:value="2828.14553647059">
                <text:p>2828.14553647059</text:p>
              </table:table-cell>
              <table:table-cell office:value-type="float" office:value="2626.34">
                <text:p>2626.34</text:p>
              </table:table-cell>
              <table:table-cell office:value-type="float" office:value="7607.3535">
                <text:p>7607.353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721.42">
                <text:p>2721.42</text:p>
              </table:table-cell>
              <table:table-cell office:value-type="float" office:value="8465.22559722229">
                <text:p>8465.22559722229</text:p>
              </table:table-cell>
              <table:table-cell office:value-type="float" office:value="0">
                <text:p>0</text:p>
              </table:table-cell>
              <table:table-cell office:value-type="float" office:value="2863.39235364706">
                <text:p>2863.39235364706</text:p>
              </table:table-cell>
              <table:table-cell office:value-type="float" office:value="2660.85">
                <text:p>2660.85</text:p>
              </table:table-cell>
              <table:table-cell office:value-type="float" office:value="7653.7217">
                <text:p>7653.721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666.92">
                <text:p>2666.92</text:p>
              </table:table-cell>
              <table:table-cell office:value-type="float" office:value="8248.12079166673">
                <text:p>8248.12079166673</text:p>
              </table:table-cell>
              <table:table-cell office:value-type="float" office:value="0">
                <text:p>0</text:p>
              </table:table-cell>
              <table:table-cell office:value-type="float" office:value="2805.02061176471">
                <text:p>2805.02061176471</text:p>
              </table:table-cell>
              <table:table-cell office:value-type="float" office:value="2608.18">
                <text:p>2608.18</text:p>
              </table:table-cell>
              <table:table-cell office:value-type="float" office:value="7450.836">
                <text:p>7450.8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656.04">
                <text:p>2656.04</text:p>
              </table:table-cell>
              <table:table-cell office:value-type="float" office:value="8289.77800000007">
                <text:p>8289.77800000007</text:p>
              </table:table-cell>
              <table:table-cell office:value-type="float" office:value="0">
                <text:p>0</text:p>
              </table:table-cell>
              <table:table-cell office:value-type="float" office:value="2796.32437082353">
                <text:p>2796.32437082353</text:p>
              </table:table-cell>
              <table:table-cell office:value-type="float" office:value="2597.81">
                <text:p>2597.81</text:p>
              </table:table-cell>
              <table:table-cell office:value-type="float" office:value="7381.6016">
                <text:p>7381.601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619">
                <text:p>2619</text:p>
              </table:table-cell>
              <table:table-cell office:value-type="float" office:value="8176.96085277784">
                <text:p>8176.96085277784</text:p>
              </table:table-cell>
              <table:table-cell office:value-type="float" office:value="0">
                <text:p>0</text:p>
              </table:table-cell>
              <table:table-cell office:value-type="float" office:value="2756.75590588235">
                <text:p>2756.75590588235</text:p>
              </table:table-cell>
              <table:table-cell office:value-type="float" office:value="2558.06">
                <text:p>2558.06</text:p>
              </table:table-cell>
              <table:table-cell office:value-type="float" office:value="7232.23">
                <text:p>7232.2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686.44">
                <text:p>2686.44</text:p>
              </table:table-cell>
              <table:table-cell office:value-type="float" office:value="8358.62823888896">
                <text:p>8358.62823888896</text:p>
              </table:table-cell>
              <table:table-cell office:value-type="float" office:value="0">
                <text:p>0</text:p>
              </table:table-cell>
              <table:table-cell office:value-type="float" office:value="2827.79725411765">
                <text:p>2827.79725411765</text:p>
              </table:table-cell>
              <table:table-cell office:value-type="float" office:value="2629.82">
                <text:p>2629.82</text:p>
              </table:table-cell>
              <table:table-cell office:value-type="float" office:value="7373.091">
                <text:p>7373.09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575.35">
                <text:p>2575.35</text:p>
              </table:table-cell>
              <table:table-cell office:value-type="float" office:value="7832.43212777784">
                <text:p>7832.43212777784</text:p>
              </table:table-cell>
              <table:table-cell office:value-type="float" office:value="0">
                <text:p>0</text:p>
              </table:table-cell>
              <table:table-cell office:value-type="float" office:value="2709.46765458824">
                <text:p>2709.46765458824</text:p>
              </table:table-cell>
              <table:table-cell office:value-type="float" office:value="2517.98">
                <text:p>2517.98</text:p>
              </table:table-cell>
              <table:table-cell office:value-type="float" office:value="7021.4863">
                <text:p>7021.486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403.21">
                <text:p>2403.21</text:p>
              </table:table-cell>
              <table:table-cell office:value-type="float" office:value="7462.01489722228">
                <text:p>7462.01489722228</text:p>
              </table:table-cell>
              <table:table-cell office:value-type="float" office:value="0">
                <text:p>0</text:p>
              </table:table-cell>
              <table:table-cell office:value-type="float" office:value="2523.67255411765">
                <text:p>2523.67255411765</text:p>
              </table:table-cell>
              <table:table-cell office:value-type="float" office:value="2346.19">
                <text:p>2346.19</text:p>
              </table:table-cell>
              <table:table-cell office:value-type="float" office:value="6500.3687">
                <text:p>6500.36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18.44">
                <text:p>2418.44</text:p>
              </table:table-cell>
              <table:table-cell office:value-type="float" office:value="7519.80596666673">
                <text:p>7519.80596666673</text:p>
              </table:table-cell>
              <table:table-cell office:value-type="float" office:value="0">
                <text:p>0</text:p>
              </table:table-cell>
              <table:table-cell office:value-type="float" office:value="2543.82563670588">
                <text:p>2543.82563670588</text:p>
              </table:table-cell>
              <table:table-cell office:value-type="float" office:value="2358.86">
                <text:p>2358.86</text:p>
              </table:table-cell>
              <table:table-cell office:value-type="float" office:value="6512.8066">
                <text:p>6512.80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472.7">
                <text:p>2472.7</text:p>
              </table:table-cell>
              <table:table-cell office:value-type="float" office:value="7690.7786833334">
                <text:p>7690.7786833334</text:p>
              </table:table-cell>
              <table:table-cell office:value-type="float" office:value="0">
                <text:p>0</text:p>
              </table:table-cell>
              <table:table-cell office:value-type="float" office:value="2595.77255529412">
                <text:p>2595.77255529412</text:p>
              </table:table-cell>
              <table:table-cell office:value-type="float" office:value="2410.37">
                <text:p>2410.37</text:p>
              </table:table-cell>
              <table:table-cell office:value-type="float" office:value="6606.008">
                <text:p>6606.0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02.45">
                <text:p>2502.45</text:p>
              </table:table-cell>
              <table:table-cell office:value-type="float" office:value="7795.35785000006">
                <text:p>7795.35785000006</text:p>
              </table:table-cell>
              <table:table-cell office:value-type="float" office:value="0">
                <text:p>0</text:p>
              </table:table-cell>
              <table:table-cell office:value-type="float" office:value="2630.72425411765">
                <text:p>2630.72425411765</text:p>
              </table:table-cell>
              <table:table-cell office:value-type="float" office:value="2441.34">
                <text:p>2441.34</text:p>
              </table:table-cell>
              <table:table-cell office:value-type="float" office:value="6655.106">
                <text:p>6655.10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40.48">
                <text:p>2540.48</text:p>
              </table:table-cell>
              <table:table-cell office:value-type="float" office:value="7911.54245277784">
                <text:p>7911.54245277784</text:p>
              </table:table-cell>
              <table:table-cell office:value-type="float" office:value="0">
                <text:p>0</text:p>
              </table:table-cell>
              <table:table-cell office:value-type="float" office:value="2669.86398823529">
                <text:p>2669.86398823529</text:p>
              </table:table-cell>
              <table:table-cell office:value-type="float" office:value="2477.3">
                <text:p>2477.3</text:p>
              </table:table-cell>
              <table:table-cell office:value-type="float" office:value="6714.155">
                <text:p>6714.15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66.22">
                <text:p>2566.22</text:p>
              </table:table-cell>
              <table:table-cell office:value-type="float" office:value="7995.41465000006">
                <text:p>7995.41465000006</text:p>
              </table:table-cell>
              <table:table-cell office:value-type="float" office:value="0">
                <text:p>0</text:p>
              </table:table-cell>
              <table:table-cell office:value-type="float" office:value="2693.7116">
                <text:p>2693.7116</text:p>
              </table:table-cell>
              <table:table-cell office:value-type="float" office:value="2502.82">
                <text:p>2502.82</text:p>
              </table:table-cell>
              <table:table-cell office:value-type="float" office:value="6734.279">
                <text:p>6734.27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619.57">
                <text:p>2619.57</text:p>
              </table:table-cell>
              <table:table-cell office:value-type="float" office:value="8216.9420083334">
                <text:p>8216.9420083334</text:p>
              </table:table-cell>
              <table:table-cell office:value-type="float" office:value="0">
                <text:p>0</text:p>
              </table:table-cell>
              <table:table-cell office:value-type="float" office:value="2752.55018181818">
                <text:p>2752.55018181818</text:p>
              </table:table-cell>
              <table:table-cell office:value-type="float" office:value="2562.76">
                <text:p>2562.76</text:p>
              </table:table-cell>
              <table:table-cell office:value-type="float" office:value="6855.408">
                <text:p>6855.40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724.08">
                <text:p>2724.08</text:p>
              </table:table-cell>
              <table:table-cell office:value-type="float" office:value="8460.0128583334">
                <text:p>8460.0128583334</text:p>
              </table:table-cell>
              <table:table-cell office:value-type="float" office:value="0">
                <text:p>0</text:p>
              </table:table-cell>
              <table:table-cell office:value-type="float" office:value="2850.14232151515">
                <text:p>2850.14232151515</text:p>
              </table:table-cell>
              <table:table-cell office:value-type="float" office:value="2657.16">
                <text:p>2657.16</text:p>
              </table:table-cell>
              <table:table-cell office:value-type="float" office:value="7071.7817">
                <text:p>7071.781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634.69">
                <text:p>2634.69</text:p>
              </table:table-cell>
              <table:table-cell office:value-type="float" office:value="8109.82530277784">
                <text:p>8109.82530277784</text:p>
              </table:table-cell>
              <table:table-cell office:value-type="float" office:value="0">
                <text:p>0</text:p>
              </table:table-cell>
              <table:table-cell office:value-type="float" office:value="2741.55033636364">
                <text:p>2741.55033636364</text:p>
              </table:table-cell>
              <table:table-cell office:value-type="float" office:value="2553.24">
                <text:p>2553.24</text:p>
              </table:table-cell>
              <table:table-cell office:value-type="float" office:value="6776.866">
                <text:p>6776.86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740.78">
                <text:p>274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7.4765030303">
                <text:p>2857.4765030303</text:p>
              </table:table-cell>
              <table:table-cell office:value-type="float" office:value="2653.34">
                <text:p>2653.34</text:p>
              </table:table-cell>
              <table:table-cell office:value-type="float" office:value="7037.069">
                <text:p>7037.06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610.04">
                <text:p>261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1.71105848485">
                <text:p>2731.71105848485</text:p>
              </table:table-cell>
              <table:table-cell office:value-type="float" office:value="2486.83">
                <text:p>2486.83</text:p>
              </table:table-cell>
              <table:table-cell office:value-type="float" office:value="6702.3394">
                <text:p>6702.33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445cm" svg:height="22.021cm" xlink:href=".." xlink:type="simple" chart:class="chart:line" chart:column-mapping="0 1 2 3 4 5 5 6 7 8 9 10 11" chart:style-name="ch1">
        <chart:legend chart:legend-position="bottom" svg:x="5.104cm" svg:y="19.43cm" style:legend-expansion="wide" chart:style-name="ch2"/>
        <chart:plot-area chart:style-name="ch3" table:cell-range-address="'energy consumption anti conversion'.C2:'energy consumption anti conversion'.O44 'energy consumption anti conversion'.D1:'energy consumption anti conversion'.O1" chart:data-source-has-labels="both" svg:x="0.628cm" svg:y="0.44cm" svg:width="30.189cm" svg:height="18.366cm">
          <chart:coordinate-region svg:x="1.805cm" svg:y="0.639cm" svg:width="28.871cm" svg:height="17.113cm"/>
          <chart:axis chart:dimension="x" chart:name="primary-x" chart:style-name="ch4" chartooo:axis-type="auto">
            <chartooo:date-scale/>
            <chart:categories table:cell-range-address="'energy consumption anti conversion'.C2:'energy consumption anti conversion'.C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consumption anti conversion'.D2:'energy consumption anti conversion'.D44" chart:label-cell-address="'energy consumption anti conversion'.D1:'energy consumption anti conversion'.D1" chart:class="chart:line">
            <chart:data-point chart:repeated="43"/>
          </chart:series>
          <chart:series chart:style-name="ch7" chart:values-cell-range-address="'energy consumption anti conversion'.E2:'energy consumption anti conversion'.E44" chart:label-cell-address="'energy consumption anti conversion'.E1:'energy consumption anti conversion'.E1" chart:class="chart:line">
            <chart:data-point chart:repeated="43"/>
          </chart:series>
          <chart:series chart:style-name="ch8" chart:values-cell-range-address="'energy consumption anti conversion'.F2:'energy consumption anti conversion'.F44" chart:label-cell-address="'energy consumption anti conversion'.F1:'energy consumption anti conversion'.F1" chart:class="chart:line">
            <chart:data-point chart:repeated="43"/>
          </chart:series>
          <chart:series chart:style-name="ch9" chart:values-cell-range-address="'energy consumption anti conversion'.G2:'energy consumption anti conversion'.G44" chart:label-cell-address="'energy consumption anti conversion'.G1:'energy consumption anti conversion'.G1" chart:class="chart:line">
            <chart:data-point chart:repeated="43"/>
          </chart:series>
          <chart:series chart:style-name="ch10" chart:values-cell-range-address="'energy consumption anti conversion'.H2:'energy consumption anti conversion'.H44" chart:label-cell-address="'energy consumption anti conversion'.H1:'energy consumption anti conversion'.H1" chart:class="chart:line">
            <chart:data-point chart:repeated="43"/>
          </chart:series>
          <chart:series chart:style-name="ch11" chart:values-cell-range-address="'energy consumption anti conversion'.I2:'energy consumption anti conversion'.I44" chart:label-cell-address="'energy consumption anti conversion'.I1:'energy consumption anti conversion'.I1" chart:class="chart:line">
            <chart:data-point chart:repeated="43"/>
          </chart:series>
          <chart:series chart:style-name="ch12" chart:values-cell-range-address="'energy consumption anti conversion'.I2:'energy consumption anti conversion'.I44" chart:label-cell-address="'energy consumption anti conversion'.I1:'energy consumption anti conversion'.I1" chart:class="chart:line">
            <chart:data-point chart:repeated="43"/>
          </chart:series>
          <chart:series chart:style-name="ch13" chart:values-cell-range-address="'energy consumption anti conversion'.J2:'energy consumption anti conversion'.J44" chart:label-cell-address="'energy consumption anti conversion'.J1:'energy consumption anti conversion'.J1" chart:class="chart:line">
            <chart:data-point chart:repeated="43"/>
          </chart:series>
          <chart:series chart:style-name="ch14" chart:values-cell-range-address="'energy consumption anti conversion'.K2:'energy consumption anti conversion'.K44" chart:label-cell-address="'energy consumption anti conversion'.K1:'energy consumption anti conversion'.K1" chart:class="chart:line">
            <chart:data-point chart:repeated="43"/>
          </chart:series>
          <chart:series chart:style-name="ch15" chart:values-cell-range-address="'energy consumption anti conversion'.L2:'energy consumption anti conversion'.L44" chart:label-cell-address="'energy consumption anti conversion'.L1:'energy consumption anti conversion'.L1" chart:class="chart:line">
            <chart:data-point chart:repeated="43"/>
          </chart:series>
          <chart:series chart:style-name="ch16" chart:values-cell-range-address="'energy consumption anti conversion'.M2:'energy consumption anti conversion'.M44" chart:label-cell-address="'energy consumption anti conversion'.M1:'energy consumption anti conversion'.M1" chart:class="chart:line">
            <chart:data-point chart:repeated="43"/>
          </chart:series>
          <chart:series chart:style-name="ch17" chart:values-cell-range-address="'energy consumption anti conversion'.N2:'energy consumption anti conversion'.N44" chart:label-cell-address="'energy consumption anti conversion'.N1:'energy consumption anti conversion'.N1" chart:class="chart:line">
            <chart:data-point chart:repeated="43"/>
          </chart:series>
          <chart:series chart:style-name="ch6" chart:values-cell-range-address="'energy consumption anti conversion'.O2:'energy consumption anti conversion'.O44" chart:label-cell-address="'energy consumption anti conversion'.O1:'energy consumption anti conversion'.O1" chart:class="chart:line">
            <chart:data-point chart:repeated="4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 renewables (including geothermal and biomass) - TWh</text:p>
                <draw:g>
                  <svg:desc>'energy consumption anti conversion'.D1:'energy consumption anti conversion'.D1</svg:desc>
                </draw:g>
              </table:table-cell>
              <table:table-cell office:value-type="string">
                <text:p>Biofuels consumption - TWh</text:p>
                <draw:g>
                  <svg:desc>'energy consumption anti conversion'.E1:'energy consumption anti conversion'.E1</svg:desc>
                </draw:g>
              </table:table-cell>
              <table:table-cell office:value-type="string">
                <text:p>Solar consumption - TWh</text:p>
                <draw:g>
                  <svg:desc>'energy consumption anti conversion'.F1:'energy consumption anti conversion'.F1</svg:desc>
                </draw:g>
              </table:table-cell>
              <table:table-cell office:value-type="string">
                <text:p>Wind consumption - TWh</text:p>
                <draw:g>
                  <svg:desc>'energy consumption anti conversion'.G1:'energy consumption anti conversion'.G1</svg:desc>
                </draw:g>
              </table:table-cell>
              <table:table-cell office:value-type="string">
                <text:p>Hydro consumption - TWh</text:p>
                <draw:g>
                  <svg:desc>'energy consumption anti conversion'.H1:'energy consumption anti conversion'.H1</svg:desc>
                </draw:g>
              </table:table-cell>
              <table:table-cell office:value-type="string">
                <text:p>Nuclear consumption - TWh</text:p>
                <draw:g>
                  <svg:desc>'energy consumption anti conversion'.I1:'energy consumption anti conversion'.I1</svg:desc>
                </draw:g>
              </table:table-cell>
              <table:table-cell office:value-type="string">
                <text:p>Nuclear consumption - TWh</text:p>
                <draw:g>
                  <svg:desc>'energy consumption anti conversion'.I1:'energy consumption anti conversion'.I1</svg:desc>
                </draw:g>
              </table:table-cell>
              <table:table-cell office:value-type="string">
                <text:p>Gas consumption - TWh</text:p>
                <draw:g>
                  <svg:desc>'energy consumption anti conversion'.J1:'energy consumption anti conversion'.J1</svg:desc>
                </draw:g>
              </table:table-cell>
              <table:table-cell office:value-type="string">
                <text:p>Coal consumption - TWh</text:p>
                <draw:g>
                  <svg:desc>'energy consumption anti conversion'.K1:'energy consumption anti conversion'.K1</svg:desc>
                </draw:g>
              </table:table-cell>
              <table:table-cell office:value-type="string">
                <text:p>Oil consumption - TWh</text:p>
                <draw:g>
                  <svg:desc>'energy consumption anti conversion'.L1:'energy consumption anti conversion'.L1</svg:desc>
                </draw:g>
              </table:table-cell>
              <table:table-cell office:value-type="string">
                <text:p>solar &amp; wind</text:p>
                <draw:g>
                  <svg:desc>'energy consumption anti conversion'.M1:'energy consumption anti conversion'.M1</svg:desc>
                </draw:g>
              </table:table-cell>
              <table:table-cell office:value-type="string">
                <text:p>fossil</text:p>
                <draw:g>
                  <svg:desc>'energy consumption anti conversion'.N1:'energy consumption anti conversion'.N1</svg:desc>
                </draw:g>
              </table:table-cell>
              <table:table-cell office:value-type="string">
                <text:p>renewables</text:p>
                <draw:g>
                  <svg:desc>'energy consumption anti conversion'.O1:'energy consumption anti conversion'.O1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'energy consumption anti conversion'.C2:'energy consumption anti conversion'.C44</svg:desc>
                </draw:g>
              </table:table-cell>
              <table:table-cell office:value-type="float" office:value="55.3638852">
                <text:p>55.3638852</text:p>
                <draw:g>
                  <svg:desc>'energy consumption anti conversion'.D2:'energy consumption anti conversion'.D44</svg:desc>
                </draw:g>
              </table:table-cell>
              <table:table-cell office:value-type="float" office:value="11.8030032">
                <text:p>11.8030032</text:p>
                <draw:g>
                  <svg:desc>'energy consumption anti conversion'.E2:'energy consumption anti conversion'.E44</svg:desc>
                </draw:g>
              </table:table-cell>
              <table:table-cell office:value-type="float" office:value="0">
                <text:p>0</text:p>
                <draw:g>
                  <svg:desc>'energy consumption anti conversion'.F2:'energy consumption anti conversion'.F44</svg:desc>
                </draw:g>
              </table:table-cell>
              <table:table-cell office:value-type="float" office:value="0.01117739988">
                <text:p>0.01117739988</text:p>
                <draw:g>
                  <svg:desc>'energy consumption anti conversion'.G2:'energy consumption anti conversion'.G44</svg:desc>
                </draw:g>
              </table:table-cell>
              <table:table-cell office:value-type="float" office:value="1843.368768">
                <text:p>1843.368768</text:p>
                <draw:g>
                  <svg:desc>'energy consumption anti conversion'.H2:'energy consumption anti conversion'.H44</svg:desc>
                </draw:g>
              </table:table-cell>
              <table:table-cell office:value-type="float" office:value="727.234416">
                <text:p>727.234416</text:p>
                <draw:g>
                  <svg:desc>'energy consumption anti conversion'.I2:'energy consumption anti conversion'.I44</svg:desc>
                </draw:g>
              </table:table-cell>
              <table:table-cell office:value-type="float" office:value="727.234416">
                <text:p>727.234416</text:p>
                <draw:g>
                  <svg:desc>'energy consumption anti conversion'.I2:'energy consumption anti conversion'.I44</svg:desc>
                </draw:g>
              </table:table-cell>
              <table:table-cell office:value-type="float" office:value="5125.30596">
                <text:p>5125.30596</text:p>
                <draw:g>
                  <svg:desc>'energy consumption anti conversion'.J2:'energy consumption anti conversion'.J44</svg:desc>
                </draw:g>
              </table:table-cell>
              <table:table-cell office:value-type="float" office:value="7508.7396">
                <text:p>7508.7396</text:p>
                <draw:g>
                  <svg:desc>'energy consumption anti conversion'.K2:'energy consumption anti conversion'.K44</svg:desc>
                </draw:g>
              </table:table-cell>
              <table:table-cell office:value-type="float" office:value="12789.04788">
                <text:p>12789.04788</text:p>
                <draw:g>
                  <svg:desc>'energy consumption anti conversion'.L2:'energy consumption anti conversion'.L44</svg:desc>
                </draw:g>
              </table:table-cell>
              <table:table-cell office:value-type="float" office:value="0.01117739988">
                <text:p>0.01117739988</text:p>
                <draw:g>
                  <svg:desc>'energy consumption anti conversion'.M2:'energy consumption anti conversion'.M44</svg:desc>
                </draw:g>
              </table:table-cell>
              <table:table-cell office:value-type="float" office:value="25423.09344">
                <text:p>25423.09344</text:p>
                <draw:g>
                  <svg:desc>'energy consumption anti conversion'.N2:'energy consumption anti conversion'.N44</svg:desc>
                </draw:g>
              </table:table-cell>
              <table:table-cell office:value-type="float" office:value="1898.74383059988">
                <text:p>1898.74383059988</text:p>
                <draw:g>
                  <svg:desc>'energy consumption anti conversion'.O2:'energy consumption anti conversion'.O44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59.366736">
                <text:p>59.366736</text:p>
              </table:table-cell>
              <table:table-cell office:value-type="float" office:value="10.70925228">
                <text:p>10.70925228</text:p>
              </table:table-cell>
              <table:table-cell office:value-type="float" office:value="0">
                <text:p>0</text:p>
              </table:table-cell>
              <table:table-cell office:value-type="float" office:value="0.01117739988">
                <text:p>0.01117739988</text:p>
              </table:table-cell>
              <table:table-cell office:value-type="float" office:value="1883.026224">
                <text:p>1883.026224</text:p>
              </table:table-cell>
              <table:table-cell office:value-type="float" office:value="858.831408">
                <text:p>858.831408</text:p>
              </table:table-cell>
              <table:table-cell office:value-type="float" office:value="858.831408">
                <text:p>858.831408</text:p>
              </table:table-cell>
              <table:table-cell office:value-type="float" office:value="5182.51428">
                <text:p>5182.51428</text:p>
              </table:table-cell>
              <table:table-cell office:value-type="float" office:value="7613.8848">
                <text:p>7613.8848</text:p>
              </table:table-cell>
              <table:table-cell office:value-type="float" office:value="12336.4944">
                <text:p>12336.4944</text:p>
              </table:table-cell>
              <table:table-cell office:value-type="float" office:value="0.01117739988">
                <text:p>0.01117739988</text:p>
              </table:table-cell>
              <table:table-cell office:value-type="float" office:value="25132.89348">
                <text:p>25132.89348</text:p>
              </table:table-cell>
              <table:table-cell office:value-type="float" office:value="1942.40413739988">
                <text:p>1942.40413739988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68.843844">
                <text:p>68.843844</text:p>
              </table:table-cell>
              <table:table-cell office:value-type="float" office:value="13.52024784">
                <text:p>13.52024784</text:p>
              </table:table-cell>
              <table:table-cell office:value-type="float" office:value="0">
                <text:p>0</text:p>
              </table:table-cell>
              <table:table-cell office:value-type="float" office:value="0.01969349868">
                <text:p>0.01969349868</text:p>
              </table:table-cell>
              <table:table-cell office:value-type="float" office:value="1917.095616">
                <text:p>1917.095616</text:p>
              </table:table-cell>
              <table:table-cell office:value-type="float" office:value="931.794264">
                <text:p>931.794264</text:p>
              </table:table-cell>
              <table:table-cell office:value-type="float" office:value="931.794264">
                <text:p>931.794264</text:p>
              </table:table-cell>
              <table:table-cell office:value-type="float" office:value="5209.10424">
                <text:p>5209.10424</text:p>
              </table:table-cell>
              <table:table-cell office:value-type="float" office:value="7698.76236">
                <text:p>7698.76236</text:p>
              </table:table-cell>
              <table:table-cell office:value-type="float" office:value="11954.9052">
                <text:p>11954.9052</text:p>
              </table:table-cell>
              <table:table-cell office:value-type="float" office:value="0.01969349868">
                <text:p>0.01969349868</text:p>
              </table:table-cell>
              <table:table-cell office:value-type="float" office:value="24862.7718">
                <text:p>24862.7718</text:p>
              </table:table-cell>
              <table:table-cell office:value-type="float" office:value="1985.95915349868">
                <text:p>1985.9591534986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76.2374088">
                <text:p>76.2374088</text:p>
              </table:table-cell>
              <table:table-cell office:value-type="float" office:value="17.6469264">
                <text:p>17.6469264</text:p>
              </table:table-cell>
              <table:table-cell office:value-type="float" office:value="0.00319354956">
                <text:p>0.00319354956</text:p>
              </table:table-cell>
              <table:table-cell office:value-type="float" office:value="0.034910802">
                <text:p>0.034910802</text:p>
              </table:table-cell>
              <table:table-cell office:value-type="float" office:value="1998.9153">
                <text:p>1998.9153</text:p>
              </table:table-cell>
              <table:table-cell office:value-type="float" office:value="1056.04524">
                <text:p>1056.04524</text:p>
              </table:table-cell>
              <table:table-cell office:value-type="float" office:value="1056.04524">
                <text:p>1056.04524</text:p>
              </table:table-cell>
              <table:table-cell office:value-type="float" office:value="5293.37988">
                <text:p>5293.37988</text:p>
              </table:table-cell>
              <table:table-cell office:value-type="float" office:value="7936.68456">
                <text:p>7936.68456</text:p>
              </table:table-cell>
              <table:table-cell office:value-type="float" office:value="11864.38068">
                <text:p>11864.38068</text:p>
              </table:table-cell>
              <table:table-cell office:value-type="float" office:value="0.03810435156">
                <text:p>0.03810435156</text:p>
              </table:table-cell>
              <table:table-cell office:value-type="float" office:value="25094.44512">
                <text:p>25094.44512</text:p>
              </table:table-cell>
              <table:table-cell office:value-type="float" office:value="2075.19081315156">
                <text:p>2075.1908131515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85.075434">
                <text:p>85.075434</text:p>
              </table:table-cell>
              <table:table-cell office:value-type="float" office:value="20.81031228">
                <text:p>20.81031228</text:p>
              </table:table-cell>
              <table:table-cell office:value-type="float" office:value="0.00671827968">
                <text:p>0.00671827968</text:p>
              </table:table-cell>
              <table:table-cell office:value-type="float" office:value="0.0476430012">
                <text:p>0.0476430012</text:p>
              </table:table-cell>
              <table:table-cell office:value-type="float" office:value="2066.6232">
                <text:p>2066.6232</text:p>
              </table:table-cell>
              <table:table-cell office:value-type="float" office:value="1281.548412">
                <text:p>1281.548412</text:p>
              </table:table-cell>
              <table:table-cell office:value-type="float" office:value="1281.548412">
                <text:p>1281.548412</text:p>
              </table:table-cell>
              <table:table-cell office:value-type="float" office:value="5724.9648">
                <text:p>5724.9648</text:p>
              </table:table-cell>
              <table:table-cell office:value-type="float" office:value="8280.38808">
                <text:p>8280.38808</text:p>
              </table:table-cell>
              <table:table-cell office:value-type="float" office:value="12124.8468">
                <text:p>12124.8468</text:p>
              </table:table-cell>
              <table:table-cell office:value-type="float" office:value="0.05436128088">
                <text:p>0.05436128088</text:p>
              </table:table-cell>
              <table:table-cell office:value-type="float" office:value="26130.19968">
                <text:p>26130.19968</text:p>
              </table:table-cell>
              <table:table-cell office:value-type="float" office:value="2151.75299528088">
                <text:p>2151.75299528088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87.535782">
                <text:p>87.535782</text:p>
              </table:table-cell>
              <table:table-cell office:value-type="float" office:value="24.6276324">
                <text:p>24.6276324</text:p>
              </table:table-cell>
              <table:table-cell office:value-type="float" office:value="0.0125053992">
                <text:p>0.0125053992</text:p>
              </table:table-cell>
              <table:table-cell office:value-type="float" office:value="0.0683633988">
                <text:p>0.0683633988</text:p>
              </table:table-cell>
              <table:table-cell office:value-type="float" office:value="2106.9378">
                <text:p>2106.9378</text:p>
              </table:table-cell>
              <table:table-cell office:value-type="float" office:value="1520.941464">
                <text:p>1520.941464</text:p>
              </table:table-cell>
              <table:table-cell office:value-type="float" office:value="1520.941464">
                <text:p>1520.941464</text:p>
              </table:table-cell>
              <table:table-cell office:value-type="float" office:value="5854.39992">
                <text:p>5854.39992</text:p>
              </table:table-cell>
              <table:table-cell office:value-type="float" office:value="8635.61736">
                <text:p>8635.61736</text:p>
              </table:table-cell>
              <table:table-cell office:value-type="float" office:value="12120.15528">
                <text:p>12120.15528</text:p>
              </table:table-cell>
              <table:table-cell office:value-type="float" office:value="0.080868798">
                <text:p>0.080868798</text:p>
              </table:table-cell>
              <table:table-cell office:value-type="float" office:value="26610.17256">
                <text:p>26610.17256</text:p>
              </table:table-cell>
              <table:table-cell office:value-type="float" office:value="2194.554450798">
                <text:p>2194.554450798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94.9267512">
                <text:p>94.9267512</text:p>
              </table:table-cell>
              <table:table-cell office:value-type="float" office:value="30.3130764">
                <text:p>30.3130764</text:p>
              </table:table-cell>
              <table:table-cell office:value-type="float" office:value="0.0161633988">
                <text:p>0.0161633988</text:p>
              </table:table-cell>
              <table:table-cell office:value-type="float" office:value="0.147788208">
                <text:p>0.147788208</text:p>
              </table:table-cell>
              <table:table-cell office:value-type="float" office:value="2135.488536">
                <text:p>2135.488536</text:p>
              </table:table-cell>
              <table:table-cell office:value-type="float" office:value="1629.031104">
                <text:p>1629.031104</text:p>
              </table:table-cell>
              <table:table-cell office:value-type="float" office:value="1629.031104">
                <text:p>1629.031104</text:p>
              </table:table-cell>
              <table:table-cell office:value-type="float" office:value="5911.5996">
                <text:p>5911.5996</text:p>
              </table:table-cell>
              <table:table-cell office:value-type="float" office:value="8732.8926">
                <text:p>8732.8926</text:p>
              </table:table-cell>
              <table:table-cell office:value-type="float" office:value="12496.64472">
                <text:p>12496.64472</text:p>
              </table:table-cell>
              <table:table-cell office:value-type="float" office:value="0.1639516068">
                <text:p>0.1639516068</text:p>
              </table:table-cell>
              <table:table-cell office:value-type="float" office:value="27141.13692">
                <text:p>27141.13692</text:p>
              </table:table-cell>
              <table:table-cell office:value-type="float" office:value="2230.5792388068">
                <text:p>2230.579238806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01.679588">
                <text:p>101.679588</text:p>
              </table:table-cell>
              <table:table-cell office:value-type="float" office:value="30.7188432">
                <text:p>30.7188432</text:p>
              </table:table-cell>
              <table:table-cell office:value-type="float" office:value="0.01128709908">
                <text:p>0.01128709908</text:p>
              </table:table-cell>
              <table:table-cell office:value-type="float" office:value="0.2079817056">
                <text:p>0.2079817056</text:p>
              </table:table-cell>
              <table:table-cell office:value-type="float" office:value="2164.361652">
                <text:p>2164.361652</text:p>
              </table:table-cell>
              <table:table-cell office:value-type="float" office:value="1772.03916">
                <text:p>1772.03916</text:p>
              </table:table-cell>
              <table:table-cell office:value-type="float" office:value="1772.03916">
                <text:p>1772.03916</text:p>
              </table:table-cell>
              <table:table-cell office:value-type="float" office:value="6221.4822">
                <text:p>6221.4822</text:p>
              </table:table-cell>
              <table:table-cell office:value-type="float" office:value="9076.47336">
                <text:p>9076.47336</text:p>
              </table:table-cell>
              <table:table-cell office:value-type="float" office:value="12745.5696">
                <text:p>12745.5696</text:p>
              </table:table-cell>
              <table:table-cell office:value-type="float" office:value="0.21926880468">
                <text:p>0.21926880468</text:p>
              </table:table-cell>
              <table:table-cell office:value-type="float" office:value="28043.52516">
                <text:p>28043.52516</text:p>
              </table:table-cell>
              <table:table-cell office:value-type="float" office:value="2266.26050880468">
                <text:p>2266.26050880468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04.7099348">
                <text:p>104.7099348</text:p>
              </table:table-cell>
              <table:table-cell office:value-type="float" office:value="32.24167056">
                <text:p>32.24167056</text:p>
              </table:table-cell>
              <table:table-cell office:value-type="float" office:value="0.01085379948">
                <text:p>0.01085379948</text:p>
              </table:table-cell>
              <table:table-cell office:value-type="float" office:value="0.35297208">
                <text:p>0.35297208</text:p>
              </table:table-cell>
              <table:table-cell office:value-type="float" office:value="2233.729332">
                <text:p>2233.729332</text:p>
              </table:table-cell>
              <table:table-cell office:value-type="float" office:value="1931.92128">
                <text:p>1931.92128</text:p>
              </table:table-cell>
              <table:table-cell office:value-type="float" office:value="1931.92128">
                <text:p>1931.92128</text:p>
              </table:table-cell>
              <table:table-cell office:value-type="float" office:value="6511.98528">
                <text:p>6511.98528</text:p>
              </table:table-cell>
              <table:table-cell office:value-type="float" office:value="9348.16644">
                <text:p>9348.16644</text:p>
              </table:table-cell>
              <table:table-cell office:value-type="float" office:value="13158.5256">
                <text:p>13158.5256</text:p>
              </table:table-cell>
              <table:table-cell office:value-type="float" office:value="0.36382587948">
                <text:p>0.36382587948</text:p>
              </table:table-cell>
              <table:table-cell office:value-type="float" office:value="29018.67732">
                <text:p>29018.67732</text:p>
              </table:table-cell>
              <table:table-cell office:value-type="float" office:value="2338.80309267948">
                <text:p>2338.8030926794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16.0461548">
                <text:p>116.0461548</text:p>
              </table:table-cell>
              <table:table-cell office:value-type="float" office:value="34.4481264">
                <text:p>34.4481264</text:p>
              </table:table-cell>
              <table:table-cell office:value-type="float" office:value="0.2791408824">
                <text:p>0.2791408824</text:p>
              </table:table-cell>
              <table:table-cell office:value-type="float" office:value="2.82072996">
                <text:p>2.82072996</text:p>
              </table:table-cell>
              <table:table-cell office:value-type="float" office:value="2222.271">
                <text:p>2222.271</text:p>
              </table:table-cell>
              <table:table-cell office:value-type="float" office:value="1986.83856">
                <text:p>1986.83856</text:p>
              </table:table-cell>
              <table:table-cell office:value-type="float" office:value="1986.83856">
                <text:p>1986.83856</text:p>
              </table:table-cell>
              <table:table-cell office:value-type="float" office:value="6799.92336">
                <text:p>6799.92336</text:p>
              </table:table-cell>
              <table:table-cell office:value-type="float" office:value="9437.64264">
                <text:p>9437.64264</text:p>
              </table:table-cell>
              <table:table-cell office:value-type="float" office:value="13379.05548">
                <text:p>13379.05548</text:p>
              </table:table-cell>
              <table:table-cell office:value-type="float" office:value="3.0998708424">
                <text:p>3.0998708424</text:p>
              </table:table-cell>
              <table:table-cell office:value-type="float" office:value="29616.62148">
                <text:p>29616.62148</text:p>
              </table:table-cell>
              <table:table-cell office:value-type="float" office:value="2341.4170256424">
                <text:p>2341.41702564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30.0288968">
                <text:p>130.0288968</text:p>
              </table:table-cell>
              <table:table-cell office:value-type="float" office:value="38.3914368">
                <text:p>38.3914368</text:p>
              </table:table-cell>
              <table:table-cell office:value-type="float" office:value="0.41340474">
                <text:p>0.41340474</text:p>
              </table:table-cell>
              <table:table-cell office:value-type="float" office:value="3.86682336">
                <text:p>3.86682336</text:p>
              </table:table-cell>
              <table:table-cell office:value-type="float" office:value="2298.13488">
                <text:p>2298.13488</text:p>
              </table:table-cell>
              <table:table-cell office:value-type="float" office:value="2043.619452">
                <text:p>2043.619452</text:p>
              </table:table-cell>
              <table:table-cell office:value-type="float" office:value="2043.619452">
                <text:p>2043.619452</text:p>
              </table:table-cell>
              <table:table-cell office:value-type="float" office:value="7013.205">
                <text:p>7013.205</text:p>
              </table:table-cell>
              <table:table-cell office:value-type="float" office:value="9326.385">
                <text:p>9326.385</text:p>
              </table:table-cell>
              <table:table-cell office:value-type="float" office:value="13563.5652">
                <text:p>13563.5652</text:p>
              </table:table-cell>
              <table:table-cell office:value-type="float" office:value="4.2802281">
                <text:p>4.2802281</text:p>
              </table:table-cell>
              <table:table-cell office:value-type="float" office:value="29903.1552">
                <text:p>29903.1552</text:p>
              </table:table-cell>
              <table:table-cell office:value-type="float" office:value="2432.4440049">
                <text:p>2432.444004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35.652554">
                <text:p>135.652554</text:p>
              </table:table-cell>
              <table:table-cell office:value-type="float" office:value="39.86233704">
                <text:p>39.86233704</text:p>
              </table:table-cell>
              <table:table-cell office:value-type="float" office:value="0.537924384">
                <text:p>0.537924384</text:p>
              </table:table-cell>
              <table:table-cell office:value-type="float" office:value="4.34972628">
                <text:p>4.34972628</text:p>
              </table:table-cell>
              <table:table-cell office:value-type="float" office:value="2351.19888">
                <text:p>2351.19888</text:p>
              </table:table-cell>
              <table:table-cell office:value-type="float" office:value="2141.39196">
                <text:p>2141.39196</text:p>
              </table:table-cell>
              <table:table-cell office:value-type="float" office:value="2141.39196">
                <text:p>2141.39196</text:p>
              </table:table-cell>
              <table:table-cell office:value-type="float" office:value="7190.2224">
                <text:p>7190.2224</text:p>
              </table:table-cell>
              <table:table-cell office:value-type="float" office:value="9236.94552">
                <text:p>9236.94552</text:p>
              </table:table-cell>
              <table:table-cell office:value-type="float" office:value="13558.69548">
                <text:p>13558.69548</text:p>
              </table:table-cell>
              <table:table-cell office:value-type="float" office:value="4.887650664">
                <text:p>4.887650664</text:p>
              </table:table-cell>
              <table:table-cell office:value-type="float" office:value="29985.8634">
                <text:p>29985.8634</text:p>
              </table:table-cell>
              <table:table-cell office:value-type="float" office:value="2491.739084664">
                <text:p>2491.73908466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45.7212176">
                <text:p>145.7212176</text:p>
              </table:table-cell>
              <table:table-cell office:value-type="float" office:value="39.1666788">
                <text:p>39.1666788</text:p>
              </table:table-cell>
              <table:table-cell office:value-type="float" office:value="0.4967874">
                <text:p>0.4967874</text:p>
              </table:table-cell>
              <table:table-cell office:value-type="float" office:value="5.03815464">
                <text:p>5.03815464</text:p>
              </table:table-cell>
              <table:table-cell office:value-type="float" office:value="2350.9404">
                <text:p>2350.9404</text:p>
              </table:table-cell>
              <table:table-cell office:value-type="float" office:value="2157.646824">
                <text:p>2157.646824</text:p>
              </table:table-cell>
              <table:table-cell office:value-type="float" office:value="2157.646824">
                <text:p>2157.646824</text:p>
              </table:table-cell>
              <table:table-cell office:value-type="float" office:value="7222.85424">
                <text:p>7222.85424</text:p>
              </table:table-cell>
              <table:table-cell office:value-type="float" office:value="9201.03192">
                <text:p>9201.03192</text:p>
              </table:table-cell>
              <table:table-cell office:value-type="float" office:value="13732.98048">
                <text:p>13732.98048</text:p>
              </table:table-cell>
              <table:table-cell office:value-type="float" office:value="5.53494204">
                <text:p>5.53494204</text:p>
              </table:table-cell>
              <table:table-cell office:value-type="float" office:value="30156.86664">
                <text:p>30156.86664</text:p>
              </table:table-cell>
              <table:table-cell office:value-type="float" office:value="2502.19655964">
                <text:p>2502.1965596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50.5658708">
                <text:p>150.5658708</text:p>
              </table:table-cell>
              <table:table-cell office:value-type="float" office:value="41.1999516">
                <text:p>41.1999516</text:p>
              </table:table-cell>
              <table:table-cell office:value-type="float" office:value="0.592592184">
                <text:p>0.592592184</text:p>
              </table:table-cell>
              <table:table-cell office:value-type="float" office:value="6.0721794">
                <text:p>6.0721794</text:p>
              </table:table-cell>
              <table:table-cell office:value-type="float" office:value="2492.52156">
                <text:p>2492.52156</text:p>
              </table:table-cell>
              <table:table-cell office:value-type="float" office:value="2231.953056">
                <text:p>2231.953056</text:p>
              </table:table-cell>
              <table:table-cell office:value-type="float" office:value="2231.953056">
                <text:p>2231.953056</text:p>
              </table:table-cell>
              <table:table-cell office:value-type="float" office:value="7295.57352">
                <text:p>7295.57352</text:p>
              </table:table-cell>
              <table:table-cell office:value-type="float" office:value="9248.01552">
                <text:p>9248.01552</text:p>
              </table:table-cell>
              <table:table-cell office:value-type="float" office:value="13666.08384">
                <text:p>13666.08384</text:p>
              </table:table-cell>
              <table:table-cell office:value-type="float" office:value="6.664771584">
                <text:p>6.664771584</text:p>
              </table:table-cell>
              <table:table-cell office:value-type="float" office:value="30209.67288">
                <text:p>30209.67288</text:p>
              </table:table-cell>
              <table:table-cell office:value-type="float" office:value="2649.752202384">
                <text:p>2649.75220238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56.474954">
                <text:p>156.474954</text:p>
              </table:table-cell>
              <table:table-cell office:value-type="float" office:value="44.7031026">
                <text:p>44.7031026</text:p>
              </table:table-cell>
              <table:table-cell office:value-type="float" office:value="0.635498028">
                <text:p>0.635498028</text:p>
              </table:table-cell>
              <table:table-cell office:value-type="float" office:value="7.59184128">
                <text:p>7.59184128</text:p>
              </table:table-cell>
              <table:table-cell office:value-type="float" office:value="2508.215976">
                <text:p>2508.215976</text:p>
              </table:table-cell>
              <table:table-cell office:value-type="float" office:value="2273.84928">
                <text:p>2273.84928</text:p>
              </table:table-cell>
              <table:table-cell office:value-type="float" office:value="2273.84928">
                <text:p>2273.84928</text:p>
              </table:table-cell>
              <table:table-cell office:value-type="float" office:value="7340.26068">
                <text:p>7340.26068</text:p>
              </table:table-cell>
              <table:table-cell office:value-type="float" office:value="9284.01408">
                <text:p>9284.01408</text:p>
              </table:table-cell>
              <table:table-cell office:value-type="float" office:value="13961.5398">
                <text:p>13961.5398</text:p>
              </table:table-cell>
              <table:table-cell office:value-type="float" office:value="8.227339308">
                <text:p>8.227339308</text:p>
              </table:table-cell>
              <table:table-cell office:value-type="float" office:value="30585.81456">
                <text:p>30585.81456</text:p>
              </table:table-cell>
              <table:table-cell office:value-type="float" office:value="2672.918269308">
                <text:p>2672.91826930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63.5317136">
                <text:p>163.5317136</text:p>
              </table:table-cell>
              <table:table-cell office:value-type="float" office:value="47.2325868">
                <text:p>47.2325868</text:p>
              </table:table-cell>
              <table:table-cell office:value-type="float" office:value="0.68010102">
                <text:p>0.68010102</text:p>
              </table:table-cell>
              <table:table-cell office:value-type="float" office:value="8.8058088">
                <text:p>8.8058088</text:p>
              </table:table-cell>
              <table:table-cell office:value-type="float" office:value="2643.924744">
                <text:p>2643.924744</text:p>
              </table:table-cell>
              <table:table-cell office:value-type="float" office:value="2372.47668">
                <text:p>2372.47668</text:p>
              </table:table-cell>
              <table:table-cell office:value-type="float" office:value="2372.47668">
                <text:p>2372.47668</text:p>
              </table:table-cell>
              <table:table-cell office:value-type="float" office:value="7597.61784">
                <text:p>7597.61784</text:p>
              </table:table-cell>
              <table:table-cell office:value-type="float" office:value="9347.88852">
                <text:p>9347.88852</text:p>
              </table:table-cell>
              <table:table-cell office:value-type="float" office:value="14205.8772">
                <text:p>14205.8772</text:p>
              </table:table-cell>
              <table:table-cell office:value-type="float" office:value="9.48590982">
                <text:p>9.48590982</text:p>
              </table:table-cell>
              <table:table-cell office:value-type="float" office:value="31151.38356">
                <text:p>31151.38356</text:p>
              </table:table-cell>
              <table:table-cell office:value-type="float" office:value="2816.94236742">
                <text:p>2816.94236742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7.878566">
                <text:p>167.878566</text:p>
              </table:table-cell>
              <table:table-cell office:value-type="float" office:value="45.3287592">
                <text:p>45.3287592</text:p>
              </table:table-cell>
              <table:table-cell office:value-type="float" office:value="0.74434158">
                <text:p>0.74434158</text:p>
              </table:table-cell>
              <table:table-cell office:value-type="float" office:value="9.81015516">
                <text:p>9.81015516</text:p>
              </table:table-cell>
              <table:table-cell office:value-type="float" office:value="2679.419016">
                <text:p>2679.419016</text:p>
              </table:table-cell>
              <table:table-cell office:value-type="float" office:value="2458.370052">
                <text:p>2458.370052</text:p>
              </table:table-cell>
              <table:table-cell office:value-type="float" office:value="2458.370052">
                <text:p>2458.370052</text:p>
              </table:table-cell>
              <table:table-cell office:value-type="float" office:value="7977.33216">
                <text:p>7977.33216</text:p>
              </table:table-cell>
              <table:table-cell office:value-type="float" office:value="9570.59568">
                <text:p>9570.59568</text:p>
              </table:table-cell>
              <table:table-cell office:value-type="float" office:value="14520.4704">
                <text:p>14520.4704</text:p>
              </table:table-cell>
              <table:table-cell office:value-type="float" office:value="10.55449674">
                <text:p>10.55449674</text:p>
              </table:table-cell>
              <table:table-cell office:value-type="float" office:value="32068.39824">
                <text:p>32068.39824</text:p>
              </table:table-cell>
              <table:table-cell office:value-type="float" office:value="2857.85207874">
                <text:p>2857.8520787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9.979048">
                <text:p>179.979048</text:p>
              </table:table-cell>
              <table:table-cell office:value-type="float" office:value="46.8659016">
                <text:p>46.8659016</text:p>
              </table:table-cell>
              <table:table-cell office:value-type="float" office:value="0.798020712">
                <text:p>0.798020712</text:p>
              </table:table-cell>
              <table:table-cell office:value-type="float" office:value="12.80423052">
                <text:p>12.80423052</text:p>
              </table:table-cell>
              <table:table-cell office:value-type="float" office:value="2726.607816">
                <text:p>2726.607816</text:p>
              </table:table-cell>
              <table:table-cell office:value-type="float" office:value="2441.46348">
                <text:p>2441.46348</text:p>
              </table:table-cell>
              <table:table-cell office:value-type="float" office:value="2441.46348">
                <text:p>2441.46348</text:p>
              </table:table-cell>
              <table:table-cell office:value-type="float" office:value="7930.94148">
                <text:p>7930.94148</text:p>
              </table:table-cell>
              <table:table-cell office:value-type="float" office:value="9554.45004">
                <text:p>9554.45004</text:p>
              </table:table-cell>
              <table:table-cell office:value-type="float" office:value="14923.2402">
                <text:p>14923.2402</text:p>
              </table:table-cell>
              <table:table-cell office:value-type="float" office:value="13.602251232">
                <text:p>13.602251232</text:p>
              </table:table-cell>
              <table:table-cell office:value-type="float" office:value="32408.63172">
                <text:p>32408.63172</text:p>
              </table:table-cell>
              <table:table-cell office:value-type="float" office:value="2920.189115232">
                <text:p>2920.18911523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87.398">
                <text:p>187.398</text:p>
              </table:table-cell>
              <table:table-cell office:value-type="float" office:value="48.0743604">
                <text:p>48.0743604</text:p>
              </table:table-cell>
              <table:table-cell office:value-type="float" office:value="0.864229536">
                <text:p>0.864229536</text:p>
              </table:table-cell>
              <table:table-cell office:value-type="float" office:value="16.956954">
                <text:p>16.956954</text:p>
              </table:table-cell>
              <table:table-cell office:value-type="float" office:value="2747.6442">
                <text:p>2747.6442</text:p>
              </table:table-cell>
              <table:table-cell office:value-type="float" office:value="2483.47872">
                <text:p>2483.47872</text:p>
              </table:table-cell>
              <table:table-cell office:value-type="float" office:value="2483.47872">
                <text:p>2483.47872</text:p>
              </table:table-cell>
              <table:table-cell office:value-type="float" office:value="8076.23928">
                <text:p>8076.23928</text:p>
              </table:table-cell>
              <table:table-cell office:value-type="float" office:value="9494.09244">
                <text:p>9494.09244</text:p>
              </table:table-cell>
              <table:table-cell office:value-type="float" office:value="15001.2648">
                <text:p>15001.2648</text:p>
              </table:table-cell>
              <table:table-cell office:value-type="float" office:value="17.821183536">
                <text:p>17.821183536</text:p>
              </table:table-cell>
              <table:table-cell office:value-type="float" office:value="32571.59652">
                <text:p>32571.59652</text:p>
              </table:table-cell>
              <table:table-cell office:value-type="float" office:value="2952.863383536">
                <text:p>2952.86338353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96.6126464">
                <text:p>196.6126464</text:p>
              </table:table-cell>
              <table:table-cell office:value-type="float" office:value="48.7551168">
                <text:p>48.7551168</text:p>
              </table:table-cell>
              <table:table-cell office:value-type="float" office:value="0.963693576">
                <text:p>0.963693576</text:p>
              </table:table-cell>
              <table:table-cell office:value-type="float" office:value="22.59637488">
                <text:p>22.59637488</text:p>
              </table:table-cell>
              <table:table-cell office:value-type="float" office:value="2768.43384">
                <text:p>2768.43384</text:p>
              </table:table-cell>
              <table:table-cell office:value-type="float" office:value="2577.978792">
                <text:p>2577.978792</text:p>
              </table:table-cell>
              <table:table-cell office:value-type="float" office:value="2577.978792">
                <text:p>2577.978792</text:p>
              </table:table-cell>
              <table:table-cell office:value-type="float" office:value="8305.88472">
                <text:p>8305.88472</text:p>
              </table:table-cell>
              <table:table-cell office:value-type="float" office:value="9534.73428">
                <text:p>9534.73428</text:p>
              </table:table-cell>
              <table:table-cell office:value-type="float" office:value="15257.9592">
                <text:p>15257.9592</text:p>
              </table:table-cell>
              <table:table-cell office:value-type="float" office:value="23.560068456">
                <text:p>23.560068456</text:p>
              </table:table-cell>
              <table:table-cell office:value-type="float" office:value="33098.5782">
                <text:p>33098.5782</text:p>
              </table:table-cell>
              <table:table-cell office:value-type="float" office:value="2988.606554856">
                <text:p>2988.6065548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.79436">
                <text:p>205.79436</text:p>
              </table:table-cell>
              <table:table-cell office:value-type="float" office:value="47.8504188">
                <text:p>47.8504188</text:p>
              </table:table-cell>
              <table:table-cell office:value-type="float" office:value="1.127781504">
                <text:p>1.127781504</text:p>
              </table:table-cell>
              <table:table-cell office:value-type="float" office:value="33.4360656">
                <text:p>33.4360656</text:p>
              </table:table-cell>
              <table:table-cell office:value-type="float" office:value="2817.48492">
                <text:p>2817.48492</text:p>
              </table:table-cell>
              <table:table-cell office:value-type="float" office:value="2636.165736">
                <text:p>2636.165736</text:p>
              </table:table-cell>
              <table:table-cell office:value-type="float" office:value="2636.165736">
                <text:p>2636.165736</text:p>
              </table:table-cell>
              <table:table-cell office:value-type="float" office:value="8637.93288">
                <text:p>8637.93288</text:p>
              </table:table-cell>
              <table:table-cell office:value-type="float" office:value="9876.46572">
                <text:p>9876.46572</text:p>
              </table:table-cell>
              <table:table-cell office:value-type="float" office:value="15472.0944">
                <text:p>15472.0944</text:p>
              </table:table-cell>
              <table:table-cell office:value-type="float" office:value="34.563847104">
                <text:p>34.563847104</text:p>
              </table:table-cell>
              <table:table-cell office:value-type="float" office:value="33986.493">
                <text:p>33986.493</text:p>
              </table:table-cell>
              <table:table-cell office:value-type="float" office:value="3057.843127104">
                <text:p>3057.84312710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15.1286368">
                <text:p>215.1286368</text:p>
              </table:table-cell>
              <table:table-cell office:value-type="float" office:value="47.5965988235294">
                <text:p>47.5965988235294</text:p>
              </table:table-cell>
              <table:table-cell office:value-type="float" office:value="1.51564567905882">
                <text:p>1.51564567905882</text:p>
              </table:table-cell>
              <table:table-cell office:value-type="float" office:value="40.8562289882353">
                <text:p>40.8562289882353</text:p>
              </table:table-cell>
              <table:table-cell office:value-type="float" office:value="2745.10714305882">
                <text:p>2745.10714305882</text:p>
              </table:table-cell>
              <table:table-cell office:value-type="float" office:value="2710.60183058824">
                <text:p>2710.60183058824</text:p>
              </table:table-cell>
              <table:table-cell office:value-type="float" office:value="2710.60183058824">
                <text:p>2710.60183058824</text:p>
              </table:table-cell>
              <table:table-cell office:value-type="float" office:value="8811.27559529412">
                <text:p>8811.27559529412</text:p>
              </table:table-cell>
              <table:table-cell office:value-type="float" office:value="10096.9447764706">
                <text:p>10096.9447764706</text:p>
              </table:table-cell>
              <table:table-cell office:value-type="float" office:value="15717.8632470588">
                <text:p>15717.8632470588</text:p>
              </table:table-cell>
              <table:table-cell office:value-type="float" office:value="42.3718746672941">
                <text:p>42.3718746672941</text:p>
              </table:table-cell>
              <table:table-cell office:value-type="float" office:value="34626.0836188235">
                <text:p>34626.0836188235</text:p>
              </table:table-cell>
              <table:table-cell office:value-type="float" office:value="3002.60765452612">
                <text:p>3002.6076545261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33.117979529412">
                <text:p>233.117979529412</text:p>
              </table:table-cell>
              <table:table-cell office:value-type="float" office:value="57.9889428235294">
                <text:p>57.9889428235294</text:p>
              </table:table-cell>
              <table:table-cell office:value-type="float" office:value="1.91557169411765">
                <text:p>1.91557169411765</text:p>
              </table:table-cell>
              <table:table-cell office:value-type="float" office:value="55.7613557647059">
                <text:p>55.7613557647059</text:p>
              </table:table-cell>
              <table:table-cell office:value-type="float" office:value="2795.74484705882">
                <text:p>2795.74484705882</text:p>
              </table:table-cell>
              <table:table-cell office:value-type="float" office:value="2753.92209058824">
                <text:p>2753.92209058824</text:p>
              </table:table-cell>
              <table:table-cell office:value-type="float" office:value="2753.92209058824">
                <text:p>2753.92209058824</text:p>
              </table:table-cell>
              <table:table-cell office:value-type="float" office:value="9128.65096470588">
                <text:p>9128.65096470588</text:p>
              </table:table-cell>
              <table:table-cell office:value-type="float" office:value="10562.9586">
                <text:p>10562.9586</text:p>
              </table:table-cell>
              <table:table-cell office:value-type="float" office:value="15928.9098">
                <text:p>15928.9098</text:p>
              </table:table-cell>
              <table:table-cell office:value-type="float" office:value="57.6769274588235">
                <text:p>57.6769274588235</text:p>
              </table:table-cell>
              <table:table-cell office:value-type="float" office:value="35620.5193647059">
                <text:p>35620.5193647059</text:p>
              </table:table-cell>
              <table:table-cell office:value-type="float" office:value="3086.53975404706">
                <text:p>3086.5397540470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47.683328941176">
                <text:p>247.683328941176</text:p>
              </table:table-cell>
              <table:table-cell office:value-type="float" office:value="65.4564584470588">
                <text:p>65.4564584470588</text:p>
              </table:table-cell>
              <table:table-cell office:value-type="float" office:value="2.40116594823529">
                <text:p>2.40116594823529</text:p>
              </table:table-cell>
              <table:table-cell office:value-type="float" office:value="67.3675832470588">
                <text:p>67.3675832470588</text:p>
              </table:table-cell>
              <table:table-cell office:value-type="float" office:value="2792.28254117647">
                <text:p>2792.28254117647</text:p>
              </table:table-cell>
              <table:table-cell office:value-type="float" office:value="2698.12321694118">
                <text:p>2698.12321694118</text:p>
              </table:table-cell>
              <table:table-cell office:value-type="float" office:value="2698.12321694118">
                <text:p>2698.12321694118</text:p>
              </table:table-cell>
              <table:table-cell office:value-type="float" office:value="9444.28294588235">
                <text:p>9444.28294588235</text:p>
              </table:table-cell>
              <table:table-cell office:value-type="float" office:value="11564.6140235294">
                <text:p>11564.6140235294</text:p>
              </table:table-cell>
              <table:table-cell office:value-type="float" office:value="16389.9913411765">
                <text:p>16389.9913411765</text:p>
              </table:table-cell>
              <table:table-cell office:value-type="float" office:value="69.7687491952941">
                <text:p>69.7687491952941</text:p>
              </table:table-cell>
              <table:table-cell office:value-type="float" office:value="37398.8883105882">
                <text:p>37398.8883105882</text:p>
              </table:table-cell>
              <table:table-cell office:value-type="float" office:value="3109.73461931294">
                <text:p>3109.7346193129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69.441057929412">
                <text:p>269.441057929412</text:p>
              </table:table-cell>
              <table:table-cell office:value-type="float" office:value="77.6566883529412">
                <text:p>77.6566883529412</text:p>
              </table:table-cell>
              <table:table-cell office:value-type="float" office:value="3.16356588470588">
                <text:p>3.16356588470588</text:p>
              </table:table-cell>
              <table:table-cell office:value-type="float" office:value="91.1422532235294">
                <text:p>91.1422532235294</text:p>
              </table:table-cell>
              <table:table-cell office:value-type="float" office:value="2998.33184423529">
                <text:p>2998.33184423529</text:p>
              </table:table-cell>
              <table:table-cell office:value-type="float" office:value="2820.74308588235">
                <text:p>2820.74308588235</text:p>
              </table:table-cell>
              <table:table-cell office:value-type="float" office:value="2820.74308588235">
                <text:p>2820.74308588235</text:p>
              </table:table-cell>
              <table:table-cell office:value-type="float" office:value="9871.10311294118">
                <text:p>9871.10311294118</text:p>
              </table:table-cell>
              <table:table-cell office:value-type="float" office:value="12443.8273882353">
                <text:p>12443.8273882353</text:p>
              </table:table-cell>
              <table:table-cell office:value-type="float" office:value="17136.2034917647">
                <text:p>17136.2034917647</text:p>
              </table:table-cell>
              <table:table-cell office:value-type="float" office:value="94.3058191082353">
                <text:p>94.3058191082353</text:p>
              </table:table-cell>
              <table:table-cell office:value-type="float" office:value="39451.1339929412">
                <text:p>39451.1339929412</text:p>
              </table:table-cell>
              <table:table-cell office:value-type="float" office:value="3362.07872127294">
                <text:p>3362.0787212729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93.693574870588">
                <text:p>293.693574870588</text:p>
              </table:table-cell>
              <table:table-cell office:value-type="float" office:value="91.6495060235294">
                <text:p>91.6495060235294</text:p>
              </table:table-cell>
              <table:table-cell office:value-type="float" office:value="4.45786032941177">
                <text:p>4.45786032941177</text:p>
              </table:table-cell>
              <table:table-cell office:value-type="float" office:value="111.377906494118">
                <text:p>111.377906494118</text:p>
              </table:table-cell>
              <table:table-cell office:value-type="float" office:value="3099.15847529412">
                <text:p>3099.15847529412</text:p>
              </table:table-cell>
              <table:table-cell office:value-type="float" office:value="2828.14553647059">
                <text:p>2828.14553647059</text:p>
              </table:table-cell>
              <table:table-cell office:value-type="float" office:value="2828.14553647059">
                <text:p>2828.14553647059</text:p>
              </table:table-cell>
              <table:table-cell office:value-type="float" office:value="10200.5844658824">
                <text:p>10200.5844658824</text:p>
              </table:table-cell>
              <table:table-cell office:value-type="float" office:value="13451.6917270588">
                <text:p>13451.6917270588</text:p>
              </table:table-cell>
              <table:table-cell office:value-type="float" office:value="17431.2120752941">
                <text:p>17431.2120752941</text:p>
              </table:table-cell>
              <table:table-cell office:value-type="float" office:value="115.835766823529">
                <text:p>115.835766823529</text:p>
              </table:table-cell>
              <table:table-cell office:value-type="float" office:value="41083.4882682353">
                <text:p>41083.4882682353</text:p>
              </table:table-cell>
              <table:table-cell office:value-type="float" office:value="3508.68781698823">
                <text:p>3508.6878169882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14.741038729412">
                <text:p>314.741038729412</text:p>
              </table:table-cell>
              <table:table-cell office:value-type="float" office:value="114.674286776471">
                <text:p>114.674286776471</text:p>
              </table:table-cell>
              <table:table-cell office:value-type="float" office:value="6.13462030588235">
                <text:p>6.13462030588235</text:p>
              </table:table-cell>
              <table:table-cell office:value-type="float" office:value="142.115898494118">
                <text:p>142.115898494118</text:p>
              </table:table-cell>
              <table:table-cell office:value-type="float" office:value="3217.23144">
                <text:p>3217.23144</text:p>
              </table:table-cell>
              <table:table-cell office:value-type="float" office:value="2863.39235364706">
                <text:p>2863.39235364706</text:p>
              </table:table-cell>
              <table:table-cell office:value-type="float" office:value="2863.39235364706">
                <text:p>2863.39235364706</text:p>
              </table:table-cell>
              <table:table-cell office:value-type="float" office:value="10535.6804470588">
                <text:p>10535.6804470588</text:p>
              </table:table-cell>
              <table:table-cell office:value-type="float" office:value="14242.2349482353">
                <text:p>14242.2349482353</text:p>
              </table:table-cell>
              <table:table-cell office:value-type="float" office:value="17728.6885552941">
                <text:p>17728.6885552941</text:p>
              </table:table-cell>
              <table:table-cell office:value-type="float" office:value="148.2505188">
                <text:p>148.2505188</text:p>
              </table:table-cell>
              <table:table-cell office:value-type="float" office:value="42506.6039505882">
                <text:p>42506.6039505882</text:p>
              </table:table-cell>
              <table:table-cell office:value-type="float" office:value="3680.22299752941">
                <text:p>3680.2229975294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43.783755294118">
                <text:p>343.783755294118</text:p>
              </table:table-cell>
              <table:table-cell office:value-type="float" office:value="149.585242352941">
                <text:p>149.585242352941</text:p>
              </table:table-cell>
              <table:table-cell office:value-type="float" office:value="8.32319849411765">
                <text:p>8.32319849411765</text:p>
              </table:table-cell>
              <table:table-cell office:value-type="float" office:value="182.573357176471">
                <text:p>182.573357176471</text:p>
              </table:table-cell>
              <table:table-cell office:value-type="float" office:value="3270.73731764706">
                <text:p>3270.73731764706</text:p>
              </table:table-cell>
              <table:table-cell office:value-type="float" office:value="2805.02061176471">
                <text:p>2805.02061176471</text:p>
              </table:table-cell>
              <table:table-cell office:value-type="float" office:value="2805.02061176471">
                <text:p>2805.02061176471</text:p>
              </table:table-cell>
              <table:table-cell office:value-type="float" office:value="11036.5123764706">
                <text:p>11036.5123764706</text:p>
              </table:table-cell>
              <table:table-cell office:value-type="float" office:value="15145.8793411765">
                <text:p>15145.8793411765</text:p>
              </table:table-cell>
              <table:table-cell office:value-type="float" office:value="18049.1181176471">
                <text:p>18049.1181176471</text:p>
              </table:table-cell>
              <table:table-cell office:value-type="float" office:value="190.896555670588">
                <text:p>190.896555670588</text:p>
              </table:table-cell>
              <table:table-cell office:value-type="float" office:value="44231.5098352941">
                <text:p>44231.5098352941</text:p>
              </table:table-cell>
              <table:table-cell office:value-type="float" office:value="3805.41762861177">
                <text:p>3805.4176286117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69.983227764706">
                <text:p>369.983227764706</text:p>
              </table:table-cell>
              <table:table-cell office:value-type="float" office:value="203.983984564706">
                <text:p>203.983984564706</text:p>
              </table:table-cell>
              <table:table-cell office:value-type="float" office:value="13.5174323364706">
                <text:p>13.5174323364706</text:p>
              </table:table-cell>
              <table:table-cell office:value-type="float" office:value="235.700401176471">
                <text:p>235.700401176471</text:p>
              </table:table-cell>
              <table:table-cell office:value-type="float" office:value="3461.48939294118">
                <text:p>3461.48939294118</text:p>
              </table:table-cell>
              <table:table-cell office:value-type="float" office:value="2796.32437082353">
                <text:p>2796.32437082353</text:p>
              </table:table-cell>
              <table:table-cell office:value-type="float" office:value="2796.32437082353">
                <text:p>2796.32437082353</text:p>
              </table:table-cell>
              <table:table-cell office:value-type="float" office:value="11374.6159058824">
                <text:p>11374.6159058824</text:p>
              </table:table-cell>
              <table:table-cell office:value-type="float" office:value="15448.4538352941">
                <text:p>15448.4538352941</text:p>
              </table:table-cell>
              <table:table-cell office:value-type="float" office:value="18008.43604">
                <text:p>18008.43604</text:p>
              </table:table-cell>
              <table:table-cell office:value-type="float" office:value="249.217833512941">
                <text:p>249.217833512941</text:p>
              </table:table-cell>
              <table:table-cell office:value-type="float" office:value="44831.5057811765">
                <text:p>44831.5057811765</text:p>
              </table:table-cell>
              <table:table-cell office:value-type="float" office:value="4080.69045421882">
                <text:p>4080.6904542188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99.916325647059">
                <text:p>399.916325647059</text:p>
              </table:table-cell>
              <table:table-cell office:value-type="float" office:value="232.766745882353">
                <text:p>232.766745882353</text:p>
              </table:table-cell>
              <table:table-cell office:value-type="float" office:value="22.4330837929412">
                <text:p>22.4330837929412</text:p>
              </table:table-cell>
              <table:table-cell office:value-type="float" office:value="294.656082352941">
                <text:p>294.656082352941</text:p>
              </table:table-cell>
              <table:table-cell office:value-type="float" office:value="3455.89339764706">
                <text:p>3455.89339764706</text:p>
              </table:table-cell>
              <table:table-cell office:value-type="float" office:value="2756.75590588235">
                <text:p>2756.75590588235</text:p>
              </table:table-cell>
              <table:table-cell office:value-type="float" office:value="2756.75590588235">
                <text:p>2756.75590588235</text:p>
              </table:table-cell>
              <table:table-cell office:value-type="float" office:value="11208.6275294118">
                <text:p>11208.6275294118</text:p>
              </table:table-cell>
              <table:table-cell office:value-type="float" office:value="15302.0244705882">
                <text:p>15302.0244705882</text:p>
              </table:table-cell>
              <table:table-cell office:value-type="float" office:value="17720.5777411765">
                <text:p>17720.5777411765</text:p>
              </table:table-cell>
              <table:table-cell office:value-type="float" office:value="317.089166145882">
                <text:p>317.089166145882</text:p>
              </table:table-cell>
              <table:table-cell office:value-type="float" office:value="44231.2297411765">
                <text:p>44231.2297411765</text:p>
              </table:table-cell>
              <table:table-cell office:value-type="float" office:value="4172.89888944">
                <text:p>4172.8988894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50.226672235294">
                <text:p>450.226672235294</text:p>
              </table:table-cell>
              <table:table-cell office:value-type="float" office:value="268.379730117647">
                <text:p>268.379730117647</text:p>
              </table:table-cell>
              <table:table-cell office:value-type="float" office:value="36.1001507764706">
                <text:p>36.1001507764706</text:p>
              </table:table-cell>
              <table:table-cell office:value-type="float" office:value="368.75816">
                <text:p>368.75816</text:p>
              </table:table-cell>
              <table:table-cell office:value-type="float" office:value="3651.43088470588">
                <text:p>3651.43088470588</text:p>
              </table:table-cell>
              <table:table-cell office:value-type="float" office:value="2827.79725411765">
                <text:p>2827.79725411765</text:p>
              </table:table-cell>
              <table:table-cell office:value-type="float" office:value="2827.79725411765">
                <text:p>2827.79725411765</text:p>
              </table:table-cell>
              <table:table-cell office:value-type="float" office:value="12117.1112588235">
                <text:p>12117.1112588235</text:p>
              </table:table-cell>
              <table:table-cell office:value-type="float" office:value="16084.2570352941">
                <text:p>16084.2570352941</text:p>
              </table:table-cell>
              <table:table-cell office:value-type="float" office:value="18398.4466588235">
                <text:p>18398.4466588235</text:p>
              </table:table-cell>
              <table:table-cell office:value-type="float" office:value="404.858310776471">
                <text:p>404.858310776471</text:p>
              </table:table-cell>
              <table:table-cell office:value-type="float" office:value="46599.8149529412">
                <text:p>46599.8149529412</text:p>
              </table:table-cell>
              <table:table-cell office:value-type="float" office:value="4506.51586771765">
                <text:p>4506.5158677176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75.556202352941">
                <text:p>475.556202352941</text:p>
              </table:table-cell>
              <table:table-cell office:value-type="float" office:value="283.770755105882">
                <text:p>283.770755105882</text:p>
              </table:table-cell>
              <table:table-cell office:value-type="float" office:value="69.8840041411765">
                <text:p>69.8840041411765</text:p>
              </table:table-cell>
              <table:table-cell office:value-type="float" office:value="469.108802823529">
                <text:p>469.108802823529</text:p>
              </table:table-cell>
              <table:table-cell office:value-type="float" office:value="3718.00811294118">
                <text:p>3718.00811294118</text:p>
              </table:table-cell>
              <table:table-cell office:value-type="float" office:value="2709.46765458824">
                <text:p>2709.46765458824</text:p>
              </table:table-cell>
              <table:table-cell office:value-type="float" office:value="2709.46765458824">
                <text:p>2709.46765458824</text:p>
              </table:table-cell>
              <table:table-cell office:value-type="float" office:value="12483.0000752941">
                <text:p>12483.0000752941</text:p>
              </table:table-cell>
              <table:table-cell office:value-type="float" office:value="16938.66784">
                <text:p>16938.66784</text:p>
              </table:table-cell>
              <table:table-cell office:value-type="float" office:value="18642.9874823529">
                <text:p>18642.9874823529</text:p>
              </table:table-cell>
              <table:table-cell office:value-type="float" office:value="538.992806964706">
                <text:p>538.992806964706</text:p>
              </table:table-cell>
              <table:table-cell office:value-type="float" office:value="48064.6553976471">
                <text:p>48064.6553976471</text:p>
              </table:table-cell>
              <table:table-cell office:value-type="float" office:value="4732.55712225882">
                <text:p>4732.557122258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18.284411764706">
                <text:p>518.284411764706</text:p>
              </table:table-cell>
              <table:table-cell office:value-type="float" office:value="296.018440235294">
                <text:p>296.018440235294</text:p>
              </table:table-cell>
              <table:table-cell office:value-type="float" office:value="108.071292352941">
                <text:p>108.071292352941</text:p>
              </table:table-cell>
              <table:table-cell office:value-type="float" office:value="564.729465882353">
                <text:p>564.729465882353</text:p>
              </table:table-cell>
              <table:table-cell office:value-type="float" office:value="3876.807">
                <text:p>3876.807</text:p>
              </table:table-cell>
              <table:table-cell office:value-type="float" office:value="2523.67255411765">
                <text:p>2523.67255411765</text:p>
              </table:table-cell>
              <table:table-cell office:value-type="float" office:value="2523.67255411765">
                <text:p>2523.67255411765</text:p>
              </table:table-cell>
              <table:table-cell office:value-type="float" office:value="12890.5780235294">
                <text:p>12890.5780235294</text:p>
              </table:table-cell>
              <table:table-cell office:value-type="float" office:value="17091.0971647059">
                <text:p>17091.0971647059</text:p>
              </table:table-cell>
              <table:table-cell office:value-type="float" office:value="19067.6671058824">
                <text:p>19067.6671058824</text:p>
              </table:table-cell>
              <table:table-cell office:value-type="float" office:value="672.800758235294">
                <text:p>672.800758235294</text:p>
              </table:table-cell>
              <table:table-cell office:value-type="float" office:value="49049.3422941177">
                <text:p>49049.3422941177</text:p>
              </table:table-cell>
              <table:table-cell office:value-type="float" office:value="5067.89217">
                <text:p>5067.8921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63.25128">
                <text:p>563.25128</text:p>
              </table:table-cell>
              <table:table-cell office:value-type="float" office:value="323.661187247059">
                <text:p>323.661187247059</text:p>
              </table:table-cell>
              <table:table-cell office:value-type="float" office:value="147.534406070588">
                <text:p>147.534406070588</text:p>
              </table:table-cell>
              <table:table-cell office:value-type="float" office:value="676.508119529412">
                <text:p>676.508119529412</text:p>
              </table:table-cell>
              <table:table-cell office:value-type="float" office:value="4032.51184">
                <text:p>4032.51184</text:p>
              </table:table-cell>
              <table:table-cell office:value-type="float" office:value="2543.82563670588">
                <text:p>2543.82563670588</text:p>
              </table:table-cell>
              <table:table-cell office:value-type="float" office:value="2543.82563670588">
                <text:p>2543.82563670588</text:p>
              </table:table-cell>
              <table:table-cell office:value-type="float" office:value="13179.1930823529">
                <text:p>13179.1930823529</text:p>
              </table:table-cell>
              <table:table-cell office:value-type="float" office:value="17447.8205882353">
                <text:p>17447.8205882353</text:p>
              </table:table-cell>
              <table:table-cell office:value-type="float" office:value="19369.3916705882">
                <text:p>19369.3916705882</text:p>
              </table:table-cell>
              <table:table-cell office:value-type="float" office:value="824.0425256">
                <text:p>824.0425256</text:p>
              </table:table-cell>
              <table:table-cell office:value-type="float" office:value="49996.4053411765">
                <text:p>49996.4053411765</text:p>
              </table:table-cell>
              <table:table-cell office:value-type="float" office:value="5419.8056456">
                <text:p>5419.80564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13.344908">
                <text:p>613.344908</text:p>
              </table:table-cell>
              <table:table-cell office:value-type="float" office:value="345.343976">
                <text:p>345.343976</text:p>
              </table:table-cell>
              <table:table-cell office:value-type="float" office:value="209.988063341176">
                <text:p>209.988063341176</text:p>
              </table:table-cell>
              <table:table-cell office:value-type="float" office:value="751.429663529412">
                <text:p>751.429663529412</text:p>
              </table:table-cell>
              <table:table-cell office:value-type="float" office:value="4139.92607058824">
                <text:p>4139.92607058824</text:p>
              </table:table-cell>
              <table:table-cell office:value-type="float" office:value="2595.77255529412">
                <text:p>2595.77255529412</text:p>
              </table:table-cell>
              <table:table-cell office:value-type="float" office:value="2595.77255529412">
                <text:p>2595.77255529412</text:p>
              </table:table-cell>
              <table:table-cell office:value-type="float" office:value="13351.1038117647">
                <text:p>13351.1038117647</text:p>
              </table:table-cell>
              <table:table-cell office:value-type="float" office:value="17626.6024470588">
                <text:p>17626.6024470588</text:p>
              </table:table-cell>
              <table:table-cell office:value-type="float" office:value="19621.3934776471">
                <text:p>19621.3934776471</text:p>
              </table:table-cell>
              <table:table-cell office:value-type="float" office:value="961.417726870588">
                <text:p>961.417726870588</text:p>
              </table:table-cell>
              <table:table-cell office:value-type="float" office:value="50599.0997364706">
                <text:p>50599.0997364706</text:p>
              </table:table-cell>
              <table:table-cell office:value-type="float" office:value="5714.68870545882">
                <text:p>5714.688705458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67.511791058824">
                <text:p>667.511791058824</text:p>
              </table:table-cell>
              <table:table-cell office:value-type="float" office:value="360.894769694118">
                <text:p>360.894769694118</text:p>
              </table:table-cell>
              <table:table-cell office:value-type="float" office:value="272.494276517647">
                <text:p>272.494276517647</text:p>
              </table:table-cell>
              <table:table-cell office:value-type="float" office:value="885.013168941176">
                <text:p>885.013168941176</text:p>
              </table:table-cell>
              <table:table-cell office:value-type="float" office:value="4129.74081882353">
                <text:p>4129.74081882353</text:p>
              </table:table-cell>
              <table:table-cell office:value-type="float" office:value="2630.72425411765">
                <text:p>2630.72425411765</text:p>
              </table:table-cell>
              <table:table-cell office:value-type="float" office:value="2630.72425411765">
                <text:p>2630.72425411765</text:p>
              </table:table-cell>
              <table:table-cell office:value-type="float" office:value="13751.5008564706">
                <text:p>13751.5008564706</text:p>
              </table:table-cell>
              <table:table-cell office:value-type="float" office:value="17262.4269176471">
                <text:p>17262.4269176471</text:p>
              </table:table-cell>
              <table:table-cell office:value-type="float" office:value="20145.7773176471">
                <text:p>20145.7773176471</text:p>
              </table:table-cell>
              <table:table-cell office:value-type="float" office:value="1157.50744545882">
                <text:p>1157.50744545882</text:p>
              </table:table-cell>
              <table:table-cell office:value-type="float" office:value="51159.7050917647">
                <text:p>51159.7050917647</text:p>
              </table:table-cell>
              <table:table-cell office:value-type="float" office:value="5954.76005534118">
                <text:p>5954.7600553411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81.901161882353">
                <text:p>681.901161882353</text:p>
              </table:table-cell>
              <table:table-cell office:value-type="float" office:value="379.247571529412">
                <text:p>379.247571529412</text:p>
              </table:table-cell>
              <table:table-cell office:value-type="float" office:value="349.6029992">
                <text:p>349.6029992</text:p>
              </table:table-cell>
              <table:table-cell office:value-type="float" office:value="1024.20736141176">
                <text:p>1024.20736141176</text:p>
              </table:table-cell>
              <table:table-cell office:value-type="float" office:value="4273.40597411765">
                <text:p>4273.40597411765</text:p>
              </table:table-cell>
              <table:table-cell office:value-type="float" office:value="2669.86398823529">
                <text:p>2669.86398823529</text:p>
              </table:table-cell>
              <table:table-cell office:value-type="float" office:value="2669.86398823529">
                <text:p>2669.86398823529</text:p>
              </table:table-cell>
              <table:table-cell office:value-type="float" office:value="14153.2807764706">
                <text:p>14153.2807764706</text:p>
              </table:table-cell>
              <table:table-cell office:value-type="float" office:value="16985.5497882353">
                <text:p>16985.5497882353</text:p>
              </table:table-cell>
              <table:table-cell office:value-type="float" office:value="20674.6885647059">
                <text:p>20674.6885647059</text:p>
              </table:table-cell>
              <table:table-cell office:value-type="float" office:value="1373.81036061176">
                <text:p>1373.81036061176</text:p>
              </table:table-cell>
              <table:table-cell office:value-type="float" office:value="51813.5191294118">
                <text:p>51813.5191294118</text:p>
              </table:table-cell>
              <table:table-cell office:value-type="float" office:value="6329.11749661177">
                <text:p>6329.11749661177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30.47524">
                <text:p>730.47524</text:p>
              </table:table-cell>
              <table:table-cell office:value-type="float" office:value="389.62776">
                <text:p>389.62776</text:p>
              </table:table-cell>
              <table:table-cell office:value-type="float" office:value="474.2206">
                <text:p>474.2206</text:p>
              </table:table-cell>
              <table:table-cell office:value-type="float" office:value="1215.1708">
                <text:p>1215.1708</text:p>
              </table:table-cell>
              <table:table-cell office:value-type="float" office:value="4333.8824">
                <text:p>4333.8824</text:p>
              </table:table-cell>
              <table:table-cell office:value-type="float" office:value="2693.7116">
                <text:p>2693.7116</text:p>
              </table:table-cell>
              <table:table-cell office:value-type="float" office:value="2693.7116">
                <text:p>2693.7116</text:p>
              </table:table-cell>
              <table:table-cell office:value-type="float" office:value="14608.444">
                <text:p>14608.444</text:p>
              </table:table-cell>
              <table:table-cell office:value-type="float" office:value="17251.9468">
                <text:p>17251.9468</text:p>
              </table:table-cell>
              <table:table-cell office:value-type="float" office:value="21146.584">
                <text:p>21146.584</text:p>
              </table:table-cell>
              <table:table-cell office:value-type="float" office:value="1689.3914">
                <text:p>1689.3914</text:p>
              </table:table-cell>
              <table:table-cell office:value-type="float" office:value="53006.9748">
                <text:p>53006.9748</text:p>
              </table:table-cell>
              <table:table-cell office:value-type="float" office:value="6753.74904">
                <text:p>6753.7490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92.589303030303">
                <text:p>792.589303030303</text:p>
              </table:table-cell>
              <table:table-cell office:value-type="float" office:value="421.548187878788">
                <text:p>421.548187878788</text:p>
              </table:table-cell>
              <table:table-cell office:value-type="float" office:value="611.629796969697">
                <text:p>611.629796969697</text:p>
              </table:table-cell>
              <table:table-cell office:value-type="float" office:value="1348.61981136364">
                <text:p>1348.61981136364</text:p>
              </table:table-cell>
              <table:table-cell office:value-type="float" office:value="4450.77698484849">
                <text:p>4450.77698484849</text:p>
              </table:table-cell>
              <table:table-cell office:value-type="float" office:value="2752.55018181818">
                <text:p>2752.55018181818</text:p>
              </table:table-cell>
              <table:table-cell office:value-type="float" office:value="2752.55018181818">
                <text:p>2752.55018181818</text:p>
              </table:table-cell>
              <table:table-cell office:value-type="float" office:value="15400.4468939394">
                <text:p>15400.4468939394</text:p>
              </table:table-cell>
              <table:table-cell office:value-type="float" office:value="17584.5166666667">
                <text:p>17584.5166666667</text:p>
              </table:table-cell>
              <table:table-cell office:value-type="float" office:value="21442.9716742424">
                <text:p>21442.9716742424</text:p>
              </table:table-cell>
              <table:table-cell office:value-type="float" office:value="1960.24960833333">
                <text:p>1960.24960833333</text:p>
              </table:table-cell>
              <table:table-cell office:value-type="float" office:value="54427.9352348485">
                <text:p>54427.9352348485</text:p>
              </table:table-cell>
              <table:table-cell office:value-type="float" office:value="7203.61589621212">
                <text:p>7203.6158962121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5.227546363636">
                <text:p>835.227546363636</text:p>
              </table:table-cell>
              <table:table-cell office:value-type="float" office:value="453.248523636364">
                <text:p>453.248523636364</text:p>
              </table:table-cell>
              <table:table-cell office:value-type="float" office:value="749.214793939394">
                <text:p>749.214793939394</text:p>
              </table:table-cell>
              <table:table-cell office:value-type="float" office:value="1509.23789333333">
                <text:p>1509.23789333333</text:p>
              </table:table-cell>
              <table:table-cell office:value-type="float" office:value="4507.97011212121">
                <text:p>4507.97011212121</text:p>
              </table:table-cell>
              <table:table-cell office:value-type="float" office:value="2850.14232151515">
                <text:p>2850.14232151515</text:p>
              </table:table-cell>
              <table:table-cell office:value-type="float" office:value="2850.14232151515">
                <text:p>2850.14232151515</text:p>
              </table:table-cell>
              <table:table-cell office:value-type="float" office:value="15741.6647818182">
                <text:p>15741.6647818182</text:p>
              </table:table-cell>
              <table:table-cell office:value-type="float" office:value="17545.768269697">
                <text:p>17545.768269697</text:p>
              </table:table-cell>
              <table:table-cell office:value-type="float" office:value="21567.2977333333">
                <text:p>21567.2977333333</text:p>
              </table:table-cell>
              <table:table-cell office:value-type="float" office:value="2258.45268727273">
                <text:p>2258.45268727273</text:p>
              </table:table-cell>
              <table:table-cell office:value-type="float" office:value="54854.7307848485">
                <text:p>54854.7307848485</text:p>
              </table:table-cell>
              <table:table-cell office:value-type="float" office:value="7601.65034575758">
                <text:p>7601.650345757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883.000271363636">
                <text:p>883.000271363636</text:p>
              </table:table-cell>
              <table:table-cell office:value-type="float" office:value="434.384039545455">
                <text:p>434.384039545455</text:p>
              </table:table-cell>
              <table:table-cell office:value-type="float" office:value="907.73325">
                <text:p>907.73325</text:p>
              </table:table-cell>
              <table:table-cell office:value-type="float" office:value="1693.50049545455">
                <text:p>1693.50049545455</text:p>
              </table:table-cell>
              <table:table-cell office:value-type="float" office:value="4631.24728636364">
                <text:p>4631.24728636364</text:p>
              </table:table-cell>
              <table:table-cell office:value-type="float" office:value="2741.55033636364">
                <text:p>2741.55033636364</text:p>
              </table:table-cell>
              <table:table-cell office:value-type="float" office:value="2741.55033636364">
                <text:p>2741.55033636364</text:p>
              </table:table-cell>
              <table:table-cell office:value-type="float" office:value="15616.8324272727">
                <text:p>15616.8324272727</text:p>
              </table:table-cell>
              <table:table-cell office:value-type="float" office:value="17085.3259545455">
                <text:p>17085.3259545455</text:p>
              </table:table-cell>
              <table:table-cell office:value-type="float" office:value="19664.8109318182">
                <text:p>19664.8109318182</text:p>
              </table:table-cell>
              <table:table-cell office:value-type="float" office:value="2601.23374545455">
                <text:p>2601.23374545455</text:p>
              </table:table-cell>
              <table:table-cell office:value-type="float" office:value="52366.9693136364">
                <text:p>52366.9693136364</text:p>
              </table:table-cell>
              <table:table-cell office:value-type="float" office:value="8115.48130318182">
                <text:p>8115.4813031818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948.278003030303">
                <text:p>948.278003030303</text:p>
              </table:table-cell>
              <table:table-cell office:value-type="float" office:value="464.075175151515">
                <text:p>464.075175151515</text:p>
              </table:table-cell>
              <table:table-cell office:value-type="float" office:value="1125.53056363636">
                <text:p>1125.53056363636</text:p>
              </table:table-cell>
              <table:table-cell office:value-type="float" office:value="1970.0412">
                <text:p>1970.0412</text:p>
              </table:table-cell>
              <table:table-cell office:value-type="float" office:value="4556.9583030303">
                <text:p>4556.9583030303</text:p>
              </table:table-cell>
              <table:table-cell office:value-type="float" office:value="2857.4765030303">
                <text:p>2857.4765030303</text:p>
              </table:table-cell>
              <table:table-cell office:value-type="float" office:value="2857.4765030303">
                <text:p>2857.4765030303</text:p>
              </table:table-cell>
              <table:table-cell office:value-type="float" office:value="16514.7528484849">
                <text:p>16514.7528484849</text:p>
              </table:table-cell>
              <table:table-cell office:value-type="float" office:value="18096.014569697">
                <text:p>18096.014569697</text:p>
              </table:table-cell>
              <table:table-cell office:value-type="float" office:value="20851.0724363636">
                <text:p>20851.0724363636</text:p>
              </table:table-cell>
              <table:table-cell office:value-type="float" office:value="3095.57176363636">
                <text:p>3095.57176363636</text:p>
              </table:table-cell>
              <table:table-cell office:value-type="float" office:value="55461.8398545455">
                <text:p>55461.8398545455</text:p>
              </table:table-cell>
              <table:table-cell office:value-type="float" office:value="8600.80806969697">
                <text:p>8600.8080696969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983.809461212121">
                <text:p>983.809461212121</text:p>
              </table:table-cell>
              <table:table-cell office:value-type="float" office:value="488.767579242424">
                <text:p>488.767579242424</text:p>
              </table:table-cell>
              <table:table-cell office:value-type="float" office:value="1405.41792984848">
                <text:p>1405.41792984848</text:p>
              </table:table-cell>
              <table:table-cell office:value-type="float" office:value="2236.61272727273">
                <text:p>2236.61272727273</text:p>
              </table:table-cell>
              <table:table-cell office:value-type="float" office:value="4605.53106666667">
                <text:p>4605.53106666667</text:p>
              </table:table-cell>
              <table:table-cell office:value-type="float" office:value="2731.71105848485">
                <text:p>2731.71105848485</text:p>
              </table:table-cell>
              <table:table-cell office:value-type="float" office:value="2731.71105848485">
                <text:p>2731.71105848485</text:p>
              </table:table-cell>
              <table:table-cell office:value-type="float" office:value="16063.8008590909">
                <text:p>16063.8008590909</text:p>
              </table:table-cell>
              <table:table-cell office:value-type="float" office:value="18281.4172954545">
                <text:p>18281.4172954545</text:p>
              </table:table-cell>
              <table:table-cell office:value-type="float" office:value="21589.1207727273">
                <text:p>21589.1207727273</text:p>
              </table:table-cell>
              <table:table-cell office:value-type="float" office:value="3642.03065712121">
                <text:p>3642.03065712121</text:p>
              </table:table-cell>
              <table:table-cell office:value-type="float" office:value="55934.3389272727">
                <text:p>55934.3389272727</text:p>
              </table:table-cell>
              <table:table-cell office:value-type="float" office:value="9231.371185">
                <text:p>9231.3711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